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7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2.921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3.004cm"/>
    </style:style>
    <style:style style:name="co10" style:family="table-column">
      <style:table-column-properties fo:break-before="auto" style:column-width="2.949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isultat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0" table:default-cell-style-name="Default"/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BandwidthRefb</text:p>
          </table:table-cell>
          <table:table-cell office:value-type="string" calcext:value-type="string">
            <text:p><text:s/>BandwidthTestb</text:p>
          </table:table-cell>
          <table:table-cell office:value-type="string" calcext:value-type="string">
            <text:p><text:s/>TotalNMRb</text:p>
          </table:table-cell>
          <table:table-cell office:value-type="string" calcext:value-type="string">
            <text:p><text:s/>WinModDiff1b</text:p>
          </table:table-cell>
          <table:table-cell office:value-type="string" calcext:value-type="string">
            <text:p><text:s/>ADBb</text:p>
          </table:table-cell>
          <table:table-cell office:value-type="string" calcext:value-type="string">
            <text:p><text:s/>EHSb</text:p>
          </table:table-cell>
          <table:table-cell office:value-type="string" calcext:value-type="string">
            <text:p><text:s/>AvgModDiff1b</text:p>
          </table:table-cell>
          <table:table-cell office:value-type="string" calcext:value-type="string">
            <text:p><text:s/>AvgModDiff2b</text:p>
          </table:table-cell>
          <table:table-cell office:value-type="string" calcext:value-type="string">
            <text:p><text:s/>RmsNoiseLoudb</text:p>
          </table:table-cell>
          <table:table-cell office:value-type="string" calcext:value-type="string">
            <text:p><text:s/>MFPDb</text:p>
          </table:table-cell>
          <table:table-cell office:value-type="string" calcext:value-type="string">
            <text:p><text:s/>RelDistFramesb</text:p>
          </table:table-cell>
          <table:table-cell office:value-type="string" calcext:value-type="string">
            <text:p><text:s/>DI</text:p>
          </table:table-cell>
          <table:table-cell office:value-type="string" calcext:value-type="string">
            <text:p><text:s/>ODG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1" calcext:value-type="float">
            <text:p>921</text:p>
          </table:table-cell>
          <table:table-cell office:value-type="float" office:value="680" calcext:value-type="float">
            <text:p>680</text:p>
          </table:table-cell>
          <table:table-cell office:value-type="float" office:value="-6.34217" calcext:value-type="float">
            <text:p>-6,34217</text:p>
          </table:table-cell>
          <table:table-cell office:value-type="float" office:value="0" calcext:value-type="float">
            <text:p>0</text:p>
          </table:table-cell>
          <table:table-cell office:value-type="float" office:value="1.79277" calcext:value-type="float">
            <text:p>1,79277</text:p>
          </table:table-cell>
          <table:table-cell office:value-type="float" office:value="0.14067" calcext:value-type="float">
            <text:p>0,14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.31623" calcext:value-type="float">
            <text:p>1,31623</text:p>
          </table:table-cell>
          <table:table-cell office:value-type="float" office:value="-0.668076" calcext:value-type="float">
            <text:p>-0,668076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1" calcext:value-type="float">
            <text:p>921</text:p>
          </table:table-cell>
          <table:table-cell office:value-type="float" office:value="680.5" calcext:value-type="float">
            <text:p>680,5</text:p>
          </table:table-cell>
          <table:table-cell office:value-type="float" office:value="-6.56014" calcext:value-type="float">
            <text:p>-6,56014</text:p>
          </table:table-cell>
          <table:table-cell office:value-type="float" office:value="0" calcext:value-type="float">
            <text:p>0</text:p>
          </table:table-cell>
          <table:table-cell office:value-type="float" office:value="1.81364" calcext:value-type="float">
            <text:p>1,81364</text:p>
          </table:table-cell>
          <table:table-cell office:value-type="float" office:value="0.156397" calcext:value-type="float">
            <text:p>0,1563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1" calcext:value-type="float">
            <text:p>1</text:p>
          </table:table-cell>
          <table:table-cell office:value-type="float" office:value="1.35476" calcext:value-type="float">
            <text:p>1,35476</text:p>
          </table:table-cell>
          <table:table-cell office:value-type="float" office:value="-0.641393" calcext:value-type="float">
            <text:p>-0,641393</text:p>
          </table:table-cell>
          <table:table-cell table:number-columns-repeated="10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1" calcext:value-type="float">
            <text:p>921</text:p>
          </table:table-cell>
          <table:table-cell office:value-type="float" office:value="637.667" calcext:value-type="float">
            <text:p>637,667</text:p>
          </table:table-cell>
          <table:table-cell office:value-type="float" office:value="-6.23791" calcext:value-type="float">
            <text:p>-6,23791</text:p>
          </table:table-cell>
          <table:table-cell office:value-type="float" office:value="0" calcext:value-type="float">
            <text:p>0</text:p>
          </table:table-cell>
          <table:table-cell office:value-type="float" office:value="1.81296" calcext:value-type="float">
            <text:p>1,81296</text:p>
          </table:table-cell>
          <table:table-cell office:value-type="float" office:value="0.179984" calcext:value-type="float">
            <text:p>0,179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71" calcext:value-type="float">
            <text:p>0,271</text:p>
          </table:table-cell>
          <table:table-cell office:value-type="float" office:value="1" calcext:value-type="float">
            <text:p>1</text:p>
          </table:table-cell>
          <table:table-cell office:value-type="float" office:value="1.48313" calcext:value-type="float">
            <text:p>1,48313</text:p>
          </table:table-cell>
          <table:table-cell office:value-type="float" office:value="-0.55681" calcext:value-type="float">
            <text:p>-0,55681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1" calcext:value-type="float">
            <text:p>921</text:p>
          </table:table-cell>
          <table:table-cell office:value-type="float" office:value="623.5" calcext:value-type="float">
            <text:p>623,5</text:p>
          </table:table-cell>
          <table:table-cell office:value-type="float" office:value="-6.11228" calcext:value-type="float">
            <text:p>-6,11228</text:p>
          </table:table-cell>
          <table:table-cell office:value-type="float" office:value="0" calcext:value-type="float">
            <text:p>0</text:p>
          </table:table-cell>
          <table:table-cell office:value-type="float" office:value="1.80223" calcext:value-type="float">
            <text:p>1,80223</text:p>
          </table:table-cell>
          <table:table-cell office:value-type="float" office:value="0.22971" calcext:value-type="float">
            <text:p>0,229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39" calcext:value-type="float">
            <text:p>0,3439</text:p>
          </table:table-cell>
          <table:table-cell office:value-type="float" office:value="1" calcext:value-type="float">
            <text:p>1</text:p>
          </table:table-cell>
          <table:table-cell office:value-type="float" office:value="1.54915" calcext:value-type="float">
            <text:p>1,54915</text:p>
          </table:table-cell>
          <table:table-cell office:value-type="float" office:value="-0.515876" calcext:value-type="float">
            <text:p>-0,515876</text:p>
          </table:table-cell>
          <table:table-cell table:number-columns-repeated="10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21" calcext:value-type="float">
            <text:p>921</text:p>
          </table:table-cell>
          <table:table-cell office:value-type="float" office:value="614.8" calcext:value-type="float">
            <text:p>614,8</text:p>
          </table:table-cell>
          <table:table-cell office:value-type="float" office:value="-5.77177" calcext:value-type="float">
            <text:p>-5,77177</text:p>
          </table:table-cell>
          <table:table-cell office:value-type="float" office:value="0" calcext:value-type="float">
            <text:p>0</text:p>
          </table:table-cell>
          <table:table-cell office:value-type="float" office:value="1.83767" calcext:value-type="float">
            <text:p>1,83767</text:p>
          </table:table-cell>
          <table:table-cell office:value-type="float" office:value="0.276629" calcext:value-type="float">
            <text:p>0,276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0951" calcext:value-type="float">
            <text:p>0,40951</text:p>
          </table:table-cell>
          <table:table-cell office:value-type="float" office:value="1" calcext:value-type="float">
            <text:p>1</text:p>
          </table:table-cell>
          <table:table-cell office:value-type="float" office:value="1.5391" calcext:value-type="float">
            <text:p>1,5391</text:p>
          </table:table-cell>
          <table:table-cell office:value-type="float" office:value="-0.521999" calcext:value-type="float">
            <text:p>-0,521999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1" calcext:value-type="float">
            <text:p>921</text:p>
          </table:table-cell>
          <table:table-cell office:value-type="float" office:value="599" calcext:value-type="float">
            <text:p>599</text:p>
          </table:table-cell>
          <table:table-cell office:value-type="float" office:value="-5.88798" calcext:value-type="float">
            <text:p>-5,88798</text:p>
          </table:table-cell>
          <table:table-cell office:value-type="float" office:value="0" calcext:value-type="float">
            <text:p>0</text:p>
          </table:table-cell>
          <table:table-cell office:value-type="float" office:value="1.87595" calcext:value-type="float">
            <text:p>1,87595</text:p>
          </table:table-cell>
          <table:table-cell office:value-type="float" office:value="0.261651" calcext:value-type="float">
            <text:p>0,261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68559" calcext:value-type="float">
            <text:p>0,468559</text:p>
          </table:table-cell>
          <table:table-cell office:value-type="float" office:value="1" calcext:value-type="float">
            <text:p>1</text:p>
          </table:table-cell>
          <table:table-cell office:value-type="float" office:value="1.62347" calcext:value-type="float">
            <text:p>1,62347</text:p>
          </table:table-cell>
          <table:table-cell office:value-type="float" office:value="-0.471855" calcext:value-type="float">
            <text:p>-0,471855</text:p>
          </table:table-cell>
          <table:table-cell table:number-columns-repeated="10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21" calcext:value-type="float">
            <text:p>921</text:p>
          </table:table-cell>
          <table:table-cell office:value-type="float" office:value="587.857" calcext:value-type="float">
            <text:p>587,857</text:p>
          </table:table-cell>
          <table:table-cell office:value-type="float" office:value="-5.99331" calcext:value-type="float">
            <text:p>-5,99331</text:p>
          </table:table-cell>
          <table:table-cell office:value-type="float" office:value="0" calcext:value-type="float">
            <text:p>0</text:p>
          </table:table-cell>
          <table:table-cell office:value-type="float" office:value="1.8885" calcext:value-type="float">
            <text:p>1,8885</text:p>
          </table:table-cell>
          <table:table-cell office:value-type="float" office:value="0.240069" calcext:value-type="float">
            <text:p>0,240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21703" calcext:value-type="float">
            <text:p>0,521703</text:p>
          </table:table-cell>
          <table:table-cell office:value-type="float" office:value="1" calcext:value-type="float">
            <text:p>1</text:p>
          </table:table-cell>
          <table:table-cell office:value-type="float" office:value="1.70136" calcext:value-type="float">
            <text:p>1,70136</text:p>
          </table:table-cell>
          <table:table-cell office:value-type="float" office:value="-0.428006" calcext:value-type="float">
            <text:p>-0,428006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1" calcext:value-type="float">
            <text:p>921</text:p>
          </table:table-cell>
          <table:table-cell office:value-type="float" office:value="579.25" calcext:value-type="float">
            <text:p>579,25</text:p>
          </table:table-cell>
          <table:table-cell office:value-type="float" office:value="-6.02351" calcext:value-type="float">
            <text:p>-6,02351</text:p>
          </table:table-cell>
          <table:table-cell office:value-type="float" office:value="0" calcext:value-type="float">
            <text:p>0</text:p>
          </table:table-cell>
          <table:table-cell office:value-type="float" office:value="1.91556" calcext:value-type="float">
            <text:p>1,91556</text:p>
          </table:table-cell>
          <table:table-cell office:value-type="float" office:value="0.224518" calcext:value-type="float">
            <text:p>0,2245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569533" calcext:value-type="float">
            <text:p>0,569533</text:p>
          </table:table-cell>
          <table:table-cell office:value-type="float" office:value="1" calcext:value-type="float">
            <text:p>1</text:p>
          </table:table-cell>
          <table:table-cell office:value-type="float" office:value="1.74642" calcext:value-type="float">
            <text:p>1,74642</text:p>
          </table:table-cell>
          <table:table-cell office:value-type="float" office:value="-0.4037" calcext:value-type="float">
            <text:p>-0,4037</text:p>
          </table:table-cell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21" calcext:value-type="float">
            <text:p>921</text:p>
          </table:table-cell>
          <table:table-cell office:value-type="float" office:value="576.222" calcext:value-type="float">
            <text:p>576,222</text:p>
          </table:table-cell>
          <table:table-cell office:value-type="float" office:value="-6.0292" calcext:value-type="float">
            <text:p>-6,0292</text:p>
          </table:table-cell>
          <table:table-cell office:value-type="float" office:value="0" calcext:value-type="float">
            <text:p>0</text:p>
          </table:table-cell>
          <table:table-cell office:value-type="float" office:value="1.92215" calcext:value-type="float">
            <text:p>1,92215</text:p>
          </table:table-cell>
          <table:table-cell office:value-type="float" office:value="0.210048" calcext:value-type="float">
            <text:p>0,2100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1258" calcext:value-type="float">
            <text:p>0,61258</text:p>
          </table:table-cell>
          <table:table-cell office:value-type="float" office:value="1" calcext:value-type="float">
            <text:p>1</text:p>
          </table:table-cell>
          <table:table-cell office:value-type="float" office:value="1.77528" calcext:value-type="float">
            <text:p>1,77528</text:p>
          </table:table-cell>
          <table:table-cell office:value-type="float" office:value="-0.388524" calcext:value-type="float">
            <text:p>-0,388524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1" calcext:value-type="float">
            <text:p>921</text:p>
          </table:table-cell>
          <table:table-cell office:value-type="float" office:value="573.8" calcext:value-type="float">
            <text:p>573,8</text:p>
          </table:table-cell>
          <table:table-cell office:value-type="float" office:value="-6.02609" calcext:value-type="float">
            <text:p>-6,02609</text:p>
          </table:table-cell>
          <table:table-cell office:value-type="float" office:value="0" calcext:value-type="float">
            <text:p>0</text:p>
          </table:table-cell>
          <table:table-cell office:value-type="float" office:value="1.91165" calcext:value-type="float">
            <text:p>1,91165</text:p>
          </table:table-cell>
          <table:table-cell office:value-type="float" office:value="0.22028" calcext:value-type="float">
            <text:p>0,220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51322" calcext:value-type="float">
            <text:p>0,651322</text:p>
          </table:table-cell>
          <table:table-cell office:value-type="float" office:value="1" calcext:value-type="float">
            <text:p>1</text:p>
          </table:table-cell>
          <table:table-cell office:value-type="float" office:value="1.80304" calcext:value-type="float">
            <text:p>1,80304</text:p>
          </table:table-cell>
          <table:table-cell office:value-type="float" office:value="-0.374223" calcext:value-type="float">
            <text:p>-0,374223</text:p>
          </table:table-cell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20.727" calcext:value-type="float">
            <text:p>920,727</text:p>
          </table:table-cell>
          <table:table-cell office:value-type="float" office:value="571.455" calcext:value-type="float">
            <text:p>571,455</text:p>
          </table:table-cell>
          <table:table-cell office:value-type="float" office:value="-5.9854" calcext:value-type="float">
            <text:p>-5,9854</text:p>
          </table:table-cell>
          <table:table-cell office:value-type="float" office:value="0" calcext:value-type="float">
            <text:p>0</text:p>
          </table:table-cell>
          <table:table-cell office:value-type="float" office:value="1.90111" calcext:value-type="float">
            <text:p>1,90111</text:p>
          </table:table-cell>
          <table:table-cell office:value-type="float" office:value="0.212129" calcext:value-type="float">
            <text:p>0,212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86189" calcext:value-type="float">
            <text:p>0,686189</text:p>
          </table:table-cell>
          <table:table-cell office:value-type="float" office:value="1" calcext:value-type="float">
            <text:p>1</text:p>
          </table:table-cell>
          <table:table-cell office:value-type="float" office:value="1.82413" calcext:value-type="float">
            <text:p>1,82413</text:p>
          </table:table-cell>
          <table:table-cell office:value-type="float" office:value="-0.363545" calcext:value-type="float">
            <text:p>-0,363545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0.75" calcext:value-type="float">
            <text:p>920,75</text:p>
          </table:table-cell>
          <table:table-cell office:value-type="float" office:value="572" calcext:value-type="float">
            <text:p>572</text:p>
          </table:table-cell>
          <table:table-cell office:value-type="float" office:value="-5.96237" calcext:value-type="float">
            <text:p>-5,96237</text:p>
          </table:table-cell>
          <table:table-cell office:value-type="float" office:value="0" calcext:value-type="float">
            <text:p>0</text:p>
          </table:table-cell>
          <table:table-cell office:value-type="float" office:value="1.89044" calcext:value-type="float">
            <text:p>1,89044</text:p>
          </table:table-cell>
          <table:table-cell office:value-type="float" office:value="0.210433" calcext:value-type="float">
            <text:p>0,210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1757" calcext:value-type="float">
            <text:p>0,71757</text:p>
          </table:table-cell>
          <table:table-cell office:value-type="float" office:value="1" calcext:value-type="float">
            <text:p>1</text:p>
          </table:table-cell>
          <table:table-cell office:value-type="float" office:value="1.83624" calcext:value-type="float">
            <text:p>1,83624</text:p>
          </table:table-cell>
          <table:table-cell office:value-type="float" office:value="-0.357484" calcext:value-type="float">
            <text:p>-0,357484</text:p>
          </table:table-cell>
          <table:table-cell table:number-columns-repeated="10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20.769" calcext:value-type="float">
            <text:p>920,769</text:p>
          </table:table-cell>
          <table:table-cell office:value-type="float" office:value="572.769" calcext:value-type="float">
            <text:p>572,769</text:p>
          </table:table-cell>
          <table:table-cell office:value-type="float" office:value="-5.97179" calcext:value-type="float">
            <text:p>-5,97179</text:p>
          </table:table-cell>
          <table:table-cell office:value-type="float" office:value="0" calcext:value-type="float">
            <text:p>0</text:p>
          </table:table-cell>
          <table:table-cell office:value-type="float" office:value="1.89148" calcext:value-type="float">
            <text:p>1,89148</text:p>
          </table:table-cell>
          <table:table-cell office:value-type="float" office:value="0.216267" calcext:value-type="float">
            <text:p>0,216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45813" calcext:value-type="float">
            <text:p>0,745813</text:p>
          </table:table-cell>
          <table:table-cell office:value-type="float" office:value="1" calcext:value-type="float">
            <text:p>1</text:p>
          </table:table-cell>
          <table:table-cell office:value-type="float" office:value="1.84423" calcext:value-type="float">
            <text:p>1,84423</text:p>
          </table:table-cell>
          <table:table-cell office:value-type="float" office:value="-0.35352" calcext:value-type="float">
            <text:p>-0,35352</text:p>
          </table:table-cell>
          <table:table-cell table:number-columns-repeated="10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0.786" calcext:value-type="float">
            <text:p>920,786</text:p>
          </table:table-cell>
          <table:table-cell office:value-type="float" office:value="573.071" calcext:value-type="float">
            <text:p>573,071</text:p>
          </table:table-cell>
          <table:table-cell office:value-type="float" office:value="-5.94171" calcext:value-type="float">
            <text:p>-5,94171</text:p>
          </table:table-cell>
          <table:table-cell office:value-type="float" office:value="0" calcext:value-type="float">
            <text:p>0</text:p>
          </table:table-cell>
          <table:table-cell office:value-type="float" office:value="1.89229" calcext:value-type="float">
            <text:p>1,89229</text:p>
          </table:table-cell>
          <table:table-cell office:value-type="float" office:value="0.214459" calcext:value-type="float">
            <text:p>0,214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71232" calcext:value-type="float">
            <text:p>0,771232</text:p>
          </table:table-cell>
          <table:table-cell office:value-type="float" office:value="1" calcext:value-type="float">
            <text:p>1</text:p>
          </table:table-cell>
          <table:table-cell office:value-type="float" office:value="1.84768" calcext:value-type="float">
            <text:p>1,84768</text:p>
          </table:table-cell>
          <table:table-cell office:value-type="float" office:value="-0.35181" calcext:value-type="float">
            <text:p>-0,35181</text:p>
          </table:table-cell>
          <table:table-cell table:number-columns-repeated="10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0.467" calcext:value-type="float">
            <text:p>920,467</text:p>
          </table:table-cell>
          <table:table-cell office:value-type="float" office:value="573.533" calcext:value-type="float">
            <text:p>573,533</text:p>
          </table:table-cell>
          <table:table-cell office:value-type="float" office:value="-5.9781" calcext:value-type="float">
            <text:p>-5,9781</text:p>
          </table:table-cell>
          <table:table-cell office:value-type="float" office:value="0" calcext:value-type="float">
            <text:p>0</text:p>
          </table:table-cell>
          <table:table-cell office:value-type="float" office:value="1.88204" calcext:value-type="float">
            <text:p>1,88204</text:p>
          </table:table-cell>
          <table:table-cell office:value-type="float" office:value="0.208123" calcext:value-type="float">
            <text:p>0,208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794109" calcext:value-type="float">
            <text:p>0,794109</text:p>
          </table:table-cell>
          <table:table-cell office:value-type="float" office:value="1" calcext:value-type="float">
            <text:p>1</text:p>
          </table:table-cell>
          <table:table-cell office:value-type="float" office:value="1.86482" calcext:value-type="float">
            <text:p>1,86482</text:p>
          </table:table-cell>
          <table:table-cell office:value-type="float" office:value="-0.343396" calcext:value-type="float">
            <text:p>-0,343396</text:p>
          </table:table-cell>
          <table:table-cell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0.5" calcext:value-type="float">
            <text:p>920,5</text:p>
          </table:table-cell>
          <table:table-cell office:value-type="float" office:value="573.812" calcext:value-type="float">
            <text:p>573,812</text:p>
          </table:table-cell>
          <table:table-cell office:value-type="float" office:value="-5.99666" calcext:value-type="float">
            <text:p>-5,99666</text:p>
          </table:table-cell>
          <table:table-cell office:value-type="float" office:value="0" calcext:value-type="float">
            <text:p>0</text:p>
          </table:table-cell>
          <table:table-cell office:value-type="float" office:value="1.87754" calcext:value-type="float">
            <text:p>1,87754</text:p>
          </table:table-cell>
          <table:table-cell office:value-type="float" office:value="0.207904" calcext:value-type="float">
            <text:p>0,207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14698" calcext:value-type="float">
            <text:p>0,814698</text:p>
          </table:table-cell>
          <table:table-cell office:value-type="float" office:value="1" calcext:value-type="float">
            <text:p>1</text:p>
          </table:table-cell>
          <table:table-cell office:value-type="float" office:value="1.87595" calcext:value-type="float">
            <text:p>1,87595</text:p>
          </table:table-cell>
          <table:table-cell office:value-type="float" office:value="-0.337989" calcext:value-type="float">
            <text:p>-0,337989</text:p>
          </table:table-cell>
          <table:table-cell table:number-columns-repeated="10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20.529" calcext:value-type="float">
            <text:p>920,529</text:p>
          </table:table-cell>
          <table:table-cell office:value-type="float" office:value="574.294" calcext:value-type="float">
            <text:p>574,294</text:p>
          </table:table-cell>
          <table:table-cell office:value-type="float" office:value="-6.02546" calcext:value-type="float">
            <text:p>-6,02546</text:p>
          </table:table-cell>
          <table:table-cell office:value-type="float" office:value="0" calcext:value-type="float">
            <text:p>0</text:p>
          </table:table-cell>
          <table:table-cell office:value-type="float" office:value="1.87753" calcext:value-type="float">
            <text:p>1,87753</text:p>
          </table:table-cell>
          <table:table-cell office:value-type="float" office:value="0.203371" calcext:value-type="float">
            <text:p>0,2033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33228" calcext:value-type="float">
            <text:p>0,833228</text:p>
          </table:table-cell>
          <table:table-cell office:value-type="float" office:value="1" calcext:value-type="float">
            <text:p>1</text:p>
          </table:table-cell>
          <table:table-cell office:value-type="float" office:value="1.88592" calcext:value-type="float">
            <text:p>1,88592</text:p>
          </table:table-cell>
          <table:table-cell office:value-type="float" office:value="-0.333186" calcext:value-type="float">
            <text:p>-0,333186</text:p>
          </table:table-cell>
          <table:table-cell table:number-columns-repeated="10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20.5" calcext:value-type="float">
            <text:p>920,5</text:p>
          </table:table-cell>
          <table:table-cell office:value-type="float" office:value="574.778" calcext:value-type="float">
            <text:p>574,778</text:p>
          </table:table-cell>
          <table:table-cell office:value-type="float" office:value="-6.06298" calcext:value-type="float">
            <text:p>-6,06298</text:p>
          </table:table-cell>
          <table:table-cell office:value-type="float" office:value="0" calcext:value-type="float">
            <text:p>0</text:p>
          </table:table-cell>
          <table:table-cell office:value-type="float" office:value="1.86861" calcext:value-type="float">
            <text:p>1,86861</text:p>
          </table:table-cell>
          <table:table-cell office:value-type="float" office:value="0.200029" calcext:value-type="float">
            <text:p>0,2000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49905" calcext:value-type="float">
            <text:p>0,849905</text:p>
          </table:table-cell>
          <table:table-cell office:value-type="float" office:value="1" calcext:value-type="float">
            <text:p>1</text:p>
          </table:table-cell>
          <table:table-cell office:value-type="float" office:value="1.90019" calcext:value-type="float">
            <text:p>1,90019</text:p>
          </table:table-cell>
          <table:table-cell office:value-type="float" office:value="-0.326364" calcext:value-type="float">
            <text:p>-0,326364</text:p>
          </table:table-cell>
          <table:table-cell table:number-columns-repeated="10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20.526" calcext:value-type="float">
            <text:p>920,526</text:p>
          </table:table-cell>
          <table:table-cell office:value-type="float" office:value="575.053" calcext:value-type="float">
            <text:p>575,053</text:p>
          </table:table-cell>
          <table:table-cell office:value-type="float" office:value="-6.0709" calcext:value-type="float">
            <text:p>-6,0709</text:p>
          </table:table-cell>
          <table:table-cell office:value-type="float" office:value="0" calcext:value-type="float">
            <text:p>0</text:p>
          </table:table-cell>
          <table:table-cell office:value-type="float" office:value="1.86443" calcext:value-type="float">
            <text:p>1,86443</text:p>
          </table:table-cell>
          <table:table-cell office:value-type="float" office:value="0.204053" calcext:value-type="float">
            <text:p>0,2040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64915" calcext:value-type="float">
            <text:p>0,864915</text:p>
          </table:table-cell>
          <table:table-cell office:value-type="float" office:value="1" calcext:value-type="float">
            <text:p>1</text:p>
          </table:table-cell>
          <table:table-cell office:value-type="float" office:value="1.90654" calcext:value-type="float">
            <text:p>1,90654</text:p>
          </table:table-cell>
          <table:table-cell office:value-type="float" office:value="-0.323353" calcext:value-type="float">
            <text:p>-0,323353</text:p>
          </table:table-cell>
          <table:table-cell table:number-columns-repeated="10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0.5" calcext:value-type="float">
            <text:p>920,5</text:p>
          </table:table-cell>
          <table:table-cell office:value-type="float" office:value="575.3" calcext:value-type="float">
            <text:p>575,3</text:p>
          </table:table-cell>
          <table:table-cell office:value-type="float" office:value="-6.05669" calcext:value-type="float">
            <text:p>-6,05669</text:p>
          </table:table-cell>
          <table:table-cell office:value-type="float" office:value="0" calcext:value-type="float">
            <text:p>0</text:p>
          </table:table-cell>
          <table:table-cell office:value-type="float" office:value="1.8625" calcext:value-type="float">
            <text:p>1,8625</text:p>
          </table:table-cell>
          <table:table-cell office:value-type="float" office:value="0.201984" calcext:value-type="float">
            <text:p>0,2019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78423" calcext:value-type="float">
            <text:p>0,878423</text:p>
          </table:table-cell>
          <table:table-cell office:value-type="float" office:value="1" calcext:value-type="float">
            <text:p>1</text:p>
          </table:table-cell>
          <table:table-cell office:value-type="float" office:value="1.90896" calcext:value-type="float">
            <text:p>1,90896</text:p>
          </table:table-cell>
          <table:table-cell office:value-type="float" office:value="-0.322213" calcext:value-type="float">
            <text:p>-0,322213</text:p>
          </table:table-cell>
          <table:table-cell table:number-columns-repeated="101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20.524" calcext:value-type="float">
            <text:p>920,524</text:p>
          </table:table-cell>
          <table:table-cell office:value-type="float" office:value="575.524" calcext:value-type="float">
            <text:p>575,524</text:p>
          </table:table-cell>
          <table:table-cell office:value-type="float" office:value="-6.06675" calcext:value-type="float">
            <text:p>-6,06675</text:p>
          </table:table-cell>
          <table:table-cell office:value-type="float" office:value="0" calcext:value-type="float">
            <text:p>0</text:p>
          </table:table-cell>
          <table:table-cell office:value-type="float" office:value="1.85844" calcext:value-type="float">
            <text:p>1,85844</text:p>
          </table:table-cell>
          <table:table-cell office:value-type="float" office:value="0.199207" calcext:value-type="float">
            <text:p>0,199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90581" calcext:value-type="float">
            <text:p>0,890581</text:p>
          </table:table-cell>
          <table:table-cell office:value-type="float" office:value="1" calcext:value-type="float">
            <text:p>1</text:p>
          </table:table-cell>
          <table:table-cell office:value-type="float" office:value="1.91586" calcext:value-type="float">
            <text:p>1,91586</text:p>
          </table:table-cell>
          <table:table-cell office:value-type="float" office:value="-0.318959" calcext:value-type="float">
            <text:p>-0,318959</text:p>
          </table:table-cell>
          <table:table-cell table:number-columns-repeated="10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0.5" calcext:value-type="float">
            <text:p>920,5</text:p>
          </table:table-cell>
          <table:table-cell office:value-type="float" office:value="574.455" calcext:value-type="float">
            <text:p>574,455</text:p>
          </table:table-cell>
          <table:table-cell office:value-type="float" office:value="-6.06426" calcext:value-type="float">
            <text:p>-6,06426</text:p>
          </table:table-cell>
          <table:table-cell office:value-type="float" office:value="0" calcext:value-type="float">
            <text:p>0</text:p>
          </table:table-cell>
          <table:table-cell office:value-type="float" office:value="1.8497" calcext:value-type="float">
            <text:p>1,8497</text:p>
          </table:table-cell>
          <table:table-cell office:value-type="float" office:value="0.199676" calcext:value-type="float">
            <text:p>0,1996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01523" calcext:value-type="float">
            <text:p>0,901523</text:p>
          </table:table-cell>
          <table:table-cell office:value-type="float" office:value="1" calcext:value-type="float">
            <text:p>1</text:p>
          </table:table-cell>
          <table:table-cell office:value-type="float" office:value="1.92496" calcext:value-type="float">
            <text:p>1,92496</text:p>
          </table:table-cell>
          <table:table-cell office:value-type="float" office:value="-0.314699" calcext:value-type="float">
            <text:p>-0,314699</text:p>
          </table:table-cell>
          <table:table-cell table:number-columns-repeated="10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20.522" calcext:value-type="float">
            <text:p>920,522</text:p>
          </table:table-cell>
          <table:table-cell office:value-type="float" office:value="573.261" calcext:value-type="float">
            <text:p>573,261</text:p>
          </table:table-cell>
          <table:table-cell office:value-type="float" office:value="-6.07304" calcext:value-type="float">
            <text:p>-6,07304</text:p>
          </table:table-cell>
          <table:table-cell office:value-type="float" office:value="0" calcext:value-type="float">
            <text:p>0</text:p>
          </table:table-cell>
          <table:table-cell office:value-type="float" office:value="1.8489" calcext:value-type="float">
            <text:p>1,8489</text:p>
          </table:table-cell>
          <table:table-cell office:value-type="float" office:value="0.199586" calcext:value-type="float">
            <text:p>0,1995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11371" calcext:value-type="float">
            <text:p>0,911371</text:p>
          </table:table-cell>
          <table:table-cell office:value-type="float" office:value="1" calcext:value-type="float">
            <text:p>1</text:p>
          </table:table-cell>
          <table:table-cell office:value-type="float" office:value="1.93238" calcext:value-type="float">
            <text:p>1,93238</text:p>
          </table:table-cell>
          <table:table-cell office:value-type="float" office:value="-0.311247" calcext:value-type="float">
            <text:p>-0,311247</text:p>
          </table:table-cell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20.5" calcext:value-type="float">
            <text:p>920,5</text:p>
          </table:table-cell>
          <table:table-cell office:value-type="float" office:value="572.375" calcext:value-type="float">
            <text:p>572,375</text:p>
          </table:table-cell>
          <table:table-cell office:value-type="float" office:value="-6.06538" calcext:value-type="float">
            <text:p>-6,06538</text:p>
          </table:table-cell>
          <table:table-cell office:value-type="float" office:value="0" calcext:value-type="float">
            <text:p>0</text:p>
          </table:table-cell>
          <table:table-cell office:value-type="float" office:value="1.84911" calcext:value-type="float">
            <text:p>1,84911</text:p>
          </table:table-cell>
          <table:table-cell office:value-type="float" office:value="0.205291" calcext:value-type="float">
            <text:p>0,2052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20234" calcext:value-type="float">
            <text:p>0,920234</text:p>
          </table:table-cell>
          <table:table-cell office:value-type="float" office:value="1" calcext:value-type="float">
            <text:p>1</text:p>
          </table:table-cell>
          <table:table-cell office:value-type="float" office:value="1.93448" calcext:value-type="float">
            <text:p>1,93448</text:p>
          </table:table-cell>
          <table:table-cell office:value-type="float" office:value="-0.310271" calcext:value-type="float">
            <text:p>-0,310271</text:p>
          </table:table-cell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20.48" calcext:value-type="float">
            <text:p>920,48</text:p>
          </table:table-cell>
          <table:table-cell office:value-type="float" office:value="571.6" calcext:value-type="float">
            <text:p>571,6</text:p>
          </table:table-cell>
          <table:table-cell office:value-type="float" office:value="-6.07609" calcext:value-type="float">
            <text:p>-6,07609</text:p>
          </table:table-cell>
          <table:table-cell office:value-type="float" office:value="0" calcext:value-type="float">
            <text:p>0</text:p>
          </table:table-cell>
          <table:table-cell office:value-type="float" office:value="1.84415" calcext:value-type="float">
            <text:p>1,84415</text:p>
          </table:table-cell>
          <table:table-cell office:value-type="float" office:value="0.206521" calcext:value-type="float">
            <text:p>0,206521</text:p>
          </table:table-cell>
          <table:table-cell office:value-type="float" office:value="19.6896" calcext:value-type="float">
            <text:p>19,6896</text:p>
          </table:table-cell>
          <table:table-cell office:value-type="float" office:value="34.2575" calcext:value-type="float">
            <text:p>34,2575</text:p>
          </table:table-cell>
          <table:table-cell office:value-type="float" office:value="0" calcext:value-type="float">
            <text:p>0</text:p>
          </table:table-cell>
          <table:table-cell office:value-type="float" office:value="0.92821" calcext:value-type="float">
            <text:p>0,92821</text:p>
          </table:table-cell>
          <table:table-cell office:value-type="float" office:value="1" calcext:value-type="float">
            <text:p>1</text:p>
          </table:table-cell>
          <table:table-cell office:value-type="float" office:value="-0.565377" calcext:value-type="float">
            <text:p>-0,565377</text:p>
          </table:table-cell>
          <table:table-cell office:value-type="float" office:value="-2.45832" calcext:value-type="float">
            <text:p>-2,45832</text:p>
          </table:table-cell>
          <table:table-cell table:number-columns-repeated="10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20.462" calcext:value-type="float">
            <text:p>920,462</text:p>
          </table:table-cell>
          <table:table-cell office:value-type="float" office:value="570.808" calcext:value-type="float">
            <text:p>570,808</text:p>
          </table:table-cell>
          <table:table-cell office:value-type="float" office:value="-6.0772" calcext:value-type="float">
            <text:p>-6,0772</text:p>
          </table:table-cell>
          <table:table-cell office:value-type="float" office:value="0" calcext:value-type="float">
            <text:p>0</text:p>
          </table:table-cell>
          <table:table-cell office:value-type="float" office:value="1.84242" calcext:value-type="float">
            <text:p>1,84242</text:p>
          </table:table-cell>
          <table:table-cell office:value-type="float" office:value="0.232322" calcext:value-type="float">
            <text:p>0,232322</text:p>
          </table:table-cell>
          <table:table-cell office:value-type="float" office:value="22.3831" calcext:value-type="float">
            <text:p>22,3831</text:p>
          </table:table-cell>
          <table:table-cell office:value-type="float" office:value="47.3301" calcext:value-type="float">
            <text:p>47,3301</text:p>
          </table:table-cell>
          <table:table-cell office:value-type="float" office:value="0" calcext:value-type="float">
            <text:p>0</text:p>
          </table:table-cell>
          <table:table-cell office:value-type="float" office:value="0.935389" calcext:value-type="float">
            <text:p>0,935389</text:p>
          </table:table-cell>
          <table:table-cell office:value-type="float" office:value="1" calcext:value-type="float">
            <text:p>1</text:p>
          </table:table-cell>
          <table:table-cell office:value-type="float" office:value="-0.93095" calcext:value-type="float">
            <text:p>-0,93095</text:p>
          </table:table-cell>
          <table:table-cell office:value-type="float" office:value="-2.79253" calcext:value-type="float">
            <text:p>-2,79253</text:p>
          </table:table-cell>
          <table:table-cell table:number-columns-repeated="101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20.444" calcext:value-type="float">
            <text:p>920,444</text:p>
          </table:table-cell>
          <table:table-cell office:value-type="float" office:value="572.37" calcext:value-type="float">
            <text:p>572,37</text:p>
          </table:table-cell>
          <table:table-cell office:value-type="float" office:value="-6.0654" calcext:value-type="float">
            <text:p>-6,0654</text:p>
          </table:table-cell>
          <table:table-cell office:value-type="float" office:value="0" calcext:value-type="float">
            <text:p>0</text:p>
          </table:table-cell>
          <table:table-cell office:value-type="float" office:value="1.85179" calcext:value-type="float">
            <text:p>1,85179</text:p>
          </table:table-cell>
          <table:table-cell office:value-type="float" office:value="0.261503" calcext:value-type="float">
            <text:p>0,261503</text:p>
          </table:table-cell>
          <table:table-cell office:value-type="float" office:value="22.697" calcext:value-type="float">
            <text:p>22,697</text:p>
          </table:table-cell>
          <table:table-cell office:value-type="float" office:value="40.7035" calcext:value-type="float">
            <text:p>40,7035</text:p>
          </table:table-cell>
          <table:table-cell office:value-type="float" office:value="0" calcext:value-type="float">
            <text:p>0</text:p>
          </table:table-cell>
          <table:table-cell office:value-type="float" office:value="0.94185" calcext:value-type="float">
            <text:p>0,94185</text:p>
          </table:table-cell>
          <table:table-cell office:value-type="float" office:value="1" calcext:value-type="float">
            <text:p>1</text:p>
          </table:table-cell>
          <table:table-cell office:value-type="float" office:value="-0.949559" calcext:value-type="float">
            <text:p>-0,949559</text:p>
          </table:table-cell>
          <table:table-cell office:value-type="float" office:value="-2.80831" calcext:value-type="float">
            <text:p>-2,80831</text:p>
          </table:table-cell>
          <table:table-cell table:number-columns-repeated="10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20.429" calcext:value-type="float">
            <text:p>920,429</text:p>
          </table:table-cell>
          <table:table-cell office:value-type="float" office:value="574" calcext:value-type="float">
            <text:p>574</text:p>
          </table:table-cell>
          <table:table-cell office:value-type="float" office:value="-6.11465" calcext:value-type="float">
            <text:p>-6,11465</text:p>
          </table:table-cell>
          <table:table-cell office:value-type="float" office:value="19.7002" calcext:value-type="float">
            <text:p>19,7002</text:p>
          </table:table-cell>
          <table:table-cell office:value-type="float" office:value="1.85831" calcext:value-type="float">
            <text:p>1,85831</text:p>
          </table:table-cell>
          <table:table-cell office:value-type="float" office:value="0.310221" calcext:value-type="float">
            <text:p>0,310221</text:p>
          </table:table-cell>
          <table:table-cell office:value-type="float" office:value="19.4434" calcext:value-type="float">
            <text:p>19,4434</text:p>
          </table:table-cell>
          <table:table-cell office:value-type="float" office:value="31.0949" calcext:value-type="float">
            <text:p>31,0949</text:p>
          </table:table-cell>
          <table:table-cell office:value-type="float" office:value="0" calcext:value-type="float">
            <text:p>0</text:p>
          </table:table-cell>
          <table:table-cell office:value-type="float" office:value="0.947665" calcext:value-type="float">
            <text:p>0,947665</text:p>
          </table:table-cell>
          <table:table-cell office:value-type="float" office:value="1" calcext:value-type="float">
            <text:p>1</text:p>
          </table:table-cell>
          <table:table-cell office:value-type="float" office:value="-0.258332" calcext:value-type="float">
            <text:p>-0,258332</text:p>
          </table:table-cell>
          <table:table-cell office:value-type="float" office:value="-2.14975" calcext:value-type="float">
            <text:p>-2,14975</text:p>
          </table:table-cell>
          <table:table-cell table:number-columns-repeated="101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20.448" calcext:value-type="float">
            <text:p>920,448</text:p>
          </table:table-cell>
          <table:table-cell office:value-type="float" office:value="572.103" calcext:value-type="float">
            <text:p>572,103</text:p>
          </table:table-cell>
          <table:table-cell office:value-type="float" office:value="-6.13953" calcext:value-type="float">
            <text:p>-6,13953</text:p>
          </table:table-cell>
          <table:table-cell office:value-type="float" office:value="19.4844" calcext:value-type="float">
            <text:p>19,4844</text:p>
          </table:table-cell>
          <table:table-cell office:value-type="float" office:value="1.86299" calcext:value-type="float">
            <text:p>1,86299</text:p>
          </table:table-cell>
          <table:table-cell office:value-type="float" office:value="0.303848" calcext:value-type="float">
            <text:p>0,303848</text:p>
          </table:table-cell>
          <table:table-cell office:value-type="float" office:value="19.1395" calcext:value-type="float">
            <text:p>19,1395</text:p>
          </table:table-cell>
          <table:table-cell office:value-type="float" office:value="29.3466" calcext:value-type="float">
            <text:p>29,3466</text:p>
          </table:table-cell>
          <table:table-cell office:value-type="float" office:value="0.41477" calcext:value-type="float">
            <text:p>0,41477</text:p>
          </table:table-cell>
          <table:table-cell office:value-type="float" office:value="0.952899" calcext:value-type="float">
            <text:p>0,952899</text:p>
          </table:table-cell>
          <table:table-cell office:value-type="float" office:value="1" calcext:value-type="float">
            <text:p>1</text:p>
          </table:table-cell>
          <table:table-cell office:value-type="float" office:value="-0.419206" calcext:value-type="float">
            <text:p>-0,419206</text:p>
          </table:table-cell>
          <table:table-cell office:value-type="float" office:value="-2.31383" calcext:value-type="float">
            <text:p>-2,31383</text:p>
          </table:table-cell>
          <table:table-cell table:number-columns-repeated="10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20.467" calcext:value-type="float">
            <text:p>920,467</text:p>
          </table:table-cell>
          <table:table-cell office:value-type="float" office:value="569.133" calcext:value-type="float">
            <text:p>569,133</text:p>
          </table:table-cell>
          <table:table-cell office:value-type="float" office:value="-6.13359" calcext:value-type="float">
            <text:p>-6,13359</text:p>
          </table:table-cell>
          <table:table-cell office:value-type="float" office:value="18.7951" calcext:value-type="float">
            <text:p>18,7951</text:p>
          </table:table-cell>
          <table:table-cell office:value-type="float" office:value="1.86802" calcext:value-type="float">
            <text:p>1,86802</text:p>
          </table:table-cell>
          <table:table-cell office:value-type="float" office:value="0.307114" calcext:value-type="float">
            <text:p>0,307114</text:p>
          </table:table-cell>
          <table:table-cell office:value-type="float" office:value="18.7789" calcext:value-type="float">
            <text:p>18,7789</text:p>
          </table:table-cell>
          <table:table-cell office:value-type="float" office:value="27.061" calcext:value-type="float">
            <text:p>27,061</text:p>
          </table:table-cell>
          <table:table-cell office:value-type="float" office:value="0.304674" calcext:value-type="float">
            <text:p>0,304674</text:p>
          </table:table-cell>
          <table:table-cell office:value-type="float" office:value="0.957609" calcext:value-type="float">
            <text:p>0,957609</text:p>
          </table:table-cell>
          <table:table-cell office:value-type="float" office:value="1" calcext:value-type="float">
            <text:p>1</text:p>
          </table:table-cell>
          <table:table-cell office:value-type="float" office:value="-0.333512" calcext:value-type="float">
            <text:p>-0,333512</text:p>
          </table:table-cell>
          <table:table-cell office:value-type="float" office:value="-2.22698" calcext:value-type="float">
            <text:p>-2,22698</text:p>
          </table:table-cell>
          <table:table-cell table:number-columns-repeated="101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0.484" calcext:value-type="float">
            <text:p>920,484</text:p>
          </table:table-cell>
          <table:table-cell office:value-type="float" office:value="566.419" calcext:value-type="float">
            <text:p>566,419</text:p>
          </table:table-cell>
          <table:table-cell office:value-type="float" office:value="-6.12699" calcext:value-type="float">
            <text:p>-6,12699</text:p>
          </table:table-cell>
          <table:table-cell office:value-type="float" office:value="18.0152" calcext:value-type="float">
            <text:p>18,0152</text:p>
          </table:table-cell>
          <table:table-cell office:value-type="float" office:value="1.8683" calcext:value-type="float">
            <text:p>1,8683</text:p>
          </table:table-cell>
          <table:table-cell office:value-type="float" office:value="0.312477" calcext:value-type="float">
            <text:p>0,312477</text:p>
          </table:table-cell>
          <table:table-cell office:value-type="float" office:value="18.3093" calcext:value-type="float">
            <text:p>18,3093</text:p>
          </table:table-cell>
          <table:table-cell office:value-type="float" office:value="24.7894" calcext:value-type="float">
            <text:p>24,7894</text:p>
          </table:table-cell>
          <table:table-cell office:value-type="float" office:value="0.273424" calcext:value-type="float">
            <text:p>0,273424</text:p>
          </table:table-cell>
          <table:table-cell office:value-type="float" office:value="0.961848" calcext:value-type="float">
            <text:p>0,961848</text:p>
          </table:table-cell>
          <table:table-cell office:value-type="float" office:value="1" calcext:value-type="float">
            <text:p>1</text:p>
          </table:table-cell>
          <table:table-cell office:value-type="float" office:value="-0.274362" calcext:value-type="float">
            <text:p>-0,274362</text:p>
          </table:table-cell>
          <table:table-cell office:value-type="float" office:value="-2.16629" calcext:value-type="float">
            <text:p>-2,16629</text:p>
          </table:table-cell>
          <table:table-cell table:number-columns-repeated="10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20.5" calcext:value-type="float">
            <text:p>920,5</text:p>
          </table:table-cell>
          <table:table-cell office:value-type="float" office:value="563.906" calcext:value-type="float">
            <text:p>563,906</text:p>
          </table:table-cell>
          <table:table-cell office:value-type="float" office:value="-6.10981" calcext:value-type="float">
            <text:p>-6,10981</text:p>
          </table:table-cell>
          <table:table-cell office:value-type="float" office:value="17.652" calcext:value-type="float">
            <text:p>17,652</text:p>
          </table:table-cell>
          <table:table-cell office:value-type="float" office:value="1.86776" calcext:value-type="float">
            <text:p>1,86776</text:p>
          </table:table-cell>
          <table:table-cell office:value-type="float" office:value="0.306563" calcext:value-type="float">
            <text:p>0,306563</text:p>
          </table:table-cell>
          <table:table-cell office:value-type="float" office:value="17.8769" calcext:value-type="float">
            <text:p>17,8769</text:p>
          </table:table-cell>
          <table:table-cell office:value-type="float" office:value="24.5647" calcext:value-type="float">
            <text:p>24,5647</text:p>
          </table:table-cell>
          <table:table-cell office:value-type="float" office:value="0.282745" calcext:value-type="float">
            <text:p>0,282745</text:p>
          </table:table-cell>
          <table:table-cell office:value-type="float" office:value="0.965663" calcext:value-type="float">
            <text:p>0,965663</text:p>
          </table:table-cell>
          <table:table-cell office:value-type="float" office:value="1" calcext:value-type="float">
            <text:p>1</text:p>
          </table:table-cell>
          <table:table-cell office:value-type="float" office:value="-0.236898" calcext:value-type="float">
            <text:p>-0,236898</text:p>
          </table:table-cell>
          <table:table-cell office:value-type="float" office:value="-2.12759" calcext:value-type="float">
            <text:p>-2,12759</text:p>
          </table:table-cell>
          <table:table-cell table:number-columns-repeated="101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20.515" calcext:value-type="float">
            <text:p>920,515</text:p>
          </table:table-cell>
          <table:table-cell office:value-type="float" office:value="564.212" calcext:value-type="float">
            <text:p>564,212</text:p>
          </table:table-cell>
          <table:table-cell office:value-type="float" office:value="-6.09642" calcext:value-type="float">
            <text:p>-6,09642</text:p>
          </table:table-cell>
          <table:table-cell office:value-type="float" office:value="17.3123" calcext:value-type="float">
            <text:p>17,3123</text:p>
          </table:table-cell>
          <table:table-cell office:value-type="float" office:value="1.87019" calcext:value-type="float">
            <text:p>1,87019</text:p>
          </table:table-cell>
          <table:table-cell office:value-type="float" office:value="0.301946" calcext:value-type="float">
            <text:p>0,301946</text:p>
          </table:table-cell>
          <table:table-cell office:value-type="float" office:value="17.6278" calcext:value-type="float">
            <text:p>17,6278</text:p>
          </table:table-cell>
          <table:table-cell office:value-type="float" office:value="24.845" calcext:value-type="float">
            <text:p>24,845</text:p>
          </table:table-cell>
          <table:table-cell office:value-type="float" office:value="0.269832" calcext:value-type="float">
            <text:p>0,269832</text:p>
          </table:table-cell>
          <table:table-cell office:value-type="float" office:value="0.969097" calcext:value-type="float">
            <text:p>0,969097</text:p>
          </table:table-cell>
          <table:table-cell office:value-type="float" office:value="1" calcext:value-type="float">
            <text:p>1</text:p>
          </table:table-cell>
          <table:table-cell office:value-type="float" office:value="-0.212933" calcext:value-type="float">
            <text:p>-0,212933</text:p>
          </table:table-cell>
          <table:table-cell office:value-type="float" office:value="-2.10274" calcext:value-type="float">
            <text:p>-2,10274</text:p>
          </table:table-cell>
          <table:table-cell table:number-columns-repeated="10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20.529" calcext:value-type="float">
            <text:p>920,529</text:p>
          </table:table-cell>
          <table:table-cell office:value-type="float" office:value="565.559" calcext:value-type="float">
            <text:p>565,559</text:p>
          </table:table-cell>
          <table:table-cell office:value-type="float" office:value="-6.07347" calcext:value-type="float">
            <text:p>-6,07347</text:p>
          </table:table-cell>
          <table:table-cell office:value-type="float" office:value="17.2122" calcext:value-type="float">
            <text:p>17,2122</text:p>
          </table:table-cell>
          <table:table-cell office:value-type="float" office:value="1.87314" calcext:value-type="float">
            <text:p>1,87314</text:p>
          </table:table-cell>
          <table:table-cell office:value-type="float" office:value="0.296575" calcext:value-type="float">
            <text:p>0,296575</text:p>
          </table:table-cell>
          <table:table-cell office:value-type="float" office:value="18.0295" calcext:value-type="float">
            <text:p>18,0295</text:p>
          </table:table-cell>
          <table:table-cell office:value-type="float" office:value="27.6428" calcext:value-type="float">
            <text:p>27,6428</text:p>
          </table:table-cell>
          <table:table-cell office:value-type="float" office:value="0.335512" calcext:value-type="float">
            <text:p>0,335512</text:p>
          </table:table-cell>
          <table:table-cell office:value-type="float" office:value="0.972187" calcext:value-type="float">
            <text:p>0,972187</text:p>
          </table:table-cell>
          <table:table-cell office:value-type="float" office:value="1" calcext:value-type="float">
            <text:p>1</text:p>
          </table:table-cell>
          <table:table-cell office:value-type="float" office:value="-0.306836" calcext:value-type="float">
            <text:p>-0,306836</text:p>
          </table:table-cell>
          <table:table-cell office:value-type="float" office:value="-2.19967" calcext:value-type="float">
            <text:p>-2,19967</text:p>
          </table:table-cell>
          <table:table-cell table:number-columns-repeated="101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20.543" calcext:value-type="float">
            <text:p>920,543</text:p>
          </table:table-cell>
          <table:table-cell office:value-type="float" office:value="566.971" calcext:value-type="float">
            <text:p>566,971</text:p>
          </table:table-cell>
          <table:table-cell office:value-type="float" office:value="-6.07197" calcext:value-type="float">
            <text:p>-6,07197</text:p>
          </table:table-cell>
          <table:table-cell office:value-type="float" office:value="17.5307" calcext:value-type="float">
            <text:p>17,5307</text:p>
          </table:table-cell>
          <table:table-cell office:value-type="float" office:value="1.87481" calcext:value-type="float">
            <text:p>1,87481</text:p>
          </table:table-cell>
          <table:table-cell office:value-type="float" office:value="0.293103" calcext:value-type="float">
            <text:p>0,293103</text:p>
          </table:table-cell>
          <table:table-cell office:value-type="float" office:value="18.9399" calcext:value-type="float">
            <text:p>18,9399</text:p>
          </table:table-cell>
          <table:table-cell office:value-type="float" office:value="37.1082" calcext:value-type="float">
            <text:p>37,1082</text:p>
          </table:table-cell>
          <table:table-cell office:value-type="float" office:value="0.384072" calcext:value-type="float">
            <text:p>0,384072</text:p>
          </table:table-cell>
          <table:table-cell office:value-type="float" office:value="0.974968" calcext:value-type="float">
            <text:p>0,974968</text:p>
          </table:table-cell>
          <table:table-cell office:value-type="float" office:value="1" calcext:value-type="float">
            <text:p>1</text:p>
          </table:table-cell>
          <table:table-cell office:value-type="float" office:value="-0.471426" calcext:value-type="float">
            <text:p>-0,471426</text:p>
          </table:table-cell>
          <table:table-cell office:value-type="float" office:value="-2.36603" calcext:value-type="float">
            <text:p>-2,36603</text:p>
          </table:table-cell>
          <table:table-cell table:number-columns-repeated="10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20.556" calcext:value-type="float">
            <text:p>920,556</text:p>
          </table:table-cell>
          <table:table-cell office:value-type="float" office:value="568.167" calcext:value-type="float">
            <text:p>568,167</text:p>
          </table:table-cell>
          <table:table-cell office:value-type="float" office:value="-6.08112" calcext:value-type="float">
            <text:p>-6,08112</text:p>
          </table:table-cell>
          <table:table-cell office:value-type="float" office:value="18.232" calcext:value-type="float">
            <text:p>18,232</text:p>
          </table:table-cell>
          <table:table-cell office:value-type="float" office:value="1.87392" calcext:value-type="float">
            <text:p>1,87392</text:p>
          </table:table-cell>
          <table:table-cell office:value-type="float" office:value="0.291586" calcext:value-type="float">
            <text:p>0,291586</text:p>
          </table:table-cell>
          <table:table-cell office:value-type="float" office:value="19.7039" calcext:value-type="float">
            <text:p>19,7039</text:p>
          </table:table-cell>
          <table:table-cell office:value-type="float" office:value="43.3197" calcext:value-type="float">
            <text:p>43,3197</text:p>
          </table:table-cell>
          <table:table-cell office:value-type="float" office:value="0.399724" calcext:value-type="float">
            <text:p>0,399724</text:p>
          </table:table-cell>
          <table:table-cell office:value-type="float" office:value="0.977472" calcext:value-type="float">
            <text:p>0,977472</text:p>
          </table:table-cell>
          <table:table-cell office:value-type="float" office:value="1" calcext:value-type="float">
            <text:p>1</text:p>
          </table:table-cell>
          <table:table-cell office:value-type="float" office:value="-0.575404" calcext:value-type="float">
            <text:p>-0,575404</text:p>
          </table:table-cell>
          <table:table-cell office:value-type="float" office:value="-2.46804" calcext:value-type="float">
            <text:p>-2,46804</text:p>
          </table:table-cell>
          <table:table-cell table:number-columns-repeated="101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20.568" calcext:value-type="float">
            <text:p>920,568</text:p>
          </table:table-cell>
          <table:table-cell office:value-type="float" office:value="565.973" calcext:value-type="float">
            <text:p>565,973</text:p>
          </table:table-cell>
          <table:table-cell office:value-type="float" office:value="-6.06388" calcext:value-type="float">
            <text:p>-6,06388</text:p>
          </table:table-cell>
          <table:table-cell office:value-type="float" office:value="19.2404" calcext:value-type="float">
            <text:p>19,2404</text:p>
          </table:table-cell>
          <table:table-cell office:value-type="float" office:value="1.87414" calcext:value-type="float">
            <text:p>1,87414</text:p>
          </table:table-cell>
          <table:table-cell office:value-type="float" office:value="0.290772" calcext:value-type="float">
            <text:p>0,290772</text:p>
          </table:table-cell>
          <table:table-cell office:value-type="float" office:value="20.3835" calcext:value-type="float">
            <text:p>20,3835</text:p>
          </table:table-cell>
          <table:table-cell office:value-type="float" office:value="52.5111" calcext:value-type="float">
            <text:p>52,5111</text:p>
          </table:table-cell>
          <table:table-cell office:value-type="float" office:value="0.393258" calcext:value-type="float">
            <text:p>0,393258</text:p>
          </table:table-cell>
          <table:table-cell office:value-type="float" office:value="0.979724" calcext:value-type="float">
            <text:p>0,979724</text:p>
          </table:table-cell>
          <table:table-cell office:value-type="float" office:value="1" calcext:value-type="float">
            <text:p>1</text:p>
          </table:table-cell>
          <table:table-cell office:value-type="float" office:value="-0.670061" calcext:value-type="float">
            <text:p>-0,670061</text:p>
          </table:table-cell>
          <table:table-cell office:value-type="float" office:value="-2.55837" calcext:value-type="float">
            <text:p>-2,55837</text:p>
          </table:table-cell>
          <table:table-cell table:number-columns-repeated="10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20.579" calcext:value-type="float">
            <text:p>920,579</text:p>
          </table:table-cell>
          <table:table-cell office:value-type="float" office:value="565.605" calcext:value-type="float">
            <text:p>565,605</text:p>
          </table:table-cell>
          <table:table-cell office:value-type="float" office:value="-6.07124" calcext:value-type="float">
            <text:p>-6,07124</text:p>
          </table:table-cell>
          <table:table-cell office:value-type="float" office:value="19.6105" calcext:value-type="float">
            <text:p>19,6105</text:p>
          </table:table-cell>
          <table:table-cell office:value-type="float" office:value="1.87874" calcext:value-type="float">
            <text:p>1,87874</text:p>
          </table:table-cell>
          <table:table-cell office:value-type="float" office:value="0.304243" calcext:value-type="float">
            <text:p>0,304243</text:p>
          </table:table-cell>
          <table:table-cell office:value-type="float" office:value="19.5138" calcext:value-type="float">
            <text:p>19,5138</text:p>
          </table:table-cell>
          <table:table-cell office:value-type="float" office:value="48.9339" calcext:value-type="float">
            <text:p>48,9339</text:p>
          </table:table-cell>
          <table:table-cell office:value-type="float" office:value="0.380042" calcext:value-type="float">
            <text:p>0,380042</text:p>
          </table:table-cell>
          <table:table-cell office:value-type="float" office:value="0.981752" calcext:value-type="float">
            <text:p>0,981752</text:p>
          </table:table-cell>
          <table:table-cell office:value-type="float" office:value="1" calcext:value-type="float">
            <text:p>1</text:p>
          </table:table-cell>
          <table:table-cell office:value-type="float" office:value="-0.559894" calcext:value-type="float">
            <text:p>-0,559894</text:p>
          </table:table-cell>
          <table:table-cell office:value-type="float" office:value="-2.453" calcext:value-type="float">
            <text:p>-2,453</text:p>
          </table:table-cell>
          <table:table-cell table:number-columns-repeated="101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0.59" calcext:value-type="float">
            <text:p>920,59</text:p>
          </table:table-cell>
          <table:table-cell office:value-type="float" office:value="565.231" calcext:value-type="float">
            <text:p>565,231</text:p>
          </table:table-cell>
          <table:table-cell office:value-type="float" office:value="-6.10514" calcext:value-type="float">
            <text:p>-6,10514</text:p>
          </table:table-cell>
          <table:table-cell office:value-type="float" office:value="19.3818" calcext:value-type="float">
            <text:p>19,3818</text:p>
          </table:table-cell>
          <table:table-cell office:value-type="float" office:value="1.88627" calcext:value-type="float">
            <text:p>1,88627</text:p>
          </table:table-cell>
          <table:table-cell office:value-type="float" office:value="0.301297" calcext:value-type="float">
            <text:p>0,301297</text:p>
          </table:table-cell>
          <table:table-cell office:value-type="float" office:value="18.0931" calcext:value-type="float">
            <text:p>18,0931</text:p>
          </table:table-cell>
          <table:table-cell office:value-type="float" office:value="44.2239" calcext:value-type="float">
            <text:p>44,2239</text:p>
          </table:table-cell>
          <table:table-cell office:value-type="float" office:value="0.36973" calcext:value-type="float">
            <text:p>0,36973</text:p>
          </table:table-cell>
          <table:table-cell office:value-type="float" office:value="0.983577" calcext:value-type="float">
            <text:p>0,983577</text:p>
          </table:table-cell>
          <table:table-cell office:value-type="float" office:value="1" calcext:value-type="float">
            <text:p>1</text:p>
          </table:table-cell>
          <table:table-cell office:value-type="float" office:value="-0.385217" calcext:value-type="float">
            <text:p>-0,385217</text:p>
          </table:table-cell>
          <table:table-cell office:value-type="float" office:value="-2.27955" calcext:value-type="float">
            <text:p>-2,27955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0.6" calcext:value-type="float">
            <text:p>920,6</text:p>
          </table:table-cell>
          <table:table-cell office:value-type="float" office:value="565.7" calcext:value-type="float">
            <text:p>565,7</text:p>
          </table:table-cell>
          <table:table-cell office:value-type="float" office:value="-6.13593" calcext:value-type="float">
            <text:p>-6,13593</text:p>
          </table:table-cell>
          <table:table-cell office:value-type="float" office:value="18.9925" calcext:value-type="float">
            <text:p>18,9925</text:p>
          </table:table-cell>
          <table:table-cell office:value-type="float" office:value="1.89292" calcext:value-type="float">
            <text:p>1,89292</text:p>
          </table:table-cell>
          <table:table-cell office:value-type="float" office:value="0.297007" calcext:value-type="float">
            <text:p>0,297007</text:p>
          </table:table-cell>
          <table:table-cell office:value-type="float" office:value="17.6824" calcext:value-type="float">
            <text:p>17,6824</text:p>
          </table:table-cell>
          <table:table-cell office:value-type="float" office:value="40.8418" calcext:value-type="float">
            <text:p>40,8418</text:p>
          </table:table-cell>
          <table:table-cell office:value-type="float" office:value="0.354395" calcext:value-type="float">
            <text:p>0,354395</text:p>
          </table:table-cell>
          <table:table-cell office:value-type="float" office:value="0.985219" calcext:value-type="float">
            <text:p>0,985219</text:p>
          </table:table-cell>
          <table:table-cell office:value-type="float" office:value="1" calcext:value-type="float">
            <text:p>1</text:p>
          </table:table-cell>
          <table:table-cell office:value-type="float" office:value="-0.318518" calcext:value-type="float">
            <text:p>-0,318518</text:p>
          </table:table-cell>
          <table:table-cell office:value-type="float" office:value="-2.21165" calcext:value-type="float">
            <text:p>-2,21165</text:p>
          </table:table-cell>
          <table:table-cell table:number-columns-repeated="1010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20.61" calcext:value-type="float">
            <text:p>920,61</text:p>
          </table:table-cell>
          <table:table-cell office:value-type="float" office:value="566.195" calcext:value-type="float">
            <text:p>566,195</text:p>
          </table:table-cell>
          <table:table-cell office:value-type="float" office:value="-6.16361" calcext:value-type="float">
            <text:p>-6,16361</text:p>
          </table:table-cell>
          <table:table-cell office:value-type="float" office:value="18.5111" calcext:value-type="float">
            <text:p>18,5111</text:p>
          </table:table-cell>
          <table:table-cell office:value-type="float" office:value="1.89557" calcext:value-type="float">
            <text:p>1,89557</text:p>
          </table:table-cell>
          <table:table-cell office:value-type="float" office:value="0.29242" calcext:value-type="float">
            <text:p>0,29242</text:p>
          </table:table-cell>
          <table:table-cell office:value-type="float" office:value="17.3085" calcext:value-type="float">
            <text:p>17,3085</text:p>
          </table:table-cell>
          <table:table-cell office:value-type="float" office:value="38.5787" calcext:value-type="float">
            <text:p>38,5787</text:p>
          </table:table-cell>
          <table:table-cell office:value-type="float" office:value="0.350444" calcext:value-type="float">
            <text:p>0,350444</text:p>
          </table:table-cell>
          <table:table-cell office:value-type="float" office:value="0.986697" calcext:value-type="float">
            <text:p>0,986697</text:p>
          </table:table-cell>
          <table:table-cell office:value-type="float" office:value="0.97561" calcext:value-type="float">
            <text:p>0,97561</text:p>
          </table:table-cell>
          <table:table-cell office:value-type="float" office:value="-0.28437" calcext:value-type="float">
            <text:p>-0,28437</text:p>
          </table:table-cell>
          <table:table-cell office:value-type="float" office:value="-2.17659" calcext:value-type="float">
            <text:p>-2,17659</text:p>
          </table:table-cell>
          <table:table-cell table:number-columns-repeated="10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20.619" calcext:value-type="float">
            <text:p>920,619</text:p>
          </table:table-cell>
          <table:table-cell office:value-type="float" office:value="566.643" calcext:value-type="float">
            <text:p>566,643</text:p>
          </table:table-cell>
          <table:table-cell office:value-type="float" office:value="-6.1852" calcext:value-type="float">
            <text:p>-6,1852</text:p>
          </table:table-cell>
          <table:table-cell office:value-type="float" office:value="18.1508" calcext:value-type="float">
            <text:p>18,1508</text:p>
          </table:table-cell>
          <table:table-cell office:value-type="float" office:value="1.89557" calcext:value-type="float">
            <text:p>1,89557</text:p>
          </table:table-cell>
          <table:table-cell office:value-type="float" office:value="0.288366" calcext:value-type="float">
            <text:p>0,288366</text:p>
          </table:table-cell>
          <table:table-cell office:value-type="float" office:value="17.3083" calcext:value-type="float">
            <text:p>17,3083</text:p>
          </table:table-cell>
          <table:table-cell office:value-type="float" office:value="36.7935" calcext:value-type="float">
            <text:p>36,7935</text:p>
          </table:table-cell>
          <table:table-cell office:value-type="float" office:value="0.340378" calcext:value-type="float">
            <text:p>0,340378</text:p>
          </table:table-cell>
          <table:table-cell office:value-type="float" office:value="0.988027" calcext:value-type="float">
            <text:p>0,988027</text:p>
          </table:table-cell>
          <table:table-cell office:value-type="float" office:value="0.97619" calcext:value-type="float">
            <text:p>0,97619</text:p>
          </table:table-cell>
          <table:table-cell office:value-type="float" office:value="-0.269952" calcext:value-type="float">
            <text:p>-0,269952</text:p>
          </table:table-cell>
          <table:table-cell office:value-type="float" office:value="-2.16174" calcext:value-type="float">
            <text:p>-2,16174</text:p>
          </table:table-cell>
          <table:table-cell table:number-columns-repeated="101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20.628" calcext:value-type="float">
            <text:p>920,628</text:p>
          </table:table-cell>
          <table:table-cell office:value-type="float" office:value="567.023" calcext:value-type="float">
            <text:p>567,023</text:p>
          </table:table-cell>
          <table:table-cell office:value-type="float" office:value="-6.19241" calcext:value-type="float">
            <text:p>-6,19241</text:p>
          </table:table-cell>
          <table:table-cell office:value-type="float" office:value="17.9822" calcext:value-type="float">
            <text:p>17,9822</text:p>
          </table:table-cell>
          <table:table-cell office:value-type="float" office:value="1.89605" calcext:value-type="float">
            <text:p>1,89605</text:p>
          </table:table-cell>
          <table:table-cell office:value-type="float" office:value="0.28428" calcext:value-type="float">
            <text:p>0,28428</text:p>
          </table:table-cell>
          <table:table-cell office:value-type="float" office:value="17.3303" calcext:value-type="float">
            <text:p>17,3303</text:p>
          </table:table-cell>
          <table:table-cell office:value-type="float" office:value="36.2736" calcext:value-type="float">
            <text:p>36,2736</text:p>
          </table:table-cell>
          <table:table-cell office:value-type="float" office:value="0.349957" calcext:value-type="float">
            <text:p>0,349957</text:p>
          </table:table-cell>
          <table:table-cell office:value-type="float" office:value="0.989225" calcext:value-type="float">
            <text:p>0,989225</text:p>
          </table:table-cell>
          <table:table-cell office:value-type="float" office:value="0.976744" calcext:value-type="float">
            <text:p>0,976744</text:p>
          </table:table-cell>
          <table:table-cell office:value-type="float" office:value="-0.273305" calcext:value-type="float">
            <text:p>-0,273305</text:p>
          </table:table-cell>
          <table:table-cell office:value-type="float" office:value="-2.1652" calcext:value-type="float">
            <text:p>-2,1652</text:p>
          </table:table-cell>
          <table:table-cell table:number-columns-repeated="10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20.636" calcext:value-type="float">
            <text:p>920,636</text:p>
          </table:table-cell>
          <table:table-cell office:value-type="float" office:value="567.432" calcext:value-type="float">
            <text:p>567,432</text:p>
          </table:table-cell>
          <table:table-cell office:value-type="float" office:value="-6.20547" calcext:value-type="float">
            <text:p>-6,20547</text:p>
          </table:table-cell>
          <table:table-cell office:value-type="float" office:value="17.797" calcext:value-type="float">
            <text:p>17,797</text:p>
          </table:table-cell>
          <table:table-cell office:value-type="float" office:value="1.89846" calcext:value-type="float">
            <text:p>1,89846</text:p>
          </table:table-cell>
          <table:table-cell office:value-type="float" office:value="0.28582" calcext:value-type="float">
            <text:p>0,28582</text:p>
          </table:table-cell>
          <table:table-cell office:value-type="float" office:value="16.9574" calcext:value-type="float">
            <text:p>16,9574</text:p>
          </table:table-cell>
          <table:table-cell office:value-type="float" office:value="35.1854" calcext:value-type="float">
            <text:p>35,1854</text:p>
          </table:table-cell>
          <table:table-cell office:value-type="float" office:value="0.344268" calcext:value-type="float">
            <text:p>0,344268</text:p>
          </table:table-cell>
          <table:table-cell office:value-type="float" office:value="0.990302" calcext:value-type="float">
            <text:p>0,990302</text:p>
          </table:table-cell>
          <table:table-cell office:value-type="float" office:value="0.977273" calcext:value-type="float">
            <text:p>0,977273</text:p>
          </table:table-cell>
          <table:table-cell office:value-type="float" office:value="-0.225993" calcext:value-type="float">
            <text:p>-0,225993</text:p>
          </table:table-cell>
          <table:table-cell office:value-type="float" office:value="-2.11629" calcext:value-type="float">
            <text:p>-2,11629</text:p>
          </table:table-cell>
          <table:table-cell table:number-columns-repeated="101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20.644" calcext:value-type="float">
            <text:p>920,644</text:p>
          </table:table-cell>
          <table:table-cell office:value-type="float" office:value="567.8" calcext:value-type="float">
            <text:p>567,8</text:p>
          </table:table-cell>
          <table:table-cell office:value-type="float" office:value="-6.23619" calcext:value-type="float">
            <text:p>-6,23619</text:p>
          </table:table-cell>
          <table:table-cell office:value-type="float" office:value="17.6108" calcext:value-type="float">
            <text:p>17,6108</text:p>
          </table:table-cell>
          <table:table-cell office:value-type="float" office:value="1.89844" calcext:value-type="float">
            <text:p>1,89844</text:p>
          </table:table-cell>
          <table:table-cell office:value-type="float" office:value="0.281429" calcext:value-type="float">
            <text:p>0,281429</text:p>
          </table:table-cell>
          <table:table-cell office:value-type="float" office:value="16.6088" calcext:value-type="float">
            <text:p>16,6088</text:p>
          </table:table-cell>
          <table:table-cell office:value-type="float" office:value="33.7508" calcext:value-type="float">
            <text:p>33,7508</text:p>
          </table:table-cell>
          <table:table-cell office:value-type="float" office:value="0.349571" calcext:value-type="float">
            <text:p>0,349571</text:p>
          </table:table-cell>
          <table:table-cell office:value-type="float" office:value="0.991272" calcext:value-type="float">
            <text:p>0,991272</text:p>
          </table:table-cell>
          <table:table-cell office:value-type="float" office:value="0.977778" calcext:value-type="float">
            <text:p>0,977778</text:p>
          </table:table-cell>
          <table:table-cell office:value-type="float" office:value="-0.177037" calcext:value-type="float">
            <text:p>-0,177037</text:p>
          </table:table-cell>
          <table:table-cell office:value-type="float" office:value="-2.0654" calcext:value-type="float">
            <text:p>-2,0654</text:p>
          </table:table-cell>
          <table:table-cell table:number-columns-repeated="101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20.652" calcext:value-type="float">
            <text:p>920,652</text:p>
          </table:table-cell>
          <table:table-cell office:value-type="float" office:value="567.478" calcext:value-type="float">
            <text:p>567,478</text:p>
          </table:table-cell>
          <table:table-cell office:value-type="float" office:value="-6.26011" calcext:value-type="float">
            <text:p>-6,26011</text:p>
          </table:table-cell>
          <table:table-cell office:value-type="float" office:value="17.3602" calcext:value-type="float">
            <text:p>17,3602</text:p>
          </table:table-cell>
          <table:table-cell office:value-type="float" office:value="1.89795" calcext:value-type="float">
            <text:p>1,89795</text:p>
          </table:table-cell>
          <table:table-cell office:value-type="float" office:value="0.28018" calcext:value-type="float">
            <text:p>0,28018</text:p>
          </table:table-cell>
          <table:table-cell office:value-type="float" office:value="16.1932" calcext:value-type="float">
            <text:p>16,1932</text:p>
          </table:table-cell>
          <table:table-cell office:value-type="float" office:value="32.4432" calcext:value-type="float">
            <text:p>32,4432</text:p>
          </table:table-cell>
          <table:table-cell office:value-type="float" office:value="0.344944" calcext:value-type="float">
            <text:p>0,344944</text:p>
          </table:table-cell>
          <table:table-cell office:value-type="float" office:value="0.992145" calcext:value-type="float">
            <text:p>0,992145</text:p>
          </table:table-cell>
          <table:table-cell office:value-type="float" office:value="0.978261" calcext:value-type="float">
            <text:p>0,978261</text:p>
          </table:table-cell>
          <table:table-cell office:value-type="float" office:value="-0.119513" calcext:value-type="float">
            <text:p>-0,119513</text:p>
          </table:table-cell>
          <table:table-cell office:value-type="float" office:value="-2.00534" calcext:value-type="float">
            <text:p>-2,00534</text:p>
          </table:table-cell>
          <table:table-cell table:number-columns-repeated="10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20.66" calcext:value-type="float">
            <text:p>920,66</text:p>
          </table:table-cell>
          <table:table-cell office:value-type="float" office:value="567.809" calcext:value-type="float">
            <text:p>567,809</text:p>
          </table:table-cell>
          <table:table-cell office:value-type="float" office:value="-6.27545" calcext:value-type="float">
            <text:p>-6,27545</text:p>
          </table:table-cell>
          <table:table-cell office:value-type="float" office:value="17.0978" calcext:value-type="float">
            <text:p>17,0978</text:p>
          </table:table-cell>
          <table:table-cell office:value-type="float" office:value="1.89711" calcext:value-type="float">
            <text:p>1,89711</text:p>
          </table:table-cell>
          <table:table-cell office:value-type="float" office:value="0.285518" calcext:value-type="float">
            <text:p>0,285518</text:p>
          </table:table-cell>
          <table:table-cell office:value-type="float" office:value="16.0476" calcext:value-type="float">
            <text:p>16,0476</text:p>
          </table:table-cell>
          <table:table-cell office:value-type="float" office:value="31.4065" calcext:value-type="float">
            <text:p>31,4065</text:p>
          </table:table-cell>
          <table:table-cell office:value-type="float" office:value="0.339543" calcext:value-type="float">
            <text:p>0,339543</text:p>
          </table:table-cell>
          <table:table-cell office:value-type="float" office:value="0.99293" calcext:value-type="float">
            <text:p>0,99293</text:p>
          </table:table-cell>
          <table:table-cell office:value-type="float" office:value="0.978723" calcext:value-type="float">
            <text:p>0,978723</text:p>
          </table:table-cell>
          <table:table-cell office:value-type="float" office:value="-0.0981666" calcext:value-type="float">
            <text:p>-0,0981666</text:p>
          </table:table-cell>
          <table:table-cell office:value-type="float" office:value="-1.98299" calcext:value-type="float">
            <text:p>-1,98299</text:p>
          </table:table-cell>
          <table:table-cell table:number-columns-repeated="101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20.667" calcext:value-type="float">
            <text:p>920,667</text:p>
          </table:table-cell>
          <table:table-cell office:value-type="float" office:value="568.125" calcext:value-type="float">
            <text:p>568,125</text:p>
          </table:table-cell>
          <table:table-cell office:value-type="float" office:value="-6.2851" calcext:value-type="float">
            <text:p>-6,2851</text:p>
          </table:table-cell>
          <table:table-cell office:value-type="float" office:value="16.8914" calcext:value-type="float">
            <text:p>16,8914</text:p>
          </table:table-cell>
          <table:table-cell office:value-type="float" office:value="1.89547" calcext:value-type="float">
            <text:p>1,89547</text:p>
          </table:table-cell>
          <table:table-cell office:value-type="float" office:value="0.284611" calcext:value-type="float">
            <text:p>0,284611</text:p>
          </table:table-cell>
          <table:table-cell office:value-type="float" office:value="16.021" calcext:value-type="float">
            <text:p>16,021</text:p>
          </table:table-cell>
          <table:table-cell office:value-type="float" office:value="30.7248" calcext:value-type="float">
            <text:p>30,7248</text:p>
          </table:table-cell>
          <table:table-cell office:value-type="float" office:value="0.336196" calcext:value-type="float">
            <text:p>0,336196</text:p>
          </table:table-cell>
          <table:table-cell office:value-type="float" office:value="0.993637" calcext:value-type="float">
            <text:p>0,993637</text:p>
          </table:table-cell>
          <table:table-cell office:value-type="float" office:value="0.979167" calcext:value-type="float">
            <text:p>0,979167</text:p>
          </table:table-cell>
          <table:table-cell office:value-type="float" office:value="-0.0900659" calcext:value-type="float">
            <text:p>-0,0900659</text:p>
          </table:table-cell>
          <table:table-cell office:value-type="float" office:value="-1.97451" calcext:value-type="float">
            <text:p>-1,97451</text:p>
          </table:table-cell>
          <table:table-cell table:number-columns-repeated="101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0.673" calcext:value-type="float">
            <text:p>920,673</text:p>
          </table:table-cell>
          <table:table-cell office:value-type="float" office:value="568.449" calcext:value-type="float">
            <text:p>568,449</text:p>
          </table:table-cell>
          <table:table-cell office:value-type="float" office:value="-6.30678" calcext:value-type="float">
            <text:p>-6,30678</text:p>
          </table:table-cell>
          <table:table-cell office:value-type="float" office:value="16.7473" calcext:value-type="float">
            <text:p>16,7473</text:p>
          </table:table-cell>
          <table:table-cell office:value-type="float" office:value="1.89545" calcext:value-type="float">
            <text:p>1,89545</text:p>
          </table:table-cell>
          <table:table-cell office:value-type="float" office:value="0.282264" calcext:value-type="float">
            <text:p>0,282264</text:p>
          </table:table-cell>
          <table:table-cell office:value-type="float" office:value="16.0482" calcext:value-type="float">
            <text:p>16,0482</text:p>
          </table:table-cell>
          <table:table-cell office:value-type="float" office:value="30.1793" calcext:value-type="float">
            <text:p>30,1793</text:p>
          </table:table-cell>
          <table:table-cell office:value-type="float" office:value="0.335368" calcext:value-type="float">
            <text:p>0,335368</text:p>
          </table:table-cell>
          <table:table-cell office:value-type="float" office:value="0.994274" calcext:value-type="float">
            <text:p>0,994274</text:p>
          </table:table-cell>
          <table:table-cell office:value-type="float" office:value="0.959184" calcext:value-type="float">
            <text:p>0,959184</text:p>
          </table:table-cell>
          <table:table-cell office:value-type="float" office:value="-0.101592" calcext:value-type="float">
            <text:p>-0,101592</text:p>
          </table:table-cell>
          <table:table-cell office:value-type="float" office:value="-1.98658" calcext:value-type="float">
            <text:p>-1,98658</text:p>
          </table:table-cell>
          <table:table-cell table:number-columns-repeated="10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20.68" calcext:value-type="float">
            <text:p>920,68</text:p>
          </table:table-cell>
          <table:table-cell office:value-type="float" office:value="568.78" calcext:value-type="float">
            <text:p>568,78</text:p>
          </table:table-cell>
          <table:table-cell office:value-type="float" office:value="-6.3293" calcext:value-type="float">
            <text:p>-6,3293</text:p>
          </table:table-cell>
          <table:table-cell office:value-type="float" office:value="16.5815" calcext:value-type="float">
            <text:p>16,5815</text:p>
          </table:table-cell>
          <table:table-cell office:value-type="float" office:value="1.89683" calcext:value-type="float">
            <text:p>1,89683</text:p>
          </table:table-cell>
          <table:table-cell office:value-type="float" office:value="0.283982" calcext:value-type="float">
            <text:p>0,283982</text:p>
          </table:table-cell>
          <table:table-cell office:value-type="float" office:value="15.5239" calcext:value-type="float">
            <text:p>15,5239</text:p>
          </table:table-cell>
          <table:table-cell office:value-type="float" office:value="28.7215" calcext:value-type="float">
            <text:p>28,7215</text:p>
          </table:table-cell>
          <table:table-cell office:value-type="float" office:value="0.334954" calcext:value-type="float">
            <text:p>0,334954</text:p>
          </table:table-cell>
          <table:table-cell office:value-type="float" office:value="0.994846" calcext:value-type="float">
            <text:p>0,994846</text:p>
          </table:table-cell>
          <table:table-cell office:value-type="float" office:value="0.96" calcext:value-type="float">
            <text:p>0,96</text:p>
          </table:table-cell>
          <table:table-cell office:value-type="float" office:value="-0.0321778" calcext:value-type="float">
            <text:p>-0,0321778</text:p>
          </table:table-cell>
          <table:table-cell office:value-type="float" office:value="-1.91378" calcext:value-type="float">
            <text:p>-1,91378</text:p>
          </table:table-cell>
          <table:table-cell table:number-columns-repeated="101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20.686" calcext:value-type="float">
            <text:p>920,686</text:p>
          </table:table-cell>
          <table:table-cell office:value-type="float" office:value="569.118" calcext:value-type="float">
            <text:p>569,118</text:p>
          </table:table-cell>
          <table:table-cell office:value-type="float" office:value="-6.3454" calcext:value-type="float">
            <text:p>-6,3454</text:p>
          </table:table-cell>
          <table:table-cell office:value-type="float" office:value="16.4492" calcext:value-type="float">
            <text:p>16,4492</text:p>
          </table:table-cell>
          <table:table-cell office:value-type="float" office:value="1.90056" calcext:value-type="float">
            <text:p>1,90056</text:p>
          </table:table-cell>
          <table:table-cell office:value-type="float" office:value="0.282267" calcext:value-type="float">
            <text:p>0,282267</text:p>
          </table:table-cell>
          <table:table-cell office:value-type="float" office:value="15.5397" calcext:value-type="float">
            <text:p>15,5397</text:p>
          </table:table-cell>
          <table:table-cell office:value-type="float" office:value="28.1544" calcext:value-type="float">
            <text:p>28,1544</text:p>
          </table:table-cell>
          <table:table-cell office:value-type="float" office:value="0.334274" calcext:value-type="float">
            <text:p>0,334274</text:p>
          </table:table-cell>
          <table:table-cell office:value-type="float" office:value="0.995362" calcext:value-type="float">
            <text:p>0,995362</text:p>
          </table:table-cell>
          <table:table-cell office:value-type="float" office:value="0.960784" calcext:value-type="float">
            <text:p>0,960784</text:p>
          </table:table-cell>
          <table:table-cell office:value-type="float" office:value="-0.0295958" calcext:value-type="float">
            <text:p>-0,0295958</text:p>
          </table:table-cell>
          <table:table-cell office:value-type="float" office:value="-1.91107" calcext:value-type="float">
            <text:p>-1,91107</text:p>
          </table:table-cell>
          <table:table-cell table:number-columns-repeated="1010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20.692" calcext:value-type="float">
            <text:p>920,692</text:p>
          </table:table-cell>
          <table:table-cell office:value-type="float" office:value="569.423" calcext:value-type="float">
            <text:p>569,423</text:p>
          </table:table-cell>
          <table:table-cell office:value-type="float" office:value="-6.36094" calcext:value-type="float">
            <text:p>-6,36094</text:p>
          </table:table-cell>
          <table:table-cell office:value-type="float" office:value="16.3201" calcext:value-type="float">
            <text:p>16,3201</text:p>
          </table:table-cell>
          <table:table-cell office:value-type="float" office:value="1.90141" calcext:value-type="float">
            <text:p>1,90141</text:p>
          </table:table-cell>
          <table:table-cell office:value-type="float" office:value="0.2803" calcext:value-type="float">
            <text:p>0,2803</text:p>
          </table:table-cell>
          <table:table-cell office:value-type="float" office:value="15.4974" calcext:value-type="float">
            <text:p>15,4974</text:p>
          </table:table-cell>
          <table:table-cell office:value-type="float" office:value="27.337" calcext:value-type="float">
            <text:p>27,337</text:p>
          </table:table-cell>
          <table:table-cell office:value-type="float" office:value="0.336323" calcext:value-type="float">
            <text:p>0,336323</text:p>
          </table:table-cell>
          <table:table-cell office:value-type="float" office:value="0.995825" calcext:value-type="float">
            <text:p>0,995825</text:p>
          </table:table-cell>
          <table:table-cell office:value-type="float" office:value="0.961538" calcext:value-type="float">
            <text:p>0,961538</text:p>
          </table:table-cell>
          <table:table-cell office:value-type="float" office:value="-0.0190575" calcext:value-type="float">
            <text:p>-0,0190575</text:p>
          </table:table-cell>
          <table:table-cell office:value-type="float" office:value="-1.90001" calcext:value-type="float">
            <text:p>-1,90001</text:p>
          </table:table-cell>
          <table:table-cell table:number-columns-repeated="1010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20.698" calcext:value-type="float">
            <text:p>920,698</text:p>
          </table:table-cell>
          <table:table-cell office:value-type="float" office:value="569.717" calcext:value-type="float">
            <text:p>569,717</text:p>
          </table:table-cell>
          <table:table-cell office:value-type="float" office:value="-6.37777" calcext:value-type="float">
            <text:p>-6,37777</text:p>
          </table:table-cell>
          <table:table-cell office:value-type="float" office:value="16.1764" calcext:value-type="float">
            <text:p>16,1764</text:p>
          </table:table-cell>
          <table:table-cell office:value-type="float" office:value="1.89959" calcext:value-type="float">
            <text:p>1,89959</text:p>
          </table:table-cell>
          <table:table-cell office:value-type="float" office:value="0.281153" calcext:value-type="float">
            <text:p>0,281153</text:p>
          </table:table-cell>
          <table:table-cell office:value-type="float" office:value="15.4141" calcext:value-type="float">
            <text:p>15,4141</text:p>
          </table:table-cell>
          <table:table-cell office:value-type="float" office:value="26.6423" calcext:value-type="float">
            <text:p>26,6423</text:p>
          </table:table-cell>
          <table:table-cell office:value-type="float" office:value="0.334068" calcext:value-type="float">
            <text:p>0,334068</text:p>
          </table:table-cell>
          <table:table-cell office:value-type="float" office:value="0.996243" calcext:value-type="float">
            <text:p>0,996243</text:p>
          </table:table-cell>
          <table:table-cell office:value-type="float" office:value="0.962264" calcext:value-type="float">
            <text:p>0,962264</text:p>
          </table:table-cell>
          <table:table-cell office:value-type="float" office:value="-0.00296653" calcext:value-type="float">
            <text:p>-0,00296653</text:p>
          </table:table-cell>
          <table:table-cell office:value-type="float" office:value="-1.88311" calcext:value-type="float">
            <text:p>-1,88311</text:p>
          </table:table-cell>
          <table:table-cell table:number-columns-repeated="1010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20.704" calcext:value-type="float">
            <text:p>920,704</text:p>
          </table:table-cell>
          <table:table-cell office:value-type="float" office:value="569.944" calcext:value-type="float">
            <text:p>569,944</text:p>
          </table:table-cell>
          <table:table-cell office:value-type="float" office:value="-6.38183" calcext:value-type="float">
            <text:p>-6,38183</text:p>
          </table:table-cell>
          <table:table-cell office:value-type="float" office:value="16.2535" calcext:value-type="float">
            <text:p>16,2535</text:p>
          </table:table-cell>
          <table:table-cell office:value-type="float" office:value="1.90153" calcext:value-type="float">
            <text:p>1,90153</text:p>
          </table:table-cell>
          <table:table-cell office:value-type="float" office:value="0.277158" calcext:value-type="float">
            <text:p>0,277158</text:p>
          </table:table-cell>
          <table:table-cell office:value-type="float" office:value="15.9837" calcext:value-type="float">
            <text:p>15,9837</text:p>
          </table:table-cell>
          <table:table-cell office:value-type="float" office:value="28.788" calcext:value-type="float">
            <text:p>28,788</text:p>
          </table:table-cell>
          <table:table-cell office:value-type="float" office:value="0.344492" calcext:value-type="float">
            <text:p>0,344492</text:p>
          </table:table-cell>
          <table:table-cell office:value-type="float" office:value="0.996619" calcext:value-type="float">
            <text:p>0,996619</text:p>
          </table:table-cell>
          <table:table-cell office:value-type="float" office:value="0.962963" calcext:value-type="float">
            <text:p>0,962963</text:p>
          </table:table-cell>
          <table:table-cell office:value-type="float" office:value="-0.0822052" calcext:value-type="float">
            <text:p>-0,0822052</text:p>
          </table:table-cell>
          <table:table-cell office:value-type="float" office:value="-1.96627" calcext:value-type="float">
            <text:p>-1,96627</text:p>
          </table:table-cell>
          <table:table-cell table:number-columns-repeated="1010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20.709" calcext:value-type="float">
            <text:p>920,709</text:p>
          </table:table-cell>
          <table:table-cell office:value-type="float" office:value="570.236" calcext:value-type="float">
            <text:p>570,236</text:p>
          </table:table-cell>
          <table:table-cell office:value-type="float" office:value="-6.39695" calcext:value-type="float">
            <text:p>-6,39695</text:p>
          </table:table-cell>
          <table:table-cell office:value-type="float" office:value="16.3112" calcext:value-type="float">
            <text:p>16,3112</text:p>
          </table:table-cell>
          <table:table-cell office:value-type="float" office:value="1.90403" calcext:value-type="float">
            <text:p>1,90403</text:p>
          </table:table-cell>
          <table:table-cell office:value-type="float" office:value="0.276689" calcext:value-type="float">
            <text:p>0,276689</text:p>
          </table:table-cell>
          <table:table-cell office:value-type="float" office:value="15.9314" calcext:value-type="float">
            <text:p>15,9314</text:p>
          </table:table-cell>
          <table:table-cell office:value-type="float" office:value="28.2844" calcext:value-type="float">
            <text:p>28,2844</text:p>
          </table:table-cell>
          <table:table-cell office:value-type="float" office:value="0.348525" calcext:value-type="float">
            <text:p>0,348525</text:p>
          </table:table-cell>
          <table:table-cell office:value-type="float" office:value="0.996957" calcext:value-type="float">
            <text:p>0,996957</text:p>
          </table:table-cell>
          <table:table-cell office:value-type="float" office:value="0.963636" calcext:value-type="float">
            <text:p>0,963636</text:p>
          </table:table-cell>
          <table:table-cell office:value-type="float" office:value="-0.0718218" calcext:value-type="float">
            <text:p>-0,0718218</text:p>
          </table:table-cell>
          <table:table-cell office:value-type="float" office:value="-1.95538" calcext:value-type="float">
            <text:p>-1,95538</text:p>
          </table:table-cell>
          <table:table-cell table:number-columns-repeated="1010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20.714" calcext:value-type="float">
            <text:p>920,714</text:p>
          </table:table-cell>
          <table:table-cell office:value-type="float" office:value="570.5" calcext:value-type="float">
            <text:p>570,5</text:p>
          </table:table-cell>
          <table:table-cell office:value-type="float" office:value="-6.41525" calcext:value-type="float">
            <text:p>-6,41525</text:p>
          </table:table-cell>
          <table:table-cell office:value-type="float" office:value="16.3712" calcext:value-type="float">
            <text:p>16,3712</text:p>
          </table:table-cell>
          <table:table-cell office:value-type="float" office:value="1.90284" calcext:value-type="float">
            <text:p>1,90284</text:p>
          </table:table-cell>
          <table:table-cell office:value-type="float" office:value="0.273028" calcext:value-type="float">
            <text:p>0,273028</text:p>
          </table:table-cell>
          <table:table-cell office:value-type="float" office:value="15.9038" calcext:value-type="float">
            <text:p>15,9038</text:p>
          </table:table-cell>
          <table:table-cell office:value-type="float" office:value="27.634" calcext:value-type="float">
            <text:p>27,634</text:p>
          </table:table-cell>
          <table:table-cell office:value-type="float" office:value="0.343275" calcext:value-type="float">
            <text:p>0,343275</text:p>
          </table:table-cell>
          <table:table-cell office:value-type="float" office:value="0.997261" calcext:value-type="float">
            <text:p>0,997261</text:p>
          </table:table-cell>
          <table:table-cell office:value-type="float" office:value="0.964286" calcext:value-type="float">
            <text:p>0,964286</text:p>
          </table:table-cell>
          <table:table-cell office:value-type="float" office:value="-0.0559485" calcext:value-type="float">
            <text:p>-0,0559485</text:p>
          </table:table-cell>
          <table:table-cell office:value-type="float" office:value="-1.93873" calcext:value-type="float">
            <text:p>-1,93873</text:p>
          </table:table-cell>
          <table:table-cell table:number-columns-repeated="1010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20.719" calcext:value-type="float">
            <text:p>920,719</text:p>
          </table:table-cell>
          <table:table-cell office:value-type="float" office:value="570.754" calcext:value-type="float">
            <text:p>570,754</text:p>
          </table:table-cell>
          <table:table-cell office:value-type="float" office:value="-6.42747" calcext:value-type="float">
            <text:p>-6,42747</text:p>
          </table:table-cell>
          <table:table-cell office:value-type="float" office:value="16.4583" calcext:value-type="float">
            <text:p>16,4583</text:p>
          </table:table-cell>
          <table:table-cell office:value-type="float" office:value="1.90072" calcext:value-type="float">
            <text:p>1,90072</text:p>
          </table:table-cell>
          <table:table-cell office:value-type="float" office:value="0.271302" calcext:value-type="float">
            <text:p>0,271302</text:p>
          </table:table-cell>
          <table:table-cell office:value-type="float" office:value="15.9125" calcext:value-type="float">
            <text:p>15,9125</text:p>
          </table:table-cell>
          <table:table-cell office:value-type="float" office:value="27.3157" calcext:value-type="float">
            <text:p>27,3157</text:p>
          </table:table-cell>
          <table:table-cell office:value-type="float" office:value="0.341689" calcext:value-type="float">
            <text:p>0,341689</text:p>
          </table:table-cell>
          <table:table-cell office:value-type="float" office:value="0.997535" calcext:value-type="float">
            <text:p>0,997535</text:p>
          </table:table-cell>
          <table:table-cell office:value-type="float" office:value="0.964912" calcext:value-type="float">
            <text:p>0,964912</text:p>
          </table:table-cell>
          <table:table-cell office:value-type="float" office:value="-0.0490204" calcext:value-type="float">
            <text:p>-0,0490204</text:p>
          </table:table-cell>
          <table:table-cell office:value-type="float" office:value="-1.93146" calcext:value-type="float">
            <text:p>-1,93146</text:p>
          </table:table-cell>
          <table:table-cell table:number-columns-repeated="1010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20.724" calcext:value-type="float">
            <text:p>920,724</text:p>
          </table:table-cell>
          <table:table-cell office:value-type="float" office:value="570.983" calcext:value-type="float">
            <text:p>570,983</text:p>
          </table:table-cell>
          <table:table-cell office:value-type="float" office:value="-6.43323" calcext:value-type="float">
            <text:p>-6,43323</text:p>
          </table:table-cell>
          <table:table-cell office:value-type="float" office:value="16.4546" calcext:value-type="float">
            <text:p>16,4546</text:p>
          </table:table-cell>
          <table:table-cell office:value-type="float" office:value="1.9003" calcext:value-type="float">
            <text:p>1,9003</text:p>
          </table:table-cell>
          <table:table-cell office:value-type="float" office:value="0.270606" calcext:value-type="float">
            <text:p>0,270606</text:p>
          </table:table-cell>
          <table:table-cell office:value-type="float" office:value="16.0189" calcext:value-type="float">
            <text:p>16,0189</text:p>
          </table:table-cell>
          <table:table-cell office:value-type="float" office:value="27.1818" calcext:value-type="float">
            <text:p>27,1818</text:p>
          </table:table-cell>
          <table:table-cell office:value-type="float" office:value="0.339183" calcext:value-type="float">
            <text:p>0,339183</text:p>
          </table:table-cell>
          <table:table-cell office:value-type="float" office:value="0.997781" calcext:value-type="float">
            <text:p>0,997781</text:p>
          </table:table-cell>
          <table:table-cell office:value-type="float" office:value="0.965517" calcext:value-type="float">
            <text:p>0,965517</text:p>
          </table:table-cell>
          <table:table-cell office:value-type="float" office:value="-0.0575641" calcext:value-type="float">
            <text:p>-0,0575641</text:p>
          </table:table-cell>
          <table:table-cell office:value-type="float" office:value="-1.94043" calcext:value-type="float">
            <text:p>-1,94043</text:p>
          </table:table-cell>
          <table:table-cell table:number-columns-repeated="1010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20.729" calcext:value-type="float">
            <text:p>920,729</text:p>
          </table:table-cell>
          <table:table-cell office:value-type="float" office:value="571.712" calcext:value-type="float">
            <text:p>571,712</text:p>
          </table:table-cell>
          <table:table-cell office:value-type="float" office:value="-6.44734" calcext:value-type="float">
            <text:p>-6,44734</text:p>
          </table:table-cell>
          <table:table-cell office:value-type="float" office:value="16.4598" calcext:value-type="float">
            <text:p>16,4598</text:p>
          </table:table-cell>
          <table:table-cell office:value-type="float" office:value="1.89706" calcext:value-type="float">
            <text:p>1,89706</text:p>
          </table:table-cell>
          <table:table-cell office:value-type="float" office:value="0.270617" calcext:value-type="float">
            <text:p>0,270617</text:p>
          </table:table-cell>
          <table:table-cell office:value-type="float" office:value="16.01" calcext:value-type="float">
            <text:p>16,01</text:p>
          </table:table-cell>
          <table:table-cell office:value-type="float" office:value="26.8328" calcext:value-type="float">
            <text:p>26,8328</text:p>
          </table:table-cell>
          <table:table-cell office:value-type="float" office:value="0.337412" calcext:value-type="float">
            <text:p>0,337412</text:p>
          </table:table-cell>
          <table:table-cell office:value-type="float" office:value="0.998003" calcext:value-type="float">
            <text:p>0,998003</text:p>
          </table:table-cell>
          <table:table-cell office:value-type="float" office:value="0.966102" calcext:value-type="float">
            <text:p>0,966102</text:p>
          </table:table-cell>
          <table:table-cell office:value-type="float" office:value="-0.0498052" calcext:value-type="float">
            <text:p>-0,0498052</text:p>
          </table:table-cell>
          <table:table-cell office:value-type="float" office:value="-1.93228" calcext:value-type="float">
            <text:p>-1,93228</text:p>
          </table:table-cell>
          <table:table-cell table:number-columns-repeated="10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20.733" calcext:value-type="float">
            <text:p>920,733</text:p>
          </table:table-cell>
          <table:table-cell office:value-type="float" office:value="572.483" calcext:value-type="float">
            <text:p>572,483</text:p>
          </table:table-cell>
          <table:table-cell office:value-type="float" office:value="-6.45372" calcext:value-type="float">
            <text:p>-6,45372</text:p>
          </table:table-cell>
          <table:table-cell office:value-type="float" office:value="16.4264" calcext:value-type="float">
            <text:p>16,4264</text:p>
          </table:table-cell>
          <table:table-cell office:value-type="float" office:value="1.89615" calcext:value-type="float">
            <text:p>1,89615</text:p>
          </table:table-cell>
          <table:table-cell office:value-type="float" office:value="0.277267" calcext:value-type="float">
            <text:p>0,277267</text:p>
          </table:table-cell>
          <table:table-cell office:value-type="float" office:value="15.8644" calcext:value-type="float">
            <text:p>15,8644</text:p>
          </table:table-cell>
          <table:table-cell office:value-type="float" office:value="26.2276" calcext:value-type="float">
            <text:p>26,2276</text:p>
          </table:table-cell>
          <table:table-cell office:value-type="float" office:value="0.337142" calcext:value-type="float">
            <text:p>0,337142</text:p>
          </table:table-cell>
          <table:table-cell office:value-type="float" office:value="0.998203" calcext:value-type="float">
            <text:p>0,998203</text:p>
          </table:table-cell>
          <table:table-cell office:value-type="float" office:value="0.966667" calcext:value-type="float">
            <text:p>0,966667</text:p>
          </table:table-cell>
          <table:table-cell office:value-type="float" office:value="-0.0314508" calcext:value-type="float">
            <text:p>-0,0314508</text:p>
          </table:table-cell>
          <table:table-cell office:value-type="float" office:value="-1.91302" calcext:value-type="float">
            <text:p>-1,91302</text:p>
          </table:table-cell>
          <table:table-cell table:number-columns-repeated="1010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20.738" calcext:value-type="float">
            <text:p>920,738</text:p>
          </table:table-cell>
          <table:table-cell office:value-type="float" office:value="573.148" calcext:value-type="float">
            <text:p>573,148</text:p>
          </table:table-cell>
          <table:table-cell office:value-type="float" office:value="-6.45844" calcext:value-type="float">
            <text:p>-6,45844</text:p>
          </table:table-cell>
          <table:table-cell office:value-type="float" office:value="16.4637" calcext:value-type="float">
            <text:p>16,4637</text:p>
          </table:table-cell>
          <table:table-cell office:value-type="float" office:value="1.8957" calcext:value-type="float">
            <text:p>1,8957</text:p>
          </table:table-cell>
          <table:table-cell office:value-type="float" office:value="0.275394" calcext:value-type="float">
            <text:p>0,275394</text:p>
          </table:table-cell>
          <table:table-cell office:value-type="float" office:value="16.129" calcext:value-type="float">
            <text:p>16,129</text:p>
          </table:table-cell>
          <table:table-cell office:value-type="float" office:value="26.4326" calcext:value-type="float">
            <text:p>26,4326</text:p>
          </table:table-cell>
          <table:table-cell office:value-type="float" office:value="0.334412" calcext:value-type="float">
            <text:p>0,334412</text:p>
          </table:table-cell>
          <table:table-cell office:value-type="float" office:value="0.998383" calcext:value-type="float">
            <text:p>0,998383</text:p>
          </table:table-cell>
          <table:table-cell office:value-type="float" office:value="0.967213" calcext:value-type="float">
            <text:p>0,967213</text:p>
          </table:table-cell>
          <table:table-cell office:value-type="float" office:value="-0.0590576" calcext:value-type="float">
            <text:p>-0,0590576</text:p>
          </table:table-cell>
          <table:table-cell office:value-type="float" office:value="-1.94199" calcext:value-type="float">
            <text:p>-1,94199</text:p>
          </table:table-cell>
          <table:table-cell table:number-columns-repeated="1010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20.726" calcext:value-type="float">
            <text:p>920,726</text:p>
          </table:table-cell>
          <table:table-cell office:value-type="float" office:value="573.323" calcext:value-type="float">
            <text:p>573,323</text:p>
          </table:table-cell>
          <table:table-cell office:value-type="float" office:value="-6.45607" calcext:value-type="float">
            <text:p>-6,45607</text:p>
          </table:table-cell>
          <table:table-cell office:value-type="float" office:value="16.446" calcext:value-type="float">
            <text:p>16,446</text:p>
          </table:table-cell>
          <table:table-cell office:value-type="float" office:value="1.89668" calcext:value-type="float">
            <text:p>1,89668</text:p>
          </table:table-cell>
          <table:table-cell office:value-type="float" office:value="0.274584" calcext:value-type="float">
            <text:p>0,274584</text:p>
          </table:table-cell>
          <table:table-cell office:value-type="float" office:value="16.0433" calcext:value-type="float">
            <text:p>16,0433</text:p>
          </table:table-cell>
          <table:table-cell office:value-type="float" office:value="26.2096" calcext:value-type="float">
            <text:p>26,2096</text:p>
          </table:table-cell>
          <table:table-cell office:value-type="float" office:value="0.333788" calcext:value-type="float">
            <text:p>0,333788</text:p>
          </table:table-cell>
          <table:table-cell office:value-type="float" office:value="0.998544" calcext:value-type="float">
            <text:p>0,998544</text:p>
          </table:table-cell>
          <table:table-cell office:value-type="float" office:value="0.967742" calcext:value-type="float">
            <text:p>0,967742</text:p>
          </table:table-cell>
          <table:table-cell office:value-type="float" office:value="-0.0479365" calcext:value-type="float">
            <text:p>-0,0479365</text:p>
          </table:table-cell>
          <table:table-cell office:value-type="float" office:value="-1.93032" calcext:value-type="float">
            <text:p>-1,93032</text:p>
          </table:table-cell>
          <table:table-cell table:number-columns-repeated="1010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20.73" calcext:value-type="float">
            <text:p>920,73</text:p>
          </table:table-cell>
          <table:table-cell office:value-type="float" office:value="573.492" calcext:value-type="float">
            <text:p>573,492</text:p>
          </table:table-cell>
          <table:table-cell office:value-type="float" office:value="-6.45535" calcext:value-type="float">
            <text:p>-6,45535</text:p>
          </table:table-cell>
          <table:table-cell office:value-type="float" office:value="16.425" calcext:value-type="float">
            <text:p>16,425</text:p>
          </table:table-cell>
          <table:table-cell office:value-type="float" office:value="1.89654" calcext:value-type="float">
            <text:p>1,89654</text:p>
          </table:table-cell>
          <table:table-cell office:value-type="float" office:value="0.273135" calcext:value-type="float">
            <text:p>0,273135</text:p>
          </table:table-cell>
          <table:table-cell office:value-type="float" office:value="16.0208" calcext:value-type="float">
            <text:p>16,0208</text:p>
          </table:table-cell>
          <table:table-cell office:value-type="float" office:value="26.0121" calcext:value-type="float">
            <text:p>26,0121</text:p>
          </table:table-cell>
          <table:table-cell office:value-type="float" office:value="0.33181" calcext:value-type="float">
            <text:p>0,33181</text:p>
          </table:table-cell>
          <table:table-cell office:value-type="float" office:value="0.99869" calcext:value-type="float">
            <text:p>0,99869</text:p>
          </table:table-cell>
          <table:table-cell office:value-type="float" office:value="0.968254" calcext:value-type="float">
            <text:p>0,968254</text:p>
          </table:table-cell>
          <table:table-cell office:value-type="float" office:value="-0.0426378" calcext:value-type="float">
            <text:p>-0,0426378</text:p>
          </table:table-cell>
          <table:table-cell office:value-type="float" office:value="-1.92476" calcext:value-type="float">
            <text:p>-1,92476</text:p>
          </table:table-cell>
          <table:table-cell table:number-columns-repeated="1010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20.734" calcext:value-type="float">
            <text:p>920,734</text:p>
          </table:table-cell>
          <table:table-cell office:value-type="float" office:value="573.141" calcext:value-type="float">
            <text:p>573,141</text:p>
          </table:table-cell>
          <table:table-cell office:value-type="float" office:value="-6.44923" calcext:value-type="float">
            <text:p>-6,44923</text:p>
          </table:table-cell>
          <table:table-cell office:value-type="float" office:value="16.4378" calcext:value-type="float">
            <text:p>16,4378</text:p>
          </table:table-cell>
          <table:table-cell office:value-type="float" office:value="1.89626" calcext:value-type="float">
            <text:p>1,89626</text:p>
          </table:table-cell>
          <table:table-cell office:value-type="float" office:value="0.270931" calcext:value-type="float">
            <text:p>0,270931</text:p>
          </table:table-cell>
          <table:table-cell office:value-type="float" office:value="15.9961" calcext:value-type="float">
            <text:p>15,9961</text:p>
          </table:table-cell>
          <table:table-cell office:value-type="float" office:value="25.6679" calcext:value-type="float">
            <text:p>25,6679</text:p>
          </table:table-cell>
          <table:table-cell office:value-type="float" office:value="0.328406" calcext:value-type="float">
            <text:p>0,328406</text:p>
          </table:table-cell>
          <table:table-cell office:value-type="float" office:value="0.998821" calcext:value-type="float">
            <text:p>0,998821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-0.0355736" calcext:value-type="float">
            <text:p>-0,0355736</text:p>
          </table:table-cell>
          <table:table-cell office:value-type="float" office:value="-1.91735" calcext:value-type="float">
            <text:p>-1,91735</text:p>
          </table:table-cell>
          <table:table-cell table:number-columns-repeated="1010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20.738" calcext:value-type="float">
            <text:p>920,738</text:p>
          </table:table-cell>
          <table:table-cell office:value-type="float" office:value="572.785" calcext:value-type="float">
            <text:p>572,785</text:p>
          </table:table-cell>
          <table:table-cell office:value-type="float" office:value="-6.44022" calcext:value-type="float">
            <text:p>-6,44022</text:p>
          </table:table-cell>
          <table:table-cell office:value-type="float" office:value="16.3961" calcext:value-type="float">
            <text:p>16,3961</text:p>
          </table:table-cell>
          <table:table-cell office:value-type="float" office:value="1.89579" calcext:value-type="float">
            <text:p>1,89579</text:p>
          </table:table-cell>
          <table:table-cell office:value-type="float" office:value="0.270477" calcext:value-type="float">
            <text:p>0,270477</text:p>
          </table:table-cell>
          <table:table-cell office:value-type="float" office:value="16.0115" calcext:value-type="float">
            <text:p>16,0115</text:p>
          </table:table-cell>
          <table:table-cell office:value-type="float" office:value="25.8409" calcext:value-type="float">
            <text:p>25,8409</text:p>
          </table:table-cell>
          <table:table-cell office:value-type="float" office:value="0.328313" calcext:value-type="float">
            <text:p>0,328313</text:p>
          </table:table-cell>
          <table:table-cell office:value-type="float" office:value="0.998939" calcext:value-type="float">
            <text:p>0,998939</text:p>
          </table:table-cell>
          <table:table-cell office:value-type="float" office:value="0.969231" calcext:value-type="float">
            <text:p>0,969231</text:p>
          </table:table-cell>
          <table:table-cell office:value-type="float" office:value="-0.0397625" calcext:value-type="float">
            <text:p>-0,0397625</text:p>
          </table:table-cell>
          <table:table-cell office:value-type="float" office:value="-1.92175" calcext:value-type="float">
            <text:p>-1,92175</text:p>
          </table:table-cell>
          <table:table-cell table:number-columns-repeated="1010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20.742" calcext:value-type="float">
            <text:p>920,742</text:p>
          </table:table-cell>
          <table:table-cell office:value-type="float" office:value="572.924" calcext:value-type="float">
            <text:p>572,924</text:p>
          </table:table-cell>
          <table:table-cell office:value-type="float" office:value="-6.43683" calcext:value-type="float">
            <text:p>-6,43683</text:p>
          </table:table-cell>
          <table:table-cell office:value-type="float" office:value="16.4156" calcext:value-type="float">
            <text:p>16,4156</text:p>
          </table:table-cell>
          <table:table-cell office:value-type="float" office:value="1.89515" calcext:value-type="float">
            <text:p>1,89515</text:p>
          </table:table-cell>
          <table:table-cell office:value-type="float" office:value="0.269798" calcext:value-type="float">
            <text:p>0,269798</text:p>
          </table:table-cell>
          <table:table-cell office:value-type="float" office:value="16.1353" calcext:value-type="float">
            <text:p>16,1353</text:p>
          </table:table-cell>
          <table:table-cell office:value-type="float" office:value="26.0354" calcext:value-type="float">
            <text:p>26,0354</text:p>
          </table:table-cell>
          <table:table-cell office:value-type="float" office:value="0.337772" calcext:value-type="float">
            <text:p>0,337772</text:p>
          </table:table-cell>
          <table:table-cell office:value-type="float" office:value="0.999045" calcext:value-type="float">
            <text:p>0,999045</text:p>
          </table:table-cell>
          <table:table-cell office:value-type="float" office:value="0.969697" calcext:value-type="float">
            <text:p>0,969697</text:p>
          </table:table-cell>
          <table:table-cell office:value-type="float" office:value="-0.0587813" calcext:value-type="float">
            <text:p>-0,0587813</text:p>
          </table:table-cell>
          <table:table-cell office:value-type="float" office:value="-1.9417" calcext:value-type="float">
            <text:p>-1,9417</text:p>
          </table:table-cell>
          <table:table-cell table:number-columns-repeated="1010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20.746" calcext:value-type="float">
            <text:p>920,746</text:p>
          </table:table-cell>
          <table:table-cell office:value-type="float" office:value="573.119" calcext:value-type="float">
            <text:p>573,119</text:p>
          </table:table-cell>
          <table:table-cell office:value-type="float" office:value="-6.42643" calcext:value-type="float">
            <text:p>-6,42643</text:p>
          </table:table-cell>
          <table:table-cell office:value-type="float" office:value="16.3807" calcext:value-type="float">
            <text:p>16,3807</text:p>
          </table:table-cell>
          <table:table-cell office:value-type="float" office:value="1.8986" calcext:value-type="float">
            <text:p>1,8986</text:p>
          </table:table-cell>
          <table:table-cell office:value-type="float" office:value="0.273603" calcext:value-type="float">
            <text:p>0,273603</text:p>
          </table:table-cell>
          <table:table-cell office:value-type="float" office:value="15.9092" calcext:value-type="float">
            <text:p>15,9092</text:p>
          </table:table-cell>
          <table:table-cell office:value-type="float" office:value="25.3878" calcext:value-type="float">
            <text:p>25,3878</text:p>
          </table:table-cell>
          <table:table-cell office:value-type="float" office:value="0.335359" calcext:value-type="float">
            <text:p>0,335359</text:p>
          </table:table-cell>
          <table:table-cell office:value-type="float" office:value="0.99914" calcext:value-type="float">
            <text:p>0,99914</text:p>
          </table:table-cell>
          <table:table-cell office:value-type="float" office:value="0.970149" calcext:value-type="float">
            <text:p>0,970149</text:p>
          </table:table-cell>
          <table:table-cell office:value-type="float" office:value="-0.0329787" calcext:value-type="float">
            <text:p>-0,0329787</text:p>
          </table:table-cell>
          <table:table-cell office:value-type="float" office:value="-1.91462" calcext:value-type="float">
            <text:p>-1,91462</text:p>
          </table:table-cell>
          <table:table-cell table:number-columns-repeated="10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20.75" calcext:value-type="float">
            <text:p>920,75</text:p>
          </table:table-cell>
          <table:table-cell office:value-type="float" office:value="573.309" calcext:value-type="float">
            <text:p>573,309</text:p>
          </table:table-cell>
          <table:table-cell office:value-type="float" office:value="-6.42404" calcext:value-type="float">
            <text:p>-6,42404</text:p>
          </table:table-cell>
          <table:table-cell office:value-type="float" office:value="16.3173" calcext:value-type="float">
            <text:p>16,3173</text:p>
          </table:table-cell>
          <table:table-cell office:value-type="float" office:value="1.90233" calcext:value-type="float">
            <text:p>1,90233</text:p>
          </table:table-cell>
          <table:table-cell office:value-type="float" office:value="0.274612" calcext:value-type="float">
            <text:p>0,274612</text:p>
          </table:table-cell>
          <table:table-cell office:value-type="float" office:value="15.7134" calcext:value-type="float">
            <text:p>15,7134</text:p>
          </table:table-cell>
          <table:table-cell office:value-type="float" office:value="24.9029" calcext:value-type="float">
            <text:p>24,9029</text:p>
          </table:table-cell>
          <table:table-cell office:value-type="float" office:value="0.339182" calcext:value-type="float">
            <text:p>0,339182</text:p>
          </table:table-cell>
          <table:table-cell office:value-type="float" office:value="0.999226" calcext:value-type="float">
            <text:p>0,999226</text:p>
          </table:table-cell>
          <table:table-cell office:value-type="float" office:value="0.970588" calcext:value-type="float">
            <text:p>0,970588</text:p>
          </table:table-cell>
          <table:table-cell office:value-type="float" office:value="-0.0120286" calcext:value-type="float">
            <text:p>-0,0120286</text:p>
          </table:table-cell>
          <table:table-cell office:value-type="float" office:value="-1.89263" calcext:value-type="float">
            <text:p>-1,89263</text:p>
          </table:table-cell>
          <table:table-cell table:number-columns-repeated="1010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20.754" calcext:value-type="float">
            <text:p>920,754</text:p>
          </table:table-cell>
          <table:table-cell office:value-type="float" office:value="573.957" calcext:value-type="float">
            <text:p>573,957</text:p>
          </table:table-cell>
          <table:table-cell office:value-type="float" office:value="-6.42118" calcext:value-type="float">
            <text:p>-6,42118</text:p>
          </table:table-cell>
          <table:table-cell office:value-type="float" office:value="16.297" calcext:value-type="float">
            <text:p>16,297</text:p>
          </table:table-cell>
          <table:table-cell office:value-type="float" office:value="1.90702" calcext:value-type="float">
            <text:p>1,90702</text:p>
          </table:table-cell>
          <table:table-cell office:value-type="float" office:value="0.272899" calcext:value-type="float">
            <text:p>0,272899</text:p>
          </table:table-cell>
          <table:table-cell office:value-type="float" office:value="16.0134" calcext:value-type="float">
            <text:p>16,0134</text:p>
          </table:table-cell>
          <table:table-cell office:value-type="float" office:value="25.8336" calcext:value-type="float">
            <text:p>25,8336</text:p>
          </table:table-cell>
          <table:table-cell office:value-type="float" office:value="0.345837" calcext:value-type="float">
            <text:p>0,345837</text:p>
          </table:table-cell>
          <table:table-cell office:value-type="float" office:value="0.999304" calcext:value-type="float">
            <text:p>0,999304</text:p>
          </table:table-cell>
          <table:table-cell office:value-type="float" office:value="0.971014" calcext:value-type="float">
            <text:p>0,971014</text:p>
          </table:table-cell>
          <table:table-cell office:value-type="float" office:value="-0.0562738" calcext:value-type="float">
            <text:p>-0,0562738</text:p>
          </table:table-cell>
          <table:table-cell office:value-type="float" office:value="-1.93907" calcext:value-type="float">
            <text:p>-1,93907</text:p>
          </table:table-cell>
          <table:table-cell table:number-columns-repeated="10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74.6" calcext:value-type="float">
            <text:p>574,6</text:p>
          </table:table-cell>
          <table:table-cell office:value-type="float" office:value="-6.42347" calcext:value-type="float">
            <text:p>-6,42347</text:p>
          </table:table-cell>
          <table:table-cell office:value-type="float" office:value="16.2851" calcext:value-type="float">
            <text:p>16,2851</text:p>
          </table:table-cell>
          <table:table-cell office:value-type="float" office:value="1.90932" calcext:value-type="float">
            <text:p>1,90932</text:p>
          </table:table-cell>
          <table:table-cell office:value-type="float" office:value="0.272052" calcext:value-type="float">
            <text:p>0,272052</text:p>
          </table:table-cell>
          <table:table-cell office:value-type="float" office:value="16.2509" calcext:value-type="float">
            <text:p>16,2509</text:p>
          </table:table-cell>
          <table:table-cell office:value-type="float" office:value="26.1959" calcext:value-type="float">
            <text:p>26,1959</text:p>
          </table:table-cell>
          <table:table-cell office:value-type="float" office:value="0.362888" calcext:value-type="float">
            <text:p>0,362888</text:p>
          </table:table-cell>
          <table:table-cell office:value-type="float" office:value="0.999373" calcext:value-type="float">
            <text:p>0,999373</text:p>
          </table:table-cell>
          <table:table-cell office:value-type="float" office:value="0.971429" calcext:value-type="float">
            <text:p>0,971429</text:p>
          </table:table-cell>
          <table:table-cell office:value-type="float" office:value="-0.0931832" calcext:value-type="float">
            <text:p>-0,0931832</text:p>
          </table:table-cell>
          <table:table-cell office:value-type="float" office:value="-1.97777" calcext:value-type="float">
            <text:p>-1,97777</text:p>
          </table:table-cell>
          <table:table-cell table:number-columns-repeated="1010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20.761" calcext:value-type="float">
            <text:p>920,761</text:p>
          </table:table-cell>
          <table:table-cell office:value-type="float" office:value="575.211" calcext:value-type="float">
            <text:p>575,211</text:p>
          </table:table-cell>
          <table:table-cell office:value-type="float" office:value="-6.43425" calcext:value-type="float">
            <text:p>-6,43425</text:p>
          </table:table-cell>
          <table:table-cell office:value-type="float" office:value="16.2777" calcext:value-type="float">
            <text:p>16,2777</text:p>
          </table:table-cell>
          <table:table-cell office:value-type="float" office:value="1.91133" calcext:value-type="float">
            <text:p>1,91133</text:p>
          </table:table-cell>
          <table:table-cell office:value-type="float" office:value="0.270855" calcext:value-type="float">
            <text:p>0,270855</text:p>
          </table:table-cell>
          <table:table-cell office:value-type="float" office:value="15.9885" calcext:value-type="float">
            <text:p>15,9885</text:p>
          </table:table-cell>
          <table:table-cell office:value-type="float" office:value="25.4283" calcext:value-type="float">
            <text:p>25,4283</text:p>
          </table:table-cell>
          <table:table-cell office:value-type="float" office:value="0.361349" calcext:value-type="float">
            <text:p>0,361349</text:p>
          </table:table-cell>
          <table:table-cell office:value-type="float" office:value="0.999436" calcext:value-type="float">
            <text:p>0,999436</text:p>
          </table:table-cell>
          <table:table-cell office:value-type="float" office:value="0.971831" calcext:value-type="float">
            <text:p>0,971831</text:p>
          </table:table-cell>
          <table:table-cell office:value-type="float" office:value="-0.0558883" calcext:value-type="float">
            <text:p>-0,0558883</text:p>
          </table:table-cell>
          <table:table-cell office:value-type="float" office:value="-1.93867" calcext:value-type="float">
            <text:p>-1,93867</text:p>
          </table:table-cell>
          <table:table-cell table:number-columns-repeated="1010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20.764" calcext:value-type="float">
            <text:p>920,764</text:p>
          </table:table-cell>
          <table:table-cell office:value-type="float" office:value="575.778" calcext:value-type="float">
            <text:p>575,778</text:p>
          </table:table-cell>
          <table:table-cell office:value-type="float" office:value="-6.44484" calcext:value-type="float">
            <text:p>-6,44484</text:p>
          </table:table-cell>
          <table:table-cell office:value-type="float" office:value="16.3914" calcext:value-type="float">
            <text:p>16,3914</text:p>
          </table:table-cell>
          <table:table-cell office:value-type="float" office:value="1.91498" calcext:value-type="float">
            <text:p>1,91498</text:p>
          </table:table-cell>
          <table:table-cell office:value-type="float" office:value="0.27007" calcext:value-type="float">
            <text:p>0,27007</text:p>
          </table:table-cell>
          <table:table-cell office:value-type="float" office:value="16.3865" calcext:value-type="float">
            <text:p>16,3865</text:p>
          </table:table-cell>
          <table:table-cell office:value-type="float" office:value="26.9465" calcext:value-type="float">
            <text:p>26,9465</text:p>
          </table:table-cell>
          <table:table-cell office:value-type="float" office:value="0.3601" calcext:value-type="float">
            <text:p>0,3601</text:p>
          </table:table-cell>
          <table:table-cell office:value-type="float" office:value="0.999492" calcext:value-type="float">
            <text:p>0,999492</text:p>
          </table:table-cell>
          <table:table-cell office:value-type="float" office:value="0.972222" calcext:value-type="float">
            <text:p>0,972222</text:p>
          </table:table-cell>
          <table:table-cell office:value-type="float" office:value="-0.106766" calcext:value-type="float">
            <text:p>-0,106766</text:p>
          </table:table-cell>
          <table:table-cell office:value-type="float" office:value="-1.992" calcext:value-type="float">
            <text:p>-1,992</text:p>
          </table:table-cell>
          <table:table-cell table:number-columns-repeated="1010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20.767" calcext:value-type="float">
            <text:p>920,767</text:p>
          </table:table-cell>
          <table:table-cell office:value-type="float" office:value="575.945" calcext:value-type="float">
            <text:p>575,945</text:p>
          </table:table-cell>
          <table:table-cell office:value-type="float" office:value="-6.45172" calcext:value-type="float">
            <text:p>-6,45172</text:p>
          </table:table-cell>
          <table:table-cell office:value-type="float" office:value="16.424" calcext:value-type="float">
            <text:p>16,424</text:p>
          </table:table-cell>
          <table:table-cell office:value-type="float" office:value="1.91695" calcext:value-type="float">
            <text:p>1,91695</text:p>
          </table:table-cell>
          <table:table-cell office:value-type="float" office:value="0.269821" calcext:value-type="float">
            <text:p>0,269821</text:p>
          </table:table-cell>
          <table:table-cell office:value-type="float" office:value="16.3156" calcext:value-type="float">
            <text:p>16,3156</text:p>
          </table:table-cell>
          <table:table-cell office:value-type="float" office:value="27.0106" calcext:value-type="float">
            <text:p>27,0106</text:p>
          </table:table-cell>
          <table:table-cell office:value-type="float" office:value="0.361194" calcext:value-type="float">
            <text:p>0,361194</text:p>
          </table:table-cell>
          <table:table-cell office:value-type="float" office:value="0.999543" calcext:value-type="float">
            <text:p>0,999543</text:p>
          </table:table-cell>
          <table:table-cell office:value-type="float" office:value="0.972603" calcext:value-type="float">
            <text:p>0,972603</text:p>
          </table:table-cell>
          <table:table-cell office:value-type="float" office:value="-0.0980454" calcext:value-type="float">
            <text:p>-0,0980454</text:p>
          </table:table-cell>
          <table:table-cell office:value-type="float" office:value="-1.98287" calcext:value-type="float">
            <text:p>-1,98287</text:p>
          </table:table-cell>
          <table:table-cell table:number-columns-repeated="1010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20.77" calcext:value-type="float">
            <text:p>920,77</text:p>
          </table:table-cell>
          <table:table-cell office:value-type="float" office:value="576.541" calcext:value-type="float">
            <text:p>576,541</text:p>
          </table:table-cell>
          <table:table-cell office:value-type="float" office:value="-6.46154" calcext:value-type="float">
            <text:p>-6,46154</text:p>
          </table:table-cell>
          <table:table-cell office:value-type="float" office:value="16.4578" calcext:value-type="float">
            <text:p>16,4578</text:p>
          </table:table-cell>
          <table:table-cell office:value-type="float" office:value="1.9176" calcext:value-type="float">
            <text:p>1,9176</text:p>
          </table:table-cell>
          <table:table-cell office:value-type="float" office:value="0.268989" calcext:value-type="float">
            <text:p>0,268989</text:p>
          </table:table-cell>
          <table:table-cell office:value-type="float" office:value="16.5552" calcext:value-type="float">
            <text:p>16,5552</text:p>
          </table:table-cell>
          <table:table-cell office:value-type="float" office:value="28.7618" calcext:value-type="float">
            <text:p>28,7618</text:p>
          </table:table-cell>
          <table:table-cell office:value-type="float" office:value="0.361978" calcext:value-type="float">
            <text:p>0,361978</text:p>
          </table:table-cell>
          <table:table-cell office:value-type="float" office:value="0.999589" calcext:value-type="float">
            <text:p>0,999589</text:p>
          </table:table-cell>
          <table:table-cell office:value-type="float" office:value="0.972973" calcext:value-type="float">
            <text:p>0,972973</text:p>
          </table:table-cell>
          <table:table-cell office:value-type="float" office:value="-0.133106" calcext:value-type="float">
            <text:p>-0,133106</text:p>
          </table:table-cell>
          <table:table-cell office:value-type="float" office:value="-2.01956" calcext:value-type="float">
            <text:p>-2,01956</text:p>
          </table:table-cell>
          <table:table-cell table:number-columns-repeated="1010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20.773" calcext:value-type="float">
            <text:p>920,773</text:p>
          </table:table-cell>
          <table:table-cell office:value-type="float" office:value="577.08" calcext:value-type="float">
            <text:p>577,08</text:p>
          </table:table-cell>
          <table:table-cell office:value-type="float" office:value="-6.47124" calcext:value-type="float">
            <text:p>-6,47124</text:p>
          </table:table-cell>
          <table:table-cell office:value-type="float" office:value="16.5598" calcext:value-type="float">
            <text:p>16,5598</text:p>
          </table:table-cell>
          <table:table-cell office:value-type="float" office:value="1.91979" calcext:value-type="float">
            <text:p>1,91979</text:p>
          </table:table-cell>
          <table:table-cell office:value-type="float" office:value="0.267925" calcext:value-type="float">
            <text:p>0,267925</text:p>
          </table:table-cell>
          <table:table-cell office:value-type="float" office:value="16.5779" calcext:value-type="float">
            <text:p>16,5779</text:p>
          </table:table-cell>
          <table:table-cell office:value-type="float" office:value="28.7917" calcext:value-type="float">
            <text:p>28,7917</text:p>
          </table:table-cell>
          <table:table-cell office:value-type="float" office:value="0.362088" calcext:value-type="float">
            <text:p>0,362088</text:p>
          </table:table-cell>
          <table:table-cell office:value-type="float" office:value="0.99963" calcext:value-type="float">
            <text:p>0,99963</text:p>
          </table:table-cell>
          <table:table-cell office:value-type="float" office:value="0.973333" calcext:value-type="float">
            <text:p>0,973333</text:p>
          </table:table-cell>
          <table:table-cell office:value-type="float" office:value="-0.132581" calcext:value-type="float">
            <text:p>-0,132581</text:p>
          </table:table-cell>
          <table:table-cell office:value-type="float" office:value="-2.01901" calcext:value-type="float">
            <text:p>-2,01901</text:p>
          </table:table-cell>
          <table:table-cell table:number-columns-repeated="1010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20.776" calcext:value-type="float">
            <text:p>920,776</text:p>
          </table:table-cell>
          <table:table-cell office:value-type="float" office:value="577.184" calcext:value-type="float">
            <text:p>577,184</text:p>
          </table:table-cell>
          <table:table-cell office:value-type="float" office:value="-6.47584" calcext:value-type="float">
            <text:p>-6,47584</text:p>
          </table:table-cell>
          <table:table-cell office:value-type="float" office:value="16.684" calcext:value-type="float">
            <text:p>16,684</text:p>
          </table:table-cell>
          <table:table-cell office:value-type="float" office:value="1.92135" calcext:value-type="float">
            <text:p>1,92135</text:p>
          </table:table-cell>
          <table:table-cell office:value-type="float" office:value="0.266502" calcext:value-type="float">
            <text:p>0,266502</text:p>
          </table:table-cell>
          <table:table-cell office:value-type="float" office:value="17.0077" calcext:value-type="float">
            <text:p>17,0077</text:p>
          </table:table-cell>
          <table:table-cell office:value-type="float" office:value="30.877" calcext:value-type="float">
            <text:p>30,877</text:p>
          </table:table-cell>
          <table:table-cell office:value-type="float" office:value="0.365205" calcext:value-type="float">
            <text:p>0,365205</text:p>
          </table:table-cell>
          <table:table-cell office:value-type="float" office:value="0.999667" calcext:value-type="float">
            <text:p>0,999667</text:p>
          </table:table-cell>
          <table:table-cell office:value-type="float" office:value="0.973684" calcext:value-type="float">
            <text:p>0,973684</text:p>
          </table:table-cell>
          <table:table-cell office:value-type="float" office:value="-0.191413" calcext:value-type="float">
            <text:p>-0,191413</text:p>
          </table:table-cell>
          <table:table-cell office:value-type="float" office:value="-2.08037" calcext:value-type="float">
            <text:p>-2,08037</text:p>
          </table:table-cell>
          <table:table-cell table:number-columns-repeated="1010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20.779" calcext:value-type="float">
            <text:p>920,779</text:p>
          </table:table-cell>
          <table:table-cell office:value-type="float" office:value="577.312" calcext:value-type="float">
            <text:p>577,312</text:p>
          </table:table-cell>
          <table:table-cell office:value-type="float" office:value="-6.48921" calcext:value-type="float">
            <text:p>-6,48921</text:p>
          </table:table-cell>
          <table:table-cell office:value-type="float" office:value="16.8456" calcext:value-type="float">
            <text:p>16,8456</text:p>
          </table:table-cell>
          <table:table-cell office:value-type="float" office:value="1.92386" calcext:value-type="float">
            <text:p>1,92386</text:p>
          </table:table-cell>
          <table:table-cell office:value-type="float" office:value="0.265608" calcext:value-type="float">
            <text:p>0,265608</text:p>
          </table:table-cell>
          <table:table-cell office:value-type="float" office:value="17.0763" calcext:value-type="float">
            <text:p>17,0763</text:p>
          </table:table-cell>
          <table:table-cell office:value-type="float" office:value="31.091" calcext:value-type="float">
            <text:p>31,091</text:p>
          </table:table-cell>
          <table:table-cell office:value-type="float" office:value="0.36706" calcext:value-type="float">
            <text:p>0,36706</text:p>
          </table:table-cell>
          <table:table-cell office:value-type="float" office:value="0.9997" calcext:value-type="float">
            <text:p>0,9997</text:p>
          </table:table-cell>
          <table:table-cell office:value-type="float" office:value="0.974026" calcext:value-type="float">
            <text:p>0,974026</text:p>
          </table:table-cell>
          <table:table-cell office:value-type="float" office:value="-0.196483" calcext:value-type="float">
            <text:p>-0,196483</text:p>
          </table:table-cell>
          <table:table-cell office:value-type="float" office:value="-2.08565" calcext:value-type="float">
            <text:p>-2,08565</text:p>
          </table:table-cell>
          <table:table-cell table:number-columns-repeated="101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20.782" calcext:value-type="float">
            <text:p>920,782</text:p>
          </table:table-cell>
          <table:table-cell office:value-type="float" office:value="577.449" calcext:value-type="float">
            <text:p>577,449</text:p>
          </table:table-cell>
          <table:table-cell office:value-type="float" office:value="-6.50373" calcext:value-type="float">
            <text:p>-6,50373</text:p>
          </table:table-cell>
          <table:table-cell office:value-type="float" office:value="16.9652" calcext:value-type="float">
            <text:p>16,9652</text:p>
          </table:table-cell>
          <table:table-cell office:value-type="float" office:value="1.92547" calcext:value-type="float">
            <text:p>1,92547</text:p>
          </table:table-cell>
          <table:table-cell office:value-type="float" office:value="0.264509" calcext:value-type="float">
            <text:p>0,264509</text:p>
          </table:table-cell>
          <table:table-cell office:value-type="float" office:value="17.1409" calcext:value-type="float">
            <text:p>17,1409</text:p>
          </table:table-cell>
          <table:table-cell office:value-type="float" office:value="32.4603" calcext:value-type="float">
            <text:p>32,4603</text:p>
          </table:table-cell>
          <table:table-cell office:value-type="float" office:value="0.370038" calcext:value-type="float">
            <text:p>0,370038</text:p>
          </table:table-cell>
          <table:table-cell office:value-type="float" office:value="0.99973" calcext:value-type="float">
            <text:p>0,99973</text:p>
          </table:table-cell>
          <table:table-cell office:value-type="float" office:value="0.974359" calcext:value-type="float">
            <text:p>0,974359</text:p>
          </table:table-cell>
          <table:table-cell office:value-type="float" office:value="-0.208255" calcext:value-type="float">
            <text:p>-0,208255</text:p>
          </table:table-cell>
          <table:table-cell office:value-type="float" office:value="-2.09788" calcext:value-type="float">
            <text:p>-2,09788</text:p>
          </table:table-cell>
          <table:table-cell table:number-columns-repeated="1010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20.785" calcext:value-type="float">
            <text:p>920,785</text:p>
          </table:table-cell>
          <table:table-cell office:value-type="float" office:value="577.57" calcext:value-type="float">
            <text:p>577,57</text:p>
          </table:table-cell>
          <table:table-cell office:value-type="float" office:value="-6.51016" calcext:value-type="float">
            <text:p>-6,51016</text:p>
          </table:table-cell>
          <table:table-cell office:value-type="float" office:value="17.0731" calcext:value-type="float">
            <text:p>17,0731</text:p>
          </table:table-cell>
          <table:table-cell office:value-type="float" office:value="1.92776" calcext:value-type="float">
            <text:p>1,92776</text:p>
          </table:table-cell>
          <table:table-cell office:value-type="float" office:value="0.267109" calcext:value-type="float">
            <text:p>0,267109</text:p>
          </table:table-cell>
          <table:table-cell office:value-type="float" office:value="17.1244" calcext:value-type="float">
            <text:p>17,1244</text:p>
          </table:table-cell>
          <table:table-cell office:value-type="float" office:value="33.8613" calcext:value-type="float">
            <text:p>33,8613</text:p>
          </table:table-cell>
          <table:table-cell office:value-type="float" office:value="0.370146" calcext:value-type="float">
            <text:p>0,370146</text:p>
          </table:table-cell>
          <table:table-cell office:value-type="float" office:value="0.999757" calcext:value-type="float">
            <text:p>0,999757</text:p>
          </table:table-cell>
          <table:table-cell office:value-type="float" office:value="0.974684" calcext:value-type="float">
            <text:p>0,974684</text:p>
          </table:table-cell>
          <table:table-cell office:value-type="float" office:value="-0.2134" calcext:value-type="float">
            <text:p>-0,2134</text:p>
          </table:table-cell>
          <table:table-cell office:value-type="float" office:value="-2.10322" calcext:value-type="float">
            <text:p>-2,10322</text:p>
          </table:table-cell>
          <table:table-cell table:number-columns-repeated="10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20.788" calcext:value-type="float">
            <text:p>920,788</text:p>
          </table:table-cell>
          <table:table-cell office:value-type="float" office:value="577.688" calcext:value-type="float">
            <text:p>577,688</text:p>
          </table:table-cell>
          <table:table-cell office:value-type="float" office:value="-6.51665" calcext:value-type="float">
            <text:p>-6,51665</text:p>
          </table:table-cell>
          <table:table-cell office:value-type="float" office:value="17.1148" calcext:value-type="float">
            <text:p>17,1148</text:p>
          </table:table-cell>
          <table:table-cell office:value-type="float" office:value="1.92935" calcext:value-type="float">
            <text:p>1,92935</text:p>
          </table:table-cell>
          <table:table-cell office:value-type="float" office:value="0.274633" calcext:value-type="float">
            <text:p>0,274633</text:p>
          </table:table-cell>
          <table:table-cell office:value-type="float" office:value="17.2234" calcext:value-type="float">
            <text:p>17,2234</text:p>
          </table:table-cell>
          <table:table-cell office:value-type="float" office:value="34.3909" calcext:value-type="float">
            <text:p>34,3909</text:p>
          </table:table-cell>
          <table:table-cell office:value-type="float" office:value="0.373384" calcext:value-type="float">
            <text:p>0,373384</text:p>
          </table:table-cell>
          <table:table-cell office:value-type="float" office:value="0.999782" calcext:value-type="float">
            <text:p>0,999782</text:p>
          </table:table-cell>
          <table:table-cell office:value-type="float" office:value="0.975" calcext:value-type="float">
            <text:p>0,975</text:p>
          </table:table-cell>
          <table:table-cell office:value-type="float" office:value="-0.23124" calcext:value-type="float">
            <text:p>-0,23124</text:p>
          </table:table-cell>
          <table:table-cell office:value-type="float" office:value="-2.12173" calcext:value-type="float">
            <text:p>-2,12173</text:p>
          </table:table-cell>
          <table:table-cell table:number-columns-repeated="1010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20.79" calcext:value-type="float">
            <text:p>920,79</text:p>
          </table:table-cell>
          <table:table-cell office:value-type="float" office:value="577.815" calcext:value-type="float">
            <text:p>577,815</text:p>
          </table:table-cell>
          <table:table-cell office:value-type="float" office:value="-6.51811" calcext:value-type="float">
            <text:p>-6,51811</text:p>
          </table:table-cell>
          <table:table-cell office:value-type="float" office:value="17.2206" calcext:value-type="float">
            <text:p>17,2206</text:p>
          </table:table-cell>
          <table:table-cell office:value-type="float" office:value="1.93296" calcext:value-type="float">
            <text:p>1,93296</text:p>
          </table:table-cell>
          <table:table-cell office:value-type="float" office:value="0.273626" calcext:value-type="float">
            <text:p>0,273626</text:p>
          </table:table-cell>
          <table:table-cell office:value-type="float" office:value="17.5873" calcext:value-type="float">
            <text:p>17,5873</text:p>
          </table:table-cell>
          <table:table-cell office:value-type="float" office:value="38.0083" calcext:value-type="float">
            <text:p>38,0083</text:p>
          </table:table-cell>
          <table:table-cell office:value-type="float" office:value="0.37521" calcext:value-type="float">
            <text:p>0,37521</text:p>
          </table:table-cell>
          <table:table-cell office:value-type="float" office:value="0.999803" calcext:value-type="float">
            <text:p>0,999803</text:p>
          </table:table-cell>
          <table:table-cell office:value-type="float" office:value="0.975309" calcext:value-type="float">
            <text:p>0,975309</text:p>
          </table:table-cell>
          <table:table-cell office:value-type="float" office:value="-0.291532" calcext:value-type="float">
            <text:p>-0,291532</text:p>
          </table:table-cell>
          <table:table-cell office:value-type="float" office:value="-2.18396" calcext:value-type="float">
            <text:p>-2,18396</text:p>
          </table:table-cell>
          <table:table-cell table:number-columns-repeated="1010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20.793" calcext:value-type="float">
            <text:p>920,793</text:p>
          </table:table-cell>
          <table:table-cell office:value-type="float" office:value="577.927" calcext:value-type="float">
            <text:p>577,927</text:p>
          </table:table-cell>
          <table:table-cell office:value-type="float" office:value="-6.5278" calcext:value-type="float">
            <text:p>-6,5278</text:p>
          </table:table-cell>
          <table:table-cell office:value-type="float" office:value="17.3342" calcext:value-type="float">
            <text:p>17,3342</text:p>
          </table:table-cell>
          <table:table-cell office:value-type="float" office:value="1.93444" calcext:value-type="float">
            <text:p>1,93444</text:p>
          </table:table-cell>
          <table:table-cell office:value-type="float" office:value="0.274153" calcext:value-type="float">
            <text:p>0,274153</text:p>
          </table:table-cell>
          <table:table-cell office:value-type="float" office:value="17.6776" calcext:value-type="float">
            <text:p>17,6776</text:p>
          </table:table-cell>
          <table:table-cell office:value-type="float" office:value="38.3781" calcext:value-type="float">
            <text:p>38,3781</text:p>
          </table:table-cell>
          <table:table-cell office:value-type="float" office:value="0.381014" calcext:value-type="float">
            <text:p>0,381014</text:p>
          </table:table-cell>
          <table:table-cell office:value-type="float" office:value="0.999823" calcext:value-type="float">
            <text:p>0,999823</text:p>
          </table:table-cell>
          <table:table-cell office:value-type="float" office:value="0.97561" calcext:value-type="float">
            <text:p>0,97561</text:p>
          </table:table-cell>
          <table:table-cell office:value-type="float" office:value="-0.303304" calcext:value-type="float">
            <text:p>-0,303304</text:p>
          </table:table-cell>
          <table:table-cell office:value-type="float" office:value="-2.19605" calcext:value-type="float">
            <text:p>-2,19605</text:p>
          </table:table-cell>
          <table:table-cell table:number-columns-repeated="1010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20.795" calcext:value-type="float">
            <text:p>920,795</text:p>
          </table:table-cell>
          <table:table-cell office:value-type="float" office:value="578.012" calcext:value-type="float">
            <text:p>578,012</text:p>
          </table:table-cell>
          <table:table-cell office:value-type="float" office:value="-6.53893" calcext:value-type="float">
            <text:p>-6,53893</text:p>
          </table:table-cell>
          <table:table-cell office:value-type="float" office:value="17.4176" calcext:value-type="float">
            <text:p>17,4176</text:p>
          </table:table-cell>
          <table:table-cell office:value-type="float" office:value="1.93478" calcext:value-type="float">
            <text:p>1,93478</text:p>
          </table:table-cell>
          <table:table-cell office:value-type="float" office:value="0.274681" calcext:value-type="float">
            <text:p>0,274681</text:p>
          </table:table-cell>
          <table:table-cell office:value-type="float" office:value="17.5703" calcext:value-type="float">
            <text:p>17,5703</text:p>
          </table:table-cell>
          <table:table-cell office:value-type="float" office:value="38.0108" calcext:value-type="float">
            <text:p>38,0108</text:p>
          </table:table-cell>
          <table:table-cell office:value-type="float" office:value="0.383763" calcext:value-type="float">
            <text:p>0,383763</text:p>
          </table:table-cell>
          <table:table-cell office:value-type="float" office:value="0.999841" calcext:value-type="float">
            <text:p>0,999841</text:p>
          </table:table-cell>
          <table:table-cell office:value-type="float" office:value="0.975904" calcext:value-type="float">
            <text:p>0,975904</text:p>
          </table:table-cell>
          <table:table-cell office:value-type="float" office:value="-0.287577" calcext:value-type="float">
            <text:p>-0,287577</text:p>
          </table:table-cell>
          <table:table-cell office:value-type="float" office:value="-2.17989" calcext:value-type="float">
            <text:p>-2,17989</text:p>
          </table:table-cell>
          <table:table-cell table:number-columns-repeated="1010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20.798" calcext:value-type="float">
            <text:p>920,798</text:p>
          </table:table-cell>
          <table:table-cell office:value-type="float" office:value="578.119" calcext:value-type="float">
            <text:p>578,119</text:p>
          </table:table-cell>
          <table:table-cell office:value-type="float" office:value="-6.54573" calcext:value-type="float">
            <text:p>-6,54573</text:p>
          </table:table-cell>
          <table:table-cell office:value-type="float" office:value="17.4996" calcext:value-type="float">
            <text:p>17,4996</text:p>
          </table:table-cell>
          <table:table-cell office:value-type="float" office:value="1.93627" calcext:value-type="float">
            <text:p>1,93627</text:p>
          </table:table-cell>
          <table:table-cell office:value-type="float" office:value="0.273616" calcext:value-type="float">
            <text:p>0,273616</text:p>
          </table:table-cell>
          <table:table-cell office:value-type="float" office:value="17.6549" calcext:value-type="float">
            <text:p>17,6549</text:p>
          </table:table-cell>
          <table:table-cell office:value-type="float" office:value="38.1316" calcext:value-type="float">
            <text:p>38,1316</text:p>
          </table:table-cell>
          <table:table-cell office:value-type="float" office:value="0.385204" calcext:value-type="float">
            <text:p>0,385204</text:p>
          </table:table-cell>
          <table:table-cell office:value-type="float" office:value="0.999857" calcext:value-type="float">
            <text:p>0,999857</text:p>
          </table:table-cell>
          <table:table-cell office:value-type="float" office:value="0.97619" calcext:value-type="float">
            <text:p>0,97619</text:p>
          </table:table-cell>
          <table:table-cell office:value-type="float" office:value="-0.295579" calcext:value-type="float">
            <text:p>-0,295579</text:p>
          </table:table-cell>
          <table:table-cell office:value-type="float" office:value="-2.18812" calcext:value-type="float">
            <text:p>-2,18812</text:p>
          </table:table-cell>
          <table:table-cell table:number-columns-repeated="1010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20.8" calcext:value-type="float">
            <text:p>920,8</text:p>
          </table:table-cell>
          <table:table-cell office:value-type="float" office:value="578.212" calcext:value-type="float">
            <text:p>578,212</text:p>
          </table:table-cell>
          <table:table-cell office:value-type="float" office:value="-6.5552" calcext:value-type="float">
            <text:p>-6,5552</text:p>
          </table:table-cell>
          <table:table-cell office:value-type="float" office:value="17.4875" calcext:value-type="float">
            <text:p>17,4875</text:p>
          </table:table-cell>
          <table:table-cell office:value-type="float" office:value="1.93699" calcext:value-type="float">
            <text:p>1,93699</text:p>
          </table:table-cell>
          <table:table-cell office:value-type="float" office:value="0.272264" calcext:value-type="float">
            <text:p>0,272264</text:p>
          </table:table-cell>
          <table:table-cell office:value-type="float" office:value="17.5496" calcext:value-type="float">
            <text:p>17,5496</text:p>
          </table:table-cell>
          <table:table-cell office:value-type="float" office:value="37.6412" calcext:value-type="float">
            <text:p>37,6412</text:p>
          </table:table-cell>
          <table:table-cell office:value-type="float" office:value="0.383536" calcext:value-type="float">
            <text:p>0,383536</text:p>
          </table:table-cell>
          <table:table-cell office:value-type="float" office:value="0.999871" calcext:value-type="float">
            <text:p>0,999871</text:p>
          </table:table-cell>
          <table:table-cell office:value-type="float" office:value="0.976471" calcext:value-type="float">
            <text:p>0,976471</text:p>
          </table:table-cell>
          <table:table-cell office:value-type="float" office:value="-0.278413" calcext:value-type="float">
            <text:p>-0,278413</text:p>
          </table:table-cell>
          <table:table-cell office:value-type="float" office:value="-2.17046" calcext:value-type="float">
            <text:p>-2,17046</text:p>
          </table:table-cell>
          <table:table-cell table:number-columns-repeated="1010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20.802" calcext:value-type="float">
            <text:p>920,802</text:p>
          </table:table-cell>
          <table:table-cell office:value-type="float" office:value="578.279" calcext:value-type="float">
            <text:p>578,279</text:p>
          </table:table-cell>
          <table:table-cell office:value-type="float" office:value="-6.56216" calcext:value-type="float">
            <text:p>-6,56216</text:p>
          </table:table-cell>
          <table:table-cell office:value-type="float" office:value="17.4635" calcext:value-type="float">
            <text:p>17,4635</text:p>
          </table:table-cell>
          <table:table-cell office:value-type="float" office:value="1.93793" calcext:value-type="float">
            <text:p>1,93793</text:p>
          </table:table-cell>
          <table:table-cell office:value-type="float" office:value="0.274034" calcext:value-type="float">
            <text:p>0,274034</text:p>
          </table:table-cell>
          <table:table-cell office:value-type="float" office:value="17.5598" calcext:value-type="float">
            <text:p>17,5598</text:p>
          </table:table-cell>
          <table:table-cell office:value-type="float" office:value="37.4483" calcext:value-type="float">
            <text:p>37,4483</text:p>
          </table:table-cell>
          <table:table-cell office:value-type="float" office:value="0.382508" calcext:value-type="float">
            <text:p>0,382508</text:p>
          </table:table-cell>
          <table:table-cell office:value-type="float" office:value="0.999884" calcext:value-type="float">
            <text:p>0,999884</text:p>
          </table:table-cell>
          <table:table-cell office:value-type="float" office:value="0.976744" calcext:value-type="float">
            <text:p>0,976744</text:p>
          </table:table-cell>
          <table:table-cell office:value-type="float" office:value="-0.278234" calcext:value-type="float">
            <text:p>-0,278234</text:p>
          </table:table-cell>
          <table:table-cell office:value-type="float" office:value="-2.17028" calcext:value-type="float">
            <text:p>-2,17028</text:p>
          </table:table-cell>
          <table:table-cell table:number-columns-repeated="1010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20.805" calcext:value-type="float">
            <text:p>920,805</text:p>
          </table:table-cell>
          <table:table-cell office:value-type="float" office:value="579.08" calcext:value-type="float">
            <text:p>579,08</text:p>
          </table:table-cell>
          <table:table-cell office:value-type="float" office:value="-6.56972" calcext:value-type="float">
            <text:p>-6,56972</text:p>
          </table:table-cell>
          <table:table-cell office:value-type="float" office:value="17.5009" calcext:value-type="float">
            <text:p>17,5009</text:p>
          </table:table-cell>
          <table:table-cell office:value-type="float" office:value="1.93801" calcext:value-type="float">
            <text:p>1,93801</text:p>
          </table:table-cell>
          <table:table-cell office:value-type="float" office:value="0.272437" calcext:value-type="float">
            <text:p>0,272437</text:p>
          </table:table-cell>
          <table:table-cell office:value-type="float" office:value="17.7375" calcext:value-type="float">
            <text:p>17,7375</text:p>
          </table:table-cell>
          <table:table-cell office:value-type="float" office:value="37.822" calcext:value-type="float">
            <text:p>37,822</text:p>
          </table:table-cell>
          <table:table-cell office:value-type="float" office:value="0.385354" calcext:value-type="float">
            <text:p>0,385354</text:p>
          </table:table-cell>
          <table:table-cell office:value-type="float" office:value="0.999896" calcext:value-type="float">
            <text:p>0,999896</text:p>
          </table:table-cell>
          <table:table-cell office:value-type="float" office:value="0.977011" calcext:value-type="float">
            <text:p>0,977011</text:p>
          </table:table-cell>
          <table:table-cell office:value-type="float" office:value="-0.298493" calcext:value-type="float">
            <text:p>-0,298493</text:p>
          </table:table-cell>
          <table:table-cell office:value-type="float" office:value="-2.19111" calcext:value-type="float">
            <text:p>-2,19111</text:p>
          </table:table-cell>
          <table:table-cell table:number-columns-repeated="1010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20.807" calcext:value-type="float">
            <text:p>920,807</text:p>
          </table:table-cell>
          <table:table-cell office:value-type="float" office:value="579.875" calcext:value-type="float">
            <text:p>579,875</text:p>
          </table:table-cell>
          <table:table-cell office:value-type="float" office:value="-6.58092" calcext:value-type="float">
            <text:p>-6,58092</text:p>
          </table:table-cell>
          <table:table-cell office:value-type="float" office:value="17.5089" calcext:value-type="float">
            <text:p>17,5089</text:p>
          </table:table-cell>
          <table:table-cell office:value-type="float" office:value="1.93766" calcext:value-type="float">
            <text:p>1,93766</text:p>
          </table:table-cell>
          <table:table-cell office:value-type="float" office:value="0.271562" calcext:value-type="float">
            <text:p>0,271562</text:p>
          </table:table-cell>
          <table:table-cell office:value-type="float" office:value="17.6918" calcext:value-type="float">
            <text:p>17,6918</text:p>
          </table:table-cell>
          <table:table-cell office:value-type="float" office:value="37.502" calcext:value-type="float">
            <text:p>37,502</text:p>
          </table:table-cell>
          <table:table-cell office:value-type="float" office:value="0.38656" calcext:value-type="float">
            <text:p>0,38656</text:p>
          </table:table-cell>
          <table:table-cell office:value-type="float" office:value="0.999906" calcext:value-type="float">
            <text:p>0,999906</text:p>
          </table:table-cell>
          <table:table-cell office:value-type="float" office:value="0.977273" calcext:value-type="float">
            <text:p>0,977273</text:p>
          </table:table-cell>
          <table:table-cell office:value-type="float" office:value="-0.289458" calcext:value-type="float">
            <text:p>-0,289458</text:p>
          </table:table-cell>
          <table:table-cell office:value-type="float" office:value="-2.18183" calcext:value-type="float">
            <text:p>-2,18183</text:p>
          </table:table-cell>
          <table:table-cell table:number-columns-repeated="1010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20.809" calcext:value-type="float">
            <text:p>920,809</text:p>
          </table:table-cell>
          <table:table-cell office:value-type="float" office:value="580.506" calcext:value-type="float">
            <text:p>580,506</text:p>
          </table:table-cell>
          <table:table-cell office:value-type="float" office:value="-6.58432" calcext:value-type="float">
            <text:p>-6,58432</text:p>
          </table:table-cell>
          <table:table-cell office:value-type="float" office:value="17.605" calcext:value-type="float">
            <text:p>17,605</text:p>
          </table:table-cell>
          <table:table-cell office:value-type="float" office:value="1.93896" calcext:value-type="float">
            <text:p>1,93896</text:p>
          </table:table-cell>
          <table:table-cell office:value-type="float" office:value="0.269982" calcext:value-type="float">
            <text:p>0,269982</text:p>
          </table:table-cell>
          <table:table-cell office:value-type="float" office:value="17.939" calcext:value-type="float">
            <text:p>17,939</text:p>
          </table:table-cell>
          <table:table-cell office:value-type="float" office:value="37.8959" calcext:value-type="float">
            <text:p>37,8959</text:p>
          </table:table-cell>
          <table:table-cell office:value-type="float" office:value="0.386859" calcext:value-type="float">
            <text:p>0,386859</text:p>
          </table:table-cell>
          <table:table-cell office:value-type="float" office:value="0.999915" calcext:value-type="float">
            <text:p>0,999915</text:p>
          </table:table-cell>
          <table:table-cell office:value-type="float" office:value="0.977528" calcext:value-type="float">
            <text:p>0,977528</text:p>
          </table:table-cell>
          <table:table-cell office:value-type="float" office:value="-0.316377" calcext:value-type="float">
            <text:p>-0,316377</text:p>
          </table:table-cell>
          <table:table-cell office:value-type="float" office:value="-2.20945" calcext:value-type="float">
            <text:p>-2,20945</text:p>
          </table:table-cell>
          <table:table-cell table:number-columns-repeated="10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20.811" calcext:value-type="float">
            <text:p>920,811</text:p>
          </table:table-cell>
          <table:table-cell office:value-type="float" office:value="580.211" calcext:value-type="float">
            <text:p>580,211</text:p>
          </table:table-cell>
          <table:table-cell office:value-type="float" office:value="-6.58933" calcext:value-type="float">
            <text:p>-6,58933</text:p>
          </table:table-cell>
          <table:table-cell office:value-type="float" office:value="17.7755" calcext:value-type="float">
            <text:p>17,7755</text:p>
          </table:table-cell>
          <table:table-cell office:value-type="float" office:value="1.94047" calcext:value-type="float">
            <text:p>1,94047</text:p>
          </table:table-cell>
          <table:table-cell office:value-type="float" office:value="0.269322" calcext:value-type="float">
            <text:p>0,269322</text:p>
          </table:table-cell>
          <table:table-cell office:value-type="float" office:value="18.1941" calcext:value-type="float">
            <text:p>18,1941</text:p>
          </table:table-cell>
          <table:table-cell office:value-type="float" office:value="38.5985" calcext:value-type="float">
            <text:p>38,5985</text:p>
          </table:table-cell>
          <table:table-cell office:value-type="float" office:value="0.390741" calcext:value-type="float">
            <text:p>0,390741</text:p>
          </table:table-cell>
          <table:table-cell office:value-type="float" office:value="0.999924" calcext:value-type="float">
            <text:p>0,999924</text:p>
          </table:table-cell>
          <table:table-cell office:value-type="float" office:value="0.977778" calcext:value-type="float">
            <text:p>0,977778</text:p>
          </table:table-cell>
          <table:table-cell office:value-type="float" office:value="-0.346279" calcext:value-type="float">
            <text:p>-0,346279</text:p>
          </table:table-cell>
          <table:table-cell office:value-type="float" office:value="-2.24" calcext:value-type="float">
            <text:p>-2,24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0.813" calcext:value-type="float">
            <text:p>920,813</text:p>
          </table:table-cell>
          <table:table-cell office:value-type="float" office:value="580.22" calcext:value-type="float">
            <text:p>580,22</text:p>
          </table:table-cell>
          <table:table-cell office:value-type="float" office:value="-6.59282" calcext:value-type="float">
            <text:p>-6,59282</text:p>
          </table:table-cell>
          <table:table-cell office:value-type="float" office:value="17.8607" calcext:value-type="float">
            <text:p>17,8607</text:p>
          </table:table-cell>
          <table:table-cell office:value-type="float" office:value="1.94196" calcext:value-type="float">
            <text:p>1,94196</text:p>
          </table:table-cell>
          <table:table-cell office:value-type="float" office:value="0.267629" calcext:value-type="float">
            <text:p>0,267629</text:p>
          </table:table-cell>
          <table:table-cell office:value-type="float" office:value="18.1325" calcext:value-type="float">
            <text:p>18,1325</text:p>
          </table:table-cell>
          <table:table-cell office:value-type="float" office:value="38.1278" calcext:value-type="float">
            <text:p>38,1278</text:p>
          </table:table-cell>
          <table:table-cell office:value-type="float" office:value="0.388594" calcext:value-type="float">
            <text:p>0,388594</text:p>
          </table:table-cell>
          <table:table-cell office:value-type="float" office:value="0.999931" calcext:value-type="float">
            <text:p>0,999931</text:p>
          </table:table-cell>
          <table:table-cell office:value-type="float" office:value="0.978022" calcext:value-type="float">
            <text:p>0,978022</text:p>
          </table:table-cell>
          <table:table-cell office:value-type="float" office:value="-0.333389" calcext:value-type="float">
            <text:p>-0,333389</text:p>
          </table:table-cell>
          <table:table-cell office:value-type="float" office:value="-2.22685" calcext:value-type="float">
            <text:p>-2,22685</text:p>
          </table:table-cell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20.815" calcext:value-type="float">
            <text:p>920,815</text:p>
          </table:table-cell>
          <table:table-cell office:value-type="float" office:value="580.25" calcext:value-type="float">
            <text:p>580,25</text:p>
          </table:table-cell>
          <table:table-cell office:value-type="float" office:value="-6.59455" calcext:value-type="float">
            <text:p>-6,59455</text:p>
          </table:table-cell>
          <table:table-cell office:value-type="float" office:value="17.9363" calcext:value-type="float">
            <text:p>17,9363</text:p>
          </table:table-cell>
          <table:table-cell office:value-type="float" office:value="1.94256" calcext:value-type="float">
            <text:p>1,94256</text:p>
          </table:table-cell>
          <table:table-cell office:value-type="float" office:value="0.271415" calcext:value-type="float">
            <text:p>0,271415</text:p>
          </table:table-cell>
          <table:table-cell office:value-type="float" office:value="18.0734" calcext:value-type="float">
            <text:p>18,0734</text:p>
          </table:table-cell>
          <table:table-cell office:value-type="float" office:value="37.7864" calcext:value-type="float">
            <text:p>37,7864</text:p>
          </table:table-cell>
          <table:table-cell office:value-type="float" office:value="0.387544" calcext:value-type="float">
            <text:p>0,387544</text:p>
          </table:table-cell>
          <table:table-cell office:value-type="float" office:value="0.999938" calcext:value-type="float">
            <text:p>0,999938</text:p>
          </table:table-cell>
          <table:table-cell office:value-type="float" office:value="0.978261" calcext:value-type="float">
            <text:p>0,978261</text:p>
          </table:table-cell>
          <table:table-cell office:value-type="float" office:value="-0.324923" calcext:value-type="float">
            <text:p>-0,324923</text:p>
          </table:table-cell>
          <table:table-cell office:value-type="float" office:value="-2.2182" calcext:value-type="float">
            <text:p>-2,2182</text:p>
          </table:table-cell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20.817" calcext:value-type="float">
            <text:p>920,817</text:p>
          </table:table-cell>
          <table:table-cell office:value-type="float" office:value="580.29" calcext:value-type="float">
            <text:p>580,29</text:p>
          </table:table-cell>
          <table:table-cell office:value-type="float" office:value="-6.60263" calcext:value-type="float">
            <text:p>-6,60263</text:p>
          </table:table-cell>
          <table:table-cell office:value-type="float" office:value="17.9331" calcext:value-type="float">
            <text:p>17,9331</text:p>
          </table:table-cell>
          <table:table-cell office:value-type="float" office:value="1.94305" calcext:value-type="float">
            <text:p>1,94305</text:p>
          </table:table-cell>
          <table:table-cell office:value-type="float" office:value="0.269697" calcext:value-type="float">
            <text:p>0,269697</text:p>
          </table:table-cell>
          <table:table-cell office:value-type="float" office:value="17.9976" calcext:value-type="float">
            <text:p>17,9976</text:p>
          </table:table-cell>
          <table:table-cell office:value-type="float" office:value="37.5216" calcext:value-type="float">
            <text:p>37,5216</text:p>
          </table:table-cell>
          <table:table-cell office:value-type="float" office:value="0.386298" calcext:value-type="float">
            <text:p>0,386298</text:p>
          </table:table-cell>
          <table:table-cell office:value-type="float" office:value="0.999944" calcext:value-type="float">
            <text:p>0,999944</text:p>
          </table:table-cell>
          <table:table-cell office:value-type="float" office:value="0.978495" calcext:value-type="float">
            <text:p>0,978495</text:p>
          </table:table-cell>
          <table:table-cell office:value-type="float" office:value="-0.31244" calcext:value-type="float">
            <text:p>-0,31244</text:p>
          </table:table-cell>
          <table:table-cell office:value-type="float" office:value="-2.20542" calcext:value-type="float">
            <text:p>-2,20542</text:p>
          </table:table-cell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20.819" calcext:value-type="float">
            <text:p>920,819</text:p>
          </table:table-cell>
          <table:table-cell office:value-type="float" office:value="580.351" calcext:value-type="float">
            <text:p>580,351</text:p>
          </table:table-cell>
          <table:table-cell office:value-type="float" office:value="-6.60302" calcext:value-type="float">
            <text:p>-6,60302</text:p>
          </table:table-cell>
          <table:table-cell office:value-type="float" office:value="17.8895" calcext:value-type="float">
            <text:p>17,8895</text:p>
          </table:table-cell>
          <table:table-cell office:value-type="float" office:value="1.94318" calcext:value-type="float">
            <text:p>1,94318</text:p>
          </table:table-cell>
          <table:table-cell office:value-type="float" office:value="0.269301" calcext:value-type="float">
            <text:p>0,269301</text:p>
          </table:table-cell>
          <table:table-cell office:value-type="float" office:value="17.9933" calcext:value-type="float">
            <text:p>17,9933</text:p>
          </table:table-cell>
          <table:table-cell office:value-type="float" office:value="37.3904" calcext:value-type="float">
            <text:p>37,3904</text:p>
          </table:table-cell>
          <table:table-cell office:value-type="float" office:value="0.386067" calcext:value-type="float">
            <text:p>0,386067</text:p>
          </table:table-cell>
          <table:table-cell office:value-type="float" office:value="0.99995" calcext:value-type="float">
            <text:p>0,99995</text:p>
          </table:table-cell>
          <table:table-cell office:value-type="float" office:value="0.978723" calcext:value-type="float">
            <text:p>0,978723</text:p>
          </table:table-cell>
          <table:table-cell office:value-type="float" office:value="-0.311477" calcext:value-type="float">
            <text:p>-0,311477</text:p>
          </table:table-cell>
          <table:table-cell office:value-type="float" office:value="-2.20443" calcext:value-type="float">
            <text:p>-2,20443</text:p>
          </table:table-cell>
          <table:table-cell table:number-columns-repeated="1010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20.811" calcext:value-type="float">
            <text:p>920,811</text:p>
          </table:table-cell>
          <table:table-cell office:value-type="float" office:value="580.347" calcext:value-type="float">
            <text:p>580,347</text:p>
          </table:table-cell>
          <table:table-cell office:value-type="float" office:value="-6.59552" calcext:value-type="float">
            <text:p>-6,59552</text:p>
          </table:table-cell>
          <table:table-cell office:value-type="float" office:value="17.8827" calcext:value-type="float">
            <text:p>17,8827</text:p>
          </table:table-cell>
          <table:table-cell office:value-type="float" office:value="1.94368" calcext:value-type="float">
            <text:p>1,94368</text:p>
          </table:table-cell>
          <table:table-cell office:value-type="float" office:value="0.269977" calcext:value-type="float">
            <text:p>0,269977</text:p>
          </table:table-cell>
          <table:table-cell office:value-type="float" office:value="18.1069" calcext:value-type="float">
            <text:p>18,1069</text:p>
          </table:table-cell>
          <table:table-cell office:value-type="float" office:value="37.8729" calcext:value-type="float">
            <text:p>37,8729</text:p>
          </table:table-cell>
          <table:table-cell office:value-type="float" office:value="0.386915" calcext:value-type="float">
            <text:p>0,386915</text:p>
          </table:table-cell>
          <table:table-cell office:value-type="float" office:value="0.999955" calcext:value-type="float">
            <text:p>0,999955</text:p>
          </table:table-cell>
          <table:table-cell office:value-type="float" office:value="0.978947" calcext:value-type="float">
            <text:p>0,978947</text:p>
          </table:table-cell>
          <table:table-cell office:value-type="float" office:value="-0.328747" calcext:value-type="float">
            <text:p>-0,328747</text:p>
          </table:table-cell>
          <table:table-cell office:value-type="float" office:value="-2.22211" calcext:value-type="float">
            <text:p>-2,22211</text:p>
          </table:table-cell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20.812" calcext:value-type="float">
            <text:p>920,812</text:p>
          </table:table-cell>
          <table:table-cell office:value-type="float" office:value="580.667" calcext:value-type="float">
            <text:p>580,667</text:p>
          </table:table-cell>
          <table:table-cell office:value-type="float" office:value="-6.59496" calcext:value-type="float">
            <text:p>-6,59496</text:p>
          </table:table-cell>
          <table:table-cell office:value-type="float" office:value="17.9267" calcext:value-type="float">
            <text:p>17,9267</text:p>
          </table:table-cell>
          <table:table-cell office:value-type="float" office:value="1.94406" calcext:value-type="float">
            <text:p>1,94406</text:p>
          </table:table-cell>
          <table:table-cell office:value-type="float" office:value="0.275364" calcext:value-type="float">
            <text:p>0,275364</text:p>
          </table:table-cell>
          <table:table-cell office:value-type="float" office:value="18.2369" calcext:value-type="float">
            <text:p>18,2369</text:p>
          </table:table-cell>
          <table:table-cell office:value-type="float" office:value="38.5817" calcext:value-type="float">
            <text:p>38,5817</text:p>
          </table:table-cell>
          <table:table-cell office:value-type="float" office:value="0.392306" calcext:value-type="float">
            <text:p>0,392306</text:p>
          </table:table-cell>
          <table:table-cell office:value-type="float" office:value="0.99996" calcext:value-type="float">
            <text:p>0,99996</text:p>
          </table:table-cell>
          <table:table-cell office:value-type="float" office:value="0.979167" calcext:value-type="float">
            <text:p>0,979167</text:p>
          </table:table-cell>
          <table:table-cell office:value-type="float" office:value="-0.351396" calcext:value-type="float">
            <text:p>-0,351396</text:p>
          </table:table-cell>
          <table:table-cell office:value-type="float" office:value="-2.24522" calcext:value-type="float">
            <text:p>-2,24522</text:p>
          </table:table-cell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20.814" calcext:value-type="float">
            <text:p>920,814</text:p>
          </table:table-cell>
          <table:table-cell office:value-type="float" office:value="581.052" calcext:value-type="float">
            <text:p>581,052</text:p>
          </table:table-cell>
          <table:table-cell office:value-type="float" office:value="-6.59542" calcext:value-type="float">
            <text:p>-6,59542</text:p>
          </table:table-cell>
          <table:table-cell office:value-type="float" office:value="18.0111" calcext:value-type="float">
            <text:p>18,0111</text:p>
          </table:table-cell>
          <table:table-cell office:value-type="float" office:value="1.94368" calcext:value-type="float">
            <text:p>1,94368</text:p>
          </table:table-cell>
          <table:table-cell office:value-type="float" office:value="0.273946" calcext:value-type="float">
            <text:p>0,273946</text:p>
          </table:table-cell>
          <table:table-cell office:value-type="float" office:value="18.279" calcext:value-type="float">
            <text:p>18,279</text:p>
          </table:table-cell>
          <table:table-cell office:value-type="float" office:value="38.7633" calcext:value-type="float">
            <text:p>38,7633</text:p>
          </table:table-cell>
          <table:table-cell office:value-type="float" office:value="0.398337" calcext:value-type="float">
            <text:p>0,398337</text:p>
          </table:table-cell>
          <table:table-cell office:value-type="float" office:value="0.999964" calcext:value-type="float">
            <text:p>0,999964</text:p>
          </table:table-cell>
          <table:table-cell office:value-type="float" office:value="0.979381" calcext:value-type="float">
            <text:p>0,979381</text:p>
          </table:table-cell>
          <table:table-cell office:value-type="float" office:value="-0.35721" calcext:value-type="float">
            <text:p>-0,35721</text:p>
          </table:table-cell>
          <table:table-cell office:value-type="float" office:value="-2.25113" calcext:value-type="float">
            <text:p>-2,25113</text:p>
          </table:table-cell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20.816" calcext:value-type="float">
            <text:p>920,816</text:p>
          </table:table-cell>
          <table:table-cell office:value-type="float" office:value="581.367" calcext:value-type="float">
            <text:p>581,367</text:p>
          </table:table-cell>
          <table:table-cell office:value-type="float" office:value="-6.59758" calcext:value-type="float">
            <text:p>-6,59758</text:p>
          </table:table-cell>
          <table:table-cell office:value-type="float" office:value="18.1632" calcext:value-type="float">
            <text:p>18,1632</text:p>
          </table:table-cell>
          <table:table-cell office:value-type="float" office:value="1.94405" calcext:value-type="float">
            <text:p>1,94405</text:p>
          </table:table-cell>
          <table:table-cell office:value-type="float" office:value="0.271741" calcext:value-type="float">
            <text:p>0,271741</text:p>
          </table:table-cell>
          <table:table-cell office:value-type="float" office:value="18.4681" calcext:value-type="float">
            <text:p>18,4681</text:p>
          </table:table-cell>
          <table:table-cell office:value-type="float" office:value="39.8659" calcext:value-type="float">
            <text:p>39,8659</text:p>
          </table:table-cell>
          <table:table-cell office:value-type="float" office:value="0.400873" calcext:value-type="float">
            <text:p>0,400873</text:p>
          </table:table-cell>
          <table:table-cell office:value-type="float" office:value="0.999967" calcext:value-type="float">
            <text:p>0,999967</text:p>
          </table:table-cell>
          <table:table-cell office:value-type="float" office:value="0.979592" calcext:value-type="float">
            <text:p>0,979592</text:p>
          </table:table-cell>
          <table:table-cell office:value-type="float" office:value="-0.380931" calcext:value-type="float">
            <text:p>-0,380931</text:p>
          </table:table-cell>
          <table:table-cell office:value-type="float" office:value="-2.27521" calcext:value-type="float">
            <text:p>-2,27521</text:p>
          </table:table-cell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20.818" calcext:value-type="float">
            <text:p>920,818</text:p>
          </table:table-cell>
          <table:table-cell office:value-type="float" office:value="581.394" calcext:value-type="float">
            <text:p>581,394</text:p>
          </table:table-cell>
          <table:table-cell office:value-type="float" office:value="-6.59738" calcext:value-type="float">
            <text:p>-6,59738</text:p>
          </table:table-cell>
          <table:table-cell office:value-type="float" office:value="18.2348" calcext:value-type="float">
            <text:p>18,2348</text:p>
          </table:table-cell>
          <table:table-cell office:value-type="float" office:value="1.94455" calcext:value-type="float">
            <text:p>1,94455</text:p>
          </table:table-cell>
          <table:table-cell office:value-type="float" office:value="0.269779" calcext:value-type="float">
            <text:p>0,269779</text:p>
          </table:table-cell>
          <table:table-cell office:value-type="float" office:value="18.3874" calcext:value-type="float">
            <text:p>18,3874</text:p>
          </table:table-cell>
          <table:table-cell office:value-type="float" office:value="39.9095" calcext:value-type="float">
            <text:p>39,9095</text:p>
          </table:table-cell>
          <table:table-cell office:value-type="float" office:value="0.400221" calcext:value-type="float">
            <text:p>0,400221</text:p>
          </table:table-cell>
          <table:table-cell office:value-type="float" office:value="0.99997" calcext:value-type="float">
            <text:p>0,99997</text:p>
          </table:table-cell>
          <table:table-cell office:value-type="float" office:value="0.979798" calcext:value-type="float">
            <text:p>0,979798</text:p>
          </table:table-cell>
          <table:table-cell office:value-type="float" office:value="-0.370024" calcext:value-type="float">
            <text:p>-0,370024</text:p>
          </table:table-cell>
          <table:table-cell office:value-type="float" office:value="-2.26415" calcext:value-type="float">
            <text:p>-2,26415</text:p>
          </table:table-cell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20.82" calcext:value-type="float">
            <text:p>920,82</text:p>
          </table:table-cell>
          <table:table-cell office:value-type="float" office:value="581.43" calcext:value-type="float">
            <text:p>581,43</text:p>
          </table:table-cell>
          <table:table-cell office:value-type="float" office:value="-6.59657" calcext:value-type="float">
            <text:p>-6,59657</text:p>
          </table:table-cell>
          <table:table-cell office:value-type="float" office:value="18.2603" calcext:value-type="float">
            <text:p>18,2603</text:p>
          </table:table-cell>
          <table:table-cell office:value-type="float" office:value="1.9454" calcext:value-type="float">
            <text:p>1,9454</text:p>
          </table:table-cell>
          <table:table-cell office:value-type="float" office:value="0.269119" calcext:value-type="float">
            <text:p>0,269119</text:p>
          </table:table-cell>
          <table:table-cell office:value-type="float" office:value="18.365" calcext:value-type="float">
            <text:p>18,365</text:p>
          </table:table-cell>
          <table:table-cell office:value-type="float" office:value="39.973" calcext:value-type="float">
            <text:p>39,973</text:p>
          </table:table-cell>
          <table:table-cell office:value-type="float" office:value="0.399746" calcext:value-type="float">
            <text:p>0,399746</text:p>
          </table:table-cell>
          <table:table-cell office:value-type="float" office:value="0.999973" calcext:value-type="float">
            <text:p>0,999973</text:p>
          </table:table-cell>
          <table:table-cell office:value-type="float" office:value="0.98" calcext:value-type="float">
            <text:p>0,98</text:p>
          </table:table-cell>
          <table:table-cell office:value-type="float" office:value="-0.367271" calcext:value-type="float">
            <text:p>-0,367271</text:p>
          </table:table-cell>
          <table:table-cell office:value-type="float" office:value="-2.26136" calcext:value-type="float">
            <text:p>-2,26136</text:p>
          </table:table-cell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20.822" calcext:value-type="float">
            <text:p>920,822</text:p>
          </table:table-cell>
          <table:table-cell office:value-type="float" office:value="581.455" calcext:value-type="float">
            <text:p>581,455</text:p>
          </table:table-cell>
          <table:table-cell office:value-type="float" office:value="-6.59796" calcext:value-type="float">
            <text:p>-6,59796</text:p>
          </table:table-cell>
          <table:table-cell office:value-type="float" office:value="18.2449" calcext:value-type="float">
            <text:p>18,2449</text:p>
          </table:table-cell>
          <table:table-cell office:value-type="float" office:value="1.94552" calcext:value-type="float">
            <text:p>1,94552</text:p>
          </table:table-cell>
          <table:table-cell office:value-type="float" office:value="0.269548" calcext:value-type="float">
            <text:p>0,269548</text:p>
          </table:table-cell>
          <table:table-cell office:value-type="float" office:value="18.2777" calcext:value-type="float">
            <text:p>18,2777</text:p>
          </table:table-cell>
          <table:table-cell office:value-type="float" office:value="39.661" calcext:value-type="float">
            <text:p>39,661</text:p>
          </table:table-cell>
          <table:table-cell office:value-type="float" office:value="0.398302" calcext:value-type="float">
            <text:p>0,398302</text:p>
          </table:table-cell>
          <table:table-cell office:value-type="float" office:value="0.999976" calcext:value-type="float">
            <text:p>0,999976</text:p>
          </table:table-cell>
          <table:table-cell office:value-type="float" office:value="0.980198" calcext:value-type="float">
            <text:p>0,980198</text:p>
          </table:table-cell>
          <table:table-cell office:value-type="float" office:value="-0.355565" calcext:value-type="float">
            <text:p>-0,355565</text:p>
          </table:table-cell>
          <table:table-cell office:value-type="float" office:value="-2.24946" calcext:value-type="float">
            <text:p>-2,24946</text:p>
          </table:table-cell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20.824" calcext:value-type="float">
            <text:p>920,824</text:p>
          </table:table-cell>
          <table:table-cell office:value-type="float" office:value="581.471" calcext:value-type="float">
            <text:p>581,471</text:p>
          </table:table-cell>
          <table:table-cell office:value-type="float" office:value="-6.5976" calcext:value-type="float">
            <text:p>-6,5976</text:p>
          </table:table-cell>
          <table:table-cell office:value-type="float" office:value="18.1872" calcext:value-type="float">
            <text:p>18,1872</text:p>
          </table:table-cell>
          <table:table-cell office:value-type="float" office:value="1.94508" calcext:value-type="float">
            <text:p>1,94508</text:p>
          </table:table-cell>
          <table:table-cell office:value-type="float" office:value="0.270027" calcext:value-type="float">
            <text:p>0,270027</text:p>
          </table:table-cell>
          <table:table-cell office:value-type="float" office:value="18.2306" calcext:value-type="float">
            <text:p>18,2306</text:p>
          </table:table-cell>
          <table:table-cell office:value-type="float" office:value="39.3734" calcext:value-type="float">
            <text:p>39,3734</text:p>
          </table:table-cell>
          <table:table-cell office:value-type="float" office:value="0.396272" calcext:value-type="float">
            <text:p>0,396272</text:p>
          </table:table-cell>
          <table:table-cell office:value-type="float" office:value="0.999978" calcext:value-type="float">
            <text:p>0,999978</text:p>
          </table:table-cell>
          <table:table-cell office:value-type="float" office:value="0.980392" calcext:value-type="float">
            <text:p>0,980392</text:p>
          </table:table-cell>
          <table:table-cell office:value-type="float" office:value="-0.348929" calcext:value-type="float">
            <text:p>-0,348929</text:p>
          </table:table-cell>
          <table:table-cell office:value-type="float" office:value="-2.2427" calcext:value-type="float">
            <text:p>-2,2427</text:p>
          </table:table-cell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20.825" calcext:value-type="float">
            <text:p>920,825</text:p>
          </table:table-cell>
          <table:table-cell office:value-type="float" office:value="581.485" calcext:value-type="float">
            <text:p>581,485</text:p>
          </table:table-cell>
          <table:table-cell office:value-type="float" office:value="-6.59715" calcext:value-type="float">
            <text:p>-6,59715</text:p>
          </table:table-cell>
          <table:table-cell office:value-type="float" office:value="18.1374" calcext:value-type="float">
            <text:p>18,1374</text:p>
          </table:table-cell>
          <table:table-cell office:value-type="float" office:value="1.94545" calcext:value-type="float">
            <text:p>1,94545</text:p>
          </table:table-cell>
          <table:table-cell office:value-type="float" office:value="0.268929" calcext:value-type="float">
            <text:p>0,268929</text:p>
          </table:table-cell>
          <table:table-cell office:value-type="float" office:value="18.1994" calcext:value-type="float">
            <text:p>18,1994</text:p>
          </table:table-cell>
          <table:table-cell office:value-type="float" office:value="39.1669" calcext:value-type="float">
            <text:p>39,1669</text:p>
          </table:table-cell>
          <table:table-cell office:value-type="float" office:value="0.395286" calcext:value-type="float">
            <text:p>0,395286</text:p>
          </table:table-cell>
          <table:table-cell office:value-type="float" office:value="0.999981" calcext:value-type="float">
            <text:p>0,999981</text:p>
          </table:table-cell>
          <table:table-cell office:value-type="float" office:value="0.980583" calcext:value-type="float">
            <text:p>0,980583</text:p>
          </table:table-cell>
          <table:table-cell office:value-type="float" office:value="-0.344289" calcext:value-type="float">
            <text:p>-0,344289</text:p>
          </table:table-cell>
          <table:table-cell office:value-type="float" office:value="-2.23797" calcext:value-type="float">
            <text:p>-2,23797</text:p>
          </table:table-cell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20.827" calcext:value-type="float">
            <text:p>920,827</text:p>
          </table:table-cell>
          <table:table-cell office:value-type="float" office:value="581.51" calcext:value-type="float">
            <text:p>581,51</text:p>
          </table:table-cell>
          <table:table-cell office:value-type="float" office:value="-6.6009" calcext:value-type="float">
            <text:p>-6,6009</text:p>
          </table:table-cell>
          <table:table-cell office:value-type="float" office:value="18.0733" calcext:value-type="float">
            <text:p>18,0733</text:p>
          </table:table-cell>
          <table:table-cell office:value-type="float" office:value="1.94522" calcext:value-type="float">
            <text:p>1,94522</text:p>
          </table:table-cell>
          <table:table-cell office:value-type="float" office:value="0.268854" calcext:value-type="float">
            <text:p>0,268854</text:p>
          </table:table-cell>
          <table:table-cell office:value-type="float" office:value="18.1099" calcext:value-type="float">
            <text:p>18,1099</text:p>
          </table:table-cell>
          <table:table-cell office:value-type="float" office:value="38.8673" calcext:value-type="float">
            <text:p>38,8673</text:p>
          </table:table-cell>
          <table:table-cell office:value-type="float" office:value="0.395308" calcext:value-type="float">
            <text:p>0,395308</text:p>
          </table:table-cell>
          <table:table-cell office:value-type="float" office:value="0.999983" calcext:value-type="float">
            <text:p>0,999983</text:p>
          </table:table-cell>
          <table:table-cell office:value-type="float" office:value="0.980769" calcext:value-type="float">
            <text:p>0,980769</text:p>
          </table:table-cell>
          <table:table-cell office:value-type="float" office:value="-0.333091" calcext:value-type="float">
            <text:p>-0,333091</text:p>
          </table:table-cell>
          <table:table-cell office:value-type="float" office:value="-2.22655" calcext:value-type="float">
            <text:p>-2,22655</text:p>
          </table:table-cell>
          <table:table-cell table:number-columns-repeated="1010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20.829" calcext:value-type="float">
            <text:p>920,829</text:p>
          </table:table-cell>
          <table:table-cell office:value-type="float" office:value="581.514" calcext:value-type="float">
            <text:p>581,514</text:p>
          </table:table-cell>
          <table:table-cell office:value-type="float" office:value="-6.60217" calcext:value-type="float">
            <text:p>-6,60217</text:p>
          </table:table-cell>
          <table:table-cell office:value-type="float" office:value="18.0887" calcext:value-type="float">
            <text:p>18,0887</text:p>
          </table:table-cell>
          <table:table-cell office:value-type="float" office:value="1.94622" calcext:value-type="float">
            <text:p>1,94622</text:p>
          </table:table-cell>
          <table:table-cell office:value-type="float" office:value="0.268185" calcext:value-type="float">
            <text:p>0,268185</text:p>
          </table:table-cell>
          <table:table-cell office:value-type="float" office:value="18.4406" calcext:value-type="float">
            <text:p>18,4406</text:p>
          </table:table-cell>
          <table:table-cell office:value-type="float" office:value="40.0516" calcext:value-type="float">
            <text:p>40,0516</text:p>
          </table:table-cell>
          <table:table-cell office:value-type="float" office:value="0.40352" calcext:value-type="float">
            <text:p>0,40352</text:p>
          </table:table-cell>
          <table:table-cell office:value-type="float" office:value="0.999984" calcext:value-type="float">
            <text:p>0,999984</text:p>
          </table:table-cell>
          <table:table-cell office:value-type="float" office:value="0.980952" calcext:value-type="float">
            <text:p>0,980952</text:p>
          </table:table-cell>
          <table:table-cell office:value-type="float" office:value="-0.378769" calcext:value-type="float">
            <text:p>-0,378769</text:p>
          </table:table-cell>
          <table:table-cell office:value-type="float" office:value="-2.27302" calcext:value-type="float">
            <text:p>-2,27302</text:p>
          </table:table-cell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20.83" calcext:value-type="float">
            <text:p>920,83</text:p>
          </table:table-cell>
          <table:table-cell office:value-type="float" office:value="581.528" calcext:value-type="float">
            <text:p>581,528</text:p>
          </table:table-cell>
          <table:table-cell office:value-type="float" office:value="-6.60632" calcext:value-type="float">
            <text:p>-6,60632</text:p>
          </table:table-cell>
          <table:table-cell office:value-type="float" office:value="18.123" calcext:value-type="float">
            <text:p>18,123</text:p>
          </table:table-cell>
          <table:table-cell office:value-type="float" office:value="1.94638" calcext:value-type="float">
            <text:p>1,94638</text:p>
          </table:table-cell>
          <table:table-cell office:value-type="float" office:value="0.266687" calcext:value-type="float">
            <text:p>0,266687</text:p>
          </table:table-cell>
          <table:table-cell office:value-type="float" office:value="18.4414" calcext:value-type="float">
            <text:p>18,4414</text:p>
          </table:table-cell>
          <table:table-cell office:value-type="float" office:value="39.9392" calcext:value-type="float">
            <text:p>39,9392</text:p>
          </table:table-cell>
          <table:table-cell office:value-type="float" office:value="0.404288" calcext:value-type="float">
            <text:p>0,404288</text:p>
          </table:table-cell>
          <table:table-cell office:value-type="float" office:value="0.999986" calcext:value-type="float">
            <text:p>0,999986</text:p>
          </table:table-cell>
          <table:table-cell office:value-type="float" office:value="0.981132" calcext:value-type="float">
            <text:p>0,981132</text:p>
          </table:table-cell>
          <table:table-cell office:value-type="float" office:value="-0.376479" calcext:value-type="float">
            <text:p>-0,376479</text:p>
          </table:table-cell>
          <table:table-cell office:value-type="float" office:value="-2.2707" calcext:value-type="float">
            <text:p>-2,2707</text:p>
          </table:table-cell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20.832" calcext:value-type="float">
            <text:p>920,832</text:p>
          </table:table-cell>
          <table:table-cell office:value-type="float" office:value="581.57" calcext:value-type="float">
            <text:p>581,57</text:p>
          </table:table-cell>
          <table:table-cell office:value-type="float" office:value="-6.60256" calcext:value-type="float">
            <text:p>-6,60256</text:p>
          </table:table-cell>
          <table:table-cell office:value-type="float" office:value="18.1487" calcext:value-type="float">
            <text:p>18,1487</text:p>
          </table:table-cell>
          <table:table-cell office:value-type="float" office:value="1.94849" calcext:value-type="float">
            <text:p>1,94849</text:p>
          </table:table-cell>
          <table:table-cell office:value-type="float" office:value="0.265507" calcext:value-type="float">
            <text:p>0,265507</text:p>
          </table:table-cell>
          <table:table-cell office:value-type="float" office:value="18.3777" calcext:value-type="float">
            <text:p>18,3777</text:p>
          </table:table-cell>
          <table:table-cell office:value-type="float" office:value="39.6916" calcext:value-type="float">
            <text:p>39,6916</text:p>
          </table:table-cell>
          <table:table-cell office:value-type="float" office:value="0.403273" calcext:value-type="float">
            <text:p>0,403273</text:p>
          </table:table-cell>
          <table:table-cell office:value-type="float" office:value="0.999987" calcext:value-type="float">
            <text:p>0,999987</text:p>
          </table:table-cell>
          <table:table-cell office:value-type="float" office:value="0.981308" calcext:value-type="float">
            <text:p>0,981308</text:p>
          </table:table-cell>
          <table:table-cell office:value-type="float" office:value="-0.367899" calcext:value-type="float">
            <text:p>-0,367899</text:p>
          </table:table-cell>
          <table:table-cell office:value-type="float" office:value="-2.262" calcext:value-type="float">
            <text:p>-2,262</text:p>
          </table:table-cell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20.824" calcext:value-type="float">
            <text:p>920,824</text:p>
          </table:table-cell>
          <table:table-cell office:value-type="float" office:value="581.593" calcext:value-type="float">
            <text:p>581,593</text:p>
          </table:table-cell>
          <table:table-cell office:value-type="float" office:value="-6.60185" calcext:value-type="float">
            <text:p>-6,60185</text:p>
          </table:table-cell>
          <table:table-cell office:value-type="float" office:value="18.2275" calcext:value-type="float">
            <text:p>18,2275</text:p>
          </table:table-cell>
          <table:table-cell office:value-type="float" office:value="1.9503" calcext:value-type="float">
            <text:p>1,9503</text:p>
          </table:table-cell>
          <table:table-cell office:value-type="float" office:value="0.26557" calcext:value-type="float">
            <text:p>0,26557</text:p>
          </table:table-cell>
          <table:table-cell office:value-type="float" office:value="18.4223" calcext:value-type="float">
            <text:p>18,4223</text:p>
          </table:table-cell>
          <table:table-cell office:value-type="float" office:value="39.5865" calcext:value-type="float">
            <text:p>39,5865</text:p>
          </table:table-cell>
          <table:table-cell office:value-type="float" office:value="0.403051" calcext:value-type="float">
            <text:p>0,403051</text:p>
          </table:table-cell>
          <table:table-cell office:value-type="float" office:value="0.999989" calcext:value-type="float">
            <text:p>0,999989</text:p>
          </table:table-cell>
          <table:table-cell office:value-type="float" office:value="0.981481" calcext:value-type="float">
            <text:p>0,981481</text:p>
          </table:table-cell>
          <table:table-cell office:value-type="float" office:value="-0.371332" calcext:value-type="float">
            <text:p>-0,371332</text:p>
          </table:table-cell>
          <table:table-cell office:value-type="float" office:value="-2.26548" calcext:value-type="float">
            <text:p>-2,26548</text:p>
          </table:table-cell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20.826" calcext:value-type="float">
            <text:p>920,826</text:p>
          </table:table-cell>
          <table:table-cell office:value-type="float" office:value="581.303" calcext:value-type="float">
            <text:p>581,303</text:p>
          </table:table-cell>
          <table:table-cell office:value-type="float" office:value="-6.59727" calcext:value-type="float">
            <text:p>-6,59727</text:p>
          </table:table-cell>
          <table:table-cell office:value-type="float" office:value="18.2117" calcext:value-type="float">
            <text:p>18,2117</text:p>
          </table:table-cell>
          <table:table-cell office:value-type="float" office:value="1.95057" calcext:value-type="float">
            <text:p>1,95057</text:p>
          </table:table-cell>
          <table:table-cell office:value-type="float" office:value="0.264067" calcext:value-type="float">
            <text:p>0,264067</text:p>
          </table:table-cell>
          <table:table-cell office:value-type="float" office:value="18.382" calcext:value-type="float">
            <text:p>18,382</text:p>
          </table:table-cell>
          <table:table-cell office:value-type="float" office:value="39.2878" calcext:value-type="float">
            <text:p>39,2878</text:p>
          </table:table-cell>
          <table:table-cell office:value-type="float" office:value="0.400789" calcext:value-type="float">
            <text:p>0,400789</text:p>
          </table:table-cell>
          <table:table-cell office:value-type="float" office:value="0.99999" calcext:value-type="float">
            <text:p>0,99999</text:p>
          </table:table-cell>
          <table:table-cell office:value-type="float" office:value="0.981651" calcext:value-type="float">
            <text:p>0,981651</text:p>
          </table:table-cell>
          <table:table-cell office:value-type="float" office:value="-0.364492" calcext:value-type="float">
            <text:p>-0,364492</text:p>
          </table:table-cell>
          <table:table-cell office:value-type="float" office:value="-2.25853" calcext:value-type="float">
            <text:p>-2,25853</text:p>
          </table:table-cell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20.827" calcext:value-type="float">
            <text:p>920,827</text:p>
          </table:table-cell>
          <table:table-cell office:value-type="float" office:value="580.473" calcext:value-type="float">
            <text:p>580,473</text:p>
          </table:table-cell>
          <table:table-cell office:value-type="float" office:value="-6.58857" calcext:value-type="float">
            <text:p>-6,58857</text:p>
          </table:table-cell>
          <table:table-cell office:value-type="float" office:value="18.1813" calcext:value-type="float">
            <text:p>18,1813</text:p>
          </table:table-cell>
          <table:table-cell office:value-type="float" office:value="1.95085" calcext:value-type="float">
            <text:p>1,95085</text:p>
          </table:table-cell>
          <table:table-cell office:value-type="float" office:value="0.262607" calcext:value-type="float">
            <text:p>0,262607</text:p>
          </table:table-cell>
          <table:table-cell office:value-type="float" office:value="18.3292" calcext:value-type="float">
            <text:p>18,3292</text:p>
          </table:table-cell>
          <table:table-cell office:value-type="float" office:value="38.9682" calcext:value-type="float">
            <text:p>38,9682</text:p>
          </table:table-cell>
          <table:table-cell office:value-type="float" office:value="0.399621" calcext:value-type="float">
            <text:p>0,399621</text:p>
          </table:table-cell>
          <table:table-cell office:value-type="float" office:value="0.999991" calcext:value-type="float">
            <text:p>0,999991</text:p>
          </table:table-cell>
          <table:table-cell office:value-type="float" office:value="0.981818" calcext:value-type="float">
            <text:p>0,981818</text:p>
          </table:table-cell>
          <table:table-cell office:value-type="float" office:value="-0.357619" calcext:value-type="float">
            <text:p>-0,357619</text:p>
          </table:table-cell>
          <table:table-cell office:value-type="float" office:value="-2.25155" calcext:value-type="float">
            <text:p>-2,25155</text:p>
          </table:table-cell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20.829" calcext:value-type="float">
            <text:p>920,829</text:p>
          </table:table-cell>
          <table:table-cell office:value-type="float" office:value="580.207" calcext:value-type="float">
            <text:p>580,207</text:p>
          </table:table-cell>
          <table:table-cell office:value-type="float" office:value="-6.58598" calcext:value-type="float">
            <text:p>-6,58598</text:p>
          </table:table-cell>
          <table:table-cell office:value-type="float" office:value="18.1409" calcext:value-type="float">
            <text:p>18,1409</text:p>
          </table:table-cell>
          <table:table-cell office:value-type="float" office:value="1.95189" calcext:value-type="float">
            <text:p>1,95189</text:p>
          </table:table-cell>
          <table:table-cell office:value-type="float" office:value="0.261438" calcext:value-type="float">
            <text:p>0,261438</text:p>
          </table:table-cell>
          <table:table-cell office:value-type="float" office:value="18.2293" calcext:value-type="float">
            <text:p>18,2293</text:p>
          </table:table-cell>
          <table:table-cell office:value-type="float" office:value="38.6086" calcext:value-type="float">
            <text:p>38,6086</text:p>
          </table:table-cell>
          <table:table-cell office:value-type="float" office:value="0.397601" calcext:value-type="float">
            <text:p>0,397601</text:p>
          </table:table-cell>
          <table:table-cell office:value-type="float" office:value="0.999992" calcext:value-type="float">
            <text:p>0,999992</text:p>
          </table:table-cell>
          <table:table-cell office:value-type="float" office:value="0.981982" calcext:value-type="float">
            <text:p>0,981982</text:p>
          </table:table-cell>
          <table:table-cell office:value-type="float" office:value="-0.344611" calcext:value-type="float">
            <text:p>-0,344611</text:p>
          </table:table-cell>
          <table:table-cell office:value-type="float" office:value="-2.2383" calcext:value-type="float">
            <text:p>-2,2383</text:p>
          </table:table-cell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20.83" calcext:value-type="float">
            <text:p>920,83</text:p>
          </table:table-cell>
          <table:table-cell office:value-type="float" office:value="580.152" calcext:value-type="float">
            <text:p>580,152</text:p>
          </table:table-cell>
          <table:table-cell office:value-type="float" office:value="-6.58876" calcext:value-type="float">
            <text:p>-6,58876</text:p>
          </table:table-cell>
          <table:table-cell office:value-type="float" office:value="18.0832" calcext:value-type="float">
            <text:p>18,0832</text:p>
          </table:table-cell>
          <table:table-cell office:value-type="float" office:value="1.9534" calcext:value-type="float">
            <text:p>1,9534</text:p>
          </table:table-cell>
          <table:table-cell office:value-type="float" office:value="0.261198" calcext:value-type="float">
            <text:p>0,261198</text:p>
          </table:table-cell>
          <table:table-cell office:value-type="float" office:value="18.1637" calcext:value-type="float">
            <text:p>18,1637</text:p>
          </table:table-cell>
          <table:table-cell office:value-type="float" office:value="38.2977" calcext:value-type="float">
            <text:p>38,2977</text:p>
          </table:table-cell>
          <table:table-cell office:value-type="float" office:value="0.396543" calcext:value-type="float">
            <text:p>0,396543</text:p>
          </table:table-cell>
          <table:table-cell office:value-type="float" office:value="0.999992" calcext:value-type="float">
            <text:p>0,999992</text:p>
          </table:table-cell>
          <table:table-cell office:value-type="float" office:value="0.982143" calcext:value-type="float">
            <text:p>0,982143</text:p>
          </table:table-cell>
          <table:table-cell office:value-type="float" office:value="-0.336064" calcext:value-type="float">
            <text:p>-0,336064</text:p>
          </table:table-cell>
          <table:table-cell office:value-type="float" office:value="-2.22958" calcext:value-type="float">
            <text:p>-2,22958</text:p>
          </table:table-cell>
          <table:table-cell table:number-columns-repeated="1010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20.832" calcext:value-type="float">
            <text:p>920,832</text:p>
          </table:table-cell>
          <table:table-cell office:value-type="float" office:value="580.177" calcext:value-type="float">
            <text:p>580,177</text:p>
          </table:table-cell>
          <table:table-cell office:value-type="float" office:value="-6.59354" calcext:value-type="float">
            <text:p>-6,59354</text:p>
          </table:table-cell>
          <table:table-cell office:value-type="float" office:value="18.0221" calcext:value-type="float">
            <text:p>18,0221</text:p>
          </table:table-cell>
          <table:table-cell office:value-type="float" office:value="1.95376" calcext:value-type="float">
            <text:p>1,95376</text:p>
          </table:table-cell>
          <table:table-cell office:value-type="float" office:value="0.274578" calcext:value-type="float">
            <text:p>0,274578</text:p>
          </table:table-cell>
          <table:table-cell office:value-type="float" office:value="18.1041" calcext:value-type="float">
            <text:p>18,1041</text:p>
          </table:table-cell>
          <table:table-cell office:value-type="float" office:value="38.0228" calcext:value-type="float">
            <text:p>38,0228</text:p>
          </table:table-cell>
          <table:table-cell office:value-type="float" office:value="0.39483" calcext:value-type="float">
            <text:p>0,39483</text:p>
          </table:table-cell>
          <table:table-cell office:value-type="float" office:value="0.999993" calcext:value-type="float">
            <text:p>0,999993</text:p>
          </table:table-cell>
          <table:table-cell office:value-type="float" office:value="0.982301" calcext:value-type="float">
            <text:p>0,982301</text:p>
          </table:table-cell>
          <table:table-cell office:value-type="float" office:value="-0.334289" calcext:value-type="float">
            <text:p>-0,334289</text:p>
          </table:table-cell>
          <table:table-cell office:value-type="float" office:value="-2.22777" calcext:value-type="float">
            <text:p>-2,22777</text:p>
          </table:table-cell>
          <table:table-cell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20.833" calcext:value-type="float">
            <text:p>920,833</text:p>
          </table:table-cell>
          <table:table-cell office:value-type="float" office:value="580.474" calcext:value-type="float">
            <text:p>580,474</text:p>
          </table:table-cell>
          <table:table-cell office:value-type="float" office:value="-6.59313" calcext:value-type="float">
            <text:p>-6,59313</text:p>
          </table:table-cell>
          <table:table-cell office:value-type="float" office:value="17.9633" calcext:value-type="float">
            <text:p>17,9633</text:p>
          </table:table-cell>
          <table:table-cell office:value-type="float" office:value="1.95681" calcext:value-type="float">
            <text:p>1,95681</text:p>
          </table:table-cell>
          <table:table-cell office:value-type="float" office:value="0.275678" calcext:value-type="float">
            <text:p>0,275678</text:p>
          </table:table-cell>
          <table:table-cell office:value-type="float" office:value="18.057" calcext:value-type="float">
            <text:p>18,057</text:p>
          </table:table-cell>
          <table:table-cell office:value-type="float" office:value="37.7024" calcext:value-type="float">
            <text:p>37,7024</text:p>
          </table:table-cell>
          <table:table-cell office:value-type="float" office:value="0.394528" calcext:value-type="float">
            <text:p>0,394528</text:p>
          </table:table-cell>
          <table:table-cell office:value-type="float" office:value="0.999994" calcext:value-type="float">
            <text:p>0,999994</text:p>
          </table:table-cell>
          <table:table-cell office:value-type="float" office:value="0.982456" calcext:value-type="float">
            <text:p>0,982456</text:p>
          </table:table-cell>
          <table:table-cell office:value-type="float" office:value="-0.329727" calcext:value-type="float">
            <text:p>-0,329727</text:p>
          </table:table-cell>
          <table:table-cell office:value-type="float" office:value="-2.22311" calcext:value-type="float">
            <text:p>-2,22311</text:p>
          </table:table-cell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20.835" calcext:value-type="float">
            <text:p>920,835</text:p>
          </table:table-cell>
          <table:table-cell office:value-type="float" office:value="580.8" calcext:value-type="float">
            <text:p>580,8</text:p>
          </table:table-cell>
          <table:table-cell office:value-type="float" office:value="-6.59734" calcext:value-type="float">
            <text:p>-6,59734</text:p>
          </table:table-cell>
          <table:table-cell office:value-type="float" office:value="17.9427" calcext:value-type="float">
            <text:p>17,9427</text:p>
          </table:table-cell>
          <table:table-cell office:value-type="float" office:value="1.95695" calcext:value-type="float">
            <text:p>1,95695</text:p>
          </table:table-cell>
          <table:table-cell office:value-type="float" office:value="0.27481" calcext:value-type="float">
            <text:p>0,27481</text:p>
          </table:table-cell>
          <table:table-cell office:value-type="float" office:value="18.1683" calcext:value-type="float">
            <text:p>18,1683</text:p>
          </table:table-cell>
          <table:table-cell office:value-type="float" office:value="37.9336" calcext:value-type="float">
            <text:p>37,9336</text:p>
          </table:table-cell>
          <table:table-cell office:value-type="float" office:value="0.402018" calcext:value-type="float">
            <text:p>0,402018</text:p>
          </table:table-cell>
          <table:table-cell office:value-type="float" office:value="0.999995" calcext:value-type="float">
            <text:p>0,999995</text:p>
          </table:table-cell>
          <table:table-cell office:value-type="float" office:value="0.982609" calcext:value-type="float">
            <text:p>0,982609</text:p>
          </table:table-cell>
          <table:table-cell office:value-type="float" office:value="-0.345709" calcext:value-type="float">
            <text:p>-0,345709</text:p>
          </table:table-cell>
          <table:table-cell office:value-type="float" office:value="-2.23942" calcext:value-type="float">
            <text:p>-2,23942</text:p>
          </table:table-cell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920.836" calcext:value-type="float">
            <text:p>920,836</text:p>
          </table:table-cell>
          <table:table-cell office:value-type="float" office:value="581.078" calcext:value-type="float">
            <text:p>581,078</text:p>
          </table:table-cell>
          <table:table-cell office:value-type="float" office:value="-6.59819" calcext:value-type="float">
            <text:p>-6,59819</text:p>
          </table:table-cell>
          <table:table-cell office:value-type="float" office:value="17.9528" calcext:value-type="float">
            <text:p>17,9528</text:p>
          </table:table-cell>
          <table:table-cell office:value-type="float" office:value="1.95736" calcext:value-type="float">
            <text:p>1,95736</text:p>
          </table:table-cell>
          <table:table-cell office:value-type="float" office:value="0.273525" calcext:value-type="float">
            <text:p>0,273525</text:p>
          </table:table-cell>
          <table:table-cell office:value-type="float" office:value="18.2326" calcext:value-type="float">
            <text:p>18,2326</text:p>
          </table:table-cell>
          <table:table-cell office:value-type="float" office:value="38.1706" calcext:value-type="float">
            <text:p>38,1706</text:p>
          </table:table-cell>
          <table:table-cell office:value-type="float" office:value="0.409101" calcext:value-type="float">
            <text:p>0,409101</text:p>
          </table:table-cell>
          <table:table-cell office:value-type="float" office:value="0.999995" calcext:value-type="float">
            <text:p>0,999995</text:p>
          </table:table-cell>
          <table:table-cell office:value-type="float" office:value="0.982759" calcext:value-type="float">
            <text:p>0,982759</text:p>
          </table:table-cell>
          <table:table-cell office:value-type="float" office:value="-0.356314" calcext:value-type="float">
            <text:p>-0,356314</text:p>
          </table:table-cell>
          <table:table-cell office:value-type="float" office:value="-2.25022" calcext:value-type="float">
            <text:p>-2,25022</text:p>
          </table:table-cell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920.838" calcext:value-type="float">
            <text:p>920,838</text:p>
          </table:table-cell>
          <table:table-cell office:value-type="float" office:value="581.103" calcext:value-type="float">
            <text:p>581,103</text:p>
          </table:table-cell>
          <table:table-cell office:value-type="float" office:value="-6.59482" calcext:value-type="float">
            <text:p>-6,59482</text:p>
          </table:table-cell>
          <table:table-cell office:value-type="float" office:value="18.0047" calcext:value-type="float">
            <text:p>18,0047</text:p>
          </table:table-cell>
          <table:table-cell office:value-type="float" office:value="1.95848" calcext:value-type="float">
            <text:p>1,95848</text:p>
          </table:table-cell>
          <table:table-cell office:value-type="float" office:value="0.274452" calcext:value-type="float">
            <text:p>0,274452</text:p>
          </table:table-cell>
          <table:table-cell office:value-type="float" office:value="18.2983" calcext:value-type="float">
            <text:p>18,2983</text:p>
          </table:table-cell>
          <table:table-cell office:value-type="float" office:value="38.6062" calcext:value-type="float">
            <text:p>38,6062</text:p>
          </table:table-cell>
          <table:table-cell office:value-type="float" office:value="0.408707" calcext:value-type="float">
            <text:p>0,408707</text:p>
          </table:table-cell>
          <table:table-cell office:value-type="float" office:value="0.999996" calcext:value-type="float">
            <text:p>0,999996</text:p>
          </table:table-cell>
          <table:table-cell office:value-type="float" office:value="0.982906" calcext:value-type="float">
            <text:p>0,982906</text:p>
          </table:table-cell>
          <table:table-cell office:value-type="float" office:value="-0.366164" calcext:value-type="float">
            <text:p>-0,366164</text:p>
          </table:table-cell>
          <table:table-cell office:value-type="float" office:value="-2.26023" calcext:value-type="float">
            <text:p>-2,26023</text:p>
          </table:table-cell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920.839" calcext:value-type="float">
            <text:p>920,839</text:p>
          </table:table-cell>
          <table:table-cell office:value-type="float" office:value="581.127" calcext:value-type="float">
            <text:p>581,127</text:p>
          </table:table-cell>
          <table:table-cell office:value-type="float" office:value="-6.59235" calcext:value-type="float">
            <text:p>-6,59235</text:p>
          </table:table-cell>
          <table:table-cell office:value-type="float" office:value="18.0921" calcext:value-type="float">
            <text:p>18,0921</text:p>
          </table:table-cell>
          <table:table-cell office:value-type="float" office:value="1.9599" calcext:value-type="float">
            <text:p>1,9599</text:p>
          </table:table-cell>
          <table:table-cell office:value-type="float" office:value="0.277171" calcext:value-type="float">
            <text:p>0,277171</text:p>
          </table:table-cell>
          <table:table-cell office:value-type="float" office:value="18.3479" calcext:value-type="float">
            <text:p>18,3479</text:p>
          </table:table-cell>
          <table:table-cell office:value-type="float" office:value="38.9692" calcext:value-type="float">
            <text:p>38,9692</text:p>
          </table:table-cell>
          <table:table-cell office:value-type="float" office:value="0.408255" calcext:value-type="float">
            <text:p>0,408255</text:p>
          </table:table-cell>
          <table:table-cell office:value-type="float" office:value="0.999996" calcext:value-type="float">
            <text:p>0,999996</text:p>
          </table:table-cell>
          <table:table-cell office:value-type="float" office:value="0.983051" calcext:value-type="float">
            <text:p>0,983051</text:p>
          </table:table-cell>
          <table:table-cell office:value-type="float" office:value="-0.374056" calcext:value-type="float">
            <text:p>-0,374056</text:p>
          </table:table-cell>
          <table:table-cell office:value-type="float" office:value="-2.26824" calcext:value-type="float">
            <text:p>-2,26824</text:p>
          </table:table-cell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920.84" calcext:value-type="float">
            <text:p>920,84</text:p>
          </table:table-cell>
          <table:table-cell office:value-type="float" office:value="581.151" calcext:value-type="float">
            <text:p>581,151</text:p>
          </table:table-cell>
          <table:table-cell office:value-type="float" office:value="-6.59379" calcext:value-type="float">
            <text:p>-6,59379</text:p>
          </table:table-cell>
          <table:table-cell office:value-type="float" office:value="18.1373" calcext:value-type="float">
            <text:p>18,1373</text:p>
          </table:table-cell>
          <table:table-cell office:value-type="float" office:value="1.96066" calcext:value-type="float">
            <text:p>1,96066</text:p>
          </table:table-cell>
          <table:table-cell office:value-type="float" office:value="0.283177" calcext:value-type="float">
            <text:p>0,283177</text:p>
          </table:table-cell>
          <table:table-cell office:value-type="float" office:value="18.3349" calcext:value-type="float">
            <text:p>18,3349</text:p>
          </table:table-cell>
          <table:table-cell office:value-type="float" office:value="38.9743" calcext:value-type="float">
            <text:p>38,9743</text:p>
          </table:table-cell>
          <table:table-cell office:value-type="float" office:value="0.407671" calcext:value-type="float">
            <text:p>0,407671</text:p>
          </table:table-cell>
          <table:table-cell office:value-type="float" office:value="0.999996" calcext:value-type="float">
            <text:p>0,999996</text:p>
          </table:table-cell>
          <table:table-cell office:value-type="float" office:value="0.983193" calcext:value-type="float">
            <text:p>0,983193</text:p>
          </table:table-cell>
          <table:table-cell office:value-type="float" office:value="-0.374593" calcext:value-type="float">
            <text:p>-0,374593</text:p>
          </table:table-cell>
          <table:table-cell office:value-type="float" office:value="-2.26879" calcext:value-type="float">
            <text:p>-2,26879</text:p>
          </table:table-cell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920.842" calcext:value-type="float">
            <text:p>920,842</text:p>
          </table:table-cell>
          <table:table-cell office:value-type="float" office:value="581.183" calcext:value-type="float">
            <text:p>581,183</text:p>
          </table:table-cell>
          <table:table-cell office:value-type="float" office:value="-6.5964" calcext:value-type="float">
            <text:p>-6,5964</text:p>
          </table:table-cell>
          <table:table-cell office:value-type="float" office:value="18.1601" calcext:value-type="float">
            <text:p>18,1601</text:p>
          </table:table-cell>
          <table:table-cell office:value-type="float" office:value="1.96046" calcext:value-type="float">
            <text:p>1,96046</text:p>
          </table:table-cell>
          <table:table-cell office:value-type="float" office:value="0.281641" calcext:value-type="float">
            <text:p>0,281641</text:p>
          </table:table-cell>
          <table:table-cell office:value-type="float" office:value="18.3229" calcext:value-type="float">
            <text:p>18,3229</text:p>
          </table:table-cell>
          <table:table-cell office:value-type="float" office:value="39.2366" calcext:value-type="float">
            <text:p>39,2366</text:p>
          </table:table-cell>
          <table:table-cell office:value-type="float" office:value="0.409125" calcext:value-type="float">
            <text:p>0,409125</text:p>
          </table:table-cell>
          <table:table-cell office:value-type="float" office:value="0.999997" calcext:value-type="float">
            <text:p>0,999997</text:p>
          </table:table-cell>
          <table:table-cell office:value-type="float" office:value="0.983333" calcext:value-type="float">
            <text:p>0,983333</text:p>
          </table:table-cell>
          <table:table-cell office:value-type="float" office:value="-0.373684" calcext:value-type="float">
            <text:p>-0,373684</text:p>
          </table:table-cell>
          <table:table-cell office:value-type="float" office:value="-2.26787" calcext:value-type="float">
            <text:p>-2,26787</text:p>
          </table:table-cell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920.835" calcext:value-type="float">
            <text:p>920,835</text:p>
          </table:table-cell>
          <table:table-cell office:value-type="float" office:value="581.215" calcext:value-type="float">
            <text:p>581,215</text:p>
          </table:table-cell>
          <table:table-cell office:value-type="float" office:value="-6.60032" calcext:value-type="float">
            <text:p>-6,60032</text:p>
          </table:table-cell>
          <table:table-cell office:value-type="float" office:value="18.1588" calcext:value-type="float">
            <text:p>18,1588</text:p>
          </table:table-cell>
          <table:table-cell office:value-type="float" office:value="1.95958" calcext:value-type="float">
            <text:p>1,95958</text:p>
          </table:table-cell>
          <table:table-cell office:value-type="float" office:value="0.28057" calcext:value-type="float">
            <text:p>0,28057</text:p>
          </table:table-cell>
          <table:table-cell office:value-type="float" office:value="18.2935" calcext:value-type="float">
            <text:p>18,2935</text:p>
          </table:table-cell>
          <table:table-cell office:value-type="float" office:value="39.0717" calcext:value-type="float">
            <text:p>39,0717</text:p>
          </table:table-cell>
          <table:table-cell office:value-type="float" office:value="0.409333" calcext:value-type="float">
            <text:p>0,409333</text:p>
          </table:table-cell>
          <table:table-cell office:value-type="float" office:value="0.999997" calcext:value-type="float">
            <text:p>0,999997</text:p>
          </table:table-cell>
          <table:table-cell office:value-type="float" office:value="0.983471" calcext:value-type="float">
            <text:p>0,983471</text:p>
          </table:table-cell>
          <table:table-cell office:value-type="float" office:value="-0.368147" calcext:value-type="float">
            <text:p>-0,368147</text:p>
          </table:table-cell>
          <table:table-cell office:value-type="float" office:value="-2.26225" calcext:value-type="float">
            <text:p>-2,26225</text:p>
          </table:table-cell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920.836" calcext:value-type="float">
            <text:p>920,836</text:p>
          </table:table-cell>
          <table:table-cell office:value-type="float" office:value="580.992" calcext:value-type="float">
            <text:p>580,992</text:p>
          </table:table-cell>
          <table:table-cell office:value-type="float" office:value="-6.60517" calcext:value-type="float">
            <text:p>-6,60517</text:p>
          </table:table-cell>
          <table:table-cell office:value-type="float" office:value="18.14" calcext:value-type="float">
            <text:p>18,14</text:p>
          </table:table-cell>
          <table:table-cell office:value-type="float" office:value="1.95922" calcext:value-type="float">
            <text:p>1,95922</text:p>
          </table:table-cell>
          <table:table-cell office:value-type="float" office:value="0.279634" calcext:value-type="float">
            <text:p>0,279634</text:p>
          </table:table-cell>
          <table:table-cell office:value-type="float" office:value="18.2647" calcext:value-type="float">
            <text:p>18,2647</text:p>
          </table:table-cell>
          <table:table-cell office:value-type="float" office:value="38.963" calcext:value-type="float">
            <text:p>38,963</text:p>
          </table:table-cell>
          <table:table-cell office:value-type="float" office:value="0.408003" calcext:value-type="float">
            <text:p>0,408003</text:p>
          </table:table-cell>
          <table:table-cell office:value-type="float" office:value="0.999997" calcext:value-type="float">
            <text:p>0,999997</text:p>
          </table:table-cell>
          <table:table-cell office:value-type="float" office:value="0.983607" calcext:value-type="float">
            <text:p>0,983607</text:p>
          </table:table-cell>
          <table:table-cell office:value-type="float" office:value="-0.362642" calcext:value-type="float">
            <text:p>-0,362642</text:p>
          </table:table-cell>
          <table:table-cell office:value-type="float" office:value="-2.25666" calcext:value-type="float">
            <text:p>-2,25666</text:p>
          </table:table-cell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920.837" calcext:value-type="float">
            <text:p>920,837</text:p>
          </table:table-cell>
          <table:table-cell office:value-type="float" office:value="580.976" calcext:value-type="float">
            <text:p>580,976</text:p>
          </table:table-cell>
          <table:table-cell office:value-type="float" office:value="-6.60421" calcext:value-type="float">
            <text:p>-6,60421</text:p>
          </table:table-cell>
          <table:table-cell office:value-type="float" office:value="18.1407" calcext:value-type="float">
            <text:p>18,1407</text:p>
          </table:table-cell>
          <table:table-cell office:value-type="float" office:value="1.95903" calcext:value-type="float">
            <text:p>1,95903</text:p>
          </table:table-cell>
          <table:table-cell office:value-type="float" office:value="0.278888" calcext:value-type="float">
            <text:p>0,278888</text:p>
          </table:table-cell>
          <table:table-cell office:value-type="float" office:value="18.3328" calcext:value-type="float">
            <text:p>18,3328</text:p>
          </table:table-cell>
          <table:table-cell office:value-type="float" office:value="38.9669" calcext:value-type="float">
            <text:p>38,9669</text:p>
          </table:table-cell>
          <table:table-cell office:value-type="float" office:value="0.408595" calcext:value-type="float">
            <text:p>0,408595</text:p>
          </table:table-cell>
          <table:table-cell office:value-type="float" office:value="0.999998" calcext:value-type="float">
            <text:p>0,999998</text:p>
          </table:table-cell>
          <table:table-cell office:value-type="float" office:value="0.98374" calcext:value-type="float">
            <text:p>0,98374</text:p>
          </table:table-cell>
          <table:table-cell office:value-type="float" office:value="-0.369931" calcext:value-type="float">
            <text:p>-0,369931</text:p>
          </table:table-cell>
          <table:table-cell office:value-type="float" office:value="-2.26406" calcext:value-type="float">
            <text:p>-2,26406</text:p>
          </table:table-cell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920.839" calcext:value-type="float">
            <text:p>920,839</text:p>
          </table:table-cell>
          <table:table-cell office:value-type="float" office:value="581" calcext:value-type="float">
            <text:p>581</text:p>
          </table:table-cell>
          <table:table-cell office:value-type="float" office:value="-6.60214" calcext:value-type="float">
            <text:p>-6,60214</text:p>
          </table:table-cell>
          <table:table-cell office:value-type="float" office:value="18.1431" calcext:value-type="float">
            <text:p>18,1431</text:p>
          </table:table-cell>
          <table:table-cell office:value-type="float" office:value="1.95862" calcext:value-type="float">
            <text:p>1,95862</text:p>
          </table:table-cell>
          <table:table-cell office:value-type="float" office:value="0.279524" calcext:value-type="float">
            <text:p>0,279524</text:p>
          </table:table-cell>
          <table:table-cell office:value-type="float" office:value="18.3288" calcext:value-type="float">
            <text:p>18,3288</text:p>
          </table:table-cell>
          <table:table-cell office:value-type="float" office:value="38.8231" calcext:value-type="float">
            <text:p>38,8231</text:p>
          </table:table-cell>
          <table:table-cell office:value-type="float" office:value="0.407761" calcext:value-type="float">
            <text:p>0,407761</text:p>
          </table:table-cell>
          <table:table-cell office:value-type="float" office:value="0.999998" calcext:value-type="float">
            <text:p>0,999998</text:p>
          </table:table-cell>
          <table:table-cell office:value-type="float" office:value="0.983871" calcext:value-type="float">
            <text:p>0,983871</text:p>
          </table:table-cell>
          <table:table-cell office:value-type="float" office:value="-0.368701" calcext:value-type="float">
            <text:p>-0,368701</text:p>
          </table:table-cell>
          <table:table-cell office:value-type="float" office:value="-2.26281" calcext:value-type="float">
            <text:p>-2,26281</text:p>
          </table:table-cell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920.84" calcext:value-type="float">
            <text:p>920,84</text:p>
          </table:table-cell>
          <table:table-cell office:value-type="float" office:value="581.016" calcext:value-type="float">
            <text:p>581,016</text:p>
          </table:table-cell>
          <table:table-cell office:value-type="float" office:value="-6.60679" calcext:value-type="float">
            <text:p>-6,60679</text:p>
          </table:table-cell>
          <table:table-cell office:value-type="float" office:value="18.1414" calcext:value-type="float">
            <text:p>18,1414</text:p>
          </table:table-cell>
          <table:table-cell office:value-type="float" office:value="1.95838" calcext:value-type="float">
            <text:p>1,95838</text:p>
          </table:table-cell>
          <table:table-cell office:value-type="float" office:value="0.278584" calcext:value-type="float">
            <text:p>0,278584</text:p>
          </table:table-cell>
          <table:table-cell office:value-type="float" office:value="18.2921" calcext:value-type="float">
            <text:p>18,2921</text:p>
          </table:table-cell>
          <table:table-cell office:value-type="float" office:value="38.7408" calcext:value-type="float">
            <text:p>38,7408</text:p>
          </table:table-cell>
          <table:table-cell office:value-type="float" office:value="0.406595" calcext:value-type="float">
            <text:p>0,406595</text:p>
          </table:table-cell>
          <table:table-cell office:value-type="float" office:value="0.999998" calcext:value-type="float">
            <text:p>0,999998</text:p>
          </table:table-cell>
          <table:table-cell office:value-type="float" office:value="0.984" calcext:value-type="float">
            <text:p>0,984</text:p>
          </table:table-cell>
          <table:table-cell office:value-type="float" office:value="-0.362355" calcext:value-type="float">
            <text:p>-0,362355</text:p>
          </table:table-cell>
          <table:table-cell office:value-type="float" office:value="-2.25636" calcext:value-type="float">
            <text:p>-2,25636</text:p>
          </table:table-cell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920.841" calcext:value-type="float">
            <text:p>920,841</text:p>
          </table:table-cell>
          <table:table-cell office:value-type="float" office:value="580.762" calcext:value-type="float">
            <text:p>580,762</text:p>
          </table:table-cell>
          <table:table-cell office:value-type="float" office:value="-6.61" calcext:value-type="float">
            <text:p>-6,61</text:p>
          </table:table-cell>
          <table:table-cell office:value-type="float" office:value="18.1682" calcext:value-type="float">
            <text:p>18,1682</text:p>
          </table:table-cell>
          <table:table-cell office:value-type="float" office:value="1.95778" calcext:value-type="float">
            <text:p>1,95778</text:p>
          </table:table-cell>
          <table:table-cell office:value-type="float" office:value="0.277675" calcext:value-type="float">
            <text:p>0,277675</text:p>
          </table:table-cell>
          <table:table-cell office:value-type="float" office:value="18.3578" calcext:value-type="float">
            <text:p>18,3578</text:p>
          </table:table-cell>
          <table:table-cell office:value-type="float" office:value="39.3131" calcext:value-type="float">
            <text:p>39,3131</text:p>
          </table:table-cell>
          <table:table-cell office:value-type="float" office:value="0.407011" calcext:value-type="float">
            <text:p>0,407011</text:p>
          </table:table-cell>
          <table:table-cell office:value-type="float" office:value="0.999998" calcext:value-type="float">
            <text:p>0,999998</text:p>
          </table:table-cell>
          <table:table-cell office:value-type="float" office:value="0.984127" calcext:value-type="float">
            <text:p>0,984127</text:p>
          </table:table-cell>
          <table:table-cell office:value-type="float" office:value="-0.371164" calcext:value-type="float">
            <text:p>-0,371164</text:p>
          </table:table-cell>
          <table:table-cell office:value-type="float" office:value="-2.26531" calcext:value-type="float">
            <text:p>-2,26531</text:p>
          </table:table-cell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920.843" calcext:value-type="float">
            <text:p>920,843</text:p>
          </table:table-cell>
          <table:table-cell office:value-type="float" office:value="580.543" calcext:value-type="float">
            <text:p>580,543</text:p>
          </table:table-cell>
          <table:table-cell office:value-type="float" office:value="-6.60919" calcext:value-type="float">
            <text:p>-6,60919</text:p>
          </table:table-cell>
          <table:table-cell office:value-type="float" office:value="18.161" calcext:value-type="float">
            <text:p>18,161</text:p>
          </table:table-cell>
          <table:table-cell office:value-type="float" office:value="1.95691" calcext:value-type="float">
            <text:p>1,95691</text:p>
          </table:table-cell>
          <table:table-cell office:value-type="float" office:value="0.277253" calcext:value-type="float">
            <text:p>0,277253</text:p>
          </table:table-cell>
          <table:table-cell office:value-type="float" office:value="18.3145" calcext:value-type="float">
            <text:p>18,3145</text:p>
          </table:table-cell>
          <table:table-cell office:value-type="float" office:value="39.1963" calcext:value-type="float">
            <text:p>39,1963</text:p>
          </table:table-cell>
          <table:table-cell office:value-type="float" office:value="0.406273" calcext:value-type="float">
            <text:p>0,406273</text:p>
          </table:table-cell>
          <table:table-cell office:value-type="float" office:value="0.999998" calcext:value-type="float">
            <text:p>0,999998</text:p>
          </table:table-cell>
          <table:table-cell office:value-type="float" office:value="0.984252" calcext:value-type="float">
            <text:p>0,984252</text:p>
          </table:table-cell>
          <table:table-cell office:value-type="float" office:value="-0.365141" calcext:value-type="float">
            <text:p>-0,365141</text:p>
          </table:table-cell>
          <table:table-cell office:value-type="float" office:value="-2.25919" calcext:value-type="float">
            <text:p>-2,25919</text:p>
          </table:table-cell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20.844" calcext:value-type="float">
            <text:p>920,844</text:p>
          </table:table-cell>
          <table:table-cell office:value-type="float" office:value="580.578" calcext:value-type="float">
            <text:p>580,578</text:p>
          </table:table-cell>
          <table:table-cell office:value-type="float" office:value="-6.60787" calcext:value-type="float">
            <text:p>-6,60787</text:p>
          </table:table-cell>
          <table:table-cell office:value-type="float" office:value="18.1574" calcext:value-type="float">
            <text:p>18,1574</text:p>
          </table:table-cell>
          <table:table-cell office:value-type="float" office:value="1.95634" calcext:value-type="float">
            <text:p>1,95634</text:p>
          </table:table-cell>
          <table:table-cell office:value-type="float" office:value="0.279031" calcext:value-type="float">
            <text:p>0,279031</text:p>
          </table:table-cell>
          <table:table-cell office:value-type="float" office:value="18.3228" calcext:value-type="float">
            <text:p>18,3228</text:p>
          </table:table-cell>
          <table:table-cell office:value-type="float" office:value="39.2427" calcext:value-type="float">
            <text:p>39,2427</text:p>
          </table:table-cell>
          <table:table-cell office:value-type="float" office:value="0.406184" calcext:value-type="float">
            <text:p>0,406184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4375" calcext:value-type="float">
            <text:p>0,984375</text:p>
          </table:table-cell>
          <table:table-cell office:value-type="float" office:value="-0.367154" calcext:value-type="float">
            <text:p>-0,367154</text:p>
          </table:table-cell>
          <table:table-cell office:value-type="float" office:value="-2.26124" calcext:value-type="float">
            <text:p>-2,26124</text:p>
          </table:table-cell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20.845" calcext:value-type="float">
            <text:p>920,845</text:p>
          </table:table-cell>
          <table:table-cell office:value-type="float" office:value="580.628" calcext:value-type="float">
            <text:p>580,628</text:p>
          </table:table-cell>
          <table:table-cell office:value-type="float" office:value="-6.61159" calcext:value-type="float">
            <text:p>-6,61159</text:p>
          </table:table-cell>
          <table:table-cell office:value-type="float" office:value="18.1491" calcext:value-type="float">
            <text:p>18,1491</text:p>
          </table:table-cell>
          <table:table-cell office:value-type="float" office:value="1.95599" calcext:value-type="float">
            <text:p>1,95599</text:p>
          </table:table-cell>
          <table:table-cell office:value-type="float" office:value="0.277761" calcext:value-type="float">
            <text:p>0,277761</text:p>
          </table:table-cell>
          <table:table-cell office:value-type="float" office:value="18.2704" calcext:value-type="float">
            <text:p>18,2704</text:p>
          </table:table-cell>
          <table:table-cell office:value-type="float" office:value="38.9981" calcext:value-type="float">
            <text:p>38,9981</text:p>
          </table:table-cell>
          <table:table-cell office:value-type="float" office:value="0.405083" calcext:value-type="float">
            <text:p>0,405083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4496" calcext:value-type="float">
            <text:p>0,984496</text:p>
          </table:table-cell>
          <table:table-cell office:value-type="float" office:value="-0.358282" calcext:value-type="float">
            <text:p>-0,358282</text:p>
          </table:table-cell>
          <table:table-cell office:value-type="float" office:value="-2.25222" calcext:value-type="float">
            <text:p>-2,25222</text:p>
          </table:table-cell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920.846" calcext:value-type="float">
            <text:p>920,846</text:p>
          </table:table-cell>
          <table:table-cell office:value-type="float" office:value="580.915" calcext:value-type="float">
            <text:p>580,915</text:p>
          </table:table-cell>
          <table:table-cell office:value-type="float" office:value="-6.61794" calcext:value-type="float">
            <text:p>-6,61794</text:p>
          </table:table-cell>
          <table:table-cell office:value-type="float" office:value="18.1069" calcext:value-type="float">
            <text:p>18,1069</text:p>
          </table:table-cell>
          <table:table-cell office:value-type="float" office:value="1.9556" calcext:value-type="float">
            <text:p>1,9556</text:p>
          </table:table-cell>
          <table:table-cell office:value-type="float" office:value="0.277387" calcext:value-type="float">
            <text:p>0,277387</text:p>
          </table:table-cell>
          <table:table-cell office:value-type="float" office:value="18.1707" calcext:value-type="float">
            <text:p>18,1707</text:p>
          </table:table-cell>
          <table:table-cell office:value-type="float" office:value="38.6786" calcext:value-type="float">
            <text:p>38,6786</text:p>
          </table:table-cell>
          <table:table-cell office:value-type="float" office:value="0.405569" calcext:value-type="float">
            <text:p>0,405569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4615" calcext:value-type="float">
            <text:p>0,984615</text:p>
          </table:table-cell>
          <table:table-cell office:value-type="float" office:value="-0.345142" calcext:value-type="float">
            <text:p>-0,345142</text:p>
          </table:table-cell>
          <table:table-cell office:value-type="float" office:value="-2.23884" calcext:value-type="float">
            <text:p>-2,23884</text:p>
          </table:table-cell>
          <table:table-cell table:number-columns-repeated="10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920.847" calcext:value-type="float">
            <text:p>920,847</text:p>
          </table:table-cell>
          <table:table-cell office:value-type="float" office:value="581.198" calcext:value-type="float">
            <text:p>581,198</text:p>
          </table:table-cell>
          <table:table-cell office:value-type="float" office:value="-6.62072" calcext:value-type="float">
            <text:p>-6,62072</text:p>
          </table:table-cell>
          <table:table-cell office:value-type="float" office:value="18.1009" calcext:value-type="float">
            <text:p>18,1009</text:p>
          </table:table-cell>
          <table:table-cell office:value-type="float" office:value="1.9567" calcext:value-type="float">
            <text:p>1,9567</text:p>
          </table:table-cell>
          <table:table-cell office:value-type="float" office:value="0.276514" calcext:value-type="float">
            <text:p>0,276514</text:p>
          </table:table-cell>
          <table:table-cell office:value-type="float" office:value="18.3368" calcext:value-type="float">
            <text:p>18,3368</text:p>
          </table:table-cell>
          <table:table-cell office:value-type="float" office:value="38.8053" calcext:value-type="float">
            <text:p>38,8053</text:p>
          </table:table-cell>
          <table:table-cell office:value-type="float" office:value="0.404852" calcext:value-type="float">
            <text:p>0,404852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4733" calcext:value-type="float">
            <text:p>0,984733</text:p>
          </table:table-cell>
          <table:table-cell office:value-type="float" office:value="-0.363079" calcext:value-type="float">
            <text:p>-0,363079</text:p>
          </table:table-cell>
          <table:table-cell office:value-type="float" office:value="-2.2571" calcext:value-type="float">
            <text:p>-2,2571</text:p>
          </table:table-cell>
          <table:table-cell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920.848" calcext:value-type="float">
            <text:p>920,848</text:p>
          </table:table-cell>
          <table:table-cell office:value-type="float" office:value="581.242" calcext:value-type="float">
            <text:p>581,242</text:p>
          </table:table-cell>
          <table:table-cell office:value-type="float" office:value="-6.62157" calcext:value-type="float">
            <text:p>-6,62157</text:p>
          </table:table-cell>
          <table:table-cell office:value-type="float" office:value="18.0817" calcext:value-type="float">
            <text:p>18,0817</text:p>
          </table:table-cell>
          <table:table-cell office:value-type="float" office:value="1.95635" calcext:value-type="float">
            <text:p>1,95635</text:p>
          </table:table-cell>
          <table:table-cell office:value-type="float" office:value="0.276228" calcext:value-type="float">
            <text:p>0,276228</text:p>
          </table:table-cell>
          <table:table-cell office:value-type="float" office:value="18.2894" calcext:value-type="float">
            <text:p>18,2894</text:p>
          </table:table-cell>
          <table:table-cell office:value-type="float" office:value="38.4885" calcext:value-type="float">
            <text:p>38,4885</text:p>
          </table:table-cell>
          <table:table-cell office:value-type="float" office:value="0.403285" calcext:value-type="float">
            <text:p>0,403285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4848" calcext:value-type="float">
            <text:p>0,984848</text:p>
          </table:table-cell>
          <table:table-cell office:value-type="float" office:value="-0.355275" calcext:value-type="float">
            <text:p>-0,355275</text:p>
          </table:table-cell>
          <table:table-cell office:value-type="float" office:value="-2.24916" calcext:value-type="float">
            <text:p>-2,24916</text:p>
          </table:table-cell>
          <table:table-cell table:number-columns-repeated="1010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920.85" calcext:value-type="float">
            <text:p>920,85</text:p>
          </table:table-cell>
          <table:table-cell office:value-type="float" office:value="581.218" calcext:value-type="float">
            <text:p>581,218</text:p>
          </table:table-cell>
          <table:table-cell office:value-type="float" office:value="-6.6188" calcext:value-type="float">
            <text:p>-6,6188</text:p>
          </table:table-cell>
          <table:table-cell office:value-type="float" office:value="18.0709" calcext:value-type="float">
            <text:p>18,0709</text:p>
          </table:table-cell>
          <table:table-cell office:value-type="float" office:value="1.9563" calcext:value-type="float">
            <text:p>1,9563</text:p>
          </table:table-cell>
          <table:table-cell office:value-type="float" office:value="0.27573" calcext:value-type="float">
            <text:p>0,27573</text:p>
          </table:table-cell>
          <table:table-cell office:value-type="float" office:value="18.2694" calcext:value-type="float">
            <text:p>18,2694</text:p>
          </table:table-cell>
          <table:table-cell office:value-type="float" office:value="38.3497" calcext:value-type="float">
            <text:p>38,3497</text:p>
          </table:table-cell>
          <table:table-cell office:value-type="float" office:value="0.403002" calcext:value-type="float">
            <text:p>0,403002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4962" calcext:value-type="float">
            <text:p>0,984962</text:p>
          </table:table-cell>
          <table:table-cell office:value-type="float" office:value="-0.352483" calcext:value-type="float">
            <text:p>-0,352483</text:p>
          </table:table-cell>
          <table:table-cell office:value-type="float" office:value="-2.24632" calcext:value-type="float">
            <text:p>-2,24632</text:p>
          </table:table-cell>
          <table:table-cell table:number-columns-repeated="1010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920.851" calcext:value-type="float">
            <text:p>920,851</text:p>
          </table:table-cell>
          <table:table-cell office:value-type="float" office:value="581.209" calcext:value-type="float">
            <text:p>581,209</text:p>
          </table:table-cell>
          <table:table-cell office:value-type="float" office:value="-6.61537" calcext:value-type="float">
            <text:p>-6,61537</text:p>
          </table:table-cell>
          <table:table-cell office:value-type="float" office:value="18.0677" calcext:value-type="float">
            <text:p>18,0677</text:p>
          </table:table-cell>
          <table:table-cell office:value-type="float" office:value="1.95596" calcext:value-type="float">
            <text:p>1,95596</text:p>
          </table:table-cell>
          <table:table-cell office:value-type="float" office:value="0.274859" calcext:value-type="float">
            <text:p>0,274859</text:p>
          </table:table-cell>
          <table:table-cell office:value-type="float" office:value="18.2287" calcext:value-type="float">
            <text:p>18,2287</text:p>
          </table:table-cell>
          <table:table-cell office:value-type="float" office:value="38.1717" calcext:value-type="float">
            <text:p>38,1717</text:p>
          </table:table-cell>
          <table:table-cell office:value-type="float" office:value="0.401543" calcext:value-type="float">
            <text:p>0,401543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5075" calcext:value-type="float">
            <text:p>0,985075</text:p>
          </table:table-cell>
          <table:table-cell office:value-type="float" office:value="-0.346374" calcext:value-type="float">
            <text:p>-0,346374</text:p>
          </table:table-cell>
          <table:table-cell office:value-type="float" office:value="-2.2401" calcext:value-type="float">
            <text:p>-2,2401</text:p>
          </table:table-cell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20.748" calcext:value-type="float">
            <text:p>920,748</text:p>
          </table:table-cell>
          <table:table-cell office:value-type="float" office:value="581.2" calcext:value-type="float">
            <text:p>581,2</text:p>
          </table:table-cell>
          <table:table-cell office:value-type="float" office:value="-6.59641" calcext:value-type="float">
            <text:p>-6,59641</text:p>
          </table:table-cell>
          <table:table-cell office:value-type="float" office:value="18.0416" calcext:value-type="float">
            <text:p>18,0416</text:p>
          </table:table-cell>
          <table:table-cell office:value-type="float" office:value="1.95572" calcext:value-type="float">
            <text:p>1,95572</text:p>
          </table:table-cell>
          <table:table-cell office:value-type="float" office:value="0.275031" calcext:value-type="float">
            <text:p>0,275031</text:p>
          </table:table-cell>
          <table:table-cell office:value-type="float" office:value="18.2385" calcext:value-type="float">
            <text:p>18,2385</text:p>
          </table:table-cell>
          <table:table-cell office:value-type="float" office:value="38.0547" calcext:value-type="float">
            <text:p>38,0547</text:p>
          </table:table-cell>
          <table:table-cell office:value-type="float" office:value="0.399963" calcext:value-type="float">
            <text:p>0,399963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5185" calcext:value-type="float">
            <text:p>0,985185</text:p>
          </table:table-cell>
          <table:table-cell office:value-type="float" office:value="-0.349898" calcext:value-type="float">
            <text:p>-0,349898</text:p>
          </table:table-cell>
          <table:table-cell office:value-type="float" office:value="-2.24369" calcext:value-type="float">
            <text:p>-2,24369</text:p>
          </table:table-cell>
          <table:table-cell table:number-columns-repeated="1010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920.75" calcext:value-type="float">
            <text:p>920,75</text:p>
          </table:table-cell>
          <table:table-cell office:value-type="float" office:value="581.456" calcext:value-type="float">
            <text:p>581,456</text:p>
          </table:table-cell>
          <table:table-cell office:value-type="float" office:value="-6.59836" calcext:value-type="float">
            <text:p>-6,59836</text:p>
          </table:table-cell>
          <table:table-cell office:value-type="float" office:value="18.0085" calcext:value-type="float">
            <text:p>18,0085</text:p>
          </table:table-cell>
          <table:table-cell office:value-type="float" office:value="1.95581" calcext:value-type="float">
            <text:p>1,95581</text:p>
          </table:table-cell>
          <table:table-cell office:value-type="float" office:value="0.27649" calcext:value-type="float">
            <text:p>0,27649</text:p>
          </table:table-cell>
          <table:table-cell office:value-type="float" office:value="18.1847" calcext:value-type="float">
            <text:p>18,1847</text:p>
          </table:table-cell>
          <table:table-cell office:value-type="float" office:value="37.8529" calcext:value-type="float">
            <text:p>37,8529</text:p>
          </table:table-cell>
          <table:table-cell office:value-type="float" office:value="0.399372" calcext:value-type="float">
            <text:p>0,399372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5294" calcext:value-type="float">
            <text:p>0,985294</text:p>
          </table:table-cell>
          <table:table-cell office:value-type="float" office:value="-0.34356" calcext:value-type="float">
            <text:p>-0,34356</text:p>
          </table:table-cell>
          <table:table-cell office:value-type="float" office:value="-2.23723" calcext:value-type="float">
            <text:p>-2,23723</text:p>
          </table:table-cell>
          <table:table-cell table:number-columns-repeated="1010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920.752" calcext:value-type="float">
            <text:p>920,752</text:p>
          </table:table-cell>
          <table:table-cell office:value-type="float" office:value="581.73" calcext:value-type="float">
            <text:p>581,73</text:p>
          </table:table-cell>
          <table:table-cell office:value-type="float" office:value="-6.60168" calcext:value-type="float">
            <text:p>-6,60168</text:p>
          </table:table-cell>
          <table:table-cell office:value-type="float" office:value="17.9606" calcext:value-type="float">
            <text:p>17,9606</text:p>
          </table:table-cell>
          <table:table-cell office:value-type="float" office:value="1.95756" calcext:value-type="float">
            <text:p>1,95756</text:p>
          </table:table-cell>
          <table:table-cell office:value-type="float" office:value="0.280479" calcext:value-type="float">
            <text:p>0,280479</text:p>
          </table:table-cell>
          <table:table-cell office:value-type="float" office:value="18.0806" calcext:value-type="float">
            <text:p>18,0806</text:p>
          </table:table-cell>
          <table:table-cell office:value-type="float" office:value="37.53" calcext:value-type="float">
            <text:p>37,53</text:p>
          </table:table-cell>
          <table:table-cell office:value-type="float" office:value="0.398655" calcext:value-type="float">
            <text:p>0,398655</text:p>
          </table:table-cell>
          <table:table-cell office:value-type="float" office:value="0.999999" calcext:value-type="float">
            <text:p>0,999999</text:p>
          </table:table-cell>
          <table:table-cell office:value-type="float" office:value="0.985401" calcext:value-type="float">
            <text:p>0,985401</text:p>
          </table:table-cell>
          <table:table-cell office:value-type="float" office:value="-0.332824" calcext:value-type="float">
            <text:p>-0,332824</text:p>
          </table:table-cell>
          <table:table-cell office:value-type="float" office:value="-2.22627" calcext:value-type="float">
            <text:p>-2,22627</text:p>
          </table:table-cell>
          <table:table-cell table:number-columns-repeated="1010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920.754" calcext:value-type="float">
            <text:p>920,754</text:p>
          </table:table-cell>
          <table:table-cell office:value-type="float" office:value="581.993" calcext:value-type="float">
            <text:p>581,993</text:p>
          </table:table-cell>
          <table:table-cell office:value-type="float" office:value="-6.60001" calcext:value-type="float">
            <text:p>-6,60001</text:p>
          </table:table-cell>
          <table:table-cell office:value-type="float" office:value="17.912" calcext:value-type="float">
            <text:p>17,912</text:p>
          </table:table-cell>
          <table:table-cell office:value-type="float" office:value="1.95951" calcext:value-type="float">
            <text:p>1,95951</text:p>
          </table:table-cell>
          <table:table-cell office:value-type="float" office:value="0.294047" calcext:value-type="float">
            <text:p>0,294047</text:p>
          </table:table-cell>
          <table:table-cell office:value-type="float" office:value="18.0027" calcext:value-type="float">
            <text:p>18,0027</text:p>
          </table:table-cell>
          <table:table-cell office:value-type="float" office:value="37.246" calcext:value-type="float">
            <text:p>37,246</text:p>
          </table:table-cell>
          <table:table-cell office:value-type="float" office:value="0.398853" calcext:value-type="float">
            <text:p>0,398853</text:p>
          </table:table-cell>
          <table:table-cell office:value-type="float" office:value="1" calcext:value-type="float">
            <text:p>1</text:p>
          </table:table-cell>
          <table:table-cell office:value-type="float" office:value="0.985507" calcext:value-type="float">
            <text:p>0,985507</text:p>
          </table:table-cell>
          <table:table-cell office:value-type="float" office:value="-0.331212" calcext:value-type="float">
            <text:p>-0,331212</text:p>
          </table:table-cell>
          <table:table-cell office:value-type="float" office:value="-2.22463" calcext:value-type="float">
            <text:p>-2,22463</text:p>
          </table:table-cell>
          <table:table-cell table:number-columns-repeated="1010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82.237" calcext:value-type="float">
            <text:p>582,237</text:p>
          </table:table-cell>
          <table:table-cell office:value-type="float" office:value="-6.60316" calcext:value-type="float">
            <text:p>-6,60316</text:p>
          </table:table-cell>
          <table:table-cell office:value-type="float" office:value="17.8542" calcext:value-type="float">
            <text:p>17,8542</text:p>
          </table:table-cell>
          <table:table-cell office:value-type="float" office:value="1.96068" calcext:value-type="float">
            <text:p>1,96068</text:p>
          </table:table-cell>
          <table:table-cell office:value-type="float" office:value="0.298728" calcext:value-type="float">
            <text:p>0,298728</text:p>
          </table:table-cell>
          <table:table-cell office:value-type="float" office:value="17.9329" calcext:value-type="float">
            <text:p>17,9329</text:p>
          </table:table-cell>
          <table:table-cell office:value-type="float" office:value="36.9741" calcext:value-type="float">
            <text:p>36,9741</text:p>
          </table:table-cell>
          <table:table-cell office:value-type="float" office:value="0.398276" calcext:value-type="float">
            <text:p>0,398276</text:p>
          </table:table-cell>
          <table:table-cell office:value-type="float" office:value="1" calcext:value-type="float">
            <text:p>1</text:p>
          </table:table-cell>
          <table:table-cell office:value-type="float" office:value="0.985612" calcext:value-type="float">
            <text:p>0,985612</text:p>
          </table:table-cell>
          <table:table-cell office:value-type="float" office:value="-0.324805" calcext:value-type="float">
            <text:p>-0,324805</text:p>
          </table:table-cell>
          <table:table-cell office:value-type="float" office:value="-2.21808" calcext:value-type="float">
            <text:p>-2,21808</text:p>
          </table:table-cell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81.943" calcext:value-type="float">
            <text:p>581,943</text:p>
          </table:table-cell>
          <table:table-cell office:value-type="float" office:value="-6.61458" calcext:value-type="float">
            <text:p>-6,61458</text:p>
          </table:table-cell>
          <table:table-cell office:value-type="float" office:value="17.8043" calcext:value-type="float">
            <text:p>17,8043</text:p>
          </table:table-cell>
          <table:table-cell office:value-type="float" office:value="1.96075" calcext:value-type="float">
            <text:p>1,96075</text:p>
          </table:table-cell>
          <table:table-cell office:value-type="float" office:value="0.297466" calcext:value-type="float">
            <text:p>0,297466</text:p>
          </table:table-cell>
          <table:table-cell office:value-type="float" office:value="17.9203" calcext:value-type="float">
            <text:p>17,9203</text:p>
          </table:table-cell>
          <table:table-cell office:value-type="float" office:value="36.8199" calcext:value-type="float">
            <text:p>36,8199</text:p>
          </table:table-cell>
          <table:table-cell office:value-type="float" office:value="0.397237" calcext:value-type="float">
            <text:p>0,397237</text:p>
          </table:table-cell>
          <table:table-cell office:value-type="float" office:value="1" calcext:value-type="float">
            <text:p>1</text:p>
          </table:table-cell>
          <table:table-cell office:value-type="float" office:value="0.985714" calcext:value-type="float">
            <text:p>0,985714</text:p>
          </table:table-cell>
          <table:table-cell office:value-type="float" office:value="-0.320345" calcext:value-type="float">
            <text:p>-0,320345</text:p>
          </table:table-cell>
          <table:table-cell office:value-type="float" office:value="-2.21351" calcext:value-type="float">
            <text:p>-2,21351</text:p>
          </table:table-cell>
          <table:table-cell table:number-columns-repeated="1010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920.738" calcext:value-type="float">
            <text:p>920,738</text:p>
          </table:table-cell>
          <table:table-cell office:value-type="float" office:value="581.461" calcext:value-type="float">
            <text:p>581,461</text:p>
          </table:table-cell>
          <table:table-cell office:value-type="float" office:value="-6.61188" calcext:value-type="float">
            <text:p>-6,61188</text:p>
          </table:table-cell>
          <table:table-cell office:value-type="float" office:value="17.7563" calcext:value-type="float">
            <text:p>17,7563</text:p>
          </table:table-cell>
          <table:table-cell office:value-type="float" office:value="1.96014" calcext:value-type="float">
            <text:p>1,96014</text:p>
          </table:table-cell>
          <table:table-cell office:value-type="float" office:value="0.296102" calcext:value-type="float">
            <text:p>0,296102</text:p>
          </table:table-cell>
          <table:table-cell office:value-type="float" office:value="17.8697" calcext:value-type="float">
            <text:p>17,8697</text:p>
          </table:table-cell>
          <table:table-cell office:value-type="float" office:value="36.6549" calcext:value-type="float">
            <text:p>36,6549</text:p>
          </table:table-cell>
          <table:table-cell office:value-type="float" office:value="0.406792" calcext:value-type="float">
            <text:p>0,406792</text:p>
          </table:table-cell>
          <table:table-cell office:value-type="float" office:value="1" calcext:value-type="float">
            <text:p>1</text:p>
          </table:table-cell>
          <table:table-cell office:value-type="float" office:value="0.985816" calcext:value-type="float">
            <text:p>0,985816</text:p>
          </table:table-cell>
          <table:table-cell office:value-type="float" office:value="-0.318441" calcext:value-type="float">
            <text:p>-0,318441</text:p>
          </table:table-cell>
          <table:table-cell office:value-type="float" office:value="-2.21157" calcext:value-type="float">
            <text:p>-2,21157</text:p>
          </table:table-cell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920.718" calcext:value-type="float">
            <text:p>920,718</text:p>
          </table:table-cell>
          <table:table-cell office:value-type="float" office:value="581.204" calcext:value-type="float">
            <text:p>581,204</text:p>
          </table:table-cell>
          <table:table-cell office:value-type="float" office:value="-6.61004" calcext:value-type="float">
            <text:p>-6,61004</text:p>
          </table:table-cell>
          <table:table-cell office:value-type="float" office:value="17.7378" calcext:value-type="float">
            <text:p>17,7378</text:p>
          </table:table-cell>
          <table:table-cell office:value-type="float" office:value="1.95843" calcext:value-type="float">
            <text:p>1,95843</text:p>
          </table:table-cell>
          <table:table-cell office:value-type="float" office:value="0.294757" calcext:value-type="float">
            <text:p>0,294757</text:p>
          </table:table-cell>
          <table:table-cell office:value-type="float" office:value="17.9362" calcext:value-type="float">
            <text:p>17,9362</text:p>
          </table:table-cell>
          <table:table-cell office:value-type="float" office:value="36.7937" calcext:value-type="float">
            <text:p>36,7937</text:p>
          </table:table-cell>
          <table:table-cell office:value-type="float" office:value="0.425025" calcext:value-type="float">
            <text:p>0,425025</text:p>
          </table:table-cell>
          <table:table-cell office:value-type="float" office:value="1" calcext:value-type="float">
            <text:p>1</text:p>
          </table:table-cell>
          <table:table-cell office:value-type="float" office:value="0.985915" calcext:value-type="float">
            <text:p>0,985915</text:p>
          </table:table-cell>
          <table:table-cell office:value-type="float" office:value="-0.334053" calcext:value-type="float">
            <text:p>-0,334053</text:p>
          </table:table-cell>
          <table:table-cell office:value-type="float" office:value="-2.22753" calcext:value-type="float">
            <text:p>-2,22753</text:p>
          </table:table-cell>
          <table:table-cell table:number-columns-repeated="1010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920.713" calcext:value-type="float">
            <text:p>920,713</text:p>
          </table:table-cell>
          <table:table-cell office:value-type="float" office:value="580.979" calcext:value-type="float">
            <text:p>580,979</text:p>
          </table:table-cell>
          <table:table-cell office:value-type="float" office:value="-6.60732" calcext:value-type="float">
            <text:p>-6,60732</text:p>
          </table:table-cell>
          <table:table-cell office:value-type="float" office:value="17.7292" calcext:value-type="float">
            <text:p>17,7292</text:p>
          </table:table-cell>
          <table:table-cell office:value-type="float" office:value="1.95701" calcext:value-type="float">
            <text:p>1,95701</text:p>
          </table:table-cell>
          <table:table-cell office:value-type="float" office:value="0.294075" calcext:value-type="float">
            <text:p>0,294075</text:p>
          </table:table-cell>
          <table:table-cell office:value-type="float" office:value="17.9227" calcext:value-type="float">
            <text:p>17,9227</text:p>
          </table:table-cell>
          <table:table-cell office:value-type="float" office:value="36.7597" calcext:value-type="float">
            <text:p>36,7597</text:p>
          </table:table-cell>
          <table:table-cell office:value-type="float" office:value="0.42584" calcext:value-type="float">
            <text:p>0,42584</text:p>
          </table:table-cell>
          <table:table-cell office:value-type="float" office:value="1" calcext:value-type="float">
            <text:p>1</text:p>
          </table:table-cell>
          <table:table-cell office:value-type="float" office:value="0.986014" calcext:value-type="float">
            <text:p>0,986014</text:p>
          </table:table-cell>
          <table:table-cell office:value-type="float" office:value="-0.332461" calcext:value-type="float">
            <text:p>-0,332461</text:p>
          </table:table-cell>
          <table:table-cell office:value-type="float" office:value="-2.2259" calcext:value-type="float">
            <text:p>-2,2259</text:p>
          </table:table-cell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20.715" calcext:value-type="float">
            <text:p>920,715</text:p>
          </table:table-cell>
          <table:table-cell office:value-type="float" office:value="580.764" calcext:value-type="float">
            <text:p>580,764</text:p>
          </table:table-cell>
          <table:table-cell office:value-type="float" office:value="-6.60384" calcext:value-type="float">
            <text:p>-6,60384</text:p>
          </table:table-cell>
          <table:table-cell office:value-type="float" office:value="17.7208" calcext:value-type="float">
            <text:p>17,7208</text:p>
          </table:table-cell>
          <table:table-cell office:value-type="float" office:value="1.95502" calcext:value-type="float">
            <text:p>1,95502</text:p>
          </table:table-cell>
          <table:table-cell office:value-type="float" office:value="0.293656" calcext:value-type="float">
            <text:p>0,293656</text:p>
          </table:table-cell>
          <table:table-cell office:value-type="float" office:value="17.9134" calcext:value-type="float">
            <text:p>17,9134</text:p>
          </table:table-cell>
          <table:table-cell office:value-type="float" office:value="36.8289" calcext:value-type="float">
            <text:p>36,8289</text:p>
          </table:table-cell>
          <table:table-cell office:value-type="float" office:value="0.425587" calcext:value-type="float">
            <text:p>0,425587</text:p>
          </table:table-cell>
          <table:table-cell office:value-type="float" office:value="1" calcext:value-type="float">
            <text:p>1</text:p>
          </table:table-cell>
          <table:table-cell office:value-type="float" office:value="0.986111" calcext:value-type="float">
            <text:p>0,986111</text:p>
          </table:table-cell>
          <table:table-cell office:value-type="float" office:value="-0.33148" calcext:value-type="float">
            <text:p>-0,33148</text:p>
          </table:table-cell>
          <table:table-cell office:value-type="float" office:value="-2.2249" calcext:value-type="float">
            <text:p>-2,2249</text:p>
          </table:table-cell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20.717" calcext:value-type="float">
            <text:p>920,717</text:p>
          </table:table-cell>
          <table:table-cell office:value-type="float" office:value="580.545" calcext:value-type="float">
            <text:p>580,545</text:p>
          </table:table-cell>
          <table:table-cell office:value-type="float" office:value="-6.59279" calcext:value-type="float">
            <text:p>-6,59279</text:p>
          </table:table-cell>
          <table:table-cell office:value-type="float" office:value="17.7278" calcext:value-type="float">
            <text:p>17,7278</text:p>
          </table:table-cell>
          <table:table-cell office:value-type="float" office:value="1.95448" calcext:value-type="float">
            <text:p>1,95448</text:p>
          </table:table-cell>
          <table:table-cell office:value-type="float" office:value="0.293271" calcext:value-type="float">
            <text:p>0,293271</text:p>
          </table:table-cell>
          <table:table-cell office:value-type="float" office:value="17.8877" calcext:value-type="float">
            <text:p>17,8877</text:p>
          </table:table-cell>
          <table:table-cell office:value-type="float" office:value="36.6563" calcext:value-type="float">
            <text:p>36,6563</text:p>
          </table:table-cell>
          <table:table-cell office:value-type="float" office:value="0.424051" calcext:value-type="float">
            <text:p>0,424051</text:p>
          </table:table-cell>
          <table:table-cell office:value-type="float" office:value="1" calcext:value-type="float">
            <text:p>1</text:p>
          </table:table-cell>
          <table:table-cell office:value-type="float" office:value="0.986207" calcext:value-type="float">
            <text:p>0,986207</text:p>
          </table:table-cell>
          <table:table-cell office:value-type="float" office:value="-0.328262" calcext:value-type="float">
            <text:p>-0,328262</text:p>
          </table:table-cell>
          <table:table-cell office:value-type="float" office:value="-2.22161" calcext:value-type="float">
            <text:p>-2,22161</text:p>
          </table:table-cell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20.719" calcext:value-type="float">
            <text:p>920,719</text:p>
          </table:table-cell>
          <table:table-cell office:value-type="float" office:value="580.144" calcext:value-type="float">
            <text:p>580,144</text:p>
          </table:table-cell>
          <table:table-cell office:value-type="float" office:value="-6.59365" calcext:value-type="float">
            <text:p>-6,59365</text:p>
          </table:table-cell>
          <table:table-cell office:value-type="float" office:value="17.6883" calcext:value-type="float">
            <text:p>17,6883</text:p>
          </table:table-cell>
          <table:table-cell office:value-type="float" office:value="1.95492" calcext:value-type="float">
            <text:p>1,95492</text:p>
          </table:table-cell>
          <table:table-cell office:value-type="float" office:value="0.294294" calcext:value-type="float">
            <text:p>0,294294</text:p>
          </table:table-cell>
          <table:table-cell office:value-type="float" office:value="17.7931" calcext:value-type="float">
            <text:p>17,7931</text:p>
          </table:table-cell>
          <table:table-cell office:value-type="float" office:value="36.3927" calcext:value-type="float">
            <text:p>36,3927</text:p>
          </table:table-cell>
          <table:table-cell office:value-type="float" office:value="0.422491" calcext:value-type="float">
            <text:p>0,422491</text:p>
          </table:table-cell>
          <table:table-cell office:value-type="float" office:value="1" calcext:value-type="float">
            <text:p>1</text:p>
          </table:table-cell>
          <table:table-cell office:value-type="float" office:value="0.986301" calcext:value-type="float">
            <text:p>0,986301</text:p>
          </table:table-cell>
          <table:table-cell office:value-type="float" office:value="-0.316693" calcext:value-type="float">
            <text:p>-0,316693</text:p>
          </table:table-cell>
          <table:table-cell office:value-type="float" office:value="-2.20978" calcext:value-type="float">
            <text:p>-2,20978</text:p>
          </table:table-cell>
          <table:table-cell table:number-columns-repeated="1010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20.721" calcext:value-type="float">
            <text:p>920,721</text:p>
          </table:table-cell>
          <table:table-cell office:value-type="float" office:value="580.395" calcext:value-type="float">
            <text:p>580,395</text:p>
          </table:table-cell>
          <table:table-cell office:value-type="float" office:value="-6.59715" calcext:value-type="float">
            <text:p>-6,59715</text:p>
          </table:table-cell>
          <table:table-cell office:value-type="float" office:value="17.6623" calcext:value-type="float">
            <text:p>17,6623</text:p>
          </table:table-cell>
          <table:table-cell office:value-type="float" office:value="1.95484" calcext:value-type="float">
            <text:p>1,95484</text:p>
          </table:table-cell>
          <table:table-cell office:value-type="float" office:value="0.293947" calcext:value-type="float">
            <text:p>0,293947</text:p>
          </table:table-cell>
          <table:table-cell office:value-type="float" office:value="17.8548" calcext:value-type="float">
            <text:p>17,8548</text:p>
          </table:table-cell>
          <table:table-cell office:value-type="float" office:value="36.4998" calcext:value-type="float">
            <text:p>36,4998</text:p>
          </table:table-cell>
          <table:table-cell office:value-type="float" office:value="0.423226" calcext:value-type="float">
            <text:p>0,423226</text:p>
          </table:table-cell>
          <table:table-cell office:value-type="float" office:value="1" calcext:value-type="float">
            <text:p>1</text:p>
          </table:table-cell>
          <table:table-cell office:value-type="float" office:value="0.986395" calcext:value-type="float">
            <text:p>0,986395</text:p>
          </table:table-cell>
          <table:table-cell office:value-type="float" office:value="-0.324023" calcext:value-type="float">
            <text:p>-0,324023</text:p>
          </table:table-cell>
          <table:table-cell office:value-type="float" office:value="-2.21728" calcext:value-type="float">
            <text:p>-2,21728</text:p>
          </table:table-cell>
          <table:table-cell table:number-columns-repeated="1010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20.723" calcext:value-type="float">
            <text:p>920,723</text:p>
          </table:table-cell>
          <table:table-cell office:value-type="float" office:value="580.628" calcext:value-type="float">
            <text:p>580,628</text:p>
          </table:table-cell>
          <table:table-cell office:value-type="float" office:value="-6.59477" calcext:value-type="float">
            <text:p>-6,59477</text:p>
          </table:table-cell>
          <table:table-cell office:value-type="float" office:value="17.6413" calcext:value-type="float">
            <text:p>17,6413</text:p>
          </table:table-cell>
          <table:table-cell office:value-type="float" office:value="1.95486" calcext:value-type="float">
            <text:p>1,95486</text:p>
          </table:table-cell>
          <table:table-cell office:value-type="float" office:value="0.292899" calcext:value-type="float">
            <text:p>0,292899</text:p>
          </table:table-cell>
          <table:table-cell office:value-type="float" office:value="17.8626" calcext:value-type="float">
            <text:p>17,8626</text:p>
          </table:table-cell>
          <table:table-cell office:value-type="float" office:value="36.4057" calcext:value-type="float">
            <text:p>36,4057</text:p>
          </table:table-cell>
          <table:table-cell office:value-type="float" office:value="0.421996" calcext:value-type="float">
            <text:p>0,421996</text:p>
          </table:table-cell>
          <table:table-cell office:value-type="float" office:value="1" calcext:value-type="float">
            <text:p>1</text:p>
          </table:table-cell>
          <table:table-cell office:value-type="float" office:value="0.986486" calcext:value-type="float">
            <text:p>0,986486</text:p>
          </table:table-cell>
          <table:table-cell office:value-type="float" office:value="-0.323965" calcext:value-type="float">
            <text:p>-0,323965</text:p>
          </table:table-cell>
          <table:table-cell office:value-type="float" office:value="-2.21722" calcext:value-type="float">
            <text:p>-2,21722</text:p>
          </table:table-cell>
          <table:table-cell table:number-columns-repeated="1010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20.725" calcext:value-type="float">
            <text:p>920,725</text:p>
          </table:table-cell>
          <table:table-cell office:value-type="float" office:value="580.611" calcext:value-type="float">
            <text:p>580,611</text:p>
          </table:table-cell>
          <table:table-cell office:value-type="float" office:value="-6.58935" calcext:value-type="float">
            <text:p>-6,58935</text:p>
          </table:table-cell>
          <table:table-cell office:value-type="float" office:value="17.6239" calcext:value-type="float">
            <text:p>17,6239</text:p>
          </table:table-cell>
          <table:table-cell office:value-type="float" office:value="1.95567" calcext:value-type="float">
            <text:p>1,95567</text:p>
          </table:table-cell>
          <table:table-cell office:value-type="float" office:value="0.291591" calcext:value-type="float">
            <text:p>0,291591</text:p>
          </table:table-cell>
          <table:table-cell office:value-type="float" office:value="17.8415" calcext:value-type="float">
            <text:p>17,8415</text:p>
          </table:table-cell>
          <table:table-cell office:value-type="float" office:value="36.2245" calcext:value-type="float">
            <text:p>36,2245</text:p>
          </table:table-cell>
          <table:table-cell office:value-type="float" office:value="0.420971" calcext:value-type="float">
            <text:p>0,420971</text:p>
          </table:table-cell>
          <table:table-cell office:value-type="float" office:value="1" calcext:value-type="float">
            <text:p>1</text:p>
          </table:table-cell>
          <table:table-cell office:value-type="float" office:value="0.986577" calcext:value-type="float">
            <text:p>0,986577</text:p>
          </table:table-cell>
          <table:table-cell office:value-type="float" office:value="-0.320905" calcext:value-type="float">
            <text:p>-0,320905</text:p>
          </table:table-cell>
          <table:table-cell office:value-type="float" office:value="-2.21409" calcext:value-type="float">
            <text:p>-2,21409</text:p>
          </table:table-cell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20.72" calcext:value-type="float">
            <text:p>920,72</text:p>
          </table:table-cell>
          <table:table-cell office:value-type="float" office:value="580.64" calcext:value-type="float">
            <text:p>580,64</text:p>
          </table:table-cell>
          <table:table-cell office:value-type="float" office:value="-6.58807" calcext:value-type="float">
            <text:p>-6,58807</text:p>
          </table:table-cell>
          <table:table-cell office:value-type="float" office:value="17.6232" calcext:value-type="float">
            <text:p>17,6232</text:p>
          </table:table-cell>
          <table:table-cell office:value-type="float" office:value="1.95659" calcext:value-type="float">
            <text:p>1,95659</text:p>
          </table:table-cell>
          <table:table-cell office:value-type="float" office:value="0.296734" calcext:value-type="float">
            <text:p>0,296734</text:p>
          </table:table-cell>
          <table:table-cell office:value-type="float" office:value="17.7931" calcext:value-type="float">
            <text:p>17,7931</text:p>
          </table:table-cell>
          <table:table-cell office:value-type="float" office:value="36.0423" calcext:value-type="float">
            <text:p>36,0423</text:p>
          </table:table-cell>
          <table:table-cell office:value-type="float" office:value="0.42193" calcext:value-type="float">
            <text:p>0,42193</text:p>
          </table:table-cell>
          <table:table-cell office:value-type="float" office:value="1" calcext:value-type="float">
            <text:p>1</text:p>
          </table:table-cell>
          <table:table-cell office:value-type="float" office:value="0.986667" calcext:value-type="float">
            <text:p>0,986667</text:p>
          </table:table-cell>
          <table:table-cell office:value-type="float" office:value="-0.317953" calcext:value-type="float">
            <text:p>-0,317953</text:p>
          </table:table-cell>
          <table:table-cell office:value-type="float" office:value="-2.21107" calcext:value-type="float">
            <text:p>-2,21107</text:p>
          </table:table-cell>
          <table:table-cell table:number-columns-repeated="1010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20.722" calcext:value-type="float">
            <text:p>920,722</text:p>
          </table:table-cell>
          <table:table-cell office:value-type="float" office:value="580.649" calcext:value-type="float">
            <text:p>580,649</text:p>
          </table:table-cell>
          <table:table-cell office:value-type="float" office:value="-6.58978" calcext:value-type="float">
            <text:p>-6,58978</text:p>
          </table:table-cell>
          <table:table-cell office:value-type="float" office:value="17.6062" calcext:value-type="float">
            <text:p>17,6062</text:p>
          </table:table-cell>
          <table:table-cell office:value-type="float" office:value="1.95707" calcext:value-type="float">
            <text:p>1,95707</text:p>
          </table:table-cell>
          <table:table-cell office:value-type="float" office:value="0.295739" calcext:value-type="float">
            <text:p>0,295739</text:p>
          </table:table-cell>
          <table:table-cell office:value-type="float" office:value="17.7758" calcext:value-type="float">
            <text:p>17,7758</text:p>
          </table:table-cell>
          <table:table-cell office:value-type="float" office:value="35.9116" calcext:value-type="float">
            <text:p>35,9116</text:p>
          </table:table-cell>
          <table:table-cell office:value-type="float" office:value="0.421852" calcext:value-type="float">
            <text:p>0,421852</text:p>
          </table:table-cell>
          <table:table-cell office:value-type="float" office:value="1" calcext:value-type="float">
            <text:p>1</text:p>
          </table:table-cell>
          <table:table-cell office:value-type="float" office:value="0.986755" calcext:value-type="float">
            <text:p>0,986755</text:p>
          </table:table-cell>
          <table:table-cell office:value-type="float" office:value="-0.314866" calcext:value-type="float">
            <text:p>-0,314866</text:p>
          </table:table-cell>
          <table:table-cell office:value-type="float" office:value="-2.20791" calcext:value-type="float">
            <text:p>-2,20791</text:p>
          </table:table-cell>
          <table:table-cell table:number-columns-repeated="10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20.724" calcext:value-type="float">
            <text:p>920,724</text:p>
          </table:table-cell>
          <table:table-cell office:value-type="float" office:value="580.691" calcext:value-type="float">
            <text:p>580,691</text:p>
          </table:table-cell>
          <table:table-cell office:value-type="float" office:value="-6.59486" calcext:value-type="float">
            <text:p>-6,59486</text:p>
          </table:table-cell>
          <table:table-cell office:value-type="float" office:value="17.5803" calcext:value-type="float">
            <text:p>17,5803</text:p>
          </table:table-cell>
          <table:table-cell office:value-type="float" office:value="1.9559" calcext:value-type="float">
            <text:p>1,9559</text:p>
          </table:table-cell>
          <table:table-cell office:value-type="float" office:value="0.297317" calcext:value-type="float">
            <text:p>0,297317</text:p>
          </table:table-cell>
          <table:table-cell office:value-type="float" office:value="17.741" calcext:value-type="float">
            <text:p>17,741</text:p>
          </table:table-cell>
          <table:table-cell office:value-type="float" office:value="35.7018" calcext:value-type="float">
            <text:p>35,7018</text:p>
          </table:table-cell>
          <table:table-cell office:value-type="float" office:value="0.421029" calcext:value-type="float">
            <text:p>0,421029</text:p>
          </table:table-cell>
          <table:table-cell office:value-type="float" office:value="1" calcext:value-type="float">
            <text:p>1</text:p>
          </table:table-cell>
          <table:table-cell office:value-type="float" office:value="0.986842" calcext:value-type="float">
            <text:p>0,986842</text:p>
          </table:table-cell>
          <table:table-cell office:value-type="float" office:value="-0.309359" calcext:value-type="float">
            <text:p>-0,309359</text:p>
          </table:table-cell>
          <table:table-cell office:value-type="float" office:value="-2.20226" calcext:value-type="float">
            <text:p>-2,20226</text:p>
          </table:table-cell>
          <table:table-cell table:number-columns-repeated="1010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20.725" calcext:value-type="float">
            <text:p>920,725</text:p>
          </table:table-cell>
          <table:table-cell office:value-type="float" office:value="580.719" calcext:value-type="float">
            <text:p>580,719</text:p>
          </table:table-cell>
          <table:table-cell office:value-type="float" office:value="-6.60172" calcext:value-type="float">
            <text:p>-6,60172</text:p>
          </table:table-cell>
          <table:table-cell office:value-type="float" office:value="17.5454" calcext:value-type="float">
            <text:p>17,5454</text:p>
          </table:table-cell>
          <table:table-cell office:value-type="float" office:value="1.9549" calcext:value-type="float">
            <text:p>1,9549</text:p>
          </table:table-cell>
          <table:table-cell office:value-type="float" office:value="0.296175" calcext:value-type="float">
            <text:p>0,296175</text:p>
          </table:table-cell>
          <table:table-cell office:value-type="float" office:value="17.6695" calcext:value-type="float">
            <text:p>17,6695</text:p>
          </table:table-cell>
          <table:table-cell office:value-type="float" office:value="35.4492" calcext:value-type="float">
            <text:p>35,4492</text:p>
          </table:table-cell>
          <table:table-cell office:value-type="float" office:value="0.419843" calcext:value-type="float">
            <text:p>0,419843</text:p>
          </table:table-cell>
          <table:table-cell office:value-type="float" office:value="1" calcext:value-type="float">
            <text:p>1</text:p>
          </table:table-cell>
          <table:table-cell office:value-type="float" office:value="0.986928" calcext:value-type="float">
            <text:p>0,986928</text:p>
          </table:table-cell>
          <table:table-cell office:value-type="float" office:value="-0.297941" calcext:value-type="float">
            <text:p>-0,297941</text:p>
          </table:table-cell>
          <table:table-cell office:value-type="float" office:value="-2.19054" calcext:value-type="float">
            <text:p>-2,19054</text:p>
          </table:table-cell>
          <table:table-cell table:number-columns-repeated="1010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20.727" calcext:value-type="float">
            <text:p>920,727</text:p>
          </table:table-cell>
          <table:table-cell office:value-type="float" office:value="580.753" calcext:value-type="float">
            <text:p>580,753</text:p>
          </table:table-cell>
          <table:table-cell office:value-type="float" office:value="-6.60731" calcext:value-type="float">
            <text:p>-6,60731</text:p>
          </table:table-cell>
          <table:table-cell office:value-type="float" office:value="17.5087" calcext:value-type="float">
            <text:p>17,5087</text:p>
          </table:table-cell>
          <table:table-cell office:value-type="float" office:value="1.95375" calcext:value-type="float">
            <text:p>1,95375</text:p>
          </table:table-cell>
          <table:table-cell office:value-type="float" office:value="0.297392" calcext:value-type="float">
            <text:p>0,297392</text:p>
          </table:table-cell>
          <table:table-cell office:value-type="float" office:value="17.6154" calcext:value-type="float">
            <text:p>17,6154</text:p>
          </table:table-cell>
          <table:table-cell office:value-type="float" office:value="35.2399" calcext:value-type="float">
            <text:p>35,2399</text:p>
          </table:table-cell>
          <table:table-cell office:value-type="float" office:value="0.418529" calcext:value-type="float">
            <text:p>0,418529</text:p>
          </table:table-cell>
          <table:table-cell office:value-type="float" office:value="1" calcext:value-type="float">
            <text:p>1</text:p>
          </table:table-cell>
          <table:table-cell office:value-type="float" office:value="0.987013" calcext:value-type="float">
            <text:p>0,987013</text:p>
          </table:table-cell>
          <table:table-cell office:value-type="float" office:value="-0.289961" calcext:value-type="float">
            <text:p>-0,289961</text:p>
          </table:table-cell>
          <table:table-cell office:value-type="float" office:value="-2.18234" calcext:value-type="float">
            <text:p>-2,18234</text:p>
          </table:table-cell>
          <table:table-cell table:number-columns-repeated="1010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20.729" calcext:value-type="float">
            <text:p>920,729</text:p>
          </table:table-cell>
          <table:table-cell office:value-type="float" office:value="580.761" calcext:value-type="float">
            <text:p>580,761</text:p>
          </table:table-cell>
          <table:table-cell office:value-type="float" office:value="-6.60763" calcext:value-type="float">
            <text:p>-6,60763</text:p>
          </table:table-cell>
          <table:table-cell office:value-type="float" office:value="17.4754" calcext:value-type="float">
            <text:p>17,4754</text:p>
          </table:table-cell>
          <table:table-cell office:value-type="float" office:value="1.95263" calcext:value-type="float">
            <text:p>1,95263</text:p>
          </table:table-cell>
          <table:table-cell office:value-type="float" office:value="0.296614" calcext:value-type="float">
            <text:p>0,296614</text:p>
          </table:table-cell>
          <table:table-cell office:value-type="float" office:value="17.6195" calcext:value-type="float">
            <text:p>17,6195</text:p>
          </table:table-cell>
          <table:table-cell office:value-type="float" office:value="35.1305" calcext:value-type="float">
            <text:p>35,1305</text:p>
          </table:table-cell>
          <table:table-cell office:value-type="float" office:value="0.417359" calcext:value-type="float">
            <text:p>0,417359</text:p>
          </table:table-cell>
          <table:table-cell office:value-type="float" office:value="1" calcext:value-type="float">
            <text:p>1</text:p>
          </table:table-cell>
          <table:table-cell office:value-type="float" office:value="0.987097" calcext:value-type="float">
            <text:p>0,987097</text:p>
          </table:table-cell>
          <table:table-cell office:value-type="float" office:value="-0.288952" calcext:value-type="float">
            <text:p>-0,288952</text:p>
          </table:table-cell>
          <table:table-cell office:value-type="float" office:value="-2.18131" calcext:value-type="float">
            <text:p>-2,18131</text:p>
          </table:table-cell>
          <table:table-cell table:number-columns-repeated="1010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20.731" calcext:value-type="float">
            <text:p>920,731</text:p>
          </table:table-cell>
          <table:table-cell office:value-type="float" office:value="580.564" calcext:value-type="float">
            <text:p>580,564</text:p>
          </table:table-cell>
          <table:table-cell office:value-type="float" office:value="-6.60272" calcext:value-type="float">
            <text:p>-6,60272</text:p>
          </table:table-cell>
          <table:table-cell office:value-type="float" office:value="17.4446" calcext:value-type="float">
            <text:p>17,4446</text:p>
          </table:table-cell>
          <table:table-cell office:value-type="float" office:value="1.95284" calcext:value-type="float">
            <text:p>1,95284</text:p>
          </table:table-cell>
          <table:table-cell office:value-type="float" office:value="0.296385" calcext:value-type="float">
            <text:p>0,296385</text:p>
          </table:table-cell>
          <table:table-cell office:value-type="float" office:value="17.601" calcext:value-type="float">
            <text:p>17,601</text:p>
          </table:table-cell>
          <table:table-cell office:value-type="float" office:value="34.9896" calcext:value-type="float">
            <text:p>34,9896</text:p>
          </table:table-cell>
          <table:table-cell office:value-type="float" office:value="0.416589" calcext:value-type="float">
            <text:p>0,416589</text:p>
          </table:table-cell>
          <table:table-cell office:value-type="float" office:value="1" calcext:value-type="float">
            <text:p>1</text:p>
          </table:table-cell>
          <table:table-cell office:value-type="float" office:value="0.987179" calcext:value-type="float">
            <text:p>0,987179</text:p>
          </table:table-cell>
          <table:table-cell office:value-type="float" office:value="-0.28695" calcext:value-type="float">
            <text:p>-0,28695</text:p>
          </table:table-cell>
          <table:table-cell office:value-type="float" office:value="-2.17925" calcext:value-type="float">
            <text:p>-2,17925</text:p>
          </table:table-cell>
          <table:table-cell table:number-columns-repeated="1010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20.732" calcext:value-type="float">
            <text:p>920,732</text:p>
          </table:table-cell>
          <table:table-cell office:value-type="float" office:value="580.369" calcext:value-type="float">
            <text:p>580,369</text:p>
          </table:table-cell>
          <table:table-cell office:value-type="float" office:value="-6.60474" calcext:value-type="float">
            <text:p>-6,60474</text:p>
          </table:table-cell>
          <table:table-cell office:value-type="float" office:value="17.4169" calcext:value-type="float">
            <text:p>17,4169</text:p>
          </table:table-cell>
          <table:table-cell office:value-type="float" office:value="1.9535" calcext:value-type="float">
            <text:p>1,9535</text:p>
          </table:table-cell>
          <table:table-cell office:value-type="float" office:value="0.29627" calcext:value-type="float">
            <text:p>0,29627</text:p>
          </table:table-cell>
          <table:table-cell office:value-type="float" office:value="17.5479" calcext:value-type="float">
            <text:p>17,5479</text:p>
          </table:table-cell>
          <table:table-cell office:value-type="float" office:value="34.8346" calcext:value-type="float">
            <text:p>34,8346</text:p>
          </table:table-cell>
          <table:table-cell office:value-type="float" office:value="0.415318" calcext:value-type="float">
            <text:p>0,415318</text:p>
          </table:table-cell>
          <table:table-cell office:value-type="float" office:value="1" calcext:value-type="float">
            <text:p>1</text:p>
          </table:table-cell>
          <table:table-cell office:value-type="float" office:value="0.987261" calcext:value-type="float">
            <text:p>0,987261</text:p>
          </table:table-cell>
          <table:table-cell office:value-type="float" office:value="-0.279785" calcext:value-type="float">
            <text:p>-0,279785</text:p>
          </table:table-cell>
          <table:table-cell office:value-type="float" office:value="-2.17187" calcext:value-type="float">
            <text:p>-2,17187</text:p>
          </table:table-cell>
          <table:table-cell table:number-columns-repeated="1010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20.734" calcext:value-type="float">
            <text:p>920,734</text:p>
          </table:table-cell>
          <table:table-cell office:value-type="float" office:value="580.203" calcext:value-type="float">
            <text:p>580,203</text:p>
          </table:table-cell>
          <table:table-cell office:value-type="float" office:value="-6.60494" calcext:value-type="float">
            <text:p>-6,60494</text:p>
          </table:table-cell>
          <table:table-cell office:value-type="float" office:value="17.4057" calcext:value-type="float">
            <text:p>17,4057</text:p>
          </table:table-cell>
          <table:table-cell office:value-type="float" office:value="1.95448" calcext:value-type="float">
            <text:p>1,95448</text:p>
          </table:table-cell>
          <table:table-cell office:value-type="float" office:value="0.295392" calcext:value-type="float">
            <text:p>0,295392</text:p>
          </table:table-cell>
          <table:table-cell office:value-type="float" office:value="17.5721" calcext:value-type="float">
            <text:p>17,5721</text:p>
          </table:table-cell>
          <table:table-cell office:value-type="float" office:value="34.914" calcext:value-type="float">
            <text:p>34,914</text:p>
          </table:table-cell>
          <table:table-cell office:value-type="float" office:value="0.416552" calcext:value-type="float">
            <text:p>0,416552</text:p>
          </table:table-cell>
          <table:table-cell office:value-type="float" office:value="1" calcext:value-type="float">
            <text:p>1</text:p>
          </table:table-cell>
          <table:table-cell office:value-type="float" office:value="0.987342" calcext:value-type="float">
            <text:p>0,987342</text:p>
          </table:table-cell>
          <table:table-cell office:value-type="float" office:value="-0.283454" calcext:value-type="float">
            <text:p>-0,283454</text:p>
          </table:table-cell>
          <table:table-cell office:value-type="float" office:value="-2.17565" calcext:value-type="float">
            <text:p>-2,17565</text:p>
          </table:table-cell>
          <table:table-cell table:number-columns-repeated="1010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20.736" calcext:value-type="float">
            <text:p>920,736</text:p>
          </table:table-cell>
          <table:table-cell office:value-type="float" office:value="580.038" calcext:value-type="float">
            <text:p>580,038</text:p>
          </table:table-cell>
          <table:table-cell office:value-type="float" office:value="-6.6047" calcext:value-type="float">
            <text:p>-6,6047</text:p>
          </table:table-cell>
          <table:table-cell office:value-type="float" office:value="17.3902" calcext:value-type="float">
            <text:p>17,3902</text:p>
          </table:table-cell>
          <table:table-cell office:value-type="float" office:value="1.95509" calcext:value-type="float">
            <text:p>1,95509</text:p>
          </table:table-cell>
          <table:table-cell office:value-type="float" office:value="0.295001" calcext:value-type="float">
            <text:p>0,295001</text:p>
          </table:table-cell>
          <table:table-cell office:value-type="float" office:value="17.5559" calcext:value-type="float">
            <text:p>17,5559</text:p>
          </table:table-cell>
          <table:table-cell office:value-type="float" office:value="35.0073" calcext:value-type="float">
            <text:p>35,0073</text:p>
          </table:table-cell>
          <table:table-cell office:value-type="float" office:value="0.41703" calcext:value-type="float">
            <text:p>0,41703</text:p>
          </table:table-cell>
          <table:table-cell office:value-type="float" office:value="1" calcext:value-type="float">
            <text:p>1</text:p>
          </table:table-cell>
          <table:table-cell office:value-type="float" office:value="0.987421" calcext:value-type="float">
            <text:p>0,987421</text:p>
          </table:table-cell>
          <table:table-cell office:value-type="float" office:value="-0.2826" calcext:value-type="float">
            <text:p>-0,2826</text:p>
          </table:table-cell>
          <table:table-cell office:value-type="float" office:value="-2.17477" calcext:value-type="float">
            <text:p>-2,17477</text:p>
          </table:table-cell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20.737" calcext:value-type="float">
            <text:p>920,737</text:p>
          </table:table-cell>
          <table:table-cell office:value-type="float" office:value="579.862" calcext:value-type="float">
            <text:p>579,862</text:p>
          </table:table-cell>
          <table:table-cell office:value-type="float" office:value="-6.60383" calcext:value-type="float">
            <text:p>-6,60383</text:p>
          </table:table-cell>
          <table:table-cell office:value-type="float" office:value="17.387" calcext:value-type="float">
            <text:p>17,387</text:p>
          </table:table-cell>
          <table:table-cell office:value-type="float" office:value="1.95611" calcext:value-type="float">
            <text:p>1,95611</text:p>
          </table:table-cell>
          <table:table-cell office:value-type="float" office:value="0.297856" calcext:value-type="float">
            <text:p>0,297856</text:p>
          </table:table-cell>
          <table:table-cell office:value-type="float" office:value="17.594" calcext:value-type="float">
            <text:p>17,594</text:p>
          </table:table-cell>
          <table:table-cell office:value-type="float" office:value="35.4776" calcext:value-type="float">
            <text:p>35,4776</text:p>
          </table:table-cell>
          <table:table-cell office:value-type="float" office:value="0.418162" calcext:value-type="float">
            <text:p>0,418162</text:p>
          </table:table-cell>
          <table:table-cell office:value-type="float" office:value="1" calcext:value-type="float">
            <text:p>1</text:p>
          </table:table-cell>
          <table:table-cell office:value-type="float" office:value="0.9875" calcext:value-type="float">
            <text:p>0,9875</text:p>
          </table:table-cell>
          <table:table-cell office:value-type="float" office:value="-0.291835" calcext:value-type="float">
            <text:p>-0,291835</text:p>
          </table:table-cell>
          <table:table-cell office:value-type="float" office:value="-2.18427" calcext:value-type="float">
            <text:p>-2,18427</text:p>
          </table:table-cell>
          <table:table-cell table:number-columns-repeated="1010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79.702" calcext:value-type="float">
            <text:p>579,702</text:p>
          </table:table-cell>
          <table:table-cell office:value-type="float" office:value="-6.60611" calcext:value-type="float">
            <text:p>-6,60611</text:p>
          </table:table-cell>
          <table:table-cell office:value-type="float" office:value="17.4386" calcext:value-type="float">
            <text:p>17,4386</text:p>
          </table:table-cell>
          <table:table-cell office:value-type="float" office:value="1.95611" calcext:value-type="float">
            <text:p>1,95611</text:p>
          </table:table-cell>
          <table:table-cell office:value-type="float" office:value="0.299767" calcext:value-type="float">
            <text:p>0,299767</text:p>
          </table:table-cell>
          <table:table-cell office:value-type="float" office:value="17.7517" calcext:value-type="float">
            <text:p>17,7517</text:p>
          </table:table-cell>
          <table:table-cell office:value-type="float" office:value="36.0023" calcext:value-type="float">
            <text:p>36,0023</text:p>
          </table:table-cell>
          <table:table-cell office:value-type="float" office:value="0.422169" calcext:value-type="float">
            <text:p>0,422169</text:p>
          </table:table-cell>
          <table:table-cell office:value-type="float" office:value="1" calcext:value-type="float">
            <text:p>1</text:p>
          </table:table-cell>
          <table:table-cell office:value-type="float" office:value="0.987578" calcext:value-type="float">
            <text:p>0,987578</text:p>
          </table:table-cell>
          <table:table-cell office:value-type="float" office:value="-0.313779" calcext:value-type="float">
            <text:p>-0,313779</text:p>
          </table:table-cell>
          <table:table-cell office:value-type="float" office:value="-2.20679" calcext:value-type="float">
            <text:p>-2,20679</text:p>
          </table:table-cell>
          <table:table-cell table:number-columns-repeated="1010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20.741" calcext:value-type="float">
            <text:p>920,741</text:p>
          </table:table-cell>
          <table:table-cell office:value-type="float" office:value="579.549" calcext:value-type="float">
            <text:p>579,549</text:p>
          </table:table-cell>
          <table:table-cell office:value-type="float" office:value="-6.60838" calcext:value-type="float">
            <text:p>-6,60838</text:p>
          </table:table-cell>
          <table:table-cell office:value-type="float" office:value="17.4729" calcext:value-type="float">
            <text:p>17,4729</text:p>
          </table:table-cell>
          <table:table-cell office:value-type="float" office:value="1.95693" calcext:value-type="float">
            <text:p>1,95693</text:p>
          </table:table-cell>
          <table:table-cell office:value-type="float" office:value="0.299676" calcext:value-type="float">
            <text:p>0,299676</text:p>
          </table:table-cell>
          <table:table-cell office:value-type="float" office:value="17.723" calcext:value-type="float">
            <text:p>17,723</text:p>
          </table:table-cell>
          <table:table-cell office:value-type="float" office:value="35.826" calcext:value-type="float">
            <text:p>35,826</text:p>
          </table:table-cell>
          <table:table-cell office:value-type="float" office:value="0.421372" calcext:value-type="float">
            <text:p>0,421372</text:p>
          </table:table-cell>
          <table:table-cell office:value-type="float" office:value="1" calcext:value-type="float">
            <text:p>1</text:p>
          </table:table-cell>
          <table:table-cell office:value-type="float" office:value="0.987654" calcext:value-type="float">
            <text:p>0,987654</text:p>
          </table:table-cell>
          <table:table-cell office:value-type="float" office:value="-0.3085" calcext:value-type="float">
            <text:p>-0,3085</text:p>
          </table:table-cell>
          <table:table-cell office:value-type="float" office:value="-2.20138" calcext:value-type="float">
            <text:p>-2,20138</text:p>
          </table:table-cell>
          <table:table-cell table:number-columns-repeated="1010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20.742" calcext:value-type="float">
            <text:p>920,742</text:p>
          </table:table-cell>
          <table:table-cell office:value-type="float" office:value="579.571" calcext:value-type="float">
            <text:p>579,571</text:p>
          </table:table-cell>
          <table:table-cell office:value-type="float" office:value="-6.61666" calcext:value-type="float">
            <text:p>-6,61666</text:p>
          </table:table-cell>
          <table:table-cell office:value-type="float" office:value="17.5115" calcext:value-type="float">
            <text:p>17,5115</text:p>
          </table:table-cell>
          <table:table-cell office:value-type="float" office:value="1.9562" calcext:value-type="float">
            <text:p>1,9562</text:p>
          </table:table-cell>
          <table:table-cell office:value-type="float" office:value="0.299011" calcext:value-type="float">
            <text:p>0,299011</text:p>
          </table:table-cell>
          <table:table-cell office:value-type="float" office:value="17.7199" calcext:value-type="float">
            <text:p>17,7199</text:p>
          </table:table-cell>
          <table:table-cell office:value-type="float" office:value="35.6759" calcext:value-type="float">
            <text:p>35,6759</text:p>
          </table:table-cell>
          <table:table-cell office:value-type="float" office:value="0.421417" calcext:value-type="float">
            <text:p>0,421417</text:p>
          </table:table-cell>
          <table:table-cell office:value-type="float" office:value="1" calcext:value-type="float">
            <text:p>1</text:p>
          </table:table-cell>
          <table:table-cell office:value-type="float" office:value="0.98773" calcext:value-type="float">
            <text:p>0,98773</text:p>
          </table:table-cell>
          <table:table-cell office:value-type="float" office:value="-0.304737" calcext:value-type="float">
            <text:p>-0,304737</text:p>
          </table:table-cell>
          <table:table-cell office:value-type="float" office:value="-2.19752" calcext:value-type="float">
            <text:p>-2,19752</text:p>
          </table:table-cell>
          <table:table-cell table:number-columns-repeated="1010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20.744" calcext:value-type="float">
            <text:p>920,744</text:p>
          </table:table-cell>
          <table:table-cell office:value-type="float" office:value="579.622" calcext:value-type="float">
            <text:p>579,622</text:p>
          </table:table-cell>
          <table:table-cell office:value-type="float" office:value="-6.61963" calcext:value-type="float">
            <text:p>-6,61963</text:p>
          </table:table-cell>
          <table:table-cell office:value-type="float" office:value="17.5309" calcext:value-type="float">
            <text:p>17,5309</text:p>
          </table:table-cell>
          <table:table-cell office:value-type="float" office:value="1.95537" calcext:value-type="float">
            <text:p>1,95537</text:p>
          </table:table-cell>
          <table:table-cell office:value-type="float" office:value="0.299677" calcext:value-type="float">
            <text:p>0,299677</text:p>
          </table:table-cell>
          <table:table-cell office:value-type="float" office:value="17.6949" calcext:value-type="float">
            <text:p>17,6949</text:p>
          </table:table-cell>
          <table:table-cell office:value-type="float" office:value="35.469" calcext:value-type="float">
            <text:p>35,469</text:p>
          </table:table-cell>
          <table:table-cell office:value-type="float" office:value="0.42025" calcext:value-type="float">
            <text:p>0,42025</text:p>
          </table:table-cell>
          <table:table-cell office:value-type="float" office:value="1" calcext:value-type="float">
            <text:p>1</text:p>
          </table:table-cell>
          <table:table-cell office:value-type="float" office:value="0.987805" calcext:value-type="float">
            <text:p>0,987805</text:p>
          </table:table-cell>
          <table:table-cell office:value-type="float" office:value="-0.299483" calcext:value-type="float">
            <text:p>-0,299483</text:p>
          </table:table-cell>
          <table:table-cell office:value-type="float" office:value="-2.19213" calcext:value-type="float">
            <text:p>-2,19213</text:p>
          </table:table-cell>
          <table:table-cell table:number-columns-repeated="1010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20.745" calcext:value-type="float">
            <text:p>920,745</text:p>
          </table:table-cell>
          <table:table-cell office:value-type="float" office:value="579.667" calcext:value-type="float">
            <text:p>579,667</text:p>
          </table:table-cell>
          <table:table-cell office:value-type="float" office:value="-6.62186" calcext:value-type="float">
            <text:p>-6,62186</text:p>
          </table:table-cell>
          <table:table-cell office:value-type="float" office:value="17.5162" calcext:value-type="float">
            <text:p>17,5162</text:p>
          </table:table-cell>
          <table:table-cell office:value-type="float" office:value="1.95518" calcext:value-type="float">
            <text:p>1,95518</text:p>
          </table:table-cell>
          <table:table-cell office:value-type="float" office:value="0.299239" calcext:value-type="float">
            <text:p>0,299239</text:p>
          </table:table-cell>
          <table:table-cell office:value-type="float" office:value="17.6749" calcext:value-type="float">
            <text:p>17,6749</text:p>
          </table:table-cell>
          <table:table-cell office:value-type="float" office:value="35.4025" calcext:value-type="float">
            <text:p>35,4025</text:p>
          </table:table-cell>
          <table:table-cell office:value-type="float" office:value="0.419837" calcext:value-type="float">
            <text:p>0,419837</text:p>
          </table:table-cell>
          <table:table-cell office:value-type="float" office:value="1" calcext:value-type="float">
            <text:p>1</text:p>
          </table:table-cell>
          <table:table-cell office:value-type="float" office:value="0.987879" calcext:value-type="float">
            <text:p>0,987879</text:p>
          </table:table-cell>
          <table:table-cell office:value-type="float" office:value="-0.296239" calcext:value-type="float">
            <text:p>-0,296239</text:p>
          </table:table-cell>
          <table:table-cell office:value-type="float" office:value="-2.1888" calcext:value-type="float">
            <text:p>-2,1888</text:p>
          </table:table-cell>
          <table:table-cell table:number-columns-repeated="1010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20.747" calcext:value-type="float">
            <text:p>920,747</text:p>
          </table:table-cell>
          <table:table-cell office:value-type="float" office:value="579.693" calcext:value-type="float">
            <text:p>579,693</text:p>
          </table:table-cell>
          <table:table-cell office:value-type="float" office:value="-6.62312" calcext:value-type="float">
            <text:p>-6,62312</text:p>
          </table:table-cell>
          <table:table-cell office:value-type="float" office:value="17.5034" calcext:value-type="float">
            <text:p>17,5034</text:p>
          </table:table-cell>
          <table:table-cell office:value-type="float" office:value="1.95515" calcext:value-type="float">
            <text:p>1,95515</text:p>
          </table:table-cell>
          <table:table-cell office:value-type="float" office:value="0.299293" calcext:value-type="float">
            <text:p>0,299293</text:p>
          </table:table-cell>
          <table:table-cell office:value-type="float" office:value="17.6605" calcext:value-type="float">
            <text:p>17,6605</text:p>
          </table:table-cell>
          <table:table-cell office:value-type="float" office:value="35.2543" calcext:value-type="float">
            <text:p>35,2543</text:p>
          </table:table-cell>
          <table:table-cell office:value-type="float" office:value="0.418758" calcext:value-type="float">
            <text:p>0,418758</text:p>
          </table:table-cell>
          <table:table-cell office:value-type="float" office:value="1" calcext:value-type="float">
            <text:p>1</text:p>
          </table:table-cell>
          <table:table-cell office:value-type="float" office:value="0.987952" calcext:value-type="float">
            <text:p>0,987952</text:p>
          </table:table-cell>
          <table:table-cell office:value-type="float" office:value="-0.293282" calcext:value-type="float">
            <text:p>-0,293282</text:p>
          </table:table-cell>
          <table:table-cell office:value-type="float" office:value="-2.18576" calcext:value-type="float">
            <text:p>-2,18576</text:p>
          </table:table-cell>
          <table:table-cell table:number-columns-repeated="1010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20.749" calcext:value-type="float">
            <text:p>920,749</text:p>
          </table:table-cell>
          <table:table-cell office:value-type="float" office:value="579.719" calcext:value-type="float">
            <text:p>579,719</text:p>
          </table:table-cell>
          <table:table-cell office:value-type="float" office:value="-6.62234" calcext:value-type="float">
            <text:p>-6,62234</text:p>
          </table:table-cell>
          <table:table-cell office:value-type="float" office:value="17.4868" calcext:value-type="float">
            <text:p>17,4868</text:p>
          </table:table-cell>
          <table:table-cell office:value-type="float" office:value="1.95502" calcext:value-type="float">
            <text:p>1,95502</text:p>
          </table:table-cell>
          <table:table-cell office:value-type="float" office:value="0.299076" calcext:value-type="float">
            <text:p>0,299076</text:p>
          </table:table-cell>
          <table:table-cell office:value-type="float" office:value="17.6409" calcext:value-type="float">
            <text:p>17,6409</text:p>
          </table:table-cell>
          <table:table-cell office:value-type="float" office:value="35.1717" calcext:value-type="float">
            <text:p>35,1717</text:p>
          </table:table-cell>
          <table:table-cell office:value-type="float" office:value="0.418576" calcext:value-type="float">
            <text:p>0,418576</text:p>
          </table:table-cell>
          <table:table-cell office:value-type="float" office:value="1" calcext:value-type="float">
            <text:p>1</text:p>
          </table:table-cell>
          <table:table-cell office:value-type="float" office:value="0.988024" calcext:value-type="float">
            <text:p>0,988024</text:p>
          </table:table-cell>
          <table:table-cell office:value-type="float" office:value="-0.290747" calcext:value-type="float">
            <text:p>-0,290747</text:p>
          </table:table-cell>
          <table:table-cell office:value-type="float" office:value="-2.18315" calcext:value-type="float">
            <text:p>-2,18315</text:p>
          </table:table-cell>
          <table:table-cell table:number-columns-repeated="1010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20.75" calcext:value-type="float">
            <text:p>920,75</text:p>
          </table:table-cell>
          <table:table-cell office:value-type="float" office:value="579.738" calcext:value-type="float">
            <text:p>579,738</text:p>
          </table:table-cell>
          <table:table-cell office:value-type="float" office:value="-6.62459" calcext:value-type="float">
            <text:p>-6,62459</text:p>
          </table:table-cell>
          <table:table-cell office:value-type="float" office:value="17.4934" calcext:value-type="float">
            <text:p>17,4934</text:p>
          </table:table-cell>
          <table:table-cell office:value-type="float" office:value="1.95503" calcext:value-type="float">
            <text:p>1,95503</text:p>
          </table:table-cell>
          <table:table-cell office:value-type="float" office:value="0.299015" calcext:value-type="float">
            <text:p>0,299015</text:p>
          </table:table-cell>
          <table:table-cell office:value-type="float" office:value="17.724" calcext:value-type="float">
            <text:p>17,724</text:p>
          </table:table-cell>
          <table:table-cell office:value-type="float" office:value="35.5525" calcext:value-type="float">
            <text:p>35,5525</text:p>
          </table:table-cell>
          <table:table-cell office:value-type="float" office:value="0.418609" calcext:value-type="float">
            <text:p>0,418609</text:p>
          </table:table-cell>
          <table:table-cell office:value-type="float" office:value="1" calcext:value-type="float">
            <text:p>1</text:p>
          </table:table-cell>
          <table:table-cell office:value-type="float" office:value="0.988095" calcext:value-type="float">
            <text:p>0,988095</text:p>
          </table:table-cell>
          <table:table-cell office:value-type="float" office:value="-0.30158" calcext:value-type="float">
            <text:p>-0,30158</text:p>
          </table:table-cell>
          <table:table-cell office:value-type="float" office:value="-2.19428" calcext:value-type="float">
            <text:p>-2,19428</text:p>
          </table:table-cell>
          <table:table-cell table:number-columns-repeated="1010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79.769" calcext:value-type="float">
            <text:p>579,769</text:p>
          </table:table-cell>
          <table:table-cell office:value-type="float" office:value="-6.62555" calcext:value-type="float">
            <text:p>-6,62555</text:p>
          </table:table-cell>
          <table:table-cell office:value-type="float" office:value="17.5052" calcext:value-type="float">
            <text:p>17,5052</text:p>
          </table:table-cell>
          <table:table-cell office:value-type="float" office:value="1.95492" calcext:value-type="float">
            <text:p>1,95492</text:p>
          </table:table-cell>
          <table:table-cell office:value-type="float" office:value="0.298408" calcext:value-type="float">
            <text:p>0,298408</text:p>
          </table:table-cell>
          <table:table-cell office:value-type="float" office:value="17.7242" calcext:value-type="float">
            <text:p>17,7242</text:p>
          </table:table-cell>
          <table:table-cell office:value-type="float" office:value="35.4796" calcext:value-type="float">
            <text:p>35,4796</text:p>
          </table:table-cell>
          <table:table-cell office:value-type="float" office:value="0.417692" calcext:value-type="float">
            <text:p>0,417692</text:p>
          </table:table-cell>
          <table:table-cell office:value-type="float" office:value="1" calcext:value-type="float">
            <text:p>1</text:p>
          </table:table-cell>
          <table:table-cell office:value-type="float" office:value="0.988166" calcext:value-type="float">
            <text:p>0,988166</text:p>
          </table:table-cell>
          <table:table-cell office:value-type="float" office:value="-0.300064" calcext:value-type="float">
            <text:p>-0,300064</text:p>
          </table:table-cell>
          <table:table-cell office:value-type="float" office:value="-2.19272" calcext:value-type="float">
            <text:p>-2,19272</text:p>
          </table:table-cell>
          <table:table-cell table:number-columns-repeated="10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20.735" calcext:value-type="float">
            <text:p>920,735</text:p>
          </table:table-cell>
          <table:table-cell office:value-type="float" office:value="579.794" calcext:value-type="float">
            <text:p>579,794</text:p>
          </table:table-cell>
          <table:table-cell office:value-type="float" office:value="-6.63049" calcext:value-type="float">
            <text:p>-6,63049</text:p>
          </table:table-cell>
          <table:table-cell office:value-type="float" office:value="17.5184" calcext:value-type="float">
            <text:p>17,5184</text:p>
          </table:table-cell>
          <table:table-cell office:value-type="float" office:value="1.95368" calcext:value-type="float">
            <text:p>1,95368</text:p>
          </table:table-cell>
          <table:table-cell office:value-type="float" office:value="0.299025" calcext:value-type="float">
            <text:p>0,299025</text:p>
          </table:table-cell>
          <table:table-cell office:value-type="float" office:value="17.7166" calcext:value-type="float">
            <text:p>17,7166</text:p>
          </table:table-cell>
          <table:table-cell office:value-type="float" office:value="35.3825" calcext:value-type="float">
            <text:p>35,3825</text:p>
          </table:table-cell>
          <table:table-cell office:value-type="float" office:value="0.417749" calcext:value-type="float">
            <text:p>0,417749</text:p>
          </table:table-cell>
          <table:table-cell office:value-type="float" office:value="1" calcext:value-type="float">
            <text:p>1</text:p>
          </table:table-cell>
          <table:table-cell office:value-type="float" office:value="0.988235" calcext:value-type="float">
            <text:p>0,988235</text:p>
          </table:table-cell>
          <table:table-cell office:value-type="float" office:value="-0.297579" calcext:value-type="float">
            <text:p>-0,297579</text:p>
          </table:table-cell>
          <table:table-cell office:value-type="float" office:value="-2.19017" calcext:value-type="float">
            <text:p>-2,19017</text:p>
          </table:table-cell>
          <table:table-cell table:number-columns-repeated="1010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20.731" calcext:value-type="float">
            <text:p>920,731</text:p>
          </table:table-cell>
          <table:table-cell office:value-type="float" office:value="579.795" calcext:value-type="float">
            <text:p>579,795</text:p>
          </table:table-cell>
          <table:table-cell office:value-type="float" office:value="-6.63149" calcext:value-type="float">
            <text:p>-6,63149</text:p>
          </table:table-cell>
          <table:table-cell office:value-type="float" office:value="17.5345" calcext:value-type="float">
            <text:p>17,5345</text:p>
          </table:table-cell>
          <table:table-cell office:value-type="float" office:value="1.95266" calcext:value-type="float">
            <text:p>1,95266</text:p>
          </table:table-cell>
          <table:table-cell office:value-type="float" office:value="0.298145" calcext:value-type="float">
            <text:p>0,298145</text:p>
          </table:table-cell>
          <table:table-cell office:value-type="float" office:value="17.7084" calcext:value-type="float">
            <text:p>17,7084</text:p>
          </table:table-cell>
          <table:table-cell office:value-type="float" office:value="35.2948" calcext:value-type="float">
            <text:p>35,2948</text:p>
          </table:table-cell>
          <table:table-cell office:value-type="float" office:value="0.416938" calcext:value-type="float">
            <text:p>0,416938</text:p>
          </table:table-cell>
          <table:table-cell office:value-type="float" office:value="1" calcext:value-type="float">
            <text:p>1</text:p>
          </table:table-cell>
          <table:table-cell office:value-type="float" office:value="0.988304" calcext:value-type="float">
            <text:p>0,988304</text:p>
          </table:table-cell>
          <table:table-cell office:value-type="float" office:value="-0.294594" calcext:value-type="float">
            <text:p>-0,294594</text:p>
          </table:table-cell>
          <table:table-cell office:value-type="float" office:value="-2.18711" calcext:value-type="float">
            <text:p>-2,18711</text:p>
          </table:table-cell>
          <table:table-cell table:number-columns-repeated="1010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20.733" calcext:value-type="float">
            <text:p>920,733</text:p>
          </table:table-cell>
          <table:table-cell office:value-type="float" office:value="579.808" calcext:value-type="float">
            <text:p>579,808</text:p>
          </table:table-cell>
          <table:table-cell office:value-type="float" office:value="-6.62446" calcext:value-type="float">
            <text:p>-6,62446</text:p>
          </table:table-cell>
          <table:table-cell office:value-type="float" office:value="17.5354" calcext:value-type="float">
            <text:p>17,5354</text:p>
          </table:table-cell>
          <table:table-cell office:value-type="float" office:value="1.95212" calcext:value-type="float">
            <text:p>1,95212</text:p>
          </table:table-cell>
          <table:table-cell office:value-type="float" office:value="0.299073" calcext:value-type="float">
            <text:p>0,299073</text:p>
          </table:table-cell>
          <table:table-cell office:value-type="float" office:value="17.7218" calcext:value-type="float">
            <text:p>17,7218</text:p>
          </table:table-cell>
          <table:table-cell office:value-type="float" office:value="35.2674" calcext:value-type="float">
            <text:p>35,2674</text:p>
          </table:table-cell>
          <table:table-cell office:value-type="float" office:value="0.416549" calcext:value-type="float">
            <text:p>0,416549</text:p>
          </table:table-cell>
          <table:table-cell office:value-type="float" office:value="1" calcext:value-type="float">
            <text:p>1</text:p>
          </table:table-cell>
          <table:table-cell office:value-type="float" office:value="0.988372" calcext:value-type="float">
            <text:p>0,988372</text:p>
          </table:table-cell>
          <table:table-cell office:value-type="float" office:value="-0.297122" calcext:value-type="float">
            <text:p>-0,297122</text:p>
          </table:table-cell>
          <table:table-cell office:value-type="float" office:value="-2.1897" calcext:value-type="float">
            <text:p>-2,1897</text:p>
          </table:table-cell>
          <table:table-cell table:number-columns-repeated="10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20.734" calcext:value-type="float">
            <text:p>920,734</text:p>
          </table:table-cell>
          <table:table-cell office:value-type="float" office:value="579.821" calcext:value-type="float">
            <text:p>579,821</text:p>
          </table:table-cell>
          <table:table-cell office:value-type="float" office:value="-6.62034" calcext:value-type="float">
            <text:p>-6,62034</text:p>
          </table:table-cell>
          <table:table-cell office:value-type="float" office:value="17.5421" calcext:value-type="float">
            <text:p>17,5421</text:p>
          </table:table-cell>
          <table:table-cell office:value-type="float" office:value="1.95122" calcext:value-type="float">
            <text:p>1,95122</text:p>
          </table:table-cell>
          <table:table-cell office:value-type="float" office:value="0.298386" calcext:value-type="float">
            <text:p>0,298386</text:p>
          </table:table-cell>
          <table:table-cell office:value-type="float" office:value="17.7371" calcext:value-type="float">
            <text:p>17,7371</text:p>
          </table:table-cell>
          <table:table-cell office:value-type="float" office:value="35.2735" calcext:value-type="float">
            <text:p>35,2735</text:p>
          </table:table-cell>
          <table:table-cell office:value-type="float" office:value="0.416343" calcext:value-type="float">
            <text:p>0,416343</text:p>
          </table:table-cell>
          <table:table-cell office:value-type="float" office:value="1" calcext:value-type="float">
            <text:p>1</text:p>
          </table:table-cell>
          <table:table-cell office:value-type="float" office:value="0.988439" calcext:value-type="float">
            <text:p>0,988439</text:p>
          </table:table-cell>
          <table:table-cell office:value-type="float" office:value="-0.298661" calcext:value-type="float">
            <text:p>-0,298661</text:p>
          </table:table-cell>
          <table:table-cell office:value-type="float" office:value="-2.19128" calcext:value-type="float">
            <text:p>-2,19128</text:p>
          </table:table-cell>
          <table:table-cell table:number-columns-repeated="1010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20.736" calcext:value-type="float">
            <text:p>920,736</text:p>
          </table:table-cell>
          <table:table-cell office:value-type="float" office:value="579.655" calcext:value-type="float">
            <text:p>579,655</text:p>
          </table:table-cell>
          <table:table-cell office:value-type="float" office:value="-6.61296" calcext:value-type="float">
            <text:p>-6,61296</text:p>
          </table:table-cell>
          <table:table-cell office:value-type="float" office:value="17.5446" calcext:value-type="float">
            <text:p>17,5446</text:p>
          </table:table-cell>
          <table:table-cell office:value-type="float" office:value="1.95017" calcext:value-type="float">
            <text:p>1,95017</text:p>
          </table:table-cell>
          <table:table-cell office:value-type="float" office:value="0.299201" calcext:value-type="float">
            <text:p>0,299201</text:p>
          </table:table-cell>
          <table:table-cell office:value-type="float" office:value="17.7226" calcext:value-type="float">
            <text:p>17,7226</text:p>
          </table:table-cell>
          <table:table-cell office:value-type="float" office:value="35.2048" calcext:value-type="float">
            <text:p>35,2048</text:p>
          </table:table-cell>
          <table:table-cell office:value-type="float" office:value="0.415591" calcext:value-type="float">
            <text:p>0,415591</text:p>
          </table:table-cell>
          <table:table-cell office:value-type="float" office:value="1" calcext:value-type="float">
            <text:p>1</text:p>
          </table:table-cell>
          <table:table-cell office:value-type="float" office:value="0.988506" calcext:value-type="float">
            <text:p>0,988506</text:p>
          </table:table-cell>
          <table:table-cell office:value-type="float" office:value="-0.297505" calcext:value-type="float">
            <text:p>-0,297505</text:p>
          </table:table-cell>
          <table:table-cell office:value-type="float" office:value="-2.1901" calcext:value-type="float">
            <text:p>-2,1901</text:p>
          </table:table-cell>
          <table:table-cell table:number-columns-repeated="1010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20.737" calcext:value-type="float">
            <text:p>920,737</text:p>
          </table:table-cell>
          <table:table-cell office:value-type="float" office:value="579.48" calcext:value-type="float">
            <text:p>579,48</text:p>
          </table:table-cell>
          <table:table-cell office:value-type="float" office:value="-6.61239" calcext:value-type="float">
            <text:p>-6,61239</text:p>
          </table:table-cell>
          <table:table-cell office:value-type="float" office:value="17.5359" calcext:value-type="float">
            <text:p>17,5359</text:p>
          </table:table-cell>
          <table:table-cell office:value-type="float" office:value="1.9493" calcext:value-type="float">
            <text:p>1,9493</text:p>
          </table:table-cell>
          <table:table-cell office:value-type="float" office:value="0.299897" calcext:value-type="float">
            <text:p>0,299897</text:p>
          </table:table-cell>
          <table:table-cell office:value-type="float" office:value="17.6868" calcext:value-type="float">
            <text:p>17,6868</text:p>
          </table:table-cell>
          <table:table-cell office:value-type="float" office:value="35.0866" calcext:value-type="float">
            <text:p>35,0866</text:p>
          </table:table-cell>
          <table:table-cell office:value-type="float" office:value="0.414703" calcext:value-type="float">
            <text:p>0,414703</text:p>
          </table:table-cell>
          <table:table-cell office:value-type="float" office:value="1" calcext:value-type="float">
            <text:p>1</text:p>
          </table:table-cell>
          <table:table-cell office:value-type="float" office:value="0.988571" calcext:value-type="float">
            <text:p>0,988571</text:p>
          </table:table-cell>
          <table:table-cell office:value-type="float" office:value="-0.292689" calcext:value-type="float">
            <text:p>-0,292689</text:p>
          </table:table-cell>
          <table:table-cell office:value-type="float" office:value="-2.18515" calcext:value-type="float">
            <text:p>-2,18515</text:p>
          </table:table-cell>
          <table:table-cell table:number-columns-repeated="1010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79.153" calcext:value-type="float">
            <text:p>579,153</text:p>
          </table:table-cell>
          <table:table-cell office:value-type="float" office:value="-6.6073" calcext:value-type="float">
            <text:p>-6,6073</text:p>
          </table:table-cell>
          <table:table-cell office:value-type="float" office:value="17.5208" calcext:value-type="float">
            <text:p>17,5208</text:p>
          </table:table-cell>
          <table:table-cell office:value-type="float" office:value="1.94846" calcext:value-type="float">
            <text:p>1,94846</text:p>
          </table:table-cell>
          <table:table-cell office:value-type="float" office:value="0.301119" calcext:value-type="float">
            <text:p>0,301119</text:p>
          </table:table-cell>
          <table:table-cell office:value-type="float" office:value="17.6782" calcext:value-type="float">
            <text:p>17,6782</text:p>
          </table:table-cell>
          <table:table-cell office:value-type="float" office:value="35.0204" calcext:value-type="float">
            <text:p>35,0204</text:p>
          </table:table-cell>
          <table:table-cell office:value-type="float" office:value="0.413761" calcext:value-type="float">
            <text:p>0,413761</text:p>
          </table:table-cell>
          <table:table-cell office:value-type="float" office:value="1" calcext:value-type="float">
            <text:p>1</text:p>
          </table:table-cell>
          <table:table-cell office:value-type="float" office:value="0.988636" calcext:value-type="float">
            <text:p>0,988636</text:p>
          </table:table-cell>
          <table:table-cell office:value-type="float" office:value="-0.29226" calcext:value-type="float">
            <text:p>-0,29226</text:p>
          </table:table-cell>
          <table:table-cell office:value-type="float" office:value="-2.18471" calcext:value-type="float">
            <text:p>-2,18471</text:p>
          </table:table-cell>
          <table:table-cell table:number-columns-repeated="1010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20.734" calcext:value-type="float">
            <text:p>920,734</text:p>
          </table:table-cell>
          <table:table-cell office:value-type="float" office:value="578.808" calcext:value-type="float">
            <text:p>578,808</text:p>
          </table:table-cell>
          <table:table-cell office:value-type="float" office:value="-6.60264" calcext:value-type="float">
            <text:p>-6,60264</text:p>
          </table:table-cell>
          <table:table-cell office:value-type="float" office:value="17.4974" calcext:value-type="float">
            <text:p>17,4974</text:p>
          </table:table-cell>
          <table:table-cell office:value-type="float" office:value="1.94761" calcext:value-type="float">
            <text:p>1,94761</text:p>
          </table:table-cell>
          <table:table-cell office:value-type="float" office:value="0.308718" calcext:value-type="float">
            <text:p>0,308718</text:p>
          </table:table-cell>
          <table:table-cell office:value-type="float" office:value="17.6642" calcext:value-type="float">
            <text:p>17,6642</text:p>
          </table:table-cell>
          <table:table-cell office:value-type="float" office:value="34.9247" calcext:value-type="float">
            <text:p>34,9247</text:p>
          </table:table-cell>
          <table:table-cell office:value-type="float" office:value="0.412582" calcext:value-type="float">
            <text:p>0,412582</text:p>
          </table:table-cell>
          <table:table-cell office:value-type="float" office:value="1" calcext:value-type="float">
            <text:p>1</text:p>
          </table:table-cell>
          <table:table-cell office:value-type="float" office:value="0.988701" calcext:value-type="float">
            <text:p>0,988701</text:p>
          </table:table-cell>
          <table:table-cell office:value-type="float" office:value="-0.294117" calcext:value-type="float">
            <text:p>-0,294117</text:p>
          </table:table-cell>
          <table:table-cell office:value-type="float" office:value="-2.18662" calcext:value-type="float">
            <text:p>-2,18662</text:p>
          </table:table-cell>
          <table:table-cell table:number-columns-repeated="1010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20.73" calcext:value-type="float">
            <text:p>920,73</text:p>
          </table:table-cell>
          <table:table-cell office:value-type="float" office:value="578.511" calcext:value-type="float">
            <text:p>578,511</text:p>
          </table:table-cell>
          <table:table-cell office:value-type="float" office:value="-6.59521" calcext:value-type="float">
            <text:p>-6,59521</text:p>
          </table:table-cell>
          <table:table-cell office:value-type="float" office:value="17.4845" calcext:value-type="float">
            <text:p>17,4845</text:p>
          </table:table-cell>
          <table:table-cell office:value-type="float" office:value="1.94668" calcext:value-type="float">
            <text:p>1,94668</text:p>
          </table:table-cell>
          <table:table-cell office:value-type="float" office:value="0.308449" calcext:value-type="float">
            <text:p>0,308449</text:p>
          </table:table-cell>
          <table:table-cell office:value-type="float" office:value="17.6833" calcext:value-type="float">
            <text:p>17,6833</text:p>
          </table:table-cell>
          <table:table-cell office:value-type="float" office:value="34.9672" calcext:value-type="float">
            <text:p>34,9672</text:p>
          </table:table-cell>
          <table:table-cell office:value-type="float" office:value="0.411636" calcext:value-type="float">
            <text:p>0,411636</text:p>
          </table:table-cell>
          <table:table-cell office:value-type="float" office:value="1" calcext:value-type="float">
            <text:p>1</text:p>
          </table:table-cell>
          <table:table-cell office:value-type="float" office:value="0.988764" calcext:value-type="float">
            <text:p>0,988764</text:p>
          </table:table-cell>
          <table:table-cell office:value-type="float" office:value="-0.296992" calcext:value-type="float">
            <text:p>-0,296992</text:p>
          </table:table-cell>
          <table:table-cell office:value-type="float" office:value="-2.18957" calcext:value-type="float">
            <text:p>-2,18957</text:p>
          </table:table-cell>
          <table:table-cell table:number-columns-repeated="1010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20.732" calcext:value-type="float">
            <text:p>920,732</text:p>
          </table:table-cell>
          <table:table-cell office:value-type="float" office:value="578.542" calcext:value-type="float">
            <text:p>578,542</text:p>
          </table:table-cell>
          <table:table-cell office:value-type="float" office:value="-6.59611" calcext:value-type="float">
            <text:p>-6,59611</text:p>
          </table:table-cell>
          <table:table-cell office:value-type="float" office:value="17.483" calcext:value-type="float">
            <text:p>17,483</text:p>
          </table:table-cell>
          <table:table-cell office:value-type="float" office:value="1.94686" calcext:value-type="float">
            <text:p>1,94686</text:p>
          </table:table-cell>
          <table:table-cell office:value-type="float" office:value="0.308749" calcext:value-type="float">
            <text:p>0,308749</text:p>
          </table:table-cell>
          <table:table-cell office:value-type="float" office:value="17.6787" calcext:value-type="float">
            <text:p>17,6787</text:p>
          </table:table-cell>
          <table:table-cell office:value-type="float" office:value="34.8807" calcext:value-type="float">
            <text:p>34,8807</text:p>
          </table:table-cell>
          <table:table-cell office:value-type="float" office:value="0.412031" calcext:value-type="float">
            <text:p>0,412031</text:p>
          </table:table-cell>
          <table:table-cell office:value-type="float" office:value="1" calcext:value-type="float">
            <text:p>1</text:p>
          </table:table-cell>
          <table:table-cell office:value-type="float" office:value="0.988827" calcext:value-type="float">
            <text:p>0,988827</text:p>
          </table:table-cell>
          <table:table-cell office:value-type="float" office:value="-0.296212" calcext:value-type="float">
            <text:p>-0,296212</text:p>
          </table:table-cell>
          <table:table-cell office:value-type="float" office:value="-2.18877" calcext:value-type="float">
            <text:p>-2,18877</text:p>
          </table:table-cell>
          <table:table-cell table:number-columns-repeated="10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20.733" calcext:value-type="float">
            <text:p>920,733</text:p>
          </table:table-cell>
          <table:table-cell office:value-type="float" office:value="578.578" calcext:value-type="float">
            <text:p>578,578</text:p>
          </table:table-cell>
          <table:table-cell office:value-type="float" office:value="-6.59713" calcext:value-type="float">
            <text:p>-6,59713</text:p>
          </table:table-cell>
          <table:table-cell office:value-type="float" office:value="17.4841" calcext:value-type="float">
            <text:p>17,4841</text:p>
          </table:table-cell>
          <table:table-cell office:value-type="float" office:value="1.94628" calcext:value-type="float">
            <text:p>1,94628</text:p>
          </table:table-cell>
          <table:table-cell office:value-type="float" office:value="0.308161" calcext:value-type="float">
            <text:p>0,308161</text:p>
          </table:table-cell>
          <table:table-cell office:value-type="float" office:value="17.6774" calcext:value-type="float">
            <text:p>17,6774</text:p>
          </table:table-cell>
          <table:table-cell office:value-type="float" office:value="34.8088" calcext:value-type="float">
            <text:p>34,8088</text:p>
          </table:table-cell>
          <table:table-cell office:value-type="float" office:value="0.413675" calcext:value-type="float">
            <text:p>0,413675</text:p>
          </table:table-cell>
          <table:table-cell office:value-type="float" office:value="1" calcext:value-type="float">
            <text:p>1</text:p>
          </table:table-cell>
          <table:table-cell office:value-type="float" office:value="0.988889" calcext:value-type="float">
            <text:p>0,988889</text:p>
          </table:table-cell>
          <table:table-cell office:value-type="float" office:value="-0.295687" calcext:value-type="float">
            <text:p>-0,295687</text:p>
          </table:table-cell>
          <table:table-cell office:value-type="float" office:value="-2.18823" calcext:value-type="float">
            <text:p>-2,18823</text:p>
          </table:table-cell>
          <table:table-cell table:number-columns-repeated="1010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20.735" calcext:value-type="float">
            <text:p>920,735</text:p>
          </table:table-cell>
          <table:table-cell office:value-type="float" office:value="578.613" calcext:value-type="float">
            <text:p>578,613</text:p>
          </table:table-cell>
          <table:table-cell office:value-type="float" office:value="-6.5965" calcext:value-type="float">
            <text:p>-6,5965</text:p>
          </table:table-cell>
          <table:table-cell office:value-type="float" office:value="17.4825" calcext:value-type="float">
            <text:p>17,4825</text:p>
          </table:table-cell>
          <table:table-cell office:value-type="float" office:value="1.94587" calcext:value-type="float">
            <text:p>1,94587</text:p>
          </table:table-cell>
          <table:table-cell office:value-type="float" office:value="0.307357" calcext:value-type="float">
            <text:p>0,307357</text:p>
          </table:table-cell>
          <table:table-cell office:value-type="float" office:value="17.6528" calcext:value-type="float">
            <text:p>17,6528</text:p>
          </table:table-cell>
          <table:table-cell office:value-type="float" office:value="34.7154" calcext:value-type="float">
            <text:p>34,7154</text:p>
          </table:table-cell>
          <table:table-cell office:value-type="float" office:value="0.413467" calcext:value-type="float">
            <text:p>0,413467</text:p>
          </table:table-cell>
          <table:table-cell office:value-type="float" office:value="1" calcext:value-type="float">
            <text:p>1</text:p>
          </table:table-cell>
          <table:table-cell office:value-type="float" office:value="0.98895" calcext:value-type="float">
            <text:p>0,98895</text:p>
          </table:table-cell>
          <table:table-cell office:value-type="float" office:value="-0.2919" calcext:value-type="float">
            <text:p>-0,2919</text:p>
          </table:table-cell>
          <table:table-cell office:value-type="float" office:value="-2.18434" calcext:value-type="float">
            <text:p>-2,18434</text:p>
          </table:table-cell>
          <table:table-cell table:number-columns-repeated="1010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20.725" calcext:value-type="float">
            <text:p>920,725</text:p>
          </table:table-cell>
          <table:table-cell office:value-type="float" office:value="578.632" calcext:value-type="float">
            <text:p>578,632</text:p>
          </table:table-cell>
          <table:table-cell office:value-type="float" office:value="-6.59398" calcext:value-type="float">
            <text:p>-6,59398</text:p>
          </table:table-cell>
          <table:table-cell office:value-type="float" office:value="17.4661" calcext:value-type="float">
            <text:p>17,4661</text:p>
          </table:table-cell>
          <table:table-cell office:value-type="float" office:value="1.94563" calcext:value-type="float">
            <text:p>1,94563</text:p>
          </table:table-cell>
          <table:table-cell office:value-type="float" office:value="0.306399" calcext:value-type="float">
            <text:p>0,306399</text:p>
          </table:table-cell>
          <table:table-cell office:value-type="float" office:value="17.6285" calcext:value-type="float">
            <text:p>17,6285</text:p>
          </table:table-cell>
          <table:table-cell office:value-type="float" office:value="34.5779" calcext:value-type="float">
            <text:p>34,5779</text:p>
          </table:table-cell>
          <table:table-cell office:value-type="float" office:value="0.412258" calcext:value-type="float">
            <text:p>0,412258</text:p>
          </table:table-cell>
          <table:table-cell office:value-type="float" office:value="1" calcext:value-type="float">
            <text:p>1</text:p>
          </table:table-cell>
          <table:table-cell office:value-type="float" office:value="0.989011" calcext:value-type="float">
            <text:p>0,989011</text:p>
          </table:table-cell>
          <table:table-cell office:value-type="float" office:value="-0.288022" calcext:value-type="float">
            <text:p>-0,288022</text:p>
          </table:table-cell>
          <table:table-cell office:value-type="float" office:value="-2.18035" calcext:value-type="float">
            <text:p>-2,18035</text:p>
          </table:table-cell>
          <table:table-cell table:number-columns-repeated="1010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20.689" calcext:value-type="float">
            <text:p>920,689</text:p>
          </table:table-cell>
          <table:table-cell office:value-type="float" office:value="578.65" calcext:value-type="float">
            <text:p>578,65</text:p>
          </table:table-cell>
          <table:table-cell office:value-type="float" office:value="-6.59199" calcext:value-type="float">
            <text:p>-6,59199</text:p>
          </table:table-cell>
          <table:table-cell office:value-type="float" office:value="17.4435" calcext:value-type="float">
            <text:p>17,4435</text:p>
          </table:table-cell>
          <table:table-cell office:value-type="float" office:value="1.94451" calcext:value-type="float">
            <text:p>1,94451</text:p>
          </table:table-cell>
          <table:table-cell office:value-type="float" office:value="0.305964" calcext:value-type="float">
            <text:p>0,305964</text:p>
          </table:table-cell>
          <table:table-cell office:value-type="float" office:value="17.6054" calcext:value-type="float">
            <text:p>17,6054</text:p>
          </table:table-cell>
          <table:table-cell office:value-type="float" office:value="34.4754" calcext:value-type="float">
            <text:p>34,4754</text:p>
          </table:table-cell>
          <table:table-cell office:value-type="float" office:value="0.411515" calcext:value-type="float">
            <text:p>0,411515</text:p>
          </table:table-cell>
          <table:table-cell office:value-type="float" office:value="1" calcext:value-type="float">
            <text:p>1</text:p>
          </table:table-cell>
          <table:table-cell office:value-type="float" office:value="0.989071" calcext:value-type="float">
            <text:p>0,989071</text:p>
          </table:table-cell>
          <table:table-cell office:value-type="float" office:value="-0.284739" calcext:value-type="float">
            <text:p>-0,284739</text:p>
          </table:table-cell>
          <table:table-cell office:value-type="float" office:value="-2.17697" calcext:value-type="float">
            <text:p>-2,17697</text:p>
          </table:table-cell>
          <table:table-cell table:number-columns-repeated="1010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20.685" calcext:value-type="float">
            <text:p>920,685</text:p>
          </table:table-cell>
          <table:table-cell office:value-type="float" office:value="578.674" calcext:value-type="float">
            <text:p>578,674</text:p>
          </table:table-cell>
          <table:table-cell office:value-type="float" office:value="-6.59005" calcext:value-type="float">
            <text:p>-6,59005</text:p>
          </table:table-cell>
          <table:table-cell office:value-type="float" office:value="17.4167" calcext:value-type="float">
            <text:p>17,4167</text:p>
          </table:table-cell>
          <table:table-cell office:value-type="float" office:value="1.94318" calcext:value-type="float">
            <text:p>1,94318</text:p>
          </table:table-cell>
          <table:table-cell office:value-type="float" office:value="0.305019" calcext:value-type="float">
            <text:p>0,305019</text:p>
          </table:table-cell>
          <table:table-cell office:value-type="float" office:value="17.5909" calcext:value-type="float">
            <text:p>17,5909</text:p>
          </table:table-cell>
          <table:table-cell office:value-type="float" office:value="34.4167" calcext:value-type="float">
            <text:p>34,4167</text:p>
          </table:table-cell>
          <table:table-cell office:value-type="float" office:value="0.411125" calcext:value-type="float">
            <text:p>0,411125</text:p>
          </table:table-cell>
          <table:table-cell office:value-type="float" office:value="1" calcext:value-type="float">
            <text:p>1</text:p>
          </table:table-cell>
          <table:table-cell office:value-type="float" office:value="0.98913" calcext:value-type="float">
            <text:p>0,98913</text:p>
          </table:table-cell>
          <table:table-cell office:value-type="float" office:value="-0.282431" calcext:value-type="float">
            <text:p>-0,282431</text:p>
          </table:table-cell>
          <table:table-cell office:value-type="float" office:value="-2.1746" calcext:value-type="float">
            <text:p>-2,1746</text:p>
          </table:table-cell>
          <table:table-cell table:number-columns-repeated="1010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20.686" calcext:value-type="float">
            <text:p>920,686</text:p>
          </table:table-cell>
          <table:table-cell office:value-type="float" office:value="578.67" calcext:value-type="float">
            <text:p>578,67</text:p>
          </table:table-cell>
          <table:table-cell office:value-type="float" office:value="-6.58534" calcext:value-type="float">
            <text:p>-6,58534</text:p>
          </table:table-cell>
          <table:table-cell office:value-type="float" office:value="17.405" calcext:value-type="float">
            <text:p>17,405</text:p>
          </table:table-cell>
          <table:table-cell office:value-type="float" office:value="1.94244" calcext:value-type="float">
            <text:p>1,94244</text:p>
          </table:table-cell>
          <table:table-cell office:value-type="float" office:value="0.30436" calcext:value-type="float">
            <text:p>0,30436</text:p>
          </table:table-cell>
          <table:table-cell office:value-type="float" office:value="17.6235" calcext:value-type="float">
            <text:p>17,6235</text:p>
          </table:table-cell>
          <table:table-cell office:value-type="float" office:value="34.5335" calcext:value-type="float">
            <text:p>34,5335</text:p>
          </table:table-cell>
          <table:table-cell office:value-type="float" office:value="0.411909" calcext:value-type="float">
            <text:p>0,411909</text:p>
          </table:table-cell>
          <table:table-cell office:value-type="float" office:value="1" calcext:value-type="float">
            <text:p>1</text:p>
          </table:table-cell>
          <table:table-cell office:value-type="float" office:value="0.989189" calcext:value-type="float">
            <text:p>0,989189</text:p>
          </table:table-cell>
          <table:table-cell office:value-type="float" office:value="-0.287415" calcext:value-type="float">
            <text:p>-0,287415</text:p>
          </table:table-cell>
          <table:table-cell office:value-type="float" office:value="-2.17973" calcext:value-type="float">
            <text:p>-2,17973</text:p>
          </table:table-cell>
          <table:table-cell table:number-columns-repeated="1010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20.688" calcext:value-type="float">
            <text:p>920,688</text:p>
          </table:table-cell>
          <table:table-cell office:value-type="float" office:value="578.704" calcext:value-type="float">
            <text:p>578,704</text:p>
          </table:table-cell>
          <table:table-cell office:value-type="float" office:value="-6.58418" calcext:value-type="float">
            <text:p>-6,58418</text:p>
          </table:table-cell>
          <table:table-cell office:value-type="float" office:value="17.3927" calcext:value-type="float">
            <text:p>17,3927</text:p>
          </table:table-cell>
          <table:table-cell office:value-type="float" office:value="1.94223" calcext:value-type="float">
            <text:p>1,94223</text:p>
          </table:table-cell>
          <table:table-cell office:value-type="float" office:value="0.303413" calcext:value-type="float">
            <text:p>0,303413</text:p>
          </table:table-cell>
          <table:table-cell office:value-type="float" office:value="17.5977" calcext:value-type="float">
            <text:p>17,5977</text:p>
          </table:table-cell>
          <table:table-cell office:value-type="float" office:value="34.4325" calcext:value-type="float">
            <text:p>34,4325</text:p>
          </table:table-cell>
          <table:table-cell office:value-type="float" office:value="0.411482" calcext:value-type="float">
            <text:p>0,411482</text:p>
          </table:table-cell>
          <table:table-cell office:value-type="float" office:value="1" calcext:value-type="float">
            <text:p>1</text:p>
          </table:table-cell>
          <table:table-cell office:value-type="float" office:value="0.989247" calcext:value-type="float">
            <text:p>0,989247</text:p>
          </table:table-cell>
          <table:table-cell office:value-type="float" office:value="-0.283611" calcext:value-type="float">
            <text:p>-0,283611</text:p>
          </table:table-cell>
          <table:table-cell office:value-type="float" office:value="-2.17581" calcext:value-type="float">
            <text:p>-2,17581</text:p>
          </table:table-cell>
          <table:table-cell table:number-columns-repeated="1010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20.69" calcext:value-type="float">
            <text:p>920,69</text:p>
          </table:table-cell>
          <table:table-cell office:value-type="float" office:value="578.674" calcext:value-type="float">
            <text:p>578,674</text:p>
          </table:table-cell>
          <table:table-cell office:value-type="float" office:value="-6.5814" calcext:value-type="float">
            <text:p>-6,5814</text:p>
          </table:table-cell>
          <table:table-cell office:value-type="float" office:value="17.3823" calcext:value-type="float">
            <text:p>17,3823</text:p>
          </table:table-cell>
          <table:table-cell office:value-type="float" office:value="1.94108" calcext:value-type="float">
            <text:p>1,94108</text:p>
          </table:table-cell>
          <table:table-cell office:value-type="float" office:value="0.302319" calcext:value-type="float">
            <text:p>0,302319</text:p>
          </table:table-cell>
          <table:table-cell office:value-type="float" office:value="17.5784" calcext:value-type="float">
            <text:p>17,5784</text:p>
          </table:table-cell>
          <table:table-cell office:value-type="float" office:value="34.3165" calcext:value-type="float">
            <text:p>34,3165</text:p>
          </table:table-cell>
          <table:table-cell office:value-type="float" office:value="0.410355" calcext:value-type="float">
            <text:p>0,410355</text:p>
          </table:table-cell>
          <table:table-cell office:value-type="float" office:value="1" calcext:value-type="float">
            <text:p>1</text:p>
          </table:table-cell>
          <table:table-cell office:value-type="float" office:value="0.989305" calcext:value-type="float">
            <text:p>0,989305</text:p>
          </table:table-cell>
          <table:table-cell office:value-type="float" office:value="-0.279972" calcext:value-type="float">
            <text:p>-0,279972</text:p>
          </table:table-cell>
          <table:table-cell office:value-type="float" office:value="-2.17206" calcext:value-type="float">
            <text:p>-2,17206</text:p>
          </table:table-cell>
          <table:table-cell table:number-columns-repeated="1010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20.665" calcext:value-type="float">
            <text:p>920,665</text:p>
          </table:table-cell>
          <table:table-cell office:value-type="float" office:value="578.686" calcext:value-type="float">
            <text:p>578,686</text:p>
          </table:table-cell>
          <table:table-cell office:value-type="float" office:value="-6.58028" calcext:value-type="float">
            <text:p>-6,58028</text:p>
          </table:table-cell>
          <table:table-cell office:value-type="float" office:value="17.3818" calcext:value-type="float">
            <text:p>17,3818</text:p>
          </table:table-cell>
          <table:table-cell office:value-type="float" office:value="1.94015" calcext:value-type="float">
            <text:p>1,94015</text:p>
          </table:table-cell>
          <table:table-cell office:value-type="float" office:value="0.30269" calcext:value-type="float">
            <text:p>0,30269</text:p>
          </table:table-cell>
          <table:table-cell office:value-type="float" office:value="17.5879" calcext:value-type="float">
            <text:p>17,5879</text:p>
          </table:table-cell>
          <table:table-cell office:value-type="float" office:value="34.2924" calcext:value-type="float">
            <text:p>34,2924</text:p>
          </table:table-cell>
          <table:table-cell office:value-type="float" office:value="0.409792" calcext:value-type="float">
            <text:p>0,409792</text:p>
          </table:table-cell>
          <table:table-cell office:value-type="float" office:value="1" calcext:value-type="float">
            <text:p>1</text:p>
          </table:table-cell>
          <table:table-cell office:value-type="float" office:value="0.989362" calcext:value-type="float">
            <text:p>0,989362</text:p>
          </table:table-cell>
          <table:table-cell office:value-type="float" office:value="-0.280751" calcext:value-type="float">
            <text:p>-0,280751</text:p>
          </table:table-cell>
          <table:table-cell office:value-type="float" office:value="-2.17287" calcext:value-type="float">
            <text:p>-2,17287</text:p>
          </table:table-cell>
          <table:table-cell table:number-columns-repeated="1010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20.656" calcext:value-type="float">
            <text:p>920,656</text:p>
          </table:table-cell>
          <table:table-cell office:value-type="float" office:value="578.709" calcext:value-type="float">
            <text:p>578,709</text:p>
          </table:table-cell>
          <table:table-cell office:value-type="float" office:value="-6.57885" calcext:value-type="float">
            <text:p>-6,57885</text:p>
          </table:table-cell>
          <table:table-cell office:value-type="float" office:value="17.3589" calcext:value-type="float">
            <text:p>17,3589</text:p>
          </table:table-cell>
          <table:table-cell office:value-type="float" office:value="1.93977" calcext:value-type="float">
            <text:p>1,93977</text:p>
          </table:table-cell>
          <table:table-cell office:value-type="float" office:value="0.304269" calcext:value-type="float">
            <text:p>0,304269</text:p>
          </table:table-cell>
          <table:table-cell office:value-type="float" office:value="17.5551" calcext:value-type="float">
            <text:p>17,5551</text:p>
          </table:table-cell>
          <table:table-cell office:value-type="float" office:value="34.184" calcext:value-type="float">
            <text:p>34,184</text:p>
          </table:table-cell>
          <table:table-cell office:value-type="float" office:value="0.409013" calcext:value-type="float">
            <text:p>0,409013</text:p>
          </table:table-cell>
          <table:table-cell office:value-type="float" office:value="1" calcext:value-type="float">
            <text:p>1</text:p>
          </table:table-cell>
          <table:table-cell office:value-type="float" office:value="0.989418" calcext:value-type="float">
            <text:p>0,989418</text:p>
          </table:table-cell>
          <table:table-cell office:value-type="float" office:value="-0.277381" calcext:value-type="float">
            <text:p>-0,277381</text:p>
          </table:table-cell>
          <table:table-cell office:value-type="float" office:value="-2.1694" calcext:value-type="float">
            <text:p>-2,1694</text:p>
          </table:table-cell>
          <table:table-cell table:number-columns-repeated="10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20.653" calcext:value-type="float">
            <text:p>920,653</text:p>
          </table:table-cell>
          <table:table-cell office:value-type="float" office:value="578.732" calcext:value-type="float">
            <text:p>578,732</text:p>
          </table:table-cell>
          <table:table-cell office:value-type="float" office:value="-6.58153" calcext:value-type="float">
            <text:p>-6,58153</text:p>
          </table:table-cell>
          <table:table-cell office:value-type="float" office:value="17.3393" calcext:value-type="float">
            <text:p>17,3393</text:p>
          </table:table-cell>
          <table:table-cell office:value-type="float" office:value="1.93906" calcext:value-type="float">
            <text:p>1,93906</text:p>
          </table:table-cell>
          <table:table-cell office:value-type="float" office:value="0.303984" calcext:value-type="float">
            <text:p>0,303984</text:p>
          </table:table-cell>
          <table:table-cell office:value-type="float" office:value="17.5401" calcext:value-type="float">
            <text:p>17,5401</text:p>
          </table:table-cell>
          <table:table-cell office:value-type="float" office:value="34.0845" calcext:value-type="float">
            <text:p>34,0845</text:p>
          </table:table-cell>
          <table:table-cell office:value-type="float" office:value="0.408462" calcext:value-type="float">
            <text:p>0,408462</text:p>
          </table:table-cell>
          <table:table-cell office:value-type="float" office:value="1" calcext:value-type="float">
            <text:p>1</text:p>
          </table:table-cell>
          <table:table-cell office:value-type="float" office:value="0.989474" calcext:value-type="float">
            <text:p>0,989474</text:p>
          </table:table-cell>
          <table:table-cell office:value-type="float" office:value="-0.274369" calcext:value-type="float">
            <text:p>-0,274369</text:p>
          </table:table-cell>
          <table:table-cell office:value-type="float" office:value="-2.16629" calcext:value-type="float">
            <text:p>-2,16629</text:p>
          </table:table-cell>
          <table:table-cell table:number-columns-repeated="1010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20.649" calcext:value-type="float">
            <text:p>920,649</text:p>
          </table:table-cell>
          <table:table-cell office:value-type="float" office:value="578.743" calcext:value-type="float">
            <text:p>578,743</text:p>
          </table:table-cell>
          <table:table-cell office:value-type="float" office:value="-6.58259" calcext:value-type="float">
            <text:p>-6,58259</text:p>
          </table:table-cell>
          <table:table-cell office:value-type="float" office:value="17.3203" calcext:value-type="float">
            <text:p>17,3203</text:p>
          </table:table-cell>
          <table:table-cell office:value-type="float" office:value="1.93834" calcext:value-type="float">
            <text:p>1,93834</text:p>
          </table:table-cell>
          <table:table-cell office:value-type="float" office:value="0.303091" calcext:value-type="float">
            <text:p>0,303091</text:p>
          </table:table-cell>
          <table:table-cell office:value-type="float" office:value="17.5202" calcext:value-type="float">
            <text:p>17,5202</text:p>
          </table:table-cell>
          <table:table-cell office:value-type="float" office:value="33.9952" calcext:value-type="float">
            <text:p>33,9952</text:p>
          </table:table-cell>
          <table:table-cell office:value-type="float" office:value="0.40754" calcext:value-type="float">
            <text:p>0,40754</text:p>
          </table:table-cell>
          <table:table-cell office:value-type="float" office:value="1" calcext:value-type="float">
            <text:p>1</text:p>
          </table:table-cell>
          <table:table-cell office:value-type="float" office:value="0.989529" calcext:value-type="float">
            <text:p>0,989529</text:p>
          </table:table-cell>
          <table:table-cell office:value-type="float" office:value="-0.270665" calcext:value-type="float">
            <text:p>-0,270665</text:p>
          </table:table-cell>
          <table:table-cell office:value-type="float" office:value="-2.16248" calcext:value-type="float">
            <text:p>-2,16248</text:p>
          </table:table-cell>
          <table:table-cell table:number-columns-repeated="1010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20.651" calcext:value-type="float">
            <text:p>920,651</text:p>
          </table:table-cell>
          <table:table-cell office:value-type="float" office:value="578.76" calcext:value-type="float">
            <text:p>578,76</text:p>
          </table:table-cell>
          <table:table-cell office:value-type="float" office:value="-6.57932" calcext:value-type="float">
            <text:p>-6,57932</text:p>
          </table:table-cell>
          <table:table-cell office:value-type="float" office:value="17.3041" calcext:value-type="float">
            <text:p>17,3041</text:p>
          </table:table-cell>
          <table:table-cell office:value-type="float" office:value="1.93791" calcext:value-type="float">
            <text:p>1,93791</text:p>
          </table:table-cell>
          <table:table-cell office:value-type="float" office:value="0.303273" calcext:value-type="float">
            <text:p>0,303273</text:p>
          </table:table-cell>
          <table:table-cell office:value-type="float" office:value="17.5436" calcext:value-type="float">
            <text:p>17,5436</text:p>
          </table:table-cell>
          <table:table-cell office:value-type="float" office:value="34.1178" calcext:value-type="float">
            <text:p>34,1178</text:p>
          </table:table-cell>
          <table:table-cell office:value-type="float" office:value="0.407145" calcext:value-type="float">
            <text:p>0,407145</text:p>
          </table:table-cell>
          <table:table-cell office:value-type="float" office:value="1" calcext:value-type="float">
            <text:p>1</text:p>
          </table:table-cell>
          <table:table-cell office:value-type="float" office:value="0.989583" calcext:value-type="float">
            <text:p>0,989583</text:p>
          </table:table-cell>
          <table:table-cell office:value-type="float" office:value="-0.274485" calcext:value-type="float">
            <text:p>-0,274485</text:p>
          </table:table-cell>
          <table:table-cell office:value-type="float" office:value="-2.16641" calcext:value-type="float">
            <text:p>-2,16641</text:p>
          </table:table-cell>
          <table:table-cell table:number-columns-repeated="1010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20.653" calcext:value-type="float">
            <text:p>920,653</text:p>
          </table:table-cell>
          <table:table-cell office:value-type="float" office:value="578.596" calcext:value-type="float">
            <text:p>578,596</text:p>
          </table:table-cell>
          <table:table-cell office:value-type="float" office:value="-6.57483" calcext:value-type="float">
            <text:p>-6,57483</text:p>
          </table:table-cell>
          <table:table-cell office:value-type="float" office:value="17.3041" calcext:value-type="float">
            <text:p>17,3041</text:p>
          </table:table-cell>
          <table:table-cell office:value-type="float" office:value="1.9371" calcext:value-type="float">
            <text:p>1,9371</text:p>
          </table:table-cell>
          <table:table-cell office:value-type="float" office:value="0.3032" calcext:value-type="float">
            <text:p>0,3032</text:p>
          </table:table-cell>
          <table:table-cell office:value-type="float" office:value="17.5536" calcext:value-type="float">
            <text:p>17,5536</text:p>
          </table:table-cell>
          <table:table-cell office:value-type="float" office:value="34.125" calcext:value-type="float">
            <text:p>34,125</text:p>
          </table:table-cell>
          <table:table-cell office:value-type="float" office:value="0.407014" calcext:value-type="float">
            <text:p>0,407014</text:p>
          </table:table-cell>
          <table:table-cell office:value-type="float" office:value="1" calcext:value-type="float">
            <text:p>1</text:p>
          </table:table-cell>
          <table:table-cell office:value-type="float" office:value="0.989637" calcext:value-type="float">
            <text:p>0,989637</text:p>
          </table:table-cell>
          <table:table-cell office:value-type="float" office:value="-0.275957" calcext:value-type="float">
            <text:p>-0,275957</text:p>
          </table:table-cell>
          <table:table-cell office:value-type="float" office:value="-2.16793" calcext:value-type="float">
            <text:p>-2,16793</text:p>
          </table:table-cell>
          <table:table-cell table:number-columns-repeated="10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20.655" calcext:value-type="float">
            <text:p>920,655</text:p>
          </table:table-cell>
          <table:table-cell office:value-type="float" office:value="578.454" calcext:value-type="float">
            <text:p>578,454</text:p>
          </table:table-cell>
          <table:table-cell office:value-type="float" office:value="-6.56829" calcext:value-type="float">
            <text:p>-6,56829</text:p>
          </table:table-cell>
          <table:table-cell office:value-type="float" office:value="17.3145" calcext:value-type="float">
            <text:p>17,3145</text:p>
          </table:table-cell>
          <table:table-cell office:value-type="float" office:value="1.93652" calcext:value-type="float">
            <text:p>1,93652</text:p>
          </table:table-cell>
          <table:table-cell office:value-type="float" office:value="0.303852" calcext:value-type="float">
            <text:p>0,303852</text:p>
          </table:table-cell>
          <table:table-cell office:value-type="float" office:value="17.5667" calcext:value-type="float">
            <text:p>17,5667</text:p>
          </table:table-cell>
          <table:table-cell office:value-type="float" office:value="34.1828" calcext:value-type="float">
            <text:p>34,1828</text:p>
          </table:table-cell>
          <table:table-cell office:value-type="float" office:value="0.4075" calcext:value-type="float">
            <text:p>0,4075</text:p>
          </table:table-cell>
          <table:table-cell office:value-type="float" office:value="1" calcext:value-type="float">
            <text:p>1</text:p>
          </table:table-cell>
          <table:table-cell office:value-type="float" office:value="0.989691" calcext:value-type="float">
            <text:p>0,989691</text:p>
          </table:table-cell>
          <table:table-cell office:value-type="float" office:value="-0.278942" calcext:value-type="float">
            <text:p>-0,278942</text:p>
          </table:table-cell>
          <table:table-cell office:value-type="float" office:value="-2.171" calcext:value-type="float">
            <text:p>-2,171</text:p>
          </table:table-cell>
          <table:table-cell table:number-columns-repeated="1010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20.656" calcext:value-type="float">
            <text:p>920,656</text:p>
          </table:table-cell>
          <table:table-cell office:value-type="float" office:value="578.205" calcext:value-type="float">
            <text:p>578,205</text:p>
          </table:table-cell>
          <table:table-cell office:value-type="float" office:value="-6.56039" calcext:value-type="float">
            <text:p>-6,56039</text:p>
          </table:table-cell>
          <table:table-cell office:value-type="float" office:value="17.409" calcext:value-type="float">
            <text:p>17,409</text:p>
          </table:table-cell>
          <table:table-cell office:value-type="float" office:value="1.9362" calcext:value-type="float">
            <text:p>1,9362</text:p>
          </table:table-cell>
          <table:table-cell office:value-type="float" office:value="0.302943" calcext:value-type="float">
            <text:p>0,302943</text:p>
          </table:table-cell>
          <table:table-cell office:value-type="float" office:value="17.7428" calcext:value-type="float">
            <text:p>17,7428</text:p>
          </table:table-cell>
          <table:table-cell office:value-type="float" office:value="35.3408" calcext:value-type="float">
            <text:p>35,3408</text:p>
          </table:table-cell>
          <table:table-cell office:value-type="float" office:value="0.409122" calcext:value-type="float">
            <text:p>0,409122</text:p>
          </table:table-cell>
          <table:table-cell office:value-type="float" office:value="1" calcext:value-type="float">
            <text:p>1</text:p>
          </table:table-cell>
          <table:table-cell office:value-type="float" office:value="0.989744" calcext:value-type="float">
            <text:p>0,989744</text:p>
          </table:table-cell>
          <table:table-cell office:value-type="float" office:value="-0.304854" calcext:value-type="float">
            <text:p>-0,304854</text:p>
          </table:table-cell>
          <table:table-cell office:value-type="float" office:value="-2.19764" calcext:value-type="float">
            <text:p>-2,19764</text:p>
          </table:table-cell>
          <table:table-cell table:number-columns-repeated="1010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20.658" calcext:value-type="float">
            <text:p>920,658</text:p>
          </table:table-cell>
          <table:table-cell office:value-type="float" office:value="578.061" calcext:value-type="float">
            <text:p>578,061</text:p>
          </table:table-cell>
          <table:table-cell office:value-type="float" office:value="-6.55545" calcext:value-type="float">
            <text:p>-6,55545</text:p>
          </table:table-cell>
          <table:table-cell office:value-type="float" office:value="17.4846" calcext:value-type="float">
            <text:p>17,4846</text:p>
          </table:table-cell>
          <table:table-cell office:value-type="float" office:value="1.93566" calcext:value-type="float">
            <text:p>1,93566</text:p>
          </table:table-cell>
          <table:table-cell office:value-type="float" office:value="0.302314" calcext:value-type="float">
            <text:p>0,302314</text:p>
          </table:table-cell>
          <table:table-cell office:value-type="float" office:value="17.7386" calcext:value-type="float">
            <text:p>17,7386</text:p>
          </table:table-cell>
          <table:table-cell office:value-type="float" office:value="35.2814" calcext:value-type="float">
            <text:p>35,2814</text:p>
          </table:table-cell>
          <table:table-cell office:value-type="float" office:value="0.409673" calcext:value-type="float">
            <text:p>0,409673</text:p>
          </table:table-cell>
          <table:table-cell office:value-type="float" office:value="1" calcext:value-type="float">
            <text:p>1</text:p>
          </table:table-cell>
          <table:table-cell office:value-type="float" office:value="0.989796" calcext:value-type="float">
            <text:p>0,989796</text:p>
          </table:table-cell>
          <table:table-cell office:value-type="float" office:value="-0.303369" calcext:value-type="float">
            <text:p>-0,303369</text:p>
          </table:table-cell>
          <table:table-cell office:value-type="float" office:value="-2.19612" calcext:value-type="float">
            <text:p>-2,19612</text:p>
          </table:table-cell>
          <table:table-cell table:number-columns-repeated="10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20.66" calcext:value-type="float">
            <text:p>920,66</text:p>
          </table:table-cell>
          <table:table-cell office:value-type="float" office:value="577.924" calcext:value-type="float">
            <text:p>577,924</text:p>
          </table:table-cell>
          <table:table-cell office:value-type="float" office:value="-6.55055" calcext:value-type="float">
            <text:p>-6,55055</text:p>
          </table:table-cell>
          <table:table-cell office:value-type="float" office:value="17.5605" calcext:value-type="float">
            <text:p>17,5605</text:p>
          </table:table-cell>
          <table:table-cell office:value-type="float" office:value="1.93555" calcext:value-type="float">
            <text:p>1,93555</text:p>
          </table:table-cell>
          <table:table-cell office:value-type="float" office:value="0.301626" calcext:value-type="float">
            <text:p>0,301626</text:p>
          </table:table-cell>
          <table:table-cell office:value-type="float" office:value="17.7506" calcext:value-type="float">
            <text:p>17,7506</text:p>
          </table:table-cell>
          <table:table-cell office:value-type="float" office:value="35.358" calcext:value-type="float">
            <text:p>35,358</text:p>
          </table:table-cell>
          <table:table-cell office:value-type="float" office:value="0.409981" calcext:value-type="float">
            <text:p>0,409981</text:p>
          </table:table-cell>
          <table:table-cell office:value-type="float" office:value="1" calcext:value-type="float">
            <text:p>1</text:p>
          </table:table-cell>
          <table:table-cell office:value-type="float" office:value="0.989848" calcext:value-type="float">
            <text:p>0,989848</text:p>
          </table:table-cell>
          <table:table-cell office:value-type="float" office:value="-0.304426" calcext:value-type="float">
            <text:p>-0,304426</text:p>
          </table:table-cell>
          <table:table-cell office:value-type="float" office:value="-2.1972" calcext:value-type="float">
            <text:p>-2,1972</text:p>
          </table:table-cell>
          <table:table-cell table:number-columns-repeated="101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20.657" calcext:value-type="float">
            <text:p>920,657</text:p>
          </table:table-cell>
          <table:table-cell office:value-type="float" office:value="577.788" calcext:value-type="float">
            <text:p>577,788</text:p>
          </table:table-cell>
          <table:table-cell office:value-type="float" office:value="-6.54683" calcext:value-type="float">
            <text:p>-6,54683</text:p>
          </table:table-cell>
          <table:table-cell office:value-type="float" office:value="17.6194" calcext:value-type="float">
            <text:p>17,6194</text:p>
          </table:table-cell>
          <table:table-cell office:value-type="float" office:value="1.93485" calcext:value-type="float">
            <text:p>1,93485</text:p>
          </table:table-cell>
          <table:table-cell office:value-type="float" office:value="0.300962" calcext:value-type="float">
            <text:p>0,300962</text:p>
          </table:table-cell>
          <table:table-cell office:value-type="float" office:value="17.7391" calcext:value-type="float">
            <text:p>17,7391</text:p>
          </table:table-cell>
          <table:table-cell office:value-type="float" office:value="35.3074" calcext:value-type="float">
            <text:p>35,3074</text:p>
          </table:table-cell>
          <table:table-cell office:value-type="float" office:value="0.409636" calcext:value-type="float">
            <text:p>0,409636</text:p>
          </table:table-cell>
          <table:table-cell office:value-type="float" office:value="1" calcext:value-type="float">
            <text:p>1</text:p>
          </table:table-cell>
          <table:table-cell office:value-type="float" office:value="0.989899" calcext:value-type="float">
            <text:p>0,989899</text:p>
          </table:table-cell>
          <table:table-cell office:value-type="float" office:value="-0.301791" calcext:value-type="float">
            <text:p>-0,301791</text:p>
          </table:table-cell>
          <table:table-cell office:value-type="float" office:value="-2.1945" calcext:value-type="float">
            <text:p>-2,1945</text:p>
          </table:table-cell>
          <table:table-cell table:number-columns-repeated="1010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20.658" calcext:value-type="float">
            <text:p>920,658</text:p>
          </table:table-cell>
          <table:table-cell office:value-type="float" office:value="577.638" calcext:value-type="float">
            <text:p>577,638</text:p>
          </table:table-cell>
          <table:table-cell office:value-type="float" office:value="-6.54328" calcext:value-type="float">
            <text:p>-6,54328</text:p>
          </table:table-cell>
          <table:table-cell office:value-type="float" office:value="17.6172" calcext:value-type="float">
            <text:p>17,6172</text:p>
          </table:table-cell>
          <table:table-cell office:value-type="float" office:value="1.93424" calcext:value-type="float">
            <text:p>1,93424</text:p>
          </table:table-cell>
          <table:table-cell office:value-type="float" office:value="0.300092" calcext:value-type="float">
            <text:p>0,300092</text:p>
          </table:table-cell>
          <table:table-cell office:value-type="float" office:value="17.7362" calcext:value-type="float">
            <text:p>17,7362</text:p>
          </table:table-cell>
          <table:table-cell office:value-type="float" office:value="35.3299" calcext:value-type="float">
            <text:p>35,3299</text:p>
          </table:table-cell>
          <table:table-cell office:value-type="float" office:value="0.40894" calcext:value-type="float">
            <text:p>0,40894</text:p>
          </table:table-cell>
          <table:table-cell office:value-type="float" office:value="1" calcext:value-type="float">
            <text:p>1</text:p>
          </table:table-cell>
          <table:table-cell office:value-type="float" office:value="0.98995" calcext:value-type="float">
            <text:p>0,98995</text:p>
          </table:table-cell>
          <table:table-cell office:value-type="float" office:value="-0.301211" calcext:value-type="float">
            <text:p>-0,301211</text:p>
          </table:table-cell>
          <table:table-cell office:value-type="float" office:value="-2.1939" calcext:value-type="float">
            <text:p>-2,1939</text:p>
          </table:table-cell>
          <table:table-cell table:number-columns-repeated="10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20.655" calcext:value-type="float">
            <text:p>920,655</text:p>
          </table:table-cell>
          <table:table-cell office:value-type="float" office:value="577.825" calcext:value-type="float">
            <text:p>577,825</text:p>
          </table:table-cell>
          <table:table-cell office:value-type="float" office:value="-6.54036" calcext:value-type="float">
            <text:p>-6,54036</text:p>
          </table:table-cell>
          <table:table-cell office:value-type="float" office:value="17.601" calcext:value-type="float">
            <text:p>17,601</text:p>
          </table:table-cell>
          <table:table-cell office:value-type="float" office:value="1.93551" calcext:value-type="float">
            <text:p>1,93551</text:p>
          </table:table-cell>
          <table:table-cell office:value-type="float" office:value="0.300661" calcext:value-type="float">
            <text:p>0,300661</text:p>
          </table:table-cell>
          <table:table-cell office:value-type="float" office:value="17.6861" calcext:value-type="float">
            <text:p>17,6861</text:p>
          </table:table-cell>
          <table:table-cell office:value-type="float" office:value="35.1802" calcext:value-type="float">
            <text:p>35,1802</text:p>
          </table:table-cell>
          <table:table-cell office:value-type="float" office:value="0.408313" calcext:value-type="float">
            <text:p>0,408313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,99</text:p>
          </table:table-cell>
          <table:table-cell office:value-type="float" office:value="-0.296022" calcext:value-type="float">
            <text:p>-0,296022</text:p>
          </table:table-cell>
          <table:table-cell office:value-type="float" office:value="-2.18857" calcext:value-type="float">
            <text:p>-2,18857</text:p>
          </table:table-cell>
          <table:table-cell table:number-columns-repeated="1010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20.657" calcext:value-type="float">
            <text:p>920,657</text:p>
          </table:table-cell>
          <table:table-cell office:value-type="float" office:value="578.025" calcext:value-type="float">
            <text:p>578,025</text:p>
          </table:table-cell>
          <table:table-cell office:value-type="float" office:value="-6.54657" calcext:value-type="float">
            <text:p>-6,54657</text:p>
          </table:table-cell>
          <table:table-cell office:value-type="float" office:value="17.5674" calcext:value-type="float">
            <text:p>17,5674</text:p>
          </table:table-cell>
          <table:table-cell office:value-type="float" office:value="1.93616" calcext:value-type="float">
            <text:p>1,93616</text:p>
          </table:table-cell>
          <table:table-cell office:value-type="float" office:value="0.302925" calcext:value-type="float">
            <text:p>0,302925</text:p>
          </table:table-cell>
          <table:table-cell office:value-type="float" office:value="17.5851" calcext:value-type="float">
            <text:p>17,5851</text:p>
          </table:table-cell>
          <table:table-cell office:value-type="float" office:value="34.9458" calcext:value-type="float">
            <text:p>34,9458</text:p>
          </table:table-cell>
          <table:table-cell office:value-type="float" office:value="0.407564" calcext:value-type="float">
            <text:p>0,407564</text:p>
          </table:table-cell>
          <table:table-cell office:value-type="float" office:value="1" calcext:value-type="float">
            <text:p>1</text:p>
          </table:table-cell>
          <table:table-cell office:value-type="float" office:value="0.99005" calcext:value-type="float">
            <text:p>0,99005</text:p>
          </table:table-cell>
          <table:table-cell office:value-type="float" office:value="-0.283998" calcext:value-type="float">
            <text:p>-0,283998</text:p>
          </table:table-cell>
          <table:table-cell office:value-type="float" office:value="-2.17621" calcext:value-type="float">
            <text:p>-2,17621</text:p>
          </table:table-cell>
          <table:table-cell table:number-columns-repeated="1010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20.658" calcext:value-type="float">
            <text:p>920,658</text:p>
          </table:table-cell>
          <table:table-cell office:value-type="float" office:value="578.059" calcext:value-type="float">
            <text:p>578,059</text:p>
          </table:table-cell>
          <table:table-cell office:value-type="float" office:value="-6.55137" calcext:value-type="float">
            <text:p>-6,55137</text:p>
          </table:table-cell>
          <table:table-cell office:value-type="float" office:value="17.5309" calcext:value-type="float">
            <text:p>17,5309</text:p>
          </table:table-cell>
          <table:table-cell office:value-type="float" office:value="1.93658" calcext:value-type="float">
            <text:p>1,93658</text:p>
          </table:table-cell>
          <table:table-cell office:value-type="float" office:value="0.303592" calcext:value-type="float">
            <text:p>0,303592</text:p>
          </table:table-cell>
          <table:table-cell office:value-type="float" office:value="17.5366" calcext:value-type="float">
            <text:p>17,5366</text:p>
          </table:table-cell>
          <table:table-cell office:value-type="float" office:value="34.7671" calcext:value-type="float">
            <text:p>34,7671</text:p>
          </table:table-cell>
          <table:table-cell office:value-type="float" office:value="0.40681" calcext:value-type="float">
            <text:p>0,40681</text:p>
          </table:table-cell>
          <table:table-cell office:value-type="float" office:value="1" calcext:value-type="float">
            <text:p>1</text:p>
          </table:table-cell>
          <table:table-cell office:value-type="float" office:value="0.990099" calcext:value-type="float">
            <text:p>0,990099</text:p>
          </table:table-cell>
          <table:table-cell office:value-type="float" office:value="-0.277486" calcext:value-type="float">
            <text:p>-0,277486</text:p>
          </table:table-cell>
          <table:table-cell office:value-type="float" office:value="-2.1695" calcext:value-type="float">
            <text:p>-2,1695</text:p>
          </table:table-cell>
          <table:table-cell table:number-columns-repeated="1010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20.66" calcext:value-type="float">
            <text:p>920,66</text:p>
          </table:table-cell>
          <table:table-cell office:value-type="float" office:value="578.089" calcext:value-type="float">
            <text:p>578,089</text:p>
          </table:table-cell>
          <table:table-cell office:value-type="float" office:value="-6.55364" calcext:value-type="float">
            <text:p>-6,55364</text:p>
          </table:table-cell>
          <table:table-cell office:value-type="float" office:value="17.4905" calcext:value-type="float">
            <text:p>17,4905</text:p>
          </table:table-cell>
          <table:table-cell office:value-type="float" office:value="1.93674" calcext:value-type="float">
            <text:p>1,93674</text:p>
          </table:table-cell>
          <table:table-cell office:value-type="float" office:value="0.302778" calcext:value-type="float">
            <text:p>0,302778</text:p>
          </table:table-cell>
          <table:table-cell office:value-type="float" office:value="17.486" calcext:value-type="float">
            <text:p>17,486</text:p>
          </table:table-cell>
          <table:table-cell office:value-type="float" office:value="34.5914" calcext:value-type="float">
            <text:p>34,5914</text:p>
          </table:table-cell>
          <table:table-cell office:value-type="float" office:value="0.405997" calcext:value-type="float">
            <text:p>0,405997</text:p>
          </table:table-cell>
          <table:table-cell office:value-type="float" office:value="1" calcext:value-type="float">
            <text:p>1</text:p>
          </table:table-cell>
          <table:table-cell office:value-type="float" office:value="0.990148" calcext:value-type="float">
            <text:p>0,990148</text:p>
          </table:table-cell>
          <table:table-cell office:value-type="float" office:value="-0.2704" calcext:value-type="float">
            <text:p>-0,2704</text:p>
          </table:table-cell>
          <table:table-cell office:value-type="float" office:value="-2.1622" calcext:value-type="float">
            <text:p>-2,1622</text:p>
          </table:table-cell>
          <table:table-cell table:number-columns-repeated="1010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20.662" calcext:value-type="float">
            <text:p>920,662</text:p>
          </table:table-cell>
          <table:table-cell office:value-type="float" office:value="578.108" calcext:value-type="float">
            <text:p>578,108</text:p>
          </table:table-cell>
          <table:table-cell office:value-type="float" office:value="-6.55321" calcext:value-type="float">
            <text:p>-6,55321</text:p>
          </table:table-cell>
          <table:table-cell office:value-type="float" office:value="17.4555" calcext:value-type="float">
            <text:p>17,4555</text:p>
          </table:table-cell>
          <table:table-cell office:value-type="float" office:value="1.93697" calcext:value-type="float">
            <text:p>1,93697</text:p>
          </table:table-cell>
          <table:table-cell office:value-type="float" office:value="0.303633" calcext:value-type="float">
            <text:p>0,303633</text:p>
          </table:table-cell>
          <table:table-cell office:value-type="float" office:value="17.4767" calcext:value-type="float">
            <text:p>17,4767</text:p>
          </table:table-cell>
          <table:table-cell office:value-type="float" office:value="34.5067" calcext:value-type="float">
            <text:p>34,5067</text:p>
          </table:table-cell>
          <table:table-cell office:value-type="float" office:value="0.405629" calcext:value-type="float">
            <text:p>0,405629</text:p>
          </table:table-cell>
          <table:table-cell office:value-type="float" office:value="1" calcext:value-type="float">
            <text:p>1</text:p>
          </table:table-cell>
          <table:table-cell office:value-type="float" office:value="0.990196" calcext:value-type="float">
            <text:p>0,990196</text:p>
          </table:table-cell>
          <table:table-cell office:value-type="float" office:value="-0.269796" calcext:value-type="float">
            <text:p>-0,269796</text:p>
          </table:table-cell>
          <table:table-cell office:value-type="float" office:value="-2.16158" calcext:value-type="float">
            <text:p>-2,16158</text:p>
          </table:table-cell>
          <table:table-cell table:number-columns-repeated="1010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20.663" calcext:value-type="float">
            <text:p>920,663</text:p>
          </table:table-cell>
          <table:table-cell office:value-type="float" office:value="578.137" calcext:value-type="float">
            <text:p>578,137</text:p>
          </table:table-cell>
          <table:table-cell office:value-type="float" office:value="-6.55401" calcext:value-type="float">
            <text:p>-6,55401</text:p>
          </table:table-cell>
          <table:table-cell office:value-type="float" office:value="17.4315" calcext:value-type="float">
            <text:p>17,4315</text:p>
          </table:table-cell>
          <table:table-cell office:value-type="float" office:value="1.93654" calcext:value-type="float">
            <text:p>1,93654</text:p>
          </table:table-cell>
          <table:table-cell office:value-type="float" office:value="0.302806" calcext:value-type="float">
            <text:p>0,302806</text:p>
          </table:table-cell>
          <table:table-cell office:value-type="float" office:value="17.463" calcext:value-type="float">
            <text:p>17,463</text:p>
          </table:table-cell>
          <table:table-cell office:value-type="float" office:value="34.3784" calcext:value-type="float">
            <text:p>34,3784</text:p>
          </table:table-cell>
          <table:table-cell office:value-type="float" office:value="0.404937" calcext:value-type="float">
            <text:p>0,404937</text:p>
          </table:table-cell>
          <table:table-cell office:value-type="float" office:value="1" calcext:value-type="float">
            <text:p>1</text:p>
          </table:table-cell>
          <table:table-cell office:value-type="float" office:value="0.990244" calcext:value-type="float">
            <text:p>0,990244</text:p>
          </table:table-cell>
          <table:table-cell office:value-type="float" office:value="-0.266916" calcext:value-type="float">
            <text:p>-0,266916</text:p>
          </table:table-cell>
          <table:table-cell office:value-type="float" office:value="-2.15861" calcext:value-type="float">
            <text:p>-2,15861</text:p>
          </table:table-cell>
          <table:table-cell table:number-columns-repeated="1010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20.665" calcext:value-type="float">
            <text:p>920,665</text:p>
          </table:table-cell>
          <table:table-cell office:value-type="float" office:value="578.252" calcext:value-type="float">
            <text:p>578,252</text:p>
          </table:table-cell>
          <table:table-cell office:value-type="float" office:value="-6.55339" calcext:value-type="float">
            <text:p>-6,55339</text:p>
          </table:table-cell>
          <table:table-cell office:value-type="float" office:value="17.4096" calcext:value-type="float">
            <text:p>17,4096</text:p>
          </table:table-cell>
          <table:table-cell office:value-type="float" office:value="1.93726" calcext:value-type="float">
            <text:p>1,93726</text:p>
          </table:table-cell>
          <table:table-cell office:value-type="float" office:value="0.302902" calcext:value-type="float">
            <text:p>0,302902</text:p>
          </table:table-cell>
          <table:table-cell office:value-type="float" office:value="17.4327" calcext:value-type="float">
            <text:p>17,4327</text:p>
          </table:table-cell>
          <table:table-cell office:value-type="float" office:value="34.2233" calcext:value-type="float">
            <text:p>34,2233</text:p>
          </table:table-cell>
          <table:table-cell office:value-type="float" office:value="0.403993" calcext:value-type="float">
            <text:p>0,403993</text:p>
          </table:table-cell>
          <table:table-cell office:value-type="float" office:value="1" calcext:value-type="float">
            <text:p>1</text:p>
          </table:table-cell>
          <table:table-cell office:value-type="float" office:value="0.990291" calcext:value-type="float">
            <text:p>0,990291</text:p>
          </table:table-cell>
          <table:table-cell office:value-type="float" office:value="-0.262962" calcext:value-type="float">
            <text:p>-0,262962</text:p>
          </table:table-cell>
          <table:table-cell office:value-type="float" office:value="-2.15453" calcext:value-type="float">
            <text:p>-2,15453</text:p>
          </table:table-cell>
          <table:table-cell table:number-columns-repeated="1010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20.667" calcext:value-type="float">
            <text:p>920,667</text:p>
          </table:table-cell>
          <table:table-cell office:value-type="float" office:value="578.449" calcext:value-type="float">
            <text:p>578,449</text:p>
          </table:table-cell>
          <table:table-cell office:value-type="float" office:value="-6.55862" calcext:value-type="float">
            <text:p>-6,55862</text:p>
          </table:table-cell>
          <table:table-cell office:value-type="float" office:value="17.3944" calcext:value-type="float">
            <text:p>17,3944</text:p>
          </table:table-cell>
          <table:table-cell office:value-type="float" office:value="1.9373" calcext:value-type="float">
            <text:p>1,9373</text:p>
          </table:table-cell>
          <table:table-cell office:value-type="float" office:value="0.302483" calcext:value-type="float">
            <text:p>0,302483</text:p>
          </table:table-cell>
          <table:table-cell office:value-type="float" office:value="17.4163" calcext:value-type="float">
            <text:p>17,4163</text:p>
          </table:table-cell>
          <table:table-cell office:value-type="float" office:value="34.1179" calcext:value-type="float">
            <text:p>34,1179</text:p>
          </table:table-cell>
          <table:table-cell office:value-type="float" office:value="0.404775" calcext:value-type="float">
            <text:p>0,404775</text:p>
          </table:table-cell>
          <table:table-cell office:value-type="float" office:value="1" calcext:value-type="float">
            <text:p>1</text:p>
          </table:table-cell>
          <table:table-cell office:value-type="float" office:value="0.990338" calcext:value-type="float">
            <text:p>0,990338</text:p>
          </table:table-cell>
          <table:table-cell office:value-type="float" office:value="-0.260047" calcext:value-type="float">
            <text:p>-0,260047</text:p>
          </table:table-cell>
          <table:table-cell office:value-type="float" office:value="-2.15152" calcext:value-type="float">
            <text:p>-2,15152</text:p>
          </table:table-cell>
          <table:table-cell table:number-columns-repeated="1010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20.668" calcext:value-type="float">
            <text:p>920,668</text:p>
          </table:table-cell>
          <table:table-cell office:value-type="float" office:value="578.63" calcext:value-type="float">
            <text:p>578,63</text:p>
          </table:table-cell>
          <table:table-cell office:value-type="float" office:value="-6.56152" calcext:value-type="float">
            <text:p>-6,56152</text:p>
          </table:table-cell>
          <table:table-cell office:value-type="float" office:value="17.3815" calcext:value-type="float">
            <text:p>17,3815</text:p>
          </table:table-cell>
          <table:table-cell office:value-type="float" office:value="1.93743" calcext:value-type="float">
            <text:p>1,93743</text:p>
          </table:table-cell>
          <table:table-cell office:value-type="float" office:value="0.301995" calcext:value-type="float">
            <text:p>0,301995</text:p>
          </table:table-cell>
          <table:table-cell office:value-type="float" office:value="17.4186" calcext:value-type="float">
            <text:p>17,4186</text:p>
          </table:table-cell>
          <table:table-cell office:value-type="float" office:value="34.0355" calcext:value-type="float">
            <text:p>34,0355</text:p>
          </table:table-cell>
          <table:table-cell office:value-type="float" office:value="0.404388" calcext:value-type="float">
            <text:p>0,404388</text:p>
          </table:table-cell>
          <table:table-cell office:value-type="float" office:value="1" calcext:value-type="float">
            <text:p>1</text:p>
          </table:table-cell>
          <table:table-cell office:value-type="float" office:value="0.990385" calcext:value-type="float">
            <text:p>0,990385</text:p>
          </table:table-cell>
          <table:table-cell office:value-type="float" office:value="-0.259178" calcext:value-type="float">
            <text:p>-0,259178</text:p>
          </table:table-cell>
          <table:table-cell office:value-type="float" office:value="-2.15062" calcext:value-type="float">
            <text:p>-2,15062</text:p>
          </table:table-cell>
          <table:table-cell table:number-columns-repeated="1010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20.67" calcext:value-type="float">
            <text:p>920,67</text:p>
          </table:table-cell>
          <table:table-cell office:value-type="float" office:value="578.66" calcext:value-type="float">
            <text:p>578,66</text:p>
          </table:table-cell>
          <table:table-cell office:value-type="float" office:value="-6.56514" calcext:value-type="float">
            <text:p>-6,56514</text:p>
          </table:table-cell>
          <table:table-cell office:value-type="float" office:value="17.3709" calcext:value-type="float">
            <text:p>17,3709</text:p>
          </table:table-cell>
          <table:table-cell office:value-type="float" office:value="1.93727" calcext:value-type="float">
            <text:p>1,93727</text:p>
          </table:table-cell>
          <table:table-cell office:value-type="float" office:value="0.301607" calcext:value-type="float">
            <text:p>0,301607</text:p>
          </table:table-cell>
          <table:table-cell office:value-type="float" office:value="17.4133" calcext:value-type="float">
            <text:p>17,4133</text:p>
          </table:table-cell>
          <table:table-cell office:value-type="float" office:value="34.0103" calcext:value-type="float">
            <text:p>34,0103</text:p>
          </table:table-cell>
          <table:table-cell office:value-type="float" office:value="0.403776" calcext:value-type="float">
            <text:p>0,403776</text:p>
          </table:table-cell>
          <table:table-cell office:value-type="float" office:value="1" calcext:value-type="float">
            <text:p>1</text:p>
          </table:table-cell>
          <table:table-cell office:value-type="float" office:value="0.990431" calcext:value-type="float">
            <text:p>0,990431</text:p>
          </table:table-cell>
          <table:table-cell office:value-type="float" office:value="-0.257466" calcext:value-type="float">
            <text:p>-0,257466</text:p>
          </table:table-cell>
          <table:table-cell office:value-type="float" office:value="-2.14886" calcext:value-type="float">
            <text:p>-2,14886</text:p>
          </table:table-cell>
          <table:table-cell table:number-columns-repeated="10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20.671" calcext:value-type="float">
            <text:p>920,671</text:p>
          </table:table-cell>
          <table:table-cell office:value-type="float" office:value="578.686" calcext:value-type="float">
            <text:p>578,686</text:p>
          </table:table-cell>
          <table:table-cell office:value-type="float" office:value="-6.56934" calcext:value-type="float">
            <text:p>-6,56934</text:p>
          </table:table-cell>
          <table:table-cell office:value-type="float" office:value="17.3617" calcext:value-type="float">
            <text:p>17,3617</text:p>
          </table:table-cell>
          <table:table-cell office:value-type="float" office:value="1.93647" calcext:value-type="float">
            <text:p>1,93647</text:p>
          </table:table-cell>
          <table:table-cell office:value-type="float" office:value="0.300855" calcext:value-type="float">
            <text:p>0,300855</text:p>
          </table:table-cell>
          <table:table-cell office:value-type="float" office:value="17.3893" calcext:value-type="float">
            <text:p>17,3893</text:p>
          </table:table-cell>
          <table:table-cell office:value-type="float" office:value="33.9327" calcext:value-type="float">
            <text:p>33,9327</text:p>
          </table:table-cell>
          <table:table-cell office:value-type="float" office:value="0.40306" calcext:value-type="float">
            <text:p>0,40306</text:p>
          </table:table-cell>
          <table:table-cell office:value-type="float" office:value="1" calcext:value-type="float">
            <text:p>1</text:p>
          </table:table-cell>
          <table:table-cell office:value-type="float" office:value="0.990476" calcext:value-type="float">
            <text:p>0,990476</text:p>
          </table:table-cell>
          <table:table-cell office:value-type="float" office:value="-0.252796" calcext:value-type="float">
            <text:p>-0,252796</text:p>
          </table:table-cell>
          <table:table-cell office:value-type="float" office:value="-2.14403" calcext:value-type="float">
            <text:p>-2,14403</text:p>
          </table:table-cell>
          <table:table-cell table:number-columns-repeated="1010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20.673" calcext:value-type="float">
            <text:p>920,673</text:p>
          </table:table-cell>
          <table:table-cell office:value-type="float" office:value="578.412" calcext:value-type="float">
            <text:p>578,412</text:p>
          </table:table-cell>
          <table:table-cell office:value-type="float" office:value="-6.5695" calcext:value-type="float">
            <text:p>-6,5695</text:p>
          </table:table-cell>
          <table:table-cell office:value-type="float" office:value="17.3842" calcext:value-type="float">
            <text:p>17,3842</text:p>
          </table:table-cell>
          <table:table-cell office:value-type="float" office:value="1.93646" calcext:value-type="float">
            <text:p>1,93646</text:p>
          </table:table-cell>
          <table:table-cell office:value-type="float" office:value="0.301023" calcext:value-type="float">
            <text:p>0,301023</text:p>
          </table:table-cell>
          <table:table-cell office:value-type="float" office:value="17.5232" calcext:value-type="float">
            <text:p>17,5232</text:p>
          </table:table-cell>
          <table:table-cell office:value-type="float" office:value="34.3637" calcext:value-type="float">
            <text:p>34,3637</text:p>
          </table:table-cell>
          <table:table-cell office:value-type="float" office:value="0.402934" calcext:value-type="float">
            <text:p>0,402934</text:p>
          </table:table-cell>
          <table:table-cell office:value-type="float" office:value="1" calcext:value-type="float">
            <text:p>1</text:p>
          </table:table-cell>
          <table:table-cell office:value-type="float" office:value="0.990521" calcext:value-type="float">
            <text:p>0,990521</text:p>
          </table:table-cell>
          <table:table-cell office:value-type="float" office:value="-0.269738" calcext:value-type="float">
            <text:p>-0,269738</text:p>
          </table:table-cell>
          <table:table-cell office:value-type="float" office:value="-2.16152" calcext:value-type="float">
            <text:p>-2,16152</text:p>
          </table:table-cell>
          <table:table-cell table:number-columns-repeated="1010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20.675" calcext:value-type="float">
            <text:p>920,675</text:p>
          </table:table-cell>
          <table:table-cell office:value-type="float" office:value="578.288" calcext:value-type="float">
            <text:p>578,288</text:p>
          </table:table-cell>
          <table:table-cell office:value-type="float" office:value="-6.57517" calcext:value-type="float">
            <text:p>-6,57517</text:p>
          </table:table-cell>
          <table:table-cell office:value-type="float" office:value="17.3845" calcext:value-type="float">
            <text:p>17,3845</text:p>
          </table:table-cell>
          <table:table-cell office:value-type="float" office:value="1.93717" calcext:value-type="float">
            <text:p>1,93717</text:p>
          </table:table-cell>
          <table:table-cell office:value-type="float" office:value="0.300957" calcext:value-type="float">
            <text:p>0,300957</text:p>
          </table:table-cell>
          <table:table-cell office:value-type="float" office:value="17.4468" calcext:value-type="float">
            <text:p>17,4468</text:p>
          </table:table-cell>
          <table:table-cell office:value-type="float" office:value="34.1719" calcext:value-type="float">
            <text:p>34,1719</text:p>
          </table:table-cell>
          <table:table-cell office:value-type="float" office:value="0.402093" calcext:value-type="float">
            <text:p>0,402093</text:p>
          </table:table-cell>
          <table:table-cell office:value-type="float" office:value="1" calcext:value-type="float">
            <text:p>1</text:p>
          </table:table-cell>
          <table:table-cell office:value-type="float" office:value="0.990566" calcext:value-type="float">
            <text:p>0,990566</text:p>
          </table:table-cell>
          <table:table-cell office:value-type="float" office:value="-0.258975" calcext:value-type="float">
            <text:p>-0,258975</text:p>
          </table:table-cell>
          <table:table-cell office:value-type="float" office:value="-2.15041" calcext:value-type="float">
            <text:p>-2,15041</text:p>
          </table:table-cell>
          <table:table-cell table:number-columns-repeated="1010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20.676" calcext:value-type="float">
            <text:p>920,676</text:p>
          </table:table-cell>
          <table:table-cell office:value-type="float" office:value="578.169" calcext:value-type="float">
            <text:p>578,169</text:p>
          </table:table-cell>
          <table:table-cell office:value-type="float" office:value="-6.57984" calcext:value-type="float">
            <text:p>-6,57984</text:p>
          </table:table-cell>
          <table:table-cell office:value-type="float" office:value="17.3925" calcext:value-type="float">
            <text:p>17,3925</text:p>
          </table:table-cell>
          <table:table-cell office:value-type="float" office:value="1.93782" calcext:value-type="float">
            <text:p>1,93782</text:p>
          </table:table-cell>
          <table:table-cell office:value-type="float" office:value="0.302075" calcext:value-type="float">
            <text:p>0,302075</text:p>
          </table:table-cell>
          <table:table-cell office:value-type="float" office:value="17.4773" calcext:value-type="float">
            <text:p>17,4773</text:p>
          </table:table-cell>
          <table:table-cell office:value-type="float" office:value="34.1738" calcext:value-type="float">
            <text:p>34,1738</text:p>
          </table:table-cell>
          <table:table-cell office:value-type="float" office:value="0.402769" calcext:value-type="float">
            <text:p>0,402769</text:p>
          </table:table-cell>
          <table:table-cell office:value-type="float" office:value="1" calcext:value-type="float">
            <text:p>1</text:p>
          </table:table-cell>
          <table:table-cell office:value-type="float" office:value="0.99061" calcext:value-type="float">
            <text:p>0,99061</text:p>
          </table:table-cell>
          <table:table-cell office:value-type="float" office:value="-0.262502" calcext:value-type="float">
            <text:p>-0,262502</text:p>
          </table:table-cell>
          <table:table-cell office:value-type="float" office:value="-2.15406" calcext:value-type="float">
            <text:p>-2,15406</text:p>
          </table:table-cell>
          <table:table-cell table:number-columns-repeated="1010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20.678" calcext:value-type="float">
            <text:p>920,678</text:p>
          </table:table-cell>
          <table:table-cell office:value-type="float" office:value="578.047" calcext:value-type="float">
            <text:p>578,047</text:p>
          </table:table-cell>
          <table:table-cell office:value-type="float" office:value="-6.58199" calcext:value-type="float">
            <text:p>-6,58199</text:p>
          </table:table-cell>
          <table:table-cell office:value-type="float" office:value="17.4073" calcext:value-type="float">
            <text:p>17,4073</text:p>
          </table:table-cell>
          <table:table-cell office:value-type="float" office:value="1.93784" calcext:value-type="float">
            <text:p>1,93784</text:p>
          </table:table-cell>
          <table:table-cell office:value-type="float" office:value="0.301416" calcext:value-type="float">
            <text:p>0,301416</text:p>
          </table:table-cell>
          <table:table-cell office:value-type="float" office:value="17.4778" calcext:value-type="float">
            <text:p>17,4778</text:p>
          </table:table-cell>
          <table:table-cell office:value-type="float" office:value="34.0417" calcext:value-type="float">
            <text:p>34,0417</text:p>
          </table:table-cell>
          <table:table-cell office:value-type="float" office:value="0.402243" calcext:value-type="float">
            <text:p>0,402243</text:p>
          </table:table-cell>
          <table:table-cell office:value-type="float" office:value="1" calcext:value-type="float">
            <text:p>1</text:p>
          </table:table-cell>
          <table:table-cell office:value-type="float" office:value="0.990654" calcext:value-type="float">
            <text:p>0,990654</text:p>
          </table:table-cell>
          <table:table-cell office:value-type="float" office:value="-0.260629" calcext:value-type="float">
            <text:p>-0,260629</text:p>
          </table:table-cell>
          <table:table-cell office:value-type="float" office:value="-2.15212" calcext:value-type="float">
            <text:p>-2,15212</text:p>
          </table:table-cell>
          <table:table-cell table:number-columns-repeated="10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20.679" calcext:value-type="float">
            <text:p>920,679</text:p>
          </table:table-cell>
          <table:table-cell office:value-type="float" office:value="577.921" calcext:value-type="float">
            <text:p>577,921</text:p>
          </table:table-cell>
          <table:table-cell office:value-type="float" office:value="-6.58194" calcext:value-type="float">
            <text:p>-6,58194</text:p>
          </table:table-cell>
          <table:table-cell office:value-type="float" office:value="17.4095" calcext:value-type="float">
            <text:p>17,4095</text:p>
          </table:table-cell>
          <table:table-cell office:value-type="float" office:value="1.93799" calcext:value-type="float">
            <text:p>1,93799</text:p>
          </table:table-cell>
          <table:table-cell office:value-type="float" office:value="0.300504" calcext:value-type="float">
            <text:p>0,300504</text:p>
          </table:table-cell>
          <table:table-cell office:value-type="float" office:value="17.5458" calcext:value-type="float">
            <text:p>17,5458</text:p>
          </table:table-cell>
          <table:table-cell office:value-type="float" office:value="34.0803" calcext:value-type="float">
            <text:p>34,0803</text:p>
          </table:table-cell>
          <table:table-cell office:value-type="float" office:value="0.401706" calcext:value-type="float">
            <text:p>0,401706</text:p>
          </table:table-cell>
          <table:table-cell office:value-type="float" office:value="1" calcext:value-type="float">
            <text:p>1</text:p>
          </table:table-cell>
          <table:table-cell office:value-type="float" office:value="0.990698" calcext:value-type="float">
            <text:p>0,990698</text:p>
          </table:table-cell>
          <table:table-cell office:value-type="float" office:value="-0.267711" calcext:value-type="float">
            <text:p>-0,267711</text:p>
          </table:table-cell>
          <table:table-cell office:value-type="float" office:value="-2.15943" calcext:value-type="float">
            <text:p>-2,15943</text:p>
          </table:table-cell>
          <table:table-cell table:number-columns-repeated="1010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20.681" calcext:value-type="float">
            <text:p>920,681</text:p>
          </table:table-cell>
          <table:table-cell office:value-type="float" office:value="577.801" calcext:value-type="float">
            <text:p>577,801</text:p>
          </table:table-cell>
          <table:table-cell office:value-type="float" office:value="-6.58434" calcext:value-type="float">
            <text:p>-6,58434</text:p>
          </table:table-cell>
          <table:table-cell office:value-type="float" office:value="17.4192" calcext:value-type="float">
            <text:p>17,4192</text:p>
          </table:table-cell>
          <table:table-cell office:value-type="float" office:value="1.93756" calcext:value-type="float">
            <text:p>1,93756</text:p>
          </table:table-cell>
          <table:table-cell office:value-type="float" office:value="0.299646" calcext:value-type="float">
            <text:p>0,299646</text:p>
          </table:table-cell>
          <table:table-cell office:value-type="float" office:value="17.5084" calcext:value-type="float">
            <text:p>17,5084</text:p>
          </table:table-cell>
          <table:table-cell office:value-type="float" office:value="33.9387" calcext:value-type="float">
            <text:p>33,9387</text:p>
          </table:table-cell>
          <table:table-cell office:value-type="float" office:value="0.400734" calcext:value-type="float">
            <text:p>0,400734</text:p>
          </table:table-cell>
          <table:table-cell office:value-type="float" office:value="1" calcext:value-type="float">
            <text:p>1</text:p>
          </table:table-cell>
          <table:table-cell office:value-type="float" office:value="0.990741" calcext:value-type="float">
            <text:p>0,990741</text:p>
          </table:table-cell>
          <table:table-cell office:value-type="float" office:value="-0.261164" calcext:value-type="float">
            <text:p>-0,261164</text:p>
          </table:table-cell>
          <table:table-cell office:value-type="float" office:value="-2.15267" calcext:value-type="float">
            <text:p>-2,15267</text:p>
          </table:table-cell>
          <table:table-cell table:number-columns-repeated="1010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20.682" calcext:value-type="float">
            <text:p>920,682</text:p>
          </table:table-cell>
          <table:table-cell office:value-type="float" office:value="577.982" calcext:value-type="float">
            <text:p>577,982</text:p>
          </table:table-cell>
          <table:table-cell office:value-type="float" office:value="-6.5848" calcext:value-type="float">
            <text:p>-6,5848</text:p>
          </table:table-cell>
          <table:table-cell office:value-type="float" office:value="17.4135" calcext:value-type="float">
            <text:p>17,4135</text:p>
          </table:table-cell>
          <table:table-cell office:value-type="float" office:value="1.93762" calcext:value-type="float">
            <text:p>1,93762</text:p>
          </table:table-cell>
          <table:table-cell office:value-type="float" office:value="0.299944" calcext:value-type="float">
            <text:p>0,299944</text:p>
          </table:table-cell>
          <table:table-cell office:value-type="float" office:value="17.4755" calcext:value-type="float">
            <text:p>17,4755</text:p>
          </table:table-cell>
          <table:table-cell office:value-type="float" office:value="33.8003" calcext:value-type="float">
            <text:p>33,8003</text:p>
          </table:table-cell>
          <table:table-cell office:value-type="float" office:value="0.399959" calcext:value-type="float">
            <text:p>0,399959</text:p>
          </table:table-cell>
          <table:table-cell office:value-type="float" office:value="1" calcext:value-type="float">
            <text:p>1</text:p>
          </table:table-cell>
          <table:table-cell office:value-type="float" office:value="0.990783" calcext:value-type="float">
            <text:p>0,990783</text:p>
          </table:table-cell>
          <table:table-cell office:value-type="float" office:value="-0.256536" calcext:value-type="float">
            <text:p>-0,256536</text:p>
          </table:table-cell>
          <table:table-cell office:value-type="float" office:value="-2.1479" calcext:value-type="float">
            <text:p>-2,1479</text:p>
          </table:table-cell>
          <table:table-cell table:number-columns-repeated="1010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20.683" calcext:value-type="float">
            <text:p>920,683</text:p>
          </table:table-cell>
          <table:table-cell office:value-type="float" office:value="578.161" calcext:value-type="float">
            <text:p>578,161</text:p>
          </table:table-cell>
          <table:table-cell office:value-type="float" office:value="-6.58876" calcext:value-type="float">
            <text:p>-6,58876</text:p>
          </table:table-cell>
          <table:table-cell office:value-type="float" office:value="17.3978" calcext:value-type="float">
            <text:p>17,3978</text:p>
          </table:table-cell>
          <table:table-cell office:value-type="float" office:value="1.93757" calcext:value-type="float">
            <text:p>1,93757</text:p>
          </table:table-cell>
          <table:table-cell office:value-type="float" office:value="0.300187" calcext:value-type="float">
            <text:p>0,300187</text:p>
          </table:table-cell>
          <table:table-cell office:value-type="float" office:value="17.4266" calcext:value-type="float">
            <text:p>17,4266</text:p>
          </table:table-cell>
          <table:table-cell office:value-type="float" office:value="33.6692" calcext:value-type="float">
            <text:p>33,6692</text:p>
          </table:table-cell>
          <table:table-cell office:value-type="float" office:value="0.399943" calcext:value-type="float">
            <text:p>0,399943</text:p>
          </table:table-cell>
          <table:table-cell office:value-type="float" office:value="1" calcext:value-type="float">
            <text:p>1</text:p>
          </table:table-cell>
          <table:table-cell office:value-type="float" office:value="0.990826" calcext:value-type="float">
            <text:p>0,990826</text:p>
          </table:table-cell>
          <table:table-cell office:value-type="float" office:value="-0.250011" calcext:value-type="float">
            <text:p>-0,250011</text:p>
          </table:table-cell>
          <table:table-cell office:value-type="float" office:value="-2.14115" calcext:value-type="float">
            <text:p>-2,14115</text:p>
          </table:table-cell>
          <table:table-cell table:number-columns-repeated="1010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20.685" calcext:value-type="float">
            <text:p>920,685</text:p>
          </table:table-cell>
          <table:table-cell office:value-type="float" office:value="578.046" calcext:value-type="float">
            <text:p>578,046</text:p>
          </table:table-cell>
          <table:table-cell office:value-type="float" office:value="-6.59125" calcext:value-type="float">
            <text:p>-6,59125</text:p>
          </table:table-cell>
          <table:table-cell office:value-type="float" office:value="17.3768" calcext:value-type="float">
            <text:p>17,3768</text:p>
          </table:table-cell>
          <table:table-cell office:value-type="float" office:value="1.93765" calcext:value-type="float">
            <text:p>1,93765</text:p>
          </table:table-cell>
          <table:table-cell office:value-type="float" office:value="0.299488" calcext:value-type="float">
            <text:p>0,299488</text:p>
          </table:table-cell>
          <table:table-cell office:value-type="float" office:value="17.453" calcext:value-type="float">
            <text:p>17,453</text:p>
          </table:table-cell>
          <table:table-cell office:value-type="float" office:value="33.6057" calcext:value-type="float">
            <text:p>33,6057</text:p>
          </table:table-cell>
          <table:table-cell office:value-type="float" office:value="0.399345" calcext:value-type="float">
            <text:p>0,399345</text:p>
          </table:table-cell>
          <table:table-cell office:value-type="float" office:value="1" calcext:value-type="float">
            <text:p>1</text:p>
          </table:table-cell>
          <table:table-cell office:value-type="float" office:value="0.990868" calcext:value-type="float">
            <text:p>0,990868</text:p>
          </table:table-cell>
          <table:table-cell office:value-type="float" office:value="-0.251894" calcext:value-type="float">
            <text:p>-0,251894</text:p>
          </table:table-cell>
          <table:table-cell office:value-type="float" office:value="-2.1431" calcext:value-type="float">
            <text:p>-2,1431</text:p>
          </table:table-cell>
          <table:table-cell table:number-columns-repeated="10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20.686" calcext:value-type="float">
            <text:p>920,686</text:p>
          </table:table-cell>
          <table:table-cell office:value-type="float" office:value="577.786" calcext:value-type="float">
            <text:p>577,786</text:p>
          </table:table-cell>
          <table:table-cell office:value-type="float" office:value="-6.59295" calcext:value-type="float">
            <text:p>-6,59295</text:p>
          </table:table-cell>
          <table:table-cell office:value-type="float" office:value="17.3658" calcext:value-type="float">
            <text:p>17,3658</text:p>
          </table:table-cell>
          <table:table-cell office:value-type="float" office:value="1.93783" calcext:value-type="float">
            <text:p>1,93783</text:p>
          </table:table-cell>
          <table:table-cell office:value-type="float" office:value="0.298744" calcext:value-type="float">
            <text:p>0,298744</text:p>
          </table:table-cell>
          <table:table-cell office:value-type="float" office:value="17.465" calcext:value-type="float">
            <text:p>17,465</text:p>
          </table:table-cell>
          <table:table-cell office:value-type="float" office:value="33.6206" calcext:value-type="float">
            <text:p>33,6206</text:p>
          </table:table-cell>
          <table:table-cell office:value-type="float" office:value="0.39914" calcext:value-type="float">
            <text:p>0,39914</text:p>
          </table:table-cell>
          <table:table-cell office:value-type="float" office:value="1" calcext:value-type="float">
            <text:p>1</text:p>
          </table:table-cell>
          <table:table-cell office:value-type="float" office:value="0.990909" calcext:value-type="float">
            <text:p>0,990909</text:p>
          </table:table-cell>
          <table:table-cell office:value-type="float" office:value="-0.252753" calcext:value-type="float">
            <text:p>-0,252753</text:p>
          </table:table-cell>
          <table:table-cell office:value-type="float" office:value="-2.14399" calcext:value-type="float">
            <text:p>-2,14399</text:p>
          </table:table-cell>
          <table:table-cell table:number-columns-repeated="1010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20.683" calcext:value-type="float">
            <text:p>920,683</text:p>
          </table:table-cell>
          <table:table-cell office:value-type="float" office:value="577.38" calcext:value-type="float">
            <text:p>577,38</text:p>
          </table:table-cell>
          <table:table-cell office:value-type="float" office:value="-6.59184" calcext:value-type="float">
            <text:p>-6,59184</text:p>
          </table:table-cell>
          <table:table-cell office:value-type="float" office:value="17.3625" calcext:value-type="float">
            <text:p>17,3625</text:p>
          </table:table-cell>
          <table:table-cell office:value-type="float" office:value="1.93811" calcext:value-type="float">
            <text:p>1,93811</text:p>
          </table:table-cell>
          <table:table-cell office:value-type="float" office:value="0.298693" calcext:value-type="float">
            <text:p>0,298693</text:p>
          </table:table-cell>
          <table:table-cell office:value-type="float" office:value="17.4645" calcext:value-type="float">
            <text:p>17,4645</text:p>
          </table:table-cell>
          <table:table-cell office:value-type="float" office:value="33.559" calcext:value-type="float">
            <text:p>33,559</text:p>
          </table:table-cell>
          <table:table-cell office:value-type="float" office:value="0.39828" calcext:value-type="float">
            <text:p>0,39828</text:p>
          </table:table-cell>
          <table:table-cell office:value-type="float" office:value="1" calcext:value-type="float">
            <text:p>1</text:p>
          </table:table-cell>
          <table:table-cell office:value-type="float" office:value="0.99095" calcext:value-type="float">
            <text:p>0,99095</text:p>
          </table:table-cell>
          <table:table-cell office:value-type="float" office:value="-0.252214" calcext:value-type="float">
            <text:p>-0,252214</text:p>
          </table:table-cell>
          <table:table-cell office:value-type="float" office:value="-2.14343" calcext:value-type="float">
            <text:p>-2,14343</text:p>
          </table:table-cell>
          <table:table-cell table:number-columns-repeated="1010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20.685" calcext:value-type="float">
            <text:p>920,685</text:p>
          </table:table-cell>
          <table:table-cell office:value-type="float" office:value="577.297" calcext:value-type="float">
            <text:p>577,297</text:p>
          </table:table-cell>
          <table:table-cell office:value-type="float" office:value="-6.58846" calcext:value-type="float">
            <text:p>-6,58846</text:p>
          </table:table-cell>
          <table:table-cell office:value-type="float" office:value="17.3742" calcext:value-type="float">
            <text:p>17,3742</text:p>
          </table:table-cell>
          <table:table-cell office:value-type="float" office:value="1.93901" calcext:value-type="float">
            <text:p>1,93901</text:p>
          </table:table-cell>
          <table:table-cell office:value-type="float" office:value="0.299369" calcext:value-type="float">
            <text:p>0,299369</text:p>
          </table:table-cell>
          <table:table-cell office:value-type="float" office:value="17.4723" calcext:value-type="float">
            <text:p>17,4723</text:p>
          </table:table-cell>
          <table:table-cell office:value-type="float" office:value="33.5532" calcext:value-type="float">
            <text:p>33,5532</text:p>
          </table:table-cell>
          <table:table-cell office:value-type="float" office:value="0.397445" calcext:value-type="float">
            <text:p>0,397445</text:p>
          </table:table-cell>
          <table:table-cell office:value-type="float" office:value="1" calcext:value-type="float">
            <text:p>1</text:p>
          </table:table-cell>
          <table:table-cell office:value-type="float" office:value="0.990991" calcext:value-type="float">
            <text:p>0,990991</text:p>
          </table:table-cell>
          <table:table-cell office:value-type="float" office:value="-0.253638" calcext:value-type="float">
            <text:p>-0,253638</text:p>
          </table:table-cell>
          <table:table-cell office:value-type="float" office:value="-2.1449" calcext:value-type="float">
            <text:p>-2,1449</text:p>
          </table:table-cell>
          <table:table-cell table:number-columns-repeated="1010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20.686" calcext:value-type="float">
            <text:p>920,686</text:p>
          </table:table-cell>
          <table:table-cell office:value-type="float" office:value="577.439" calcext:value-type="float">
            <text:p>577,439</text:p>
          </table:table-cell>
          <table:table-cell office:value-type="float" office:value="-6.58988" calcext:value-type="float">
            <text:p>-6,58988</text:p>
          </table:table-cell>
          <table:table-cell office:value-type="float" office:value="17.366" calcext:value-type="float">
            <text:p>17,366</text:p>
          </table:table-cell>
          <table:table-cell office:value-type="float" office:value="1.93983" calcext:value-type="float">
            <text:p>1,93983</text:p>
          </table:table-cell>
          <table:table-cell office:value-type="float" office:value="0.2989" calcext:value-type="float">
            <text:p>0,2989</text:p>
          </table:table-cell>
          <table:table-cell office:value-type="float" office:value="17.4145" calcext:value-type="float">
            <text:p>17,4145</text:p>
          </table:table-cell>
          <table:table-cell office:value-type="float" office:value="33.4034" calcext:value-type="float">
            <text:p>33,4034</text:p>
          </table:table-cell>
          <table:table-cell office:value-type="float" office:value="0.397506" calcext:value-type="float">
            <text:p>0,397506</text:p>
          </table:table-cell>
          <table:table-cell office:value-type="float" office:value="1" calcext:value-type="float">
            <text:p>1</text:p>
          </table:table-cell>
          <table:table-cell office:value-type="float" office:value="0.991031" calcext:value-type="float">
            <text:p>0,991031</text:p>
          </table:table-cell>
          <table:table-cell office:value-type="float" office:value="-0.246301" calcext:value-type="float">
            <text:p>-0,246301</text:p>
          </table:table-cell>
          <table:table-cell office:value-type="float" office:value="-2.13732" calcext:value-type="float">
            <text:p>-2,13732</text:p>
          </table:table-cell>
          <table:table-cell table:number-columns-repeated="1010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20.688" calcext:value-type="float">
            <text:p>920,688</text:p>
          </table:table-cell>
          <table:table-cell office:value-type="float" office:value="577.616" calcext:value-type="float">
            <text:p>577,616</text:p>
          </table:table-cell>
          <table:table-cell office:value-type="float" office:value="-6.59427" calcext:value-type="float">
            <text:p>-6,59427</text:p>
          </table:table-cell>
          <table:table-cell office:value-type="float" office:value="17.3525" calcext:value-type="float">
            <text:p>17,3525</text:p>
          </table:table-cell>
          <table:table-cell office:value-type="float" office:value="1.93945" calcext:value-type="float">
            <text:p>1,93945</text:p>
          </table:table-cell>
          <table:table-cell office:value-type="float" office:value="0.298915" calcext:value-type="float">
            <text:p>0,298915</text:p>
          </table:table-cell>
          <table:table-cell office:value-type="float" office:value="17.3967" calcext:value-type="float">
            <text:p>17,3967</text:p>
          </table:table-cell>
          <table:table-cell office:value-type="float" office:value="33.308" calcext:value-type="float">
            <text:p>33,308</text:p>
          </table:table-cell>
          <table:table-cell office:value-type="float" office:value="0.397575" calcext:value-type="float">
            <text:p>0,397575</text:p>
          </table:table-cell>
          <table:table-cell office:value-type="float" office:value="1" calcext:value-type="float">
            <text:p>1</text:p>
          </table:table-cell>
          <table:table-cell office:value-type="float" office:value="0.991071" calcext:value-type="float">
            <text:p>0,991071</text:p>
          </table:table-cell>
          <table:table-cell office:value-type="float" office:value="-0.243157" calcext:value-type="float">
            <text:p>-0,243157</text:p>
          </table:table-cell>
          <table:table-cell office:value-type="float" office:value="-2.13406" calcext:value-type="float">
            <text:p>-2,13406</text:p>
          </table:table-cell>
          <table:table-cell table:number-columns-repeated="1010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20.684" calcext:value-type="float">
            <text:p>920,684</text:p>
          </table:table-cell>
          <table:table-cell office:value-type="float" office:value="577.796" calcext:value-type="float">
            <text:p>577,796</text:p>
          </table:table-cell>
          <table:table-cell office:value-type="float" office:value="-6.59732" calcext:value-type="float">
            <text:p>-6,59732</text:p>
          </table:table-cell>
          <table:table-cell office:value-type="float" office:value="17.3415" calcext:value-type="float">
            <text:p>17,3415</text:p>
          </table:table-cell>
          <table:table-cell office:value-type="float" office:value="1.93934" calcext:value-type="float">
            <text:p>1,93934</text:p>
          </table:table-cell>
          <table:table-cell office:value-type="float" office:value="0.298273" calcext:value-type="float">
            <text:p>0,298273</text:p>
          </table:table-cell>
          <table:table-cell office:value-type="float" office:value="17.4104" calcext:value-type="float">
            <text:p>17,4104</text:p>
          </table:table-cell>
          <table:table-cell office:value-type="float" office:value="33.2607" calcext:value-type="float">
            <text:p>33,2607</text:p>
          </table:table-cell>
          <table:table-cell office:value-type="float" office:value="0.397329" calcext:value-type="float">
            <text:p>0,397329</text:p>
          </table:table-cell>
          <table:table-cell office:value-type="float" office:value="1" calcext:value-type="float">
            <text:p>1</text:p>
          </table:table-cell>
          <table:table-cell office:value-type="float" office:value="0.991111" calcext:value-type="float">
            <text:p>0,991111</text:p>
          </table:table-cell>
          <table:table-cell office:value-type="float" office:value="-0.243636" calcext:value-type="float">
            <text:p>-0,243636</text:p>
          </table:table-cell>
          <table:table-cell office:value-type="float" office:value="-2.13456" calcext:value-type="float">
            <text:p>-2,13456</text:p>
          </table:table-cell>
          <table:table-cell table:number-columns-repeated="1010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20.686" calcext:value-type="float">
            <text:p>920,686</text:p>
          </table:table-cell>
          <table:table-cell office:value-type="float" office:value="577.956" calcext:value-type="float">
            <text:p>577,956</text:p>
          </table:table-cell>
          <table:table-cell office:value-type="float" office:value="-6.60013" calcext:value-type="float">
            <text:p>-6,60013</text:p>
          </table:table-cell>
          <table:table-cell office:value-type="float" office:value="17.3306" calcext:value-type="float">
            <text:p>17,3306</text:p>
          </table:table-cell>
          <table:table-cell office:value-type="float" office:value="1.93948" calcext:value-type="float">
            <text:p>1,93948</text:p>
          </table:table-cell>
          <table:table-cell office:value-type="float" office:value="0.297575" calcext:value-type="float">
            <text:p>0,297575</text:p>
          </table:table-cell>
          <table:table-cell office:value-type="float" office:value="17.4187" calcext:value-type="float">
            <text:p>17,4187</text:p>
          </table:table-cell>
          <table:table-cell office:value-type="float" office:value="33.2592" calcext:value-type="float">
            <text:p>33,2592</text:p>
          </table:table-cell>
          <table:table-cell office:value-type="float" office:value="0.397245" calcext:value-type="float">
            <text:p>0,397245</text:p>
          </table:table-cell>
          <table:table-cell office:value-type="float" office:value="1" calcext:value-type="float">
            <text:p>1</text:p>
          </table:table-cell>
          <table:table-cell office:value-type="float" office:value="0.99115" calcext:value-type="float">
            <text:p>0,99115</text:p>
          </table:table-cell>
          <table:table-cell office:value-type="float" office:value="-0.243907" calcext:value-type="float">
            <text:p>-0,243907</text:p>
          </table:table-cell>
          <table:table-cell office:value-type="float" office:value="-2.13484" calcext:value-type="float">
            <text:p>-2,13484</text:p>
          </table:table-cell>
          <table:table-cell table:number-columns-repeated="1010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20.687" calcext:value-type="float">
            <text:p>920,687</text:p>
          </table:table-cell>
          <table:table-cell office:value-type="float" office:value="578.123" calcext:value-type="float">
            <text:p>578,123</text:p>
          </table:table-cell>
          <table:table-cell office:value-type="float" office:value="-6.59891" calcext:value-type="float">
            <text:p>-6,59891</text:p>
          </table:table-cell>
          <table:table-cell office:value-type="float" office:value="17.3347" calcext:value-type="float">
            <text:p>17,3347</text:p>
          </table:table-cell>
          <table:table-cell office:value-type="float" office:value="1.93998" calcext:value-type="float">
            <text:p>1,93998</text:p>
          </table:table-cell>
          <table:table-cell office:value-type="float" office:value="0.29685" calcext:value-type="float">
            <text:p>0,29685</text:p>
          </table:table-cell>
          <table:table-cell office:value-type="float" office:value="17.428" calcext:value-type="float">
            <text:p>17,428</text:p>
          </table:table-cell>
          <table:table-cell office:value-type="float" office:value="33.2901" calcext:value-type="float">
            <text:p>33,2901</text:p>
          </table:table-cell>
          <table:table-cell office:value-type="float" office:value="0.397303" calcext:value-type="float">
            <text:p>0,397303</text:p>
          </table:table-cell>
          <table:table-cell office:value-type="float" office:value="1" calcext:value-type="float">
            <text:p>1</text:p>
          </table:table-cell>
          <table:table-cell office:value-type="float" office:value="0.991189" calcext:value-type="float">
            <text:p>0,991189</text:p>
          </table:table-cell>
          <table:table-cell office:value-type="float" office:value="-0.2451" calcext:value-type="float">
            <text:p>-0,2451</text:p>
          </table:table-cell>
          <table:table-cell office:value-type="float" office:value="-2.13607" calcext:value-type="float">
            <text:p>-2,13607</text:p>
          </table:table-cell>
          <table:table-cell table:number-columns-repeated="1010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20.689" calcext:value-type="float">
            <text:p>920,689</text:p>
          </table:table-cell>
          <table:table-cell office:value-type="float" office:value="578.281" calcext:value-type="float">
            <text:p>578,281</text:p>
          </table:table-cell>
          <table:table-cell office:value-type="float" office:value="-6.59569" calcext:value-type="float">
            <text:p>-6,59569</text:p>
          </table:table-cell>
          <table:table-cell office:value-type="float" office:value="17.3507" calcext:value-type="float">
            <text:p>17,3507</text:p>
          </table:table-cell>
          <table:table-cell office:value-type="float" office:value="1.94062" calcext:value-type="float">
            <text:p>1,94062</text:p>
          </table:table-cell>
          <table:table-cell office:value-type="float" office:value="0.296112" calcext:value-type="float">
            <text:p>0,296112</text:p>
          </table:table-cell>
          <table:table-cell office:value-type="float" office:value="17.4516" calcext:value-type="float">
            <text:p>17,4516</text:p>
          </table:table-cell>
          <table:table-cell office:value-type="float" office:value="33.3015" calcext:value-type="float">
            <text:p>33,3015</text:p>
          </table:table-cell>
          <table:table-cell office:value-type="float" office:value="0.396699" calcext:value-type="float">
            <text:p>0,396699</text:p>
          </table:table-cell>
          <table:table-cell office:value-type="float" office:value="1" calcext:value-type="float">
            <text:p>1</text:p>
          </table:table-cell>
          <table:table-cell office:value-type="float" office:value="0.991228" calcext:value-type="float">
            <text:p>0,991228</text:p>
          </table:table-cell>
          <table:table-cell office:value-type="float" office:value="-0.247654" calcext:value-type="float">
            <text:p>-0,247654</text:p>
          </table:table-cell>
          <table:table-cell office:value-type="float" office:value="-2.13872" calcext:value-type="float">
            <text:p>-2,13872</text:p>
          </table:table-cell>
          <table:table-cell table:number-columns-repeated="1010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20.69" calcext:value-type="float">
            <text:p>920,69</text:p>
          </table:table-cell>
          <table:table-cell office:value-type="float" office:value="578.437" calcext:value-type="float">
            <text:p>578,437</text:p>
          </table:table-cell>
          <table:table-cell office:value-type="float" office:value="-6.59463" calcext:value-type="float">
            <text:p>-6,59463</text:p>
          </table:table-cell>
          <table:table-cell office:value-type="float" office:value="17.3895" calcext:value-type="float">
            <text:p>17,3895</text:p>
          </table:table-cell>
          <table:table-cell office:value-type="float" office:value="1.94043" calcext:value-type="float">
            <text:p>1,94043</text:p>
          </table:table-cell>
          <table:table-cell office:value-type="float" office:value="0.295782" calcext:value-type="float">
            <text:p>0,295782</text:p>
          </table:table-cell>
          <table:table-cell office:value-type="float" office:value="17.5352" calcext:value-type="float">
            <text:p>17,5352</text:p>
          </table:table-cell>
          <table:table-cell office:value-type="float" office:value="33.5069" calcext:value-type="float">
            <text:p>33,5069</text:p>
          </table:table-cell>
          <table:table-cell office:value-type="float" office:value="0.398885" calcext:value-type="float">
            <text:p>0,398885</text:p>
          </table:table-cell>
          <table:table-cell office:value-type="float" office:value="1" calcext:value-type="float">
            <text:p>1</text:p>
          </table:table-cell>
          <table:table-cell office:value-type="float" office:value="0.991266" calcext:value-type="float">
            <text:p>0,991266</text:p>
          </table:table-cell>
          <table:table-cell office:value-type="float" office:value="-0.258432" calcext:value-type="float">
            <text:p>-0,258432</text:p>
          </table:table-cell>
          <table:table-cell office:value-type="float" office:value="-2.14985" calcext:value-type="float">
            <text:p>-2,14985</text:p>
          </table:table-cell>
          <table:table-cell table:number-columns-repeated="10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20.691" calcext:value-type="float">
            <text:p>920,691</text:p>
          </table:table-cell>
          <table:table-cell office:value-type="float" office:value="578.309" calcext:value-type="float">
            <text:p>578,309</text:p>
          </table:table-cell>
          <table:table-cell office:value-type="float" office:value="-6.5923" calcext:value-type="float">
            <text:p>-6,5923</text:p>
          </table:table-cell>
          <table:table-cell office:value-type="float" office:value="17.4815" calcext:value-type="float">
            <text:p>17,4815</text:p>
          </table:table-cell>
          <table:table-cell office:value-type="float" office:value="1.94071" calcext:value-type="float">
            <text:p>1,94071</text:p>
          </table:table-cell>
          <table:table-cell office:value-type="float" office:value="0.295445" calcext:value-type="float">
            <text:p>0,295445</text:p>
          </table:table-cell>
          <table:table-cell office:value-type="float" office:value="17.6801" calcext:value-type="float">
            <text:p>17,6801</text:p>
          </table:table-cell>
          <table:table-cell office:value-type="float" office:value="34.5236" calcext:value-type="float">
            <text:p>34,5236</text:p>
          </table:table-cell>
          <table:table-cell office:value-type="float" office:value="0.400207" calcext:value-type="float">
            <text:p>0,400207</text:p>
          </table:table-cell>
          <table:table-cell office:value-type="float" office:value="1" calcext:value-type="float">
            <text:p>1</text:p>
          </table:table-cell>
          <table:table-cell office:value-type="float" office:value="0.991304" calcext:value-type="float">
            <text:p>0,991304</text:p>
          </table:table-cell>
          <table:table-cell office:value-type="float" office:value="-0.279629" calcext:value-type="float">
            <text:p>-0,279629</text:p>
          </table:table-cell>
          <table:table-cell office:value-type="float" office:value="-2.17171" calcext:value-type="float">
            <text:p>-2,17171</text:p>
          </table:table-cell>
          <table:table-cell table:number-columns-repeated="1010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20.693" calcext:value-type="float">
            <text:p>920,693</text:p>
          </table:table-cell>
          <table:table-cell office:value-type="float" office:value="578.186" calcext:value-type="float">
            <text:p>578,186</text:p>
          </table:table-cell>
          <table:table-cell office:value-type="float" office:value="-6.59023" calcext:value-type="float">
            <text:p>-6,59023</text:p>
          </table:table-cell>
          <table:table-cell office:value-type="float" office:value="17.5552" calcext:value-type="float">
            <text:p>17,5552</text:p>
          </table:table-cell>
          <table:table-cell office:value-type="float" office:value="1.94066" calcext:value-type="float">
            <text:p>1,94066</text:p>
          </table:table-cell>
          <table:table-cell office:value-type="float" office:value="0.295096" calcext:value-type="float">
            <text:p>0,295096</text:p>
          </table:table-cell>
          <table:table-cell office:value-type="float" office:value="17.6637" calcext:value-type="float">
            <text:p>17,6637</text:p>
          </table:table-cell>
          <table:table-cell office:value-type="float" office:value="34.4523" calcext:value-type="float">
            <text:p>34,4523</text:p>
          </table:table-cell>
          <table:table-cell office:value-type="float" office:value="0.399884" calcext:value-type="float">
            <text:p>0,399884</text:p>
          </table:table-cell>
          <table:table-cell office:value-type="float" office:value="1" calcext:value-type="float">
            <text:p>1</text:p>
          </table:table-cell>
          <table:table-cell office:value-type="float" office:value="0.991342" calcext:value-type="float">
            <text:p>0,991342</text:p>
          </table:table-cell>
          <table:table-cell office:value-type="float" office:value="-0.276192" calcext:value-type="float">
            <text:p>-0,276192</text:p>
          </table:table-cell>
          <table:table-cell office:value-type="float" office:value="-2.16817" calcext:value-type="float">
            <text:p>-2,16817</text:p>
          </table:table-cell>
          <table:table-cell table:number-columns-repeated="1010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20.694" calcext:value-type="float">
            <text:p>920,694</text:p>
          </table:table-cell>
          <table:table-cell office:value-type="float" office:value="578.03" calcext:value-type="float">
            <text:p>578,03</text:p>
          </table:table-cell>
          <table:table-cell office:value-type="float" office:value="-6.58228" calcext:value-type="float">
            <text:p>-6,58228</text:p>
          </table:table-cell>
          <table:table-cell office:value-type="float" office:value="17.6454" calcext:value-type="float">
            <text:p>17,6454</text:p>
          </table:table-cell>
          <table:table-cell office:value-type="float" office:value="1.94114" calcext:value-type="float">
            <text:p>1,94114</text:p>
          </table:table-cell>
          <table:table-cell office:value-type="float" office:value="0.295494" calcext:value-type="float">
            <text:p>0,295494</text:p>
          </table:table-cell>
          <table:table-cell office:value-type="float" office:value="17.7136" calcext:value-type="float">
            <text:p>17,7136</text:p>
          </table:table-cell>
          <table:table-cell office:value-type="float" office:value="34.5427" calcext:value-type="float">
            <text:p>34,5427</text:p>
          </table:table-cell>
          <table:table-cell office:value-type="float" office:value="0.400137" calcext:value-type="float">
            <text:p>0,400137</text:p>
          </table:table-cell>
          <table:table-cell office:value-type="float" office:value="1" calcext:value-type="float">
            <text:p>1</text:p>
          </table:table-cell>
          <table:table-cell office:value-type="float" office:value="0.991379" calcext:value-type="float">
            <text:p>0,991379</text:p>
          </table:table-cell>
          <table:table-cell office:value-type="float" office:value="-0.282506" calcext:value-type="float">
            <text:p>-0,282506</text:p>
          </table:table-cell>
          <table:table-cell office:value-type="float" office:value="-2.17467" calcext:value-type="float">
            <text:p>-2,17467</text:p>
          </table:table-cell>
          <table:table-cell table:number-columns-repeated="1010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20.695" calcext:value-type="float">
            <text:p>920,695</text:p>
          </table:table-cell>
          <table:table-cell office:value-type="float" office:value="577.931" calcext:value-type="float">
            <text:p>577,931</text:p>
          </table:table-cell>
          <table:table-cell office:value-type="float" office:value="-6.58457" calcext:value-type="float">
            <text:p>-6,58457</text:p>
          </table:table-cell>
          <table:table-cell office:value-type="float" office:value="17.6672" calcext:value-type="float">
            <text:p>17,6672</text:p>
          </table:table-cell>
          <table:table-cell office:value-type="float" office:value="1.942" calcext:value-type="float">
            <text:p>1,942</text:p>
          </table:table-cell>
          <table:table-cell office:value-type="float" office:value="0.294664" calcext:value-type="float">
            <text:p>0,294664</text:p>
          </table:table-cell>
          <table:table-cell office:value-type="float" office:value="17.6435" calcext:value-type="float">
            <text:p>17,6435</text:p>
          </table:table-cell>
          <table:table-cell office:value-type="float" office:value="34.3728" calcext:value-type="float">
            <text:p>34,3728</text:p>
          </table:table-cell>
          <table:table-cell office:value-type="float" office:value="0.399762" calcext:value-type="float">
            <text:p>0,399762</text:p>
          </table:table-cell>
          <table:table-cell office:value-type="float" office:value="1" calcext:value-type="float">
            <text:p>1</text:p>
          </table:table-cell>
          <table:table-cell office:value-type="float" office:value="0.991416" calcext:value-type="float">
            <text:p>0,991416</text:p>
          </table:table-cell>
          <table:table-cell office:value-type="float" office:value="-0.272745" calcext:value-type="float">
            <text:p>-0,272745</text:p>
          </table:table-cell>
          <table:table-cell office:value-type="float" office:value="-2.16462" calcext:value-type="float">
            <text:p>-2,16462</text:p>
          </table:table-cell>
          <table:table-cell table:number-columns-repeated="1010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920.697" calcext:value-type="float">
            <text:p>920,697</text:p>
          </table:table-cell>
          <table:table-cell office:value-type="float" office:value="577.829" calcext:value-type="float">
            <text:p>577,829</text:p>
          </table:table-cell>
          <table:table-cell office:value-type="float" office:value="-6.58812" calcext:value-type="float">
            <text:p>-6,58812</text:p>
          </table:table-cell>
          <table:table-cell office:value-type="float" office:value="17.6509" calcext:value-type="float">
            <text:p>17,6509</text:p>
          </table:table-cell>
          <table:table-cell office:value-type="float" office:value="1.94251" calcext:value-type="float">
            <text:p>1,94251</text:p>
          </table:table-cell>
          <table:table-cell office:value-type="float" office:value="0.293748" calcext:value-type="float">
            <text:p>0,293748</text:p>
          </table:table-cell>
          <table:table-cell office:value-type="float" office:value="17.6042" calcext:value-type="float">
            <text:p>17,6042</text:p>
          </table:table-cell>
          <table:table-cell office:value-type="float" office:value="34.2637" calcext:value-type="float">
            <text:p>34,2637</text:p>
          </table:table-cell>
          <table:table-cell office:value-type="float" office:value="0.39943" calcext:value-type="float">
            <text:p>0,39943</text:p>
          </table:table-cell>
          <table:table-cell office:value-type="float" office:value="1" calcext:value-type="float">
            <text:p>1</text:p>
          </table:table-cell>
          <table:table-cell office:value-type="float" office:value="0.991453" calcext:value-type="float">
            <text:p>0,991453</text:p>
          </table:table-cell>
          <table:table-cell office:value-type="float" office:value="-0.26698" calcext:value-type="float">
            <text:p>-0,26698</text:p>
          </table:table-cell>
          <table:table-cell office:value-type="float" office:value="-2.15868" calcext:value-type="float">
            <text:p>-2,15868</text:p>
          </table:table-cell>
          <table:table-cell table:number-columns-repeated="1010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920.698" calcext:value-type="float">
            <text:p>920,698</text:p>
          </table:table-cell>
          <table:table-cell office:value-type="float" office:value="577.847" calcext:value-type="float">
            <text:p>577,847</text:p>
          </table:table-cell>
          <table:table-cell office:value-type="float" office:value="-6.59024" calcext:value-type="float">
            <text:p>-6,59024</text:p>
          </table:table-cell>
          <table:table-cell office:value-type="float" office:value="17.6338" calcext:value-type="float">
            <text:p>17,6338</text:p>
          </table:table-cell>
          <table:table-cell office:value-type="float" office:value="1.94283" calcext:value-type="float">
            <text:p>1,94283</text:p>
          </table:table-cell>
          <table:table-cell office:value-type="float" office:value="0.293702" calcext:value-type="float">
            <text:p>0,293702</text:p>
          </table:table-cell>
          <table:table-cell office:value-type="float" office:value="17.5775" calcext:value-type="float">
            <text:p>17,5775</text:p>
          </table:table-cell>
          <table:table-cell office:value-type="float" office:value="34.1331" calcext:value-type="float">
            <text:p>34,1331</text:p>
          </table:table-cell>
          <table:table-cell office:value-type="float" office:value="0.39879" calcext:value-type="float">
            <text:p>0,39879</text:p>
          </table:table-cell>
          <table:table-cell office:value-type="float" office:value="1" calcext:value-type="float">
            <text:p>1</text:p>
          </table:table-cell>
          <table:table-cell office:value-type="float" office:value="0.991489" calcext:value-type="float">
            <text:p>0,991489</text:p>
          </table:table-cell>
          <table:table-cell office:value-type="float" office:value="-0.262983" calcext:value-type="float">
            <text:p>-0,262983</text:p>
          </table:table-cell>
          <table:table-cell office:value-type="float" office:value="-2.15455" calcext:value-type="float">
            <text:p>-2,15455</text:p>
          </table:table-cell>
          <table:table-cell table:number-columns-repeated="1010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920.699" calcext:value-type="float">
            <text:p>920,699</text:p>
          </table:table-cell>
          <table:table-cell office:value-type="float" office:value="577.864" calcext:value-type="float">
            <text:p>577,864</text:p>
          </table:table-cell>
          <table:table-cell office:value-type="float" office:value="-6.5921" calcext:value-type="float">
            <text:p>-6,5921</text:p>
          </table:table-cell>
          <table:table-cell office:value-type="float" office:value="17.6093" calcext:value-type="float">
            <text:p>17,6093</text:p>
          </table:table-cell>
          <table:table-cell office:value-type="float" office:value="1.94254" calcext:value-type="float">
            <text:p>1,94254</text:p>
          </table:table-cell>
          <table:table-cell office:value-type="float" office:value="0.29316" calcext:value-type="float">
            <text:p>0,29316</text:p>
          </table:table-cell>
          <table:table-cell office:value-type="float" office:value="17.5822" calcext:value-type="float">
            <text:p>17,5822</text:p>
          </table:table-cell>
          <table:table-cell office:value-type="float" office:value="34.054" calcext:value-type="float">
            <text:p>34,054</text:p>
          </table:table-cell>
          <table:table-cell office:value-type="float" office:value="0.398036" calcext:value-type="float">
            <text:p>0,398036</text:p>
          </table:table-cell>
          <table:table-cell office:value-type="float" office:value="1" calcext:value-type="float">
            <text:p>1</text:p>
          </table:table-cell>
          <table:table-cell office:value-type="float" office:value="0.991525" calcext:value-type="float">
            <text:p>0,991525</text:p>
          </table:table-cell>
          <table:table-cell office:value-type="float" office:value="-0.262413" calcext:value-type="float">
            <text:p>-0,262413</text:p>
          </table:table-cell>
          <table:table-cell office:value-type="float" office:value="-2.15396" calcext:value-type="float">
            <text:p>-2,15396</text:p>
          </table:table-cell>
          <table:table-cell table:number-columns-repeated="1010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920.7" calcext:value-type="float">
            <text:p>920,7</text:p>
          </table:table-cell>
          <table:table-cell office:value-type="float" office:value="577.755" calcext:value-type="float">
            <text:p>577,755</text:p>
          </table:table-cell>
          <table:table-cell office:value-type="float" office:value="-6.58997" calcext:value-type="float">
            <text:p>-6,58997</text:p>
          </table:table-cell>
          <table:table-cell office:value-type="float" office:value="17.597" calcext:value-type="float">
            <text:p>17,597</text:p>
          </table:table-cell>
          <table:table-cell office:value-type="float" office:value="1.94263" calcext:value-type="float">
            <text:p>1,94263</text:p>
          </table:table-cell>
          <table:table-cell office:value-type="float" office:value="0.292436" calcext:value-type="float">
            <text:p>0,292436</text:p>
          </table:table-cell>
          <table:table-cell office:value-type="float" office:value="17.5841" calcext:value-type="float">
            <text:p>17,5841</text:p>
          </table:table-cell>
          <table:table-cell office:value-type="float" office:value="33.9574" calcext:value-type="float">
            <text:p>33,9574</text:p>
          </table:table-cell>
          <table:table-cell office:value-type="float" office:value="0.397124" calcext:value-type="float">
            <text:p>0,397124</text:p>
          </table:table-cell>
          <table:table-cell office:value-type="float" office:value="1" calcext:value-type="float">
            <text:p>1</text:p>
          </table:table-cell>
          <table:table-cell office:value-type="float" office:value="0.991561" calcext:value-type="float">
            <text:p>0,991561</text:p>
          </table:table-cell>
          <table:table-cell office:value-type="float" office:value="-0.261862" calcext:value-type="float">
            <text:p>-0,261862</text:p>
          </table:table-cell>
          <table:table-cell office:value-type="float" office:value="-2.1534" calcext:value-type="float">
            <text:p>-2,1534</text:p>
          </table:table-cell>
          <table:table-cell table:number-columns-repeated="1010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920.702" calcext:value-type="float">
            <text:p>920,702</text:p>
          </table:table-cell>
          <table:table-cell office:value-type="float" office:value="577.723" calcext:value-type="float">
            <text:p>577,723</text:p>
          </table:table-cell>
          <table:table-cell office:value-type="float" office:value="-6.58838" calcext:value-type="float">
            <text:p>-6,58838</text:p>
          </table:table-cell>
          <table:table-cell office:value-type="float" office:value="17.6009" calcext:value-type="float">
            <text:p>17,6009</text:p>
          </table:table-cell>
          <table:table-cell office:value-type="float" office:value="1.94316" calcext:value-type="float">
            <text:p>1,94316</text:p>
          </table:table-cell>
          <table:table-cell office:value-type="float" office:value="0.291667" calcext:value-type="float">
            <text:p>0,291667</text:p>
          </table:table-cell>
          <table:table-cell office:value-type="float" office:value="17.6198" calcext:value-type="float">
            <text:p>17,6198</text:p>
          </table:table-cell>
          <table:table-cell office:value-type="float" office:value="33.9079" calcext:value-type="float">
            <text:p>33,9079</text:p>
          </table:table-cell>
          <table:table-cell office:value-type="float" office:value="0.396499" calcext:value-type="float">
            <text:p>0,396499</text:p>
          </table:table-cell>
          <table:table-cell office:value-type="float" office:value="1" calcext:value-type="float">
            <text:p>1</text:p>
          </table:table-cell>
          <table:table-cell office:value-type="float" office:value="0.991597" calcext:value-type="float">
            <text:p>0,991597</text:p>
          </table:table-cell>
          <table:table-cell office:value-type="float" office:value="-0.265235" calcext:value-type="float">
            <text:p>-0,265235</text:p>
          </table:table-cell>
          <table:table-cell office:value-type="float" office:value="-2.15688" calcext:value-type="float">
            <text:p>-2,15688</text:p>
          </table:table-cell>
          <table:table-cell table:number-columns-repeated="1010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920.703" calcext:value-type="float">
            <text:p>920,703</text:p>
          </table:table-cell>
          <table:table-cell office:value-type="float" office:value="577.749" calcext:value-type="float">
            <text:p>577,749</text:p>
          </table:table-cell>
          <table:table-cell office:value-type="float" office:value="-6.58914" calcext:value-type="float">
            <text:p>-6,58914</text:p>
          </table:table-cell>
          <table:table-cell office:value-type="float" office:value="17.6032" calcext:value-type="float">
            <text:p>17,6032</text:p>
          </table:table-cell>
          <table:table-cell office:value-type="float" office:value="1.94394" calcext:value-type="float">
            <text:p>1,94394</text:p>
          </table:table-cell>
          <table:table-cell office:value-type="float" office:value="0.290903" calcext:value-type="float">
            <text:p>0,290903</text:p>
          </table:table-cell>
          <table:table-cell office:value-type="float" office:value="17.5877" calcext:value-type="float">
            <text:p>17,5877</text:p>
          </table:table-cell>
          <table:table-cell office:value-type="float" office:value="33.7903" calcext:value-type="float">
            <text:p>33,7903</text:p>
          </table:table-cell>
          <table:table-cell office:value-type="float" office:value="0.396889" calcext:value-type="float">
            <text:p>0,396889</text:p>
          </table:table-cell>
          <table:table-cell office:value-type="float" office:value="1" calcext:value-type="float">
            <text:p>1</text:p>
          </table:table-cell>
          <table:table-cell office:value-type="float" office:value="0.991632" calcext:value-type="float">
            <text:p>0,991632</text:p>
          </table:table-cell>
          <table:table-cell office:value-type="float" office:value="-0.260887" calcext:value-type="float">
            <text:p>-0,260887</text:p>
          </table:table-cell>
          <table:table-cell office:value-type="float" office:value="-2.15239" calcext:value-type="float">
            <text:p>-2,15239</text:p>
          </table:table-cell>
          <table:table-cell table:number-columns-repeated="10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920.704" calcext:value-type="float">
            <text:p>920,704</text:p>
          </table:table-cell>
          <table:table-cell office:value-type="float" office:value="577.775" calcext:value-type="float">
            <text:p>577,775</text:p>
          </table:table-cell>
          <table:table-cell office:value-type="float" office:value="-6.59063" calcext:value-type="float">
            <text:p>-6,59063</text:p>
          </table:table-cell>
          <table:table-cell office:value-type="float" office:value="17.6001" calcext:value-type="float">
            <text:p>17,6001</text:p>
          </table:table-cell>
          <table:table-cell office:value-type="float" office:value="1.94445" calcext:value-type="float">
            <text:p>1,94445</text:p>
          </table:table-cell>
          <table:table-cell office:value-type="float" office:value="0.290266" calcext:value-type="float">
            <text:p>0,290266</text:p>
          </table:table-cell>
          <table:table-cell office:value-type="float" office:value="17.5689" calcext:value-type="float">
            <text:p>17,5689</text:p>
          </table:table-cell>
          <table:table-cell office:value-type="float" office:value="33.6655" calcext:value-type="float">
            <text:p>33,6655</text:p>
          </table:table-cell>
          <table:table-cell office:value-type="float" office:value="0.396226" calcext:value-type="float">
            <text:p>0,396226</text:p>
          </table:table-cell>
          <table:table-cell office:value-type="float" office:value="1" calcext:value-type="float">
            <text:p>1</text:p>
          </table:table-cell>
          <table:table-cell office:value-type="float" office:value="0.991667" calcext:value-type="float">
            <text:p>0,991667</text:p>
          </table:table-cell>
          <table:table-cell office:value-type="float" office:value="-0.257444" calcext:value-type="float">
            <text:p>-0,257444</text:p>
          </table:table-cell>
          <table:table-cell office:value-type="float" office:value="-2.14883" calcext:value-type="float">
            <text:p>-2,14883</text:p>
          </table:table-cell>
          <table:table-cell table:number-columns-repeated="1010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920.705" calcext:value-type="float">
            <text:p>920,705</text:p>
          </table:table-cell>
          <table:table-cell office:value-type="float" office:value="577.809" calcext:value-type="float">
            <text:p>577,809</text:p>
          </table:table-cell>
          <table:table-cell office:value-type="float" office:value="-6.59126" calcext:value-type="float">
            <text:p>-6,59126</text:p>
          </table:table-cell>
          <table:table-cell office:value-type="float" office:value="17.5911" calcext:value-type="float">
            <text:p>17,5911</text:p>
          </table:table-cell>
          <table:table-cell office:value-type="float" office:value="1.94443" calcext:value-type="float">
            <text:p>1,94443</text:p>
          </table:table-cell>
          <table:table-cell office:value-type="float" office:value="0.289697" calcext:value-type="float">
            <text:p>0,289697</text:p>
          </table:table-cell>
          <table:table-cell office:value-type="float" office:value="17.546" calcext:value-type="float">
            <text:p>17,546</text:p>
          </table:table-cell>
          <table:table-cell office:value-type="float" office:value="33.5384" calcext:value-type="float">
            <text:p>33,5384</text:p>
          </table:table-cell>
          <table:table-cell office:value-type="float" office:value="0.395494" calcext:value-type="float">
            <text:p>0,395494</text:p>
          </table:table-cell>
          <table:table-cell office:value-type="float" office:value="1" calcext:value-type="float">
            <text:p>1</text:p>
          </table:table-cell>
          <table:table-cell office:value-type="float" office:value="0.991701" calcext:value-type="float">
            <text:p>0,991701</text:p>
          </table:table-cell>
          <table:table-cell office:value-type="float" office:value="-0.253581" calcext:value-type="float">
            <text:p>-0,253581</text:p>
          </table:table-cell>
          <table:table-cell office:value-type="float" office:value="-2.14484" calcext:value-type="float">
            <text:p>-2,14484</text:p>
          </table:table-cell>
          <table:table-cell table:number-columns-repeated="1010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920.707" calcext:value-type="float">
            <text:p>920,707</text:p>
          </table:table-cell>
          <table:table-cell office:value-type="float" office:value="577.826" calcext:value-type="float">
            <text:p>577,826</text:p>
          </table:table-cell>
          <table:table-cell office:value-type="float" office:value="-6.59146" calcext:value-type="float">
            <text:p>-6,59146</text:p>
          </table:table-cell>
          <table:table-cell office:value-type="float" office:value="17.5721" calcext:value-type="float">
            <text:p>17,5721</text:p>
          </table:table-cell>
          <table:table-cell office:value-type="float" office:value="1.94406" calcext:value-type="float">
            <text:p>1,94406</text:p>
          </table:table-cell>
          <table:table-cell office:value-type="float" office:value="0.289396" calcext:value-type="float">
            <text:p>0,289396</text:p>
          </table:table-cell>
          <table:table-cell office:value-type="float" office:value="17.5273" calcext:value-type="float">
            <text:p>17,5273</text:p>
          </table:table-cell>
          <table:table-cell office:value-type="float" office:value="33.4393" calcext:value-type="float">
            <text:p>33,4393</text:p>
          </table:table-cell>
          <table:table-cell office:value-type="float" office:value="0.394855" calcext:value-type="float">
            <text:p>0,394855</text:p>
          </table:table-cell>
          <table:table-cell office:value-type="float" office:value="1" calcext:value-type="float">
            <text:p>1</text:p>
          </table:table-cell>
          <table:table-cell office:value-type="float" office:value="0.991736" calcext:value-type="float">
            <text:p>0,991736</text:p>
          </table:table-cell>
          <table:table-cell office:value-type="float" office:value="-0.250626" calcext:value-type="float">
            <text:p>-0,250626</text:p>
          </table:table-cell>
          <table:table-cell office:value-type="float" office:value="-2.14179" calcext:value-type="float">
            <text:p>-2,14179</text:p>
          </table:table-cell>
          <table:table-cell table:number-columns-repeated="1010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920.708" calcext:value-type="float">
            <text:p>920,708</text:p>
          </table:table-cell>
          <table:table-cell office:value-type="float" office:value="577.716" calcext:value-type="float">
            <text:p>577,716</text:p>
          </table:table-cell>
          <table:table-cell office:value-type="float" office:value="-6.59001" calcext:value-type="float">
            <text:p>-6,59001</text:p>
          </table:table-cell>
          <table:table-cell office:value-type="float" office:value="17.5723" calcext:value-type="float">
            <text:p>17,5723</text:p>
          </table:table-cell>
          <table:table-cell office:value-type="float" office:value="1.94431" calcext:value-type="float">
            <text:p>1,94431</text:p>
          </table:table-cell>
          <table:table-cell office:value-type="float" office:value="0.288844" calcext:value-type="float">
            <text:p>0,288844</text:p>
          </table:table-cell>
          <table:table-cell office:value-type="float" office:value="17.5929" calcext:value-type="float">
            <text:p>17,5929</text:p>
          </table:table-cell>
          <table:table-cell office:value-type="float" office:value="33.5401" calcext:value-type="float">
            <text:p>33,5401</text:p>
          </table:table-cell>
          <table:table-cell office:value-type="float" office:value="0.395546" calcext:value-type="float">
            <text:p>0,395546</text:p>
          </table:table-cell>
          <table:table-cell office:value-type="float" office:value="1" calcext:value-type="float">
            <text:p>1</text:p>
          </table:table-cell>
          <table:table-cell office:value-type="float" office:value="0.99177" calcext:value-type="float">
            <text:p>0,99177</text:p>
          </table:table-cell>
          <table:table-cell office:value-type="float" office:value="-0.25882" calcext:value-type="float">
            <text:p>-0,25882</text:p>
          </table:table-cell>
          <table:table-cell office:value-type="float" office:value="-2.15025" calcext:value-type="float">
            <text:p>-2,15025</text:p>
          </table:table-cell>
          <table:table-cell table:number-columns-repeated="1010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920.705" calcext:value-type="float">
            <text:p>920,705</text:p>
          </table:table-cell>
          <table:table-cell office:value-type="float" office:value="577.873" calcext:value-type="float">
            <text:p>577,873</text:p>
          </table:table-cell>
          <table:table-cell office:value-type="float" office:value="-6.59248" calcext:value-type="float">
            <text:p>-6,59248</text:p>
          </table:table-cell>
          <table:table-cell office:value-type="float" office:value="17.5626" calcext:value-type="float">
            <text:p>17,5626</text:p>
          </table:table-cell>
          <table:table-cell office:value-type="float" office:value="1.94467" calcext:value-type="float">
            <text:p>1,94467</text:p>
          </table:table-cell>
          <table:table-cell office:value-type="float" office:value="0.288134" calcext:value-type="float">
            <text:p>0,288134</text:p>
          </table:table-cell>
          <table:table-cell office:value-type="float" office:value="17.533" calcext:value-type="float">
            <text:p>17,533</text:p>
          </table:table-cell>
          <table:table-cell office:value-type="float" office:value="33.3886" calcext:value-type="float">
            <text:p>33,3886</text:p>
          </table:table-cell>
          <table:table-cell office:value-type="float" office:value="0.395258" calcext:value-type="float">
            <text:p>0,395258</text:p>
          </table:table-cell>
          <table:table-cell office:value-type="float" office:value="1" calcext:value-type="float">
            <text:p>1</text:p>
          </table:table-cell>
          <table:table-cell office:value-type="float" office:value="0.991803" calcext:value-type="float">
            <text:p>0,991803</text:p>
          </table:table-cell>
          <table:table-cell office:value-type="float" office:value="-0.250693" calcext:value-type="float">
            <text:p>-0,250693</text:p>
          </table:table-cell>
          <table:table-cell office:value-type="float" office:value="-2.14186" calcext:value-type="float">
            <text:p>-2,14186</text:p>
          </table:table-cell>
          <table:table-cell table:number-columns-repeated="1010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920.706" calcext:value-type="float">
            <text:p>920,706</text:p>
          </table:table-cell>
          <table:table-cell office:value-type="float" office:value="578.033" calcext:value-type="float">
            <text:p>578,033</text:p>
          </table:table-cell>
          <table:table-cell office:value-type="float" office:value="-6.59528" calcext:value-type="float">
            <text:p>-6,59528</text:p>
          </table:table-cell>
          <table:table-cell office:value-type="float" office:value="17.548" calcext:value-type="float">
            <text:p>17,548</text:p>
          </table:table-cell>
          <table:table-cell office:value-type="float" office:value="1.94501" calcext:value-type="float">
            <text:p>1,94501</text:p>
          </table:table-cell>
          <table:table-cell office:value-type="float" office:value="0.287241" calcext:value-type="float">
            <text:p>0,287241</text:p>
          </table:table-cell>
          <table:table-cell office:value-type="float" office:value="17.482" calcext:value-type="float">
            <text:p>17,482</text:p>
          </table:table-cell>
          <table:table-cell office:value-type="float" office:value="33.2545" calcext:value-type="float">
            <text:p>33,2545</text:p>
          </table:table-cell>
          <table:table-cell office:value-type="float" office:value="0.394853" calcext:value-type="float">
            <text:p>0,394853</text:p>
          </table:table-cell>
          <table:table-cell office:value-type="float" office:value="1" calcext:value-type="float">
            <text:p>1</text:p>
          </table:table-cell>
          <table:table-cell office:value-type="float" office:value="0.991837" calcext:value-type="float">
            <text:p>0,991837</text:p>
          </table:table-cell>
          <table:table-cell office:value-type="float" office:value="-0.243513" calcext:value-type="float">
            <text:p>-0,243513</text:p>
          </table:table-cell>
          <table:table-cell office:value-type="float" office:value="-2.13443" calcext:value-type="float">
            <text:p>-2,13443</text:p>
          </table:table-cell>
          <table:table-cell table:number-columns-repeated="10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920.707" calcext:value-type="float">
            <text:p>920,707</text:p>
          </table:table-cell>
          <table:table-cell office:value-type="float" office:value="577.935" calcext:value-type="float">
            <text:p>577,935</text:p>
          </table:table-cell>
          <table:table-cell office:value-type="float" office:value="-6.59716" calcext:value-type="float">
            <text:p>-6,59716</text:p>
          </table:table-cell>
          <table:table-cell office:value-type="float" office:value="17.5407" calcext:value-type="float">
            <text:p>17,5407</text:p>
          </table:table-cell>
          <table:table-cell office:value-type="float" office:value="1.94534" calcext:value-type="float">
            <text:p>1,94534</text:p>
          </table:table-cell>
          <table:table-cell office:value-type="float" office:value="0.287024" calcext:value-type="float">
            <text:p>0,287024</text:p>
          </table:table-cell>
          <table:table-cell office:value-type="float" office:value="17.5" calcext:value-type="float">
            <text:p>17,5</text:p>
          </table:table-cell>
          <table:table-cell office:value-type="float" office:value="33.1691" calcext:value-type="float">
            <text:p>33,1691</text:p>
          </table:table-cell>
          <table:table-cell office:value-type="float" office:value="0.393985" calcext:value-type="float">
            <text:p>0,393985</text:p>
          </table:table-cell>
          <table:table-cell office:value-type="float" office:value="1" calcext:value-type="float">
            <text:p>1</text:p>
          </table:table-cell>
          <table:table-cell office:value-type="float" office:value="0.99187" calcext:value-type="float">
            <text:p>0,99187</text:p>
          </table:table-cell>
          <table:table-cell office:value-type="float" office:value="-0.244419" calcext:value-type="float">
            <text:p>-0,244419</text:p>
          </table:table-cell>
          <table:table-cell office:value-type="float" office:value="-2.13537" calcext:value-type="float">
            <text:p>-2,13537</text:p>
          </table:table-cell>
          <table:table-cell table:number-columns-repeated="1010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920.709" calcext:value-type="float">
            <text:p>920,709</text:p>
          </table:table-cell>
          <table:table-cell office:value-type="float" office:value="577.838" calcext:value-type="float">
            <text:p>577,838</text:p>
          </table:table-cell>
          <table:table-cell office:value-type="float" office:value="-6.59737" calcext:value-type="float">
            <text:p>-6,59737</text:p>
          </table:table-cell>
          <table:table-cell office:value-type="float" office:value="17.5185" calcext:value-type="float">
            <text:p>17,5185</text:p>
          </table:table-cell>
          <table:table-cell office:value-type="float" office:value="1.94546" calcext:value-type="float">
            <text:p>1,94546</text:p>
          </table:table-cell>
          <table:table-cell office:value-type="float" office:value="0.286487" calcext:value-type="float">
            <text:p>0,286487</text:p>
          </table:table-cell>
          <table:table-cell office:value-type="float" office:value="17.4777" calcext:value-type="float">
            <text:p>17,4777</text:p>
          </table:table-cell>
          <table:table-cell office:value-type="float" office:value="33.0817" calcext:value-type="float">
            <text:p>33,0817</text:p>
          </table:table-cell>
          <table:table-cell office:value-type="float" office:value="0.393498" calcext:value-type="float">
            <text:p>0,393498</text:p>
          </table:table-cell>
          <table:table-cell office:value-type="float" office:value="1" calcext:value-type="float">
            <text:p>1</text:p>
          </table:table-cell>
          <table:table-cell office:value-type="float" office:value="0.991903" calcext:value-type="float">
            <text:p>0,991903</text:p>
          </table:table-cell>
          <table:table-cell office:value-type="float" office:value="-0.241286" calcext:value-type="float">
            <text:p>-0,241286</text:p>
          </table:table-cell>
          <table:table-cell office:value-type="float" office:value="-2.13213" calcext:value-type="float">
            <text:p>-2,13213</text:p>
          </table:table-cell>
          <table:table-cell table:number-columns-repeated="1010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920.71" calcext:value-type="float">
            <text:p>920,71</text:p>
          </table:table-cell>
          <table:table-cell office:value-type="float" office:value="577.734" calcext:value-type="float">
            <text:p>577,734</text:p>
          </table:table-cell>
          <table:table-cell office:value-type="float" office:value="-6.59546" calcext:value-type="float">
            <text:p>-6,59546</text:p>
          </table:table-cell>
          <table:table-cell office:value-type="float" office:value="17.5068" calcext:value-type="float">
            <text:p>17,5068</text:p>
          </table:table-cell>
          <table:table-cell office:value-type="float" office:value="1.94583" calcext:value-type="float">
            <text:p>1,94583</text:p>
          </table:table-cell>
          <table:table-cell office:value-type="float" office:value="0.28574" calcext:value-type="float">
            <text:p>0,28574</text:p>
          </table:table-cell>
          <table:table-cell office:value-type="float" office:value="17.4809" calcext:value-type="float">
            <text:p>17,4809</text:p>
          </table:table-cell>
          <table:table-cell office:value-type="float" office:value="33.0411" calcext:value-type="float">
            <text:p>33,0411</text:p>
          </table:table-cell>
          <table:table-cell office:value-type="float" office:value="0.393067" calcext:value-type="float">
            <text:p>0,393067</text:p>
          </table:table-cell>
          <table:table-cell office:value-type="float" office:value="1" calcext:value-type="float">
            <text:p>1</text:p>
          </table:table-cell>
          <table:table-cell office:value-type="float" office:value="0.991935" calcext:value-type="float">
            <text:p>0,991935</text:p>
          </table:table-cell>
          <table:table-cell office:value-type="float" office:value="-0.241459" calcext:value-type="float">
            <text:p>-0,241459</text:p>
          </table:table-cell>
          <table:table-cell office:value-type="float" office:value="-2.13231" calcext:value-type="float">
            <text:p>-2,13231</text:p>
          </table:table-cell>
          <table:table-cell table:number-columns-repeated="1010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920.711" calcext:value-type="float">
            <text:p>920,711</text:p>
          </table:table-cell>
          <table:table-cell office:value-type="float" office:value="577.707" calcext:value-type="float">
            <text:p>577,707</text:p>
          </table:table-cell>
          <table:table-cell office:value-type="float" office:value="-6.59364" calcext:value-type="float">
            <text:p>-6,59364</text:p>
          </table:table-cell>
          <table:table-cell office:value-type="float" office:value="17.5044" calcext:value-type="float">
            <text:p>17,5044</text:p>
          </table:table-cell>
          <table:table-cell office:value-type="float" office:value="1.94629" calcext:value-type="float">
            <text:p>1,94629</text:p>
          </table:table-cell>
          <table:table-cell office:value-type="float" office:value="0.285452" calcext:value-type="float">
            <text:p>0,285452</text:p>
          </table:table-cell>
          <table:table-cell office:value-type="float" office:value="17.4763" calcext:value-type="float">
            <text:p>17,4763</text:p>
          </table:table-cell>
          <table:table-cell office:value-type="float" office:value="33.0514" calcext:value-type="float">
            <text:p>33,0514</text:p>
          </table:table-cell>
          <table:table-cell office:value-type="float" office:value="0.392711" calcext:value-type="float">
            <text:p>0,392711</text:p>
          </table:table-cell>
          <table:table-cell office:value-type="float" office:value="1" calcext:value-type="float">
            <text:p>1</text:p>
          </table:table-cell>
          <table:table-cell office:value-type="float" office:value="0.991968" calcext:value-type="float">
            <text:p>0,991968</text:p>
          </table:table-cell>
          <table:table-cell office:value-type="float" office:value="-0.24117" calcext:value-type="float">
            <text:p>-0,24117</text:p>
          </table:table-cell>
          <table:table-cell office:value-type="float" office:value="-2.13201" calcext:value-type="float">
            <text:p>-2,13201</text:p>
          </table:table-cell>
          <table:table-cell table:number-columns-repeated="10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20.712" calcext:value-type="float">
            <text:p>920,712</text:p>
          </table:table-cell>
          <table:table-cell office:value-type="float" office:value="577.74" calcext:value-type="float">
            <text:p>577,74</text:p>
          </table:table-cell>
          <table:table-cell office:value-type="float" office:value="-6.5956" calcext:value-type="float">
            <text:p>-6,5956</text:p>
          </table:table-cell>
          <table:table-cell office:value-type="float" office:value="17.4974" calcext:value-type="float">
            <text:p>17,4974</text:p>
          </table:table-cell>
          <table:table-cell office:value-type="float" office:value="1.94609" calcext:value-type="float">
            <text:p>1,94609</text:p>
          </table:table-cell>
          <table:table-cell office:value-type="float" office:value="0.284706" calcext:value-type="float">
            <text:p>0,284706</text:p>
          </table:table-cell>
          <table:table-cell office:value-type="float" office:value="17.4702" calcext:value-type="float">
            <text:p>17,4702</text:p>
          </table:table-cell>
          <table:table-cell office:value-type="float" office:value="32.9784" calcext:value-type="float">
            <text:p>32,9784</text:p>
          </table:table-cell>
          <table:table-cell office:value-type="float" office:value="0.392866" calcext:value-type="float">
            <text:p>0,392866</text:p>
          </table:table-cell>
          <table:table-cell office:value-type="float" office:value="1" calcext:value-type="float">
            <text:p>1</text:p>
          </table:table-cell>
          <table:table-cell office:value-type="float" office:value="0.992" calcext:value-type="float">
            <text:p>0,992</text:p>
          </table:table-cell>
          <table:table-cell office:value-type="float" office:value="-0.239477" calcext:value-type="float">
            <text:p>-0,239477</text:p>
          </table:table-cell>
          <table:table-cell office:value-type="float" office:value="-2.13026" calcext:value-type="float">
            <text:p>-2,13026</text:p>
          </table:table-cell>
          <table:table-cell table:number-columns-repeated="1010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920.713" calcext:value-type="float">
            <text:p>920,713</text:p>
          </table:table-cell>
          <table:table-cell office:value-type="float" office:value="577.761" calcext:value-type="float">
            <text:p>577,761</text:p>
          </table:table-cell>
          <table:table-cell office:value-type="float" office:value="-6.59796" calcext:value-type="float">
            <text:p>-6,59796</text:p>
          </table:table-cell>
          <table:table-cell office:value-type="float" office:value="17.4941" calcext:value-type="float">
            <text:p>17,4941</text:p>
          </table:table-cell>
          <table:table-cell office:value-type="float" office:value="1.94587" calcext:value-type="float">
            <text:p>1,94587</text:p>
          </table:table-cell>
          <table:table-cell office:value-type="float" office:value="0.284535" calcext:value-type="float">
            <text:p>0,284535</text:p>
          </table:table-cell>
          <table:table-cell office:value-type="float" office:value="17.4634" calcext:value-type="float">
            <text:p>17,4634</text:p>
          </table:table-cell>
          <table:table-cell office:value-type="float" office:value="32.9611" calcext:value-type="float">
            <text:p>32,9611</text:p>
          </table:table-cell>
          <table:table-cell office:value-type="float" office:value="0.39271" calcext:value-type="float">
            <text:p>0,39271</text:p>
          </table:table-cell>
          <table:table-cell office:value-type="float" office:value="1" calcext:value-type="float">
            <text:p>1</text:p>
          </table:table-cell>
          <table:table-cell office:value-type="float" office:value="0.992032" calcext:value-type="float">
            <text:p>0,992032</text:p>
          </table:table-cell>
          <table:table-cell office:value-type="float" office:value="-0.238022" calcext:value-type="float">
            <text:p>-0,238022</text:p>
          </table:table-cell>
          <table:table-cell office:value-type="float" office:value="-2.12875" calcext:value-type="float">
            <text:p>-2,12875</text:p>
          </table:table-cell>
          <table:table-cell table:number-columns-repeated="1010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20.714" calcext:value-type="float">
            <text:p>920,714</text:p>
          </table:table-cell>
          <table:table-cell office:value-type="float" office:value="577.794" calcext:value-type="float">
            <text:p>577,794</text:p>
          </table:table-cell>
          <table:table-cell office:value-type="float" office:value="-6.59629" calcext:value-type="float">
            <text:p>-6,59629</text:p>
          </table:table-cell>
          <table:table-cell office:value-type="float" office:value="17.4893" calcext:value-type="float">
            <text:p>17,4893</text:p>
          </table:table-cell>
          <table:table-cell office:value-type="float" office:value="1.94624" calcext:value-type="float">
            <text:p>1,94624</text:p>
          </table:table-cell>
          <table:table-cell office:value-type="float" office:value="0.283965" calcext:value-type="float">
            <text:p>0,283965</text:p>
          </table:table-cell>
          <table:table-cell office:value-type="float" office:value="17.4592" calcext:value-type="float">
            <text:p>17,4592</text:p>
          </table:table-cell>
          <table:table-cell office:value-type="float" office:value="32.9671" calcext:value-type="float">
            <text:p>32,9671</text:p>
          </table:table-cell>
          <table:table-cell office:value-type="float" office:value="0.39267" calcext:value-type="float">
            <text:p>0,39267</text:p>
          </table:table-cell>
          <table:table-cell office:value-type="float" office:value="1" calcext:value-type="float">
            <text:p>1</text:p>
          </table:table-cell>
          <table:table-cell office:value-type="float" office:value="0.992063" calcext:value-type="float">
            <text:p>0,992063</text:p>
          </table:table-cell>
          <table:table-cell office:value-type="float" office:value="-0.237751" calcext:value-type="float">
            <text:p>-0,237751</text:p>
          </table:table-cell>
          <table:table-cell office:value-type="float" office:value="-2.12847" calcext:value-type="float">
            <text:p>-2,12847</text:p>
          </table:table-cell>
          <table:table-cell table:number-columns-repeated="1010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920.715" calcext:value-type="float">
            <text:p>920,715</text:p>
          </table:table-cell>
          <table:table-cell office:value-type="float" office:value="577.83" calcext:value-type="float">
            <text:p>577,83</text:p>
          </table:table-cell>
          <table:table-cell office:value-type="float" office:value="-6.59187" calcext:value-type="float">
            <text:p>-6,59187</text:p>
          </table:table-cell>
          <table:table-cell office:value-type="float" office:value="17.4805" calcext:value-type="float">
            <text:p>17,4805</text:p>
          </table:table-cell>
          <table:table-cell office:value-type="float" office:value="1.94692" calcext:value-type="float">
            <text:p>1,94692</text:p>
          </table:table-cell>
          <table:table-cell office:value-type="float" office:value="0.28432" calcext:value-type="float">
            <text:p>0,28432</text:p>
          </table:table-cell>
          <table:table-cell office:value-type="float" office:value="17.4348" calcext:value-type="float">
            <text:p>17,4348</text:p>
          </table:table-cell>
          <table:table-cell office:value-type="float" office:value="32.8983" calcext:value-type="float">
            <text:p>32,8983</text:p>
          </table:table-cell>
          <table:table-cell office:value-type="float" office:value="0.392301" calcext:value-type="float">
            <text:p>0,392301</text:p>
          </table:table-cell>
          <table:table-cell office:value-type="float" office:value="1" calcext:value-type="float">
            <text:p>1</text:p>
          </table:table-cell>
          <table:table-cell office:value-type="float" office:value="0.992095" calcext:value-type="float">
            <text:p>0,992095</text:p>
          </table:table-cell>
          <table:table-cell office:value-type="float" office:value="-0.235735" calcext:value-type="float">
            <text:p>-0,235735</text:p>
          </table:table-cell>
          <table:table-cell office:value-type="float" office:value="-2.12638" calcext:value-type="float">
            <text:p>-2,12638</text:p>
          </table:table-cell>
          <table:table-cell table:number-columns-repeated="1010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920.717" calcext:value-type="float">
            <text:p>920,717</text:p>
          </table:table-cell>
          <table:table-cell office:value-type="float" office:value="577.996" calcext:value-type="float">
            <text:p>577,996</text:p>
          </table:table-cell>
          <table:table-cell office:value-type="float" office:value="-6.59389" calcext:value-type="float">
            <text:p>-6,59389</text:p>
          </table:table-cell>
          <table:table-cell office:value-type="float" office:value="17.4794" calcext:value-type="float">
            <text:p>17,4794</text:p>
          </table:table-cell>
          <table:table-cell office:value-type="float" office:value="1.94683" calcext:value-type="float">
            <text:p>1,94683</text:p>
          </table:table-cell>
          <table:table-cell office:value-type="float" office:value="0.283618" calcext:value-type="float">
            <text:p>0,283618</text:p>
          </table:table-cell>
          <table:table-cell office:value-type="float" office:value="17.4732" calcext:value-type="float">
            <text:p>17,4732</text:p>
          </table:table-cell>
          <table:table-cell office:value-type="float" office:value="33.06" calcext:value-type="float">
            <text:p>33,06</text:p>
          </table:table-cell>
          <table:table-cell office:value-type="float" office:value="0.393192" calcext:value-type="float">
            <text:p>0,393192</text:p>
          </table:table-cell>
          <table:table-cell office:value-type="float" office:value="1" calcext:value-type="float">
            <text:p>1</text:p>
          </table:table-cell>
          <table:table-cell office:value-type="float" office:value="0.992126" calcext:value-type="float">
            <text:p>0,992126</text:p>
          </table:table-cell>
          <table:table-cell office:value-type="float" office:value="-0.24062" calcext:value-type="float">
            <text:p>-0,24062</text:p>
          </table:table-cell>
          <table:table-cell office:value-type="float" office:value="-2.13144" calcext:value-type="float">
            <text:p>-2,13144</text:p>
          </table:table-cell>
          <table:table-cell table:number-columns-repeated="1010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920.718" calcext:value-type="float">
            <text:p>920,718</text:p>
          </table:table-cell>
          <table:table-cell office:value-type="float" office:value="578.165" calcext:value-type="float">
            <text:p>578,165</text:p>
          </table:table-cell>
          <table:table-cell office:value-type="float" office:value="-6.59829" calcext:value-type="float">
            <text:p>-6,59829</text:p>
          </table:table-cell>
          <table:table-cell office:value-type="float" office:value="17.4697" calcext:value-type="float">
            <text:p>17,4697</text:p>
          </table:table-cell>
          <table:table-cell office:value-type="float" office:value="1.94669" calcext:value-type="float">
            <text:p>1,94669</text:p>
          </table:table-cell>
          <table:table-cell office:value-type="float" office:value="0.283117" calcext:value-type="float">
            <text:p>0,283117</text:p>
          </table:table-cell>
          <table:table-cell office:value-type="float" office:value="17.4219" calcext:value-type="float">
            <text:p>17,4219</text:p>
          </table:table-cell>
          <table:table-cell office:value-type="float" office:value="32.9247" calcext:value-type="float">
            <text:p>32,9247</text:p>
          </table:table-cell>
          <table:table-cell office:value-type="float" office:value="0.392736" calcext:value-type="float">
            <text:p>0,392736</text:p>
          </table:table-cell>
          <table:table-cell office:value-type="float" office:value="1" calcext:value-type="float">
            <text:p>1</text:p>
          </table:table-cell>
          <table:table-cell office:value-type="float" office:value="0.992157" calcext:value-type="float">
            <text:p>0,992157</text:p>
          </table:table-cell>
          <table:table-cell office:value-type="float" office:value="-0.233036" calcext:value-type="float">
            <text:p>-0,233036</text:p>
          </table:table-cell>
          <table:table-cell office:value-type="float" office:value="-2.12359" calcext:value-type="float">
            <text:p>-2,12359</text:p>
          </table:table-cell>
          <table:table-cell table:number-columns-repeated="1010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20.719" calcext:value-type="float">
            <text:p>920,719</text:p>
          </table:table-cell>
          <table:table-cell office:value-type="float" office:value="578.328" calcext:value-type="float">
            <text:p>578,328</text:p>
          </table:table-cell>
          <table:table-cell office:value-type="float" office:value="-6.60266" calcext:value-type="float">
            <text:p>-6,60266</text:p>
          </table:table-cell>
          <table:table-cell office:value-type="float" office:value="17.4599" calcext:value-type="float">
            <text:p>17,4599</text:p>
          </table:table-cell>
          <table:table-cell office:value-type="float" office:value="1.94657" calcext:value-type="float">
            <text:p>1,94657</text:p>
          </table:table-cell>
          <table:table-cell office:value-type="float" office:value="0.282357" calcext:value-type="float">
            <text:p>0,282357</text:p>
          </table:table-cell>
          <table:table-cell office:value-type="float" office:value="17.4159" calcext:value-type="float">
            <text:p>17,4159</text:p>
          </table:table-cell>
          <table:table-cell office:value-type="float" office:value="32.9066" calcext:value-type="float">
            <text:p>32,9066</text:p>
          </table:table-cell>
          <table:table-cell office:value-type="float" office:value="0.392827" calcext:value-type="float">
            <text:p>0,392827</text:p>
          </table:table-cell>
          <table:table-cell office:value-type="float" office:value="1" calcext:value-type="float">
            <text:p>1</text:p>
          </table:table-cell>
          <table:table-cell office:value-type="float" office:value="0.992188" calcext:value-type="float">
            <text:p>0,992188</text:p>
          </table:table-cell>
          <table:table-cell office:value-type="float" office:value="-0.231313" calcext:value-type="float">
            <text:p>-0,231313</text:p>
          </table:table-cell>
          <table:table-cell office:value-type="float" office:value="-2.1218" calcext:value-type="float">
            <text:p>-2,1218</text:p>
          </table:table-cell>
          <table:table-cell table:number-columns-repeated="1010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920.72" calcext:value-type="float">
            <text:p>920,72</text:p>
          </table:table-cell>
          <table:table-cell office:value-type="float" office:value="578.362" calcext:value-type="float">
            <text:p>578,362</text:p>
          </table:table-cell>
          <table:table-cell office:value-type="float" office:value="-6.60054" calcext:value-type="float">
            <text:p>-6,60054</text:p>
          </table:table-cell>
          <table:table-cell office:value-type="float" office:value="17.4697" calcext:value-type="float">
            <text:p>17,4697</text:p>
          </table:table-cell>
          <table:table-cell office:value-type="float" office:value="1.94739" calcext:value-type="float">
            <text:p>1,94739</text:p>
          </table:table-cell>
          <table:table-cell office:value-type="float" office:value="0.285687" calcext:value-type="float">
            <text:p>0,285687</text:p>
          </table:table-cell>
          <table:table-cell office:value-type="float" office:value="17.5056" calcext:value-type="float">
            <text:p>17,5056</text:p>
          </table:table-cell>
          <table:table-cell office:value-type="float" office:value="32.9933" calcext:value-type="float">
            <text:p>32,9933</text:p>
          </table:table-cell>
          <table:table-cell office:value-type="float" office:value="0.392849" calcext:value-type="float">
            <text:p>0,392849</text:p>
          </table:table-cell>
          <table:table-cell office:value-type="float" office:value="1" calcext:value-type="float">
            <text:p>1</text:p>
          </table:table-cell>
          <table:table-cell office:value-type="float" office:value="0.992218" calcext:value-type="float">
            <text:p>0,992218</text:p>
          </table:table-cell>
          <table:table-cell office:value-type="float" office:value="-0.24391" calcext:value-type="float">
            <text:p>-0,24391</text:p>
          </table:table-cell>
          <table:table-cell office:value-type="float" office:value="-2.13484" calcext:value-type="float">
            <text:p>-2,13484</text:p>
          </table:table-cell>
          <table:table-cell table:number-columns-repeated="1010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920.721" calcext:value-type="float">
            <text:p>920,721</text:p>
          </table:table-cell>
          <table:table-cell office:value-type="float" office:value="578.395" calcext:value-type="float">
            <text:p>578,395</text:p>
          </table:table-cell>
          <table:table-cell office:value-type="float" office:value="-6.59981" calcext:value-type="float">
            <text:p>-6,59981</text:p>
          </table:table-cell>
          <table:table-cell office:value-type="float" office:value="17.4734" calcext:value-type="float">
            <text:p>17,4734</text:p>
          </table:table-cell>
          <table:table-cell office:value-type="float" office:value="1.94776" calcext:value-type="float">
            <text:p>1,94776</text:p>
          </table:table-cell>
          <table:table-cell office:value-type="float" office:value="0.285864" calcext:value-type="float">
            <text:p>0,285864</text:p>
          </table:table-cell>
          <table:table-cell office:value-type="float" office:value="17.5154" calcext:value-type="float">
            <text:p>17,5154</text:p>
          </table:table-cell>
          <table:table-cell office:value-type="float" office:value="33.1398" calcext:value-type="float">
            <text:p>33,1398</text:p>
          </table:table-cell>
          <table:table-cell office:value-type="float" office:value="0.393516" calcext:value-type="float">
            <text:p>0,393516</text:p>
          </table:table-cell>
          <table:table-cell office:value-type="float" office:value="1" calcext:value-type="float">
            <text:p>1</text:p>
          </table:table-cell>
          <table:table-cell office:value-type="float" office:value="0.992248" calcext:value-type="float">
            <text:p>0,992248</text:p>
          </table:table-cell>
          <table:table-cell office:value-type="float" office:value="-0.246382" calcext:value-type="float">
            <text:p>-0,246382</text:p>
          </table:table-cell>
          <table:table-cell office:value-type="float" office:value="-2.1374" calcext:value-type="float">
            <text:p>-2,1374</text:p>
          </table:table-cell>
          <table:table-cell table:number-columns-repeated="1010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920.722" calcext:value-type="float">
            <text:p>920,722</text:p>
          </table:table-cell>
          <table:table-cell office:value-type="float" office:value="578.432" calcext:value-type="float">
            <text:p>578,432</text:p>
          </table:table-cell>
          <table:table-cell office:value-type="float" office:value="-6.59976" calcext:value-type="float">
            <text:p>-6,59976</text:p>
          </table:table-cell>
          <table:table-cell office:value-type="float" office:value="17.4891" calcext:value-type="float">
            <text:p>17,4891</text:p>
          </table:table-cell>
          <table:table-cell office:value-type="float" office:value="1.94846" calcext:value-type="float">
            <text:p>1,94846</text:p>
          </table:table-cell>
          <table:table-cell office:value-type="float" office:value="0.285693" calcext:value-type="float">
            <text:p>0,285693</text:p>
          </table:table-cell>
          <table:table-cell office:value-type="float" office:value="17.5094" calcext:value-type="float">
            <text:p>17,5094</text:p>
          </table:table-cell>
          <table:table-cell office:value-type="float" office:value="33.1816" calcext:value-type="float">
            <text:p>33,1816</text:p>
          </table:table-cell>
          <table:table-cell office:value-type="float" office:value="0.39336" calcext:value-type="float">
            <text:p>0,39336</text:p>
          </table:table-cell>
          <table:table-cell office:value-type="float" office:value="1" calcext:value-type="float">
            <text:p>1</text:p>
          </table:table-cell>
          <table:table-cell office:value-type="float" office:value="0.992278" calcext:value-type="float">
            <text:p>0,992278</text:p>
          </table:table-cell>
          <table:table-cell office:value-type="float" office:value="-0.245763" calcext:value-type="float">
            <text:p>-0,245763</text:p>
          </table:table-cell>
          <table:table-cell office:value-type="float" office:value="-2.13676" calcext:value-type="float">
            <text:p>-2,13676</text:p>
          </table:table-cell>
          <table:table-cell table:number-columns-repeated="10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20.723" calcext:value-type="float">
            <text:p>920,723</text:p>
          </table:table-cell>
          <table:table-cell office:value-type="float" office:value="578.469" calcext:value-type="float">
            <text:p>578,469</text:p>
          </table:table-cell>
          <table:table-cell office:value-type="float" office:value="-6.60183" calcext:value-type="float">
            <text:p>-6,60183</text:p>
          </table:table-cell>
          <table:table-cell office:value-type="float" office:value="17.5042" calcext:value-type="float">
            <text:p>17,5042</text:p>
          </table:table-cell>
          <table:table-cell office:value-type="float" office:value="1.94877" calcext:value-type="float">
            <text:p>1,94877</text:p>
          </table:table-cell>
          <table:table-cell office:value-type="float" office:value="0.285391" calcext:value-type="float">
            <text:p>0,285391</text:p>
          </table:table-cell>
          <table:table-cell office:value-type="float" office:value="17.5017" calcext:value-type="float">
            <text:p>17,5017</text:p>
          </table:table-cell>
          <table:table-cell office:value-type="float" office:value="33.1717" calcext:value-type="float">
            <text:p>33,1717</text:p>
          </table:table-cell>
          <table:table-cell office:value-type="float" office:value="0.393748" calcext:value-type="float">
            <text:p>0,393748</text:p>
          </table:table-cell>
          <table:table-cell office:value-type="float" office:value="1" calcext:value-type="float">
            <text:p>1</text:p>
          </table:table-cell>
          <table:table-cell office:value-type="float" office:value="0.992308" calcext:value-type="float">
            <text:p>0,992308</text:p>
          </table:table-cell>
          <table:table-cell office:value-type="float" office:value="-0.244373" calcext:value-type="float">
            <text:p>-0,244373</text:p>
          </table:table-cell>
          <table:table-cell office:value-type="float" office:value="-2.13532" calcext:value-type="float">
            <text:p>-2,13532</text:p>
          </table:table-cell>
          <table:table-cell table:number-columns-repeated="1010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920.724" calcext:value-type="float">
            <text:p>920,724</text:p>
          </table:table-cell>
          <table:table-cell office:value-type="float" office:value="578.506" calcext:value-type="float">
            <text:p>578,506</text:p>
          </table:table-cell>
          <table:table-cell office:value-type="float" office:value="-6.60277" calcext:value-type="float">
            <text:p>-6,60277</text:p>
          </table:table-cell>
          <table:table-cell office:value-type="float" office:value="17.5052" calcext:value-type="float">
            <text:p>17,5052</text:p>
          </table:table-cell>
          <table:table-cell office:value-type="float" office:value="1.94904" calcext:value-type="float">
            <text:p>1,94904</text:p>
          </table:table-cell>
          <table:table-cell office:value-type="float" office:value="0.285081" calcext:value-type="float">
            <text:p>0,285081</text:p>
          </table:table-cell>
          <table:table-cell office:value-type="float" office:value="17.5106" calcext:value-type="float">
            <text:p>17,5106</text:p>
          </table:table-cell>
          <table:table-cell office:value-type="float" office:value="33.3325" calcext:value-type="float">
            <text:p>33,3325</text:p>
          </table:table-cell>
          <table:table-cell office:value-type="float" office:value="0.394579" calcext:value-type="float">
            <text:p>0,394579</text:p>
          </table:table-cell>
          <table:table-cell office:value-type="float" office:value="1" calcext:value-type="float">
            <text:p>1</text:p>
          </table:table-cell>
          <table:table-cell office:value-type="float" office:value="0.992337" calcext:value-type="float">
            <text:p>0,992337</text:p>
          </table:table-cell>
          <table:table-cell office:value-type="float" office:value="-0.246389" calcext:value-type="float">
            <text:p>-0,246389</text:p>
          </table:table-cell>
          <table:table-cell office:value-type="float" office:value="-2.13741" calcext:value-type="float">
            <text:p>-2,13741</text:p>
          </table:table-cell>
          <table:table-cell table:number-columns-repeated="1010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920.725" calcext:value-type="float">
            <text:p>920,725</text:p>
          </table:table-cell>
          <table:table-cell office:value-type="float" office:value="578.534" calcext:value-type="float">
            <text:p>578,534</text:p>
          </table:table-cell>
          <table:table-cell office:value-type="float" office:value="-6.60451" calcext:value-type="float">
            <text:p>-6,60451</text:p>
          </table:table-cell>
          <table:table-cell office:value-type="float" office:value="17.5128" calcext:value-type="float">
            <text:p>17,5128</text:p>
          </table:table-cell>
          <table:table-cell office:value-type="float" office:value="1.9489" calcext:value-type="float">
            <text:p>1,9489</text:p>
          </table:table-cell>
          <table:table-cell office:value-type="float" office:value="0.284458" calcext:value-type="float">
            <text:p>0,284458</text:p>
          </table:table-cell>
          <table:table-cell office:value-type="float" office:value="17.5565" calcext:value-type="float">
            <text:p>17,5565</text:p>
          </table:table-cell>
          <table:table-cell office:value-type="float" office:value="33.6593" calcext:value-type="float">
            <text:p>33,6593</text:p>
          </table:table-cell>
          <table:table-cell office:value-type="float" office:value="0.394275" calcext:value-type="float">
            <text:p>0,394275</text:p>
          </table:table-cell>
          <table:table-cell office:value-type="float" office:value="1" calcext:value-type="float">
            <text:p>1</text:p>
          </table:table-cell>
          <table:table-cell office:value-type="float" office:value="0.992366" calcext:value-type="float">
            <text:p>0,992366</text:p>
          </table:table-cell>
          <table:table-cell office:value-type="float" office:value="-0.252418" calcext:value-type="float">
            <text:p>-0,252418</text:p>
          </table:table-cell>
          <table:table-cell office:value-type="float" office:value="-2.14364" calcext:value-type="float">
            <text:p>-2,14364</text:p>
          </table:table-cell>
          <table:table-cell table:number-columns-repeated="1010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920.726" calcext:value-type="float">
            <text:p>920,726</text:p>
          </table:table-cell>
          <table:table-cell office:value-type="float" office:value="578.563" calcext:value-type="float">
            <text:p>578,563</text:p>
          </table:table-cell>
          <table:table-cell office:value-type="float" office:value="-6.60558" calcext:value-type="float">
            <text:p>-6,60558</text:p>
          </table:table-cell>
          <table:table-cell office:value-type="float" office:value="17.5195" calcext:value-type="float">
            <text:p>17,5195</text:p>
          </table:table-cell>
          <table:table-cell office:value-type="float" office:value="1.94907" calcext:value-type="float">
            <text:p>1,94907</text:p>
          </table:table-cell>
          <table:table-cell office:value-type="float" office:value="0.284387" calcext:value-type="float">
            <text:p>0,284387</text:p>
          </table:table-cell>
          <table:table-cell office:value-type="float" office:value="17.5472" calcext:value-type="float">
            <text:p>17,5472</text:p>
          </table:table-cell>
          <table:table-cell office:value-type="float" office:value="33.5738" calcext:value-type="float">
            <text:p>33,5738</text:p>
          </table:table-cell>
          <table:table-cell office:value-type="float" office:value="0.393796" calcext:value-type="float">
            <text:p>0,393796</text:p>
          </table:table-cell>
          <table:table-cell office:value-type="float" office:value="1" calcext:value-type="float">
            <text:p>1</text:p>
          </table:table-cell>
          <table:table-cell office:value-type="float" office:value="0.992395" calcext:value-type="float">
            <text:p>0,992395</text:p>
          </table:table-cell>
          <table:table-cell office:value-type="float" office:value="-0.250404" calcext:value-type="float">
            <text:p>-0,250404</text:p>
          </table:table-cell>
          <table:table-cell office:value-type="float" office:value="-2.14156" calcext:value-type="float">
            <text:p>-2,14156</text:p>
          </table:table-cell>
          <table:table-cell table:number-columns-repeated="1010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920.727" calcext:value-type="float">
            <text:p>920,727</text:p>
          </table:table-cell>
          <table:table-cell office:value-type="float" office:value="578.587" calcext:value-type="float">
            <text:p>578,587</text:p>
          </table:table-cell>
          <table:table-cell office:value-type="float" office:value="-6.60423" calcext:value-type="float">
            <text:p>-6,60423</text:p>
          </table:table-cell>
          <table:table-cell office:value-type="float" office:value="17.5315" calcext:value-type="float">
            <text:p>17,5315</text:p>
          </table:table-cell>
          <table:table-cell office:value-type="float" office:value="1.94914" calcext:value-type="float">
            <text:p>1,94914</text:p>
          </table:table-cell>
          <table:table-cell office:value-type="float" office:value="0.283988" calcext:value-type="float">
            <text:p>0,283988</text:p>
          </table:table-cell>
          <table:table-cell office:value-type="float" office:value="17.5619" calcext:value-type="float">
            <text:p>17,5619</text:p>
          </table:table-cell>
          <table:table-cell office:value-type="float" office:value="33.5518" calcext:value-type="float">
            <text:p>33,5518</text:p>
          </table:table-cell>
          <table:table-cell office:value-type="float" office:value="0.393596" calcext:value-type="float">
            <text:p>0,393596</text:p>
          </table:table-cell>
          <table:table-cell office:value-type="float" office:value="1" calcext:value-type="float">
            <text:p>1</text:p>
          </table:table-cell>
          <table:table-cell office:value-type="float" office:value="0.992424" calcext:value-type="float">
            <text:p>0,992424</text:p>
          </table:table-cell>
          <table:table-cell office:value-type="float" office:value="-0.251659" calcext:value-type="float">
            <text:p>-0,251659</text:p>
          </table:table-cell>
          <table:table-cell office:value-type="float" office:value="-2.14286" calcext:value-type="float">
            <text:p>-2,14286</text:p>
          </table:table-cell>
          <table:table-cell table:number-columns-repeated="1010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920.728" calcext:value-type="float">
            <text:p>920,728</text:p>
          </table:table-cell>
          <table:table-cell office:value-type="float" office:value="578.615" calcext:value-type="float">
            <text:p>578,615</text:p>
          </table:table-cell>
          <table:table-cell office:value-type="float" office:value="-6.60169" calcext:value-type="float">
            <text:p>-6,60169</text:p>
          </table:table-cell>
          <table:table-cell office:value-type="float" office:value="17.5429" calcext:value-type="float">
            <text:p>17,5429</text:p>
          </table:table-cell>
          <table:table-cell office:value-type="float" office:value="1.94997" calcext:value-type="float">
            <text:p>1,94997</text:p>
          </table:table-cell>
          <table:table-cell office:value-type="float" office:value="0.283829" calcext:value-type="float">
            <text:p>0,283829</text:p>
          </table:table-cell>
          <table:table-cell office:value-type="float" office:value="17.5661" calcext:value-type="float">
            <text:p>17,5661</text:p>
          </table:table-cell>
          <table:table-cell office:value-type="float" office:value="33.5073" calcext:value-type="float">
            <text:p>33,5073</text:p>
          </table:table-cell>
          <table:table-cell office:value-type="float" office:value="0.393089" calcext:value-type="float">
            <text:p>0,393089</text:p>
          </table:table-cell>
          <table:table-cell office:value-type="float" office:value="1" calcext:value-type="float">
            <text:p>1</text:p>
          </table:table-cell>
          <table:table-cell office:value-type="float" office:value="0.992453" calcext:value-type="float">
            <text:p>0,992453</text:p>
          </table:table-cell>
          <table:table-cell office:value-type="float" office:value="-0.252066" calcext:value-type="float">
            <text:p>-0,252066</text:p>
          </table:table-cell>
          <table:table-cell office:value-type="float" office:value="-2.14328" calcext:value-type="float">
            <text:p>-2,14328</text:p>
          </table:table-cell>
          <table:table-cell table:number-columns-repeated="1010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920.729" calcext:value-type="float">
            <text:p>920,729</text:p>
          </table:table-cell>
          <table:table-cell office:value-type="float" office:value="578.639" calcext:value-type="float">
            <text:p>578,639</text:p>
          </table:table-cell>
          <table:table-cell office:value-type="float" office:value="-6.60215" calcext:value-type="float">
            <text:p>-6,60215</text:p>
          </table:table-cell>
          <table:table-cell office:value-type="float" office:value="17.5484" calcext:value-type="float">
            <text:p>17,5484</text:p>
          </table:table-cell>
          <table:table-cell office:value-type="float" office:value="1.95027" calcext:value-type="float">
            <text:p>1,95027</text:p>
          </table:table-cell>
          <table:table-cell office:value-type="float" office:value="0.283121" calcext:value-type="float">
            <text:p>0,283121</text:p>
          </table:table-cell>
          <table:table-cell office:value-type="float" office:value="17.579" calcext:value-type="float">
            <text:p>17,579</text:p>
          </table:table-cell>
          <table:table-cell office:value-type="float" office:value="33.5432" calcext:value-type="float">
            <text:p>33,5432</text:p>
          </table:table-cell>
          <table:table-cell office:value-type="float" office:value="0.393625" calcext:value-type="float">
            <text:p>0,393625</text:p>
          </table:table-cell>
          <table:table-cell office:value-type="float" office:value="1" calcext:value-type="float">
            <text:p>1</text:p>
          </table:table-cell>
          <table:table-cell office:value-type="float" office:value="0.992481" calcext:value-type="float">
            <text:p>0,992481</text:p>
          </table:table-cell>
          <table:table-cell office:value-type="float" office:value="-0.253508" calcext:value-type="float">
            <text:p>-0,253508</text:p>
          </table:table-cell>
          <table:table-cell office:value-type="float" office:value="-2.14477" calcext:value-type="float">
            <text:p>-2,14477</text:p>
          </table:table-cell>
          <table:table-cell table:number-columns-repeated="10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920.73" calcext:value-type="float">
            <text:p>920,73</text:p>
          </table:table-cell>
          <table:table-cell office:value-type="float" office:value="578.768" calcext:value-type="float">
            <text:p>578,768</text:p>
          </table:table-cell>
          <table:table-cell office:value-type="float" office:value="-6.60439" calcext:value-type="float">
            <text:p>-6,60439</text:p>
          </table:table-cell>
          <table:table-cell office:value-type="float" office:value="17.5457" calcext:value-type="float">
            <text:p>17,5457</text:p>
          </table:table-cell>
          <table:table-cell office:value-type="float" office:value="1.95052" calcext:value-type="float">
            <text:p>1,95052</text:p>
          </table:table-cell>
          <table:table-cell office:value-type="float" office:value="0.288152" calcext:value-type="float">
            <text:p>0,288152</text:p>
          </table:table-cell>
          <table:table-cell office:value-type="float" office:value="17.5361" calcext:value-type="float">
            <text:p>17,5361</text:p>
          </table:table-cell>
          <table:table-cell office:value-type="float" office:value="33.4276" calcext:value-type="float">
            <text:p>33,4276</text:p>
          </table:table-cell>
          <table:table-cell office:value-type="float" office:value="0.393504" calcext:value-type="float">
            <text:p>0,393504</text:p>
          </table:table-cell>
          <table:table-cell office:value-type="float" office:value="1" calcext:value-type="float">
            <text:p>1</text:p>
          </table:table-cell>
          <table:table-cell office:value-type="float" office:value="0.992509" calcext:value-type="float">
            <text:p>0,992509</text:p>
          </table:table-cell>
          <table:table-cell office:value-type="float" office:value="-0.250251" calcext:value-type="float">
            <text:p>-0,250251</text:p>
          </table:table-cell>
          <table:table-cell office:value-type="float" office:value="-2.1414" calcext:value-type="float">
            <text:p>-2,1414</text:p>
          </table:table-cell>
          <table:table-cell table:number-columns-repeated="1010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920.731" calcext:value-type="float">
            <text:p>920,731</text:p>
          </table:table-cell>
          <table:table-cell office:value-type="float" office:value="578.918" calcext:value-type="float">
            <text:p>578,918</text:p>
          </table:table-cell>
          <table:table-cell office:value-type="float" office:value="-6.60933" calcext:value-type="float">
            <text:p>-6,60933</text:p>
          </table:table-cell>
          <table:table-cell office:value-type="float" office:value="17.5463" calcext:value-type="float">
            <text:p>17,5463</text:p>
          </table:table-cell>
          <table:table-cell office:value-type="float" office:value="1.95058" calcext:value-type="float">
            <text:p>1,95058</text:p>
          </table:table-cell>
          <table:table-cell office:value-type="float" office:value="0.287635" calcext:value-type="float">
            <text:p>0,287635</text:p>
          </table:table-cell>
          <table:table-cell office:value-type="float" office:value="17.5731" calcext:value-type="float">
            <text:p>17,5731</text:p>
          </table:table-cell>
          <table:table-cell office:value-type="float" office:value="33.5663" calcext:value-type="float">
            <text:p>33,5663</text:p>
          </table:table-cell>
          <table:table-cell office:value-type="float" office:value="0.393839" calcext:value-type="float">
            <text:p>0,393839</text:p>
          </table:table-cell>
          <table:table-cell office:value-type="float" office:value="1" calcext:value-type="float">
            <text:p>1</text:p>
          </table:table-cell>
          <table:table-cell office:value-type="float" office:value="0.992537" calcext:value-type="float">
            <text:p>0,992537</text:p>
          </table:table-cell>
          <table:table-cell office:value-type="float" office:value="-0.254219" calcext:value-type="float">
            <text:p>-0,254219</text:p>
          </table:table-cell>
          <table:table-cell office:value-type="float" office:value="-2.1455" calcext:value-type="float">
            <text:p>-2,1455</text:p>
          </table:table-cell>
          <table:table-cell table:number-columns-repeated="1010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920.732" calcext:value-type="float">
            <text:p>920,732</text:p>
          </table:table-cell>
          <table:table-cell office:value-type="float" office:value="579.063" calcext:value-type="float">
            <text:p>579,063</text:p>
          </table:table-cell>
          <table:table-cell office:value-type="float" office:value="-6.61014" calcext:value-type="float">
            <text:p>-6,61014</text:p>
          </table:table-cell>
          <table:table-cell office:value-type="float" office:value="17.5733" calcext:value-type="float">
            <text:p>17,5733</text:p>
          </table:table-cell>
          <table:table-cell office:value-type="float" office:value="1.95162" calcext:value-type="float">
            <text:p>1,95162</text:p>
          </table:table-cell>
          <table:table-cell office:value-type="float" office:value="0.291328" calcext:value-type="float">
            <text:p>0,291328</text:p>
          </table:table-cell>
          <table:table-cell office:value-type="float" office:value="17.7163" calcext:value-type="float">
            <text:p>17,7163</text:p>
          </table:table-cell>
          <table:table-cell office:value-type="float" office:value="35.1545" calcext:value-type="float">
            <text:p>35,1545</text:p>
          </table:table-cell>
          <table:table-cell office:value-type="float" office:value="0.394735" calcext:value-type="float">
            <text:p>0,394735</text:p>
          </table:table-cell>
          <table:table-cell office:value-type="float" office:value="1" calcext:value-type="float">
            <text:p>1</text:p>
          </table:table-cell>
          <table:table-cell office:value-type="float" office:value="0.992565" calcext:value-type="float">
            <text:p>0,992565</text:p>
          </table:table-cell>
          <table:table-cell office:value-type="float" office:value="-0.281049" calcext:value-type="float">
            <text:p>-0,281049</text:p>
          </table:table-cell>
          <table:table-cell office:value-type="float" office:value="-2.17317" calcext:value-type="float">
            <text:p>-2,17317</text:p>
          </table:table-cell>
          <table:table-cell table:number-columns-repeated="10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20.733" calcext:value-type="float">
            <text:p>920,733</text:p>
          </table:table-cell>
          <table:table-cell office:value-type="float" office:value="579.207" calcext:value-type="float">
            <text:p>579,207</text:p>
          </table:table-cell>
          <table:table-cell office:value-type="float" office:value="-6.6122" calcext:value-type="float">
            <text:p>-6,6122</text:p>
          </table:table-cell>
          <table:table-cell office:value-type="float" office:value="17.5971" calcext:value-type="float">
            <text:p>17,5971</text:p>
          </table:table-cell>
          <table:table-cell office:value-type="float" office:value="1.95217" calcext:value-type="float">
            <text:p>1,95217</text:p>
          </table:table-cell>
          <table:table-cell office:value-type="float" office:value="0.290977" calcext:value-type="float">
            <text:p>0,290977</text:p>
          </table:table-cell>
          <table:table-cell office:value-type="float" office:value="17.7198" calcext:value-type="float">
            <text:p>17,7198</text:p>
          </table:table-cell>
          <table:table-cell office:value-type="float" office:value="35.0995" calcext:value-type="float">
            <text:p>35,0995</text:p>
          </table:table-cell>
          <table:table-cell office:value-type="float" office:value="0.395251" calcext:value-type="float">
            <text:p>0,395251</text:p>
          </table:table-cell>
          <table:table-cell office:value-type="float" office:value="1" calcext:value-type="float">
            <text:p>1</text:p>
          </table:table-cell>
          <table:table-cell office:value-type="float" office:value="0.992593" calcext:value-type="float">
            <text:p>0,992593</text:p>
          </table:table-cell>
          <table:table-cell office:value-type="float" office:value="-0.280635" calcext:value-type="float">
            <text:p>-0,280635</text:p>
          </table:table-cell>
          <table:table-cell office:value-type="float" office:value="-2.17275" calcext:value-type="float">
            <text:p>-2,17275</text:p>
          </table:table-cell>
          <table:table-cell table:number-columns-repeated="1010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920.734" calcext:value-type="float">
            <text:p>920,734</text:p>
          </table:table-cell>
          <table:table-cell office:value-type="float" office:value="579.347" calcext:value-type="float">
            <text:p>579,347</text:p>
          </table:table-cell>
          <table:table-cell office:value-type="float" office:value="-6.60899" calcext:value-type="float">
            <text:p>-6,60899</text:p>
          </table:table-cell>
          <table:table-cell office:value-type="float" office:value="17.6699" calcext:value-type="float">
            <text:p>17,6699</text:p>
          </table:table-cell>
          <table:table-cell office:value-type="float" office:value="1.95372" calcext:value-type="float">
            <text:p>1,95372</text:p>
          </table:table-cell>
          <table:table-cell office:value-type="float" office:value="0.290888" calcext:value-type="float">
            <text:p>0,290888</text:p>
          </table:table-cell>
          <table:table-cell office:value-type="float" office:value="17.8012" calcext:value-type="float">
            <text:p>17,8012</text:p>
          </table:table-cell>
          <table:table-cell office:value-type="float" office:value="35.1505" calcext:value-type="float">
            <text:p>35,1505</text:p>
          </table:table-cell>
          <table:table-cell office:value-type="float" office:value="0.395403" calcext:value-type="float">
            <text:p>0,395403</text:p>
          </table:table-cell>
          <table:table-cell office:value-type="float" office:value="1" calcext:value-type="float">
            <text:p>1</text:p>
          </table:table-cell>
          <table:table-cell office:value-type="float" office:value="0.99262" calcext:value-type="float">
            <text:p>0,99262</text:p>
          </table:table-cell>
          <table:table-cell office:value-type="float" office:value="-0.289835" calcext:value-type="float">
            <text:p>-0,289835</text:p>
          </table:table-cell>
          <table:table-cell office:value-type="float" office:value="-2.18221" calcext:value-type="float">
            <text:p>-2,18221</text:p>
          </table:table-cell>
          <table:table-cell table:number-columns-repeated="1010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920.735" calcext:value-type="float">
            <text:p>920,735</text:p>
          </table:table-cell>
          <table:table-cell office:value-type="float" office:value="579.496" calcext:value-type="float">
            <text:p>579,496</text:p>
          </table:table-cell>
          <table:table-cell office:value-type="float" office:value="-6.61282" calcext:value-type="float">
            <text:p>-6,61282</text:p>
          </table:table-cell>
          <table:table-cell office:value-type="float" office:value="17.7159" calcext:value-type="float">
            <text:p>17,7159</text:p>
          </table:table-cell>
          <table:table-cell office:value-type="float" office:value="1.95403" calcext:value-type="float">
            <text:p>1,95403</text:p>
          </table:table-cell>
          <table:table-cell office:value-type="float" office:value="0.290554" calcext:value-type="float">
            <text:p>0,290554</text:p>
          </table:table-cell>
          <table:table-cell office:value-type="float" office:value="17.7712" calcext:value-type="float">
            <text:p>17,7712</text:p>
          </table:table-cell>
          <table:table-cell office:value-type="float" office:value="35.0402" calcext:value-type="float">
            <text:p>35,0402</text:p>
          </table:table-cell>
          <table:table-cell office:value-type="float" office:value="0.396459" calcext:value-type="float">
            <text:p>0,396459</text:p>
          </table:table-cell>
          <table:table-cell office:value-type="float" office:value="1" calcext:value-type="float">
            <text:p>1</text:p>
          </table:table-cell>
          <table:table-cell office:value-type="float" office:value="0.992647" calcext:value-type="float">
            <text:p>0,992647</text:p>
          </table:table-cell>
          <table:table-cell office:value-type="float" office:value="-0.284912" calcext:value-type="float">
            <text:p>-0,284912</text:p>
          </table:table-cell>
          <table:table-cell office:value-type="float" office:value="-2.17715" calcext:value-type="float">
            <text:p>-2,17715</text:p>
          </table:table-cell>
          <table:table-cell table:number-columns-repeated="1010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920.736" calcext:value-type="float">
            <text:p>920,736</text:p>
          </table:table-cell>
          <table:table-cell office:value-type="float" office:value="579.637" calcext:value-type="float">
            <text:p>579,637</text:p>
          </table:table-cell>
          <table:table-cell office:value-type="float" office:value="-6.61669" calcext:value-type="float">
            <text:p>-6,61669</text:p>
          </table:table-cell>
          <table:table-cell office:value-type="float" office:value="17.7353" calcext:value-type="float">
            <text:p>17,7353</text:p>
          </table:table-cell>
          <table:table-cell office:value-type="float" office:value="1.95388" calcext:value-type="float">
            <text:p>1,95388</text:p>
          </table:table-cell>
          <table:table-cell office:value-type="float" office:value="0.289946" calcext:value-type="float">
            <text:p>0,289946</text:p>
          </table:table-cell>
          <table:table-cell office:value-type="float" office:value="17.8017" calcext:value-type="float">
            <text:p>17,8017</text:p>
          </table:table-cell>
          <table:table-cell office:value-type="float" office:value="35.1262" calcext:value-type="float">
            <text:p>35,1262</text:p>
          </table:table-cell>
          <table:table-cell office:value-type="float" office:value="0.397606" calcext:value-type="float">
            <text:p>0,397606</text:p>
          </table:table-cell>
          <table:table-cell office:value-type="float" office:value="1" calcext:value-type="float">
            <text:p>1</text:p>
          </table:table-cell>
          <table:table-cell office:value-type="float" office:value="0.992674" calcext:value-type="float">
            <text:p>0,992674</text:p>
          </table:table-cell>
          <table:table-cell office:value-type="float" office:value="-0.287955" calcext:value-type="float">
            <text:p>-0,287955</text:p>
          </table:table-cell>
          <table:table-cell office:value-type="float" office:value="-2.18028" calcext:value-type="float">
            <text:p>-2,18028</text:p>
          </table:table-cell>
          <table:table-cell table:number-columns-repeated="1010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920.737" calcext:value-type="float">
            <text:p>920,737</text:p>
          </table:table-cell>
          <table:table-cell office:value-type="float" office:value="579.657" calcext:value-type="float">
            <text:p>579,657</text:p>
          </table:table-cell>
          <table:table-cell office:value-type="float" office:value="-6.61522" calcext:value-type="float">
            <text:p>-6,61522</text:p>
          </table:table-cell>
          <table:table-cell office:value-type="float" office:value="17.8476" calcext:value-type="float">
            <text:p>17,8476</text:p>
          </table:table-cell>
          <table:table-cell office:value-type="float" office:value="1.95522" calcext:value-type="float">
            <text:p>1,95522</text:p>
          </table:table-cell>
          <table:table-cell office:value-type="float" office:value="0.293393" calcext:value-type="float">
            <text:p>0,293393</text:p>
          </table:table-cell>
          <table:table-cell office:value-type="float" office:value="18.1762" calcext:value-type="float">
            <text:p>18,1762</text:p>
          </table:table-cell>
          <table:table-cell office:value-type="float" office:value="37.305" calcext:value-type="float">
            <text:p>37,305</text:p>
          </table:table-cell>
          <table:table-cell office:value-type="float" office:value="0.397891" calcext:value-type="float">
            <text:p>0,397891</text:p>
          </table:table-cell>
          <table:table-cell office:value-type="float" office:value="1" calcext:value-type="float">
            <text:p>1</text:p>
          </table:table-cell>
          <table:table-cell office:value-type="float" office:value="0.992701" calcext:value-type="float">
            <text:p>0,992701</text:p>
          </table:table-cell>
          <table:table-cell office:value-type="float" office:value="-0.34201" calcext:value-type="float">
            <text:p>-0,34201</text:p>
          </table:table-cell>
          <table:table-cell office:value-type="float" office:value="-2.23565" calcext:value-type="float">
            <text:p>-2,23565</text:p>
          </table:table-cell>
          <table:table-cell table:number-columns-repeated="1010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920.738" calcext:value-type="float">
            <text:p>920,738</text:p>
          </table:table-cell>
          <table:table-cell office:value-type="float" office:value="579.68" calcext:value-type="float">
            <text:p>579,68</text:p>
          </table:table-cell>
          <table:table-cell office:value-type="float" office:value="-6.61715" calcext:value-type="float">
            <text:p>-6,61715</text:p>
          </table:table-cell>
          <table:table-cell office:value-type="float" office:value="17.9101" calcext:value-type="float">
            <text:p>17,9101</text:p>
          </table:table-cell>
          <table:table-cell office:value-type="float" office:value="1.95564" calcext:value-type="float">
            <text:p>1,95564</text:p>
          </table:table-cell>
          <table:table-cell office:value-type="float" office:value="0.2939" calcext:value-type="float">
            <text:p>0,2939</text:p>
          </table:table-cell>
          <table:table-cell office:value-type="float" office:value="18.1606" calcext:value-type="float">
            <text:p>18,1606</text:p>
          </table:table-cell>
          <table:table-cell office:value-type="float" office:value="37.2246" calcext:value-type="float">
            <text:p>37,2246</text:p>
          </table:table-cell>
          <table:table-cell office:value-type="float" office:value="0.397906" calcext:value-type="float">
            <text:p>0,397906</text:p>
          </table:table-cell>
          <table:table-cell office:value-type="float" office:value="1" calcext:value-type="float">
            <text:p>1</text:p>
          </table:table-cell>
          <table:table-cell office:value-type="float" office:value="0.992727" calcext:value-type="float">
            <text:p>0,992727</text:p>
          </table:table-cell>
          <table:table-cell office:value-type="float" office:value="-0.33888" calcext:value-type="float">
            <text:p>-0,33888</text:p>
          </table:table-cell>
          <table:table-cell office:value-type="float" office:value="-2.23246" calcext:value-type="float">
            <text:p>-2,23246</text:p>
          </table:table-cell>
          <table:table-cell table:number-columns-repeated="1010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79.703" calcext:value-type="float">
            <text:p>579,703</text:p>
          </table:table-cell>
          <table:table-cell office:value-type="float" office:value="-6.6189" calcext:value-type="float">
            <text:p>-6,6189</text:p>
          </table:table-cell>
          <table:table-cell office:value-type="float" office:value="17.9818" calcext:value-type="float">
            <text:p>17,9818</text:p>
          </table:table-cell>
          <table:table-cell office:value-type="float" office:value="1.95642" calcext:value-type="float">
            <text:p>1,95642</text:p>
          </table:table-cell>
          <table:table-cell office:value-type="float" office:value="0.296339" calcext:value-type="float">
            <text:p>0,296339</text:p>
          </table:table-cell>
          <table:table-cell office:value-type="float" office:value="18.1492" calcext:value-type="float">
            <text:p>18,1492</text:p>
          </table:table-cell>
          <table:table-cell office:value-type="float" office:value="37.2841" calcext:value-type="float">
            <text:p>37,2841</text:p>
          </table:table-cell>
          <table:table-cell office:value-type="float" office:value="0.397935" calcext:value-type="float">
            <text:p>0,397935</text:p>
          </table:table-cell>
          <table:table-cell office:value-type="float" office:value="1" calcext:value-type="float">
            <text:p>1</text:p>
          </table:table-cell>
          <table:table-cell office:value-type="float" office:value="0.992754" calcext:value-type="float">
            <text:p>0,992754</text:p>
          </table:table-cell>
          <table:table-cell office:value-type="float" office:value="-0.337959" calcext:value-type="float">
            <text:p>-0,337959</text:p>
          </table:table-cell>
          <table:table-cell office:value-type="float" office:value="-2.23152" calcext:value-type="float">
            <text:p>-2,23152</text:p>
          </table:table-cell>
          <table:table-cell table:number-columns-repeated="1010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920.74" calcext:value-type="float">
            <text:p>920,74</text:p>
          </table:table-cell>
          <table:table-cell office:value-type="float" office:value="579.805" calcext:value-type="float">
            <text:p>579,805</text:p>
          </table:table-cell>
          <table:table-cell office:value-type="float" office:value="-6.61958" calcext:value-type="float">
            <text:p>-6,61958</text:p>
          </table:table-cell>
          <table:table-cell office:value-type="float" office:value="18.0531" calcext:value-type="float">
            <text:p>18,0531</text:p>
          </table:table-cell>
          <table:table-cell office:value-type="float" office:value="1.95744" calcext:value-type="float">
            <text:p>1,95744</text:p>
          </table:table-cell>
          <table:table-cell office:value-type="float" office:value="0.295915" calcext:value-type="float">
            <text:p>0,295915</text:p>
          </table:table-cell>
          <table:table-cell office:value-type="float" office:value="18.1762" calcext:value-type="float">
            <text:p>18,1762</text:p>
          </table:table-cell>
          <table:table-cell office:value-type="float" office:value="37.2901" calcext:value-type="float">
            <text:p>37,2901</text:p>
          </table:table-cell>
          <table:table-cell office:value-type="float" office:value="0.397838" calcext:value-type="float">
            <text:p>0,397838</text:p>
          </table:table-cell>
          <table:table-cell office:value-type="float" office:value="1" calcext:value-type="float">
            <text:p>1</text:p>
          </table:table-cell>
          <table:table-cell office:value-type="float" office:value="0.99278" calcext:value-type="float">
            <text:p>0,99278</text:p>
          </table:table-cell>
          <table:table-cell office:value-type="float" office:value="-0.339725" calcext:value-type="float">
            <text:p>-0,339725</text:p>
          </table:table-cell>
          <table:table-cell office:value-type="float" office:value="-2.23332" calcext:value-type="float">
            <text:p>-2,23332</text:p>
          </table:table-cell>
          <table:table-cell table:number-columns-repeated="1010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920.741" calcext:value-type="float">
            <text:p>920,741</text:p>
          </table:table-cell>
          <table:table-cell office:value-type="float" office:value="579.946" calcext:value-type="float">
            <text:p>579,946</text:p>
          </table:table-cell>
          <table:table-cell office:value-type="float" office:value="-6.62321" calcext:value-type="float">
            <text:p>-6,62321</text:p>
          </table:table-cell>
          <table:table-cell office:value-type="float" office:value="18.0617" calcext:value-type="float">
            <text:p>18,0617</text:p>
          </table:table-cell>
          <table:table-cell office:value-type="float" office:value="1.95723" calcext:value-type="float">
            <text:p>1,95723</text:p>
          </table:table-cell>
          <table:table-cell office:value-type="float" office:value="0.295507" calcext:value-type="float">
            <text:p>0,295507</text:p>
          </table:table-cell>
          <table:table-cell office:value-type="float" office:value="18.2189" calcext:value-type="float">
            <text:p>18,2189</text:p>
          </table:table-cell>
          <table:table-cell office:value-type="float" office:value="37.358" calcext:value-type="float">
            <text:p>37,358</text:p>
          </table:table-cell>
          <table:table-cell office:value-type="float" office:value="0.401266" calcext:value-type="float">
            <text:p>0,401266</text:p>
          </table:table-cell>
          <table:table-cell office:value-type="float" office:value="1" calcext:value-type="float">
            <text:p>1</text:p>
          </table:table-cell>
          <table:table-cell office:value-type="float" office:value="0.992806" calcext:value-type="float">
            <text:p>0,992806</text:p>
          </table:table-cell>
          <table:table-cell office:value-type="float" office:value="-0.345286" calcext:value-type="float">
            <text:p>-0,345286</text:p>
          </table:table-cell>
          <table:table-cell office:value-type="float" office:value="-2.23899" calcext:value-type="float">
            <text:p>-2,23899</text:p>
          </table:table-cell>
          <table:table-cell table:number-columns-repeated="1010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920.742" calcext:value-type="float">
            <text:p>920,742</text:p>
          </table:table-cell>
          <table:table-cell office:value-type="float" office:value="580.079" calcext:value-type="float">
            <text:p>580,079</text:p>
          </table:table-cell>
          <table:table-cell office:value-type="float" office:value="-6.62539" calcext:value-type="float">
            <text:p>-6,62539</text:p>
          </table:table-cell>
          <table:table-cell office:value-type="float" office:value="18.0782" calcext:value-type="float">
            <text:p>18,0782</text:p>
          </table:table-cell>
          <table:table-cell office:value-type="float" office:value="1.9573" calcext:value-type="float">
            <text:p>1,9573</text:p>
          </table:table-cell>
          <table:table-cell office:value-type="float" office:value="0.294948" calcext:value-type="float">
            <text:p>0,294948</text:p>
          </table:table-cell>
          <table:table-cell office:value-type="float" office:value="18.2346" calcext:value-type="float">
            <text:p>18,2346</text:p>
          </table:table-cell>
          <table:table-cell office:value-type="float" office:value="37.3398" calcext:value-type="float">
            <text:p>37,3398</text:p>
          </table:table-cell>
          <table:table-cell office:value-type="float" office:value="0.401099" calcext:value-type="float">
            <text:p>0,401099</text:p>
          </table:table-cell>
          <table:table-cell office:value-type="float" office:value="1" calcext:value-type="float">
            <text:p>1</text:p>
          </table:table-cell>
          <table:table-cell office:value-type="float" office:value="0.992832" calcext:value-type="float">
            <text:p>0,992832</text:p>
          </table:table-cell>
          <table:table-cell office:value-type="float" office:value="-0.345932" calcext:value-type="float">
            <text:p>-0,345932</text:p>
          </table:table-cell>
          <table:table-cell office:value-type="float" office:value="-2.23965" calcext:value-type="float">
            <text:p>-2,23965</text:p>
          </table:table-cell>
          <table:table-cell table:number-columns-repeated="10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20.743" calcext:value-type="float">
            <text:p>920,743</text:p>
          </table:table-cell>
          <table:table-cell office:value-type="float" office:value="580.089" calcext:value-type="float">
            <text:p>580,089</text:p>
          </table:table-cell>
          <table:table-cell office:value-type="float" office:value="-6.62741" calcext:value-type="float">
            <text:p>-6,62741</text:p>
          </table:table-cell>
          <table:table-cell office:value-type="float" office:value="18.1042" calcext:value-type="float">
            <text:p>18,1042</text:p>
          </table:table-cell>
          <table:table-cell office:value-type="float" office:value="1.9572" calcext:value-type="float">
            <text:p>1,9572</text:p>
          </table:table-cell>
          <table:table-cell office:value-type="float" office:value="0.295094" calcext:value-type="float">
            <text:p>0,295094</text:p>
          </table:table-cell>
          <table:table-cell office:value-type="float" office:value="18.2574" calcext:value-type="float">
            <text:p>18,2574</text:p>
          </table:table-cell>
          <table:table-cell office:value-type="float" office:value="37.5184" calcext:value-type="float">
            <text:p>37,5184</text:p>
          </table:table-cell>
          <table:table-cell office:value-type="float" office:value="0.402306" calcext:value-type="float">
            <text:p>0,402306</text:p>
          </table:table-cell>
          <table:table-cell office:value-type="float" office:value="1" calcext:value-type="float">
            <text:p>1</text:p>
          </table:table-cell>
          <table:table-cell office:value-type="float" office:value="0.992857" calcext:value-type="float">
            <text:p>0,992857</text:p>
          </table:table-cell>
          <table:table-cell office:value-type="float" office:value="-0.349203" calcext:value-type="float">
            <text:p>-0,349203</text:p>
          </table:table-cell>
          <table:table-cell office:value-type="float" office:value="-2.24298" calcext:value-type="float">
            <text:p>-2,24298</text:p>
          </table:table-cell>
          <table:table-cell table:number-columns-repeated="1010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920.744" calcext:value-type="float">
            <text:p>920,744</text:p>
          </table:table-cell>
          <table:table-cell office:value-type="float" office:value="580.224" calcext:value-type="float">
            <text:p>580,224</text:p>
          </table:table-cell>
          <table:table-cell office:value-type="float" office:value="-6.63135" calcext:value-type="float">
            <text:p>-6,63135</text:p>
          </table:table-cell>
          <table:table-cell office:value-type="float" office:value="18.121" calcext:value-type="float">
            <text:p>18,121</text:p>
          </table:table-cell>
          <table:table-cell office:value-type="float" office:value="1.95663" calcext:value-type="float">
            <text:p>1,95663</text:p>
          </table:table-cell>
          <table:table-cell office:value-type="float" office:value="0.294694" calcext:value-type="float">
            <text:p>0,294694</text:p>
          </table:table-cell>
          <table:table-cell office:value-type="float" office:value="18.2511" calcext:value-type="float">
            <text:p>18,2511</text:p>
          </table:table-cell>
          <table:table-cell office:value-type="float" office:value="37.5402" calcext:value-type="float">
            <text:p>37,5402</text:p>
          </table:table-cell>
          <table:table-cell office:value-type="float" office:value="0.402351" calcext:value-type="float">
            <text:p>0,402351</text:p>
          </table:table-cell>
          <table:table-cell office:value-type="float" office:value="1" calcext:value-type="float">
            <text:p>1</text:p>
          </table:table-cell>
          <table:table-cell office:value-type="float" office:value="0.992883" calcext:value-type="float">
            <text:p>0,992883</text:p>
          </table:table-cell>
          <table:table-cell office:value-type="float" office:value="-0.347338" calcext:value-type="float">
            <text:p>-0,347338</text:p>
          </table:table-cell>
          <table:table-cell office:value-type="float" office:value="-2.24108" calcext:value-type="float">
            <text:p>-2,24108</text:p>
          </table:table-cell>
          <table:table-cell table:number-columns-repeated="1010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20.745" calcext:value-type="float">
            <text:p>920,745</text:p>
          </table:table-cell>
          <table:table-cell office:value-type="float" office:value="580.351" calcext:value-type="float">
            <text:p>580,351</text:p>
          </table:table-cell>
          <table:table-cell office:value-type="float" office:value="-6.63333" calcext:value-type="float">
            <text:p>-6,63333</text:p>
          </table:table-cell>
          <table:table-cell office:value-type="float" office:value="18.1247" calcext:value-type="float">
            <text:p>18,1247</text:p>
          </table:table-cell>
          <table:table-cell office:value-type="float" office:value="1.95626" calcext:value-type="float">
            <text:p>1,95626</text:p>
          </table:table-cell>
          <table:table-cell office:value-type="float" office:value="0.294035" calcext:value-type="float">
            <text:p>0,294035</text:p>
          </table:table-cell>
          <table:table-cell office:value-type="float" office:value="18.2387" calcext:value-type="float">
            <text:p>18,2387</text:p>
          </table:table-cell>
          <table:table-cell office:value-type="float" office:value="37.4674" calcext:value-type="float">
            <text:p>37,4674</text:p>
          </table:table-cell>
          <table:table-cell office:value-type="float" office:value="0.401821" calcext:value-type="float">
            <text:p>0,401821</text:p>
          </table:table-cell>
          <table:table-cell office:value-type="float" office:value="1" calcext:value-type="float">
            <text:p>1</text:p>
          </table:table-cell>
          <table:table-cell office:value-type="float" office:value="0.992908" calcext:value-type="float">
            <text:p>0,992908</text:p>
          </table:table-cell>
          <table:table-cell office:value-type="float" office:value="-0.344489" calcext:value-type="float">
            <text:p>-0,344489</text:p>
          </table:table-cell>
          <table:table-cell office:value-type="float" office:value="-2.23818" calcext:value-type="float">
            <text:p>-2,23818</text:p>
          </table:table-cell>
          <table:table-cell table:number-columns-repeated="1010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80.473" calcext:value-type="float">
            <text:p>580,473</text:p>
          </table:table-cell>
          <table:table-cell office:value-type="float" office:value="-6.63316" calcext:value-type="float">
            <text:p>-6,63316</text:p>
          </table:table-cell>
          <table:table-cell office:value-type="float" office:value="18.1223" calcext:value-type="float">
            <text:p>18,1223</text:p>
          </table:table-cell>
          <table:table-cell office:value-type="float" office:value="1.95595" calcext:value-type="float">
            <text:p>1,95595</text:p>
          </table:table-cell>
          <table:table-cell office:value-type="float" office:value="0.293773" calcext:value-type="float">
            <text:p>0,293773</text:p>
          </table:table-cell>
          <table:table-cell office:value-type="float" office:value="18.2288" calcext:value-type="float">
            <text:p>18,2288</text:p>
          </table:table-cell>
          <table:table-cell office:value-type="float" office:value="37.382" calcext:value-type="float">
            <text:p>37,382</text:p>
          </table:table-cell>
          <table:table-cell office:value-type="float" office:value="0.4011" calcext:value-type="float">
            <text:p>0,4011</text:p>
          </table:table-cell>
          <table:table-cell office:value-type="float" office:value="1" calcext:value-type="float">
            <text:p>1</text:p>
          </table:table-cell>
          <table:table-cell office:value-type="float" office:value="0.992933" calcext:value-type="float">
            <text:p>0,992933</text:p>
          </table:table-cell>
          <table:table-cell office:value-type="float" office:value="-0.342455" calcext:value-type="float">
            <text:p>-0,342455</text:p>
          </table:table-cell>
          <table:table-cell office:value-type="float" office:value="-2.2361" calcext:value-type="float">
            <text:p>-2,2361</text:p>
          </table:table-cell>
          <table:table-cell table:number-columns-repeated="1010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80.602" calcext:value-type="float">
            <text:p>580,602</text:p>
          </table:table-cell>
          <table:table-cell office:value-type="float" office:value="-6.63223" calcext:value-type="float">
            <text:p>-6,63223</text:p>
          </table:table-cell>
          <table:table-cell office:value-type="float" office:value="18.1146" calcext:value-type="float">
            <text:p>18,1146</text:p>
          </table:table-cell>
          <table:table-cell office:value-type="float" office:value="1.95581" calcext:value-type="float">
            <text:p>1,95581</text:p>
          </table:table-cell>
          <table:table-cell office:value-type="float" office:value="0.300045" calcext:value-type="float">
            <text:p>0,300045</text:p>
          </table:table-cell>
          <table:table-cell office:value-type="float" office:value="18.2235" calcext:value-type="float">
            <text:p>18,2235</text:p>
          </table:table-cell>
          <table:table-cell office:value-type="float" office:value="37.2876" calcext:value-type="float">
            <text:p>37,2876</text:p>
          </table:table-cell>
          <table:table-cell office:value-type="float" office:value="0.400378" calcext:value-type="float">
            <text:p>0,400378</text:p>
          </table:table-cell>
          <table:table-cell office:value-type="float" office:value="1" calcext:value-type="float">
            <text:p>1</text:p>
          </table:table-cell>
          <table:table-cell office:value-type="float" office:value="0.992958" calcext:value-type="float">
            <text:p>0,992958</text:p>
          </table:table-cell>
          <table:table-cell office:value-type="float" office:value="-0.344351" calcext:value-type="float">
            <text:p>-0,344351</text:p>
          </table:table-cell>
          <table:table-cell office:value-type="float" office:value="-2.23804" calcext:value-type="float">
            <text:p>-2,23804</text:p>
          </table:table-cell>
          <table:table-cell table:number-columns-repeated="101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920.74" calcext:value-type="float">
            <text:p>920,74</text:p>
          </table:table-cell>
          <table:table-cell office:value-type="float" office:value="580.681" calcext:value-type="float">
            <text:p>580,681</text:p>
          </table:table-cell>
          <table:table-cell office:value-type="float" office:value="-6.63188" calcext:value-type="float">
            <text:p>-6,63188</text:p>
          </table:table-cell>
          <table:table-cell office:value-type="float" office:value="18.1031" calcext:value-type="float">
            <text:p>18,1031</text:p>
          </table:table-cell>
          <table:table-cell office:value-type="float" office:value="1.9555" calcext:value-type="float">
            <text:p>1,9555</text:p>
          </table:table-cell>
          <table:table-cell office:value-type="float" office:value="0.304199" calcext:value-type="float">
            <text:p>0,304199</text:p>
          </table:table-cell>
          <table:table-cell office:value-type="float" office:value="18.2067" calcext:value-type="float">
            <text:p>18,2067</text:p>
          </table:table-cell>
          <table:table-cell office:value-type="float" office:value="37.2165" calcext:value-type="float">
            <text:p>37,2165</text:p>
          </table:table-cell>
          <table:table-cell office:value-type="float" office:value="0.399837" calcext:value-type="float">
            <text:p>0,399837</text:p>
          </table:table-cell>
          <table:table-cell office:value-type="float" office:value="1" calcext:value-type="float">
            <text:p>1</text:p>
          </table:table-cell>
          <table:table-cell office:value-type="float" office:value="0.992982" calcext:value-type="float">
            <text:p>0,992982</text:p>
          </table:table-cell>
          <table:table-cell office:value-type="float" office:value="-0.344065" calcext:value-type="float">
            <text:p>-0,344065</text:p>
          </table:table-cell>
          <table:table-cell office:value-type="float" office:value="-2.23775" calcext:value-type="float">
            <text:p>-2,23775</text:p>
          </table:table-cell>
          <table:table-cell table:number-columns-repeated="1010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20.741" calcext:value-type="float">
            <text:p>920,741</text:p>
          </table:table-cell>
          <table:table-cell office:value-type="float" office:value="580.678" calcext:value-type="float">
            <text:p>580,678</text:p>
          </table:table-cell>
          <table:table-cell office:value-type="float" office:value="-6.62918" calcext:value-type="float">
            <text:p>-6,62918</text:p>
          </table:table-cell>
          <table:table-cell office:value-type="float" office:value="18.0968" calcext:value-type="float">
            <text:p>18,0968</text:p>
          </table:table-cell>
          <table:table-cell office:value-type="float" office:value="1.95525" calcext:value-type="float">
            <text:p>1,95525</text:p>
          </table:table-cell>
          <table:table-cell office:value-type="float" office:value="0.308898" calcext:value-type="float">
            <text:p>0,308898</text:p>
          </table:table-cell>
          <table:table-cell office:value-type="float" office:value="18.2156" calcext:value-type="float">
            <text:p>18,2156</text:p>
          </table:table-cell>
          <table:table-cell office:value-type="float" office:value="37.174" calcext:value-type="float">
            <text:p>37,174</text:p>
          </table:table-cell>
          <table:table-cell office:value-type="float" office:value="0.399215" calcext:value-type="float">
            <text:p>0,399215</text:p>
          </table:table-cell>
          <table:table-cell office:value-type="float" office:value="1" calcext:value-type="float">
            <text:p>1</text:p>
          </table:table-cell>
          <table:table-cell office:value-type="float" office:value="0.993007" calcext:value-type="float">
            <text:p>0,993007</text:p>
          </table:table-cell>
          <table:table-cell office:value-type="float" office:value="-0.347273" calcext:value-type="float">
            <text:p>-0,347273</text:p>
          </table:table-cell>
          <table:table-cell office:value-type="float" office:value="-2.24102" calcext:value-type="float">
            <text:p>-2,24102</text:p>
          </table:table-cell>
          <table:table-cell table:number-columns-repeated="1010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920.742" calcext:value-type="float">
            <text:p>920,742</text:p>
          </table:table-cell>
          <table:table-cell office:value-type="float" office:value="580.812" calcext:value-type="float">
            <text:p>580,812</text:p>
          </table:table-cell>
          <table:table-cell office:value-type="float" office:value="-6.62973" calcext:value-type="float">
            <text:p>-6,62973</text:p>
          </table:table-cell>
          <table:table-cell office:value-type="float" office:value="18.0845" calcext:value-type="float">
            <text:p>18,0845</text:p>
          </table:table-cell>
          <table:table-cell office:value-type="float" office:value="1.95605" calcext:value-type="float">
            <text:p>1,95605</text:p>
          </table:table-cell>
          <table:table-cell office:value-type="float" office:value="0.309072" calcext:value-type="float">
            <text:p>0,309072</text:p>
          </table:table-cell>
          <table:table-cell office:value-type="float" office:value="18.1847" calcext:value-type="float">
            <text:p>18,1847</text:p>
          </table:table-cell>
          <table:table-cell office:value-type="float" office:value="37.0666" calcext:value-type="float">
            <text:p>37,0666</text:p>
          </table:table-cell>
          <table:table-cell office:value-type="float" office:value="0.399171" calcext:value-type="float">
            <text:p>0,399171</text:p>
          </table:table-cell>
          <table:table-cell office:value-type="float" office:value="1" calcext:value-type="float">
            <text:p>1</text:p>
          </table:table-cell>
          <table:table-cell office:value-type="float" office:value="0.993031" calcext:value-type="float">
            <text:p>0,993031</text:p>
          </table:table-cell>
          <table:table-cell office:value-type="float" office:value="-0.343754" calcext:value-type="float">
            <text:p>-0,343754</text:p>
          </table:table-cell>
          <table:table-cell office:value-type="float" office:value="-2.23743" calcext:value-type="float">
            <text:p>-2,23743</text:p>
          </table:table-cell>
          <table:table-cell table:number-columns-repeated="10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920.743" calcext:value-type="float">
            <text:p>920,743</text:p>
          </table:table-cell>
          <table:table-cell office:value-type="float" office:value="580.944" calcext:value-type="float">
            <text:p>580,944</text:p>
          </table:table-cell>
          <table:table-cell office:value-type="float" office:value="-6.63077" calcext:value-type="float">
            <text:p>-6,63077</text:p>
          </table:table-cell>
          <table:table-cell office:value-type="float" office:value="18.0734" calcext:value-type="float">
            <text:p>18,0734</text:p>
          </table:table-cell>
          <table:table-cell office:value-type="float" office:value="1.95615" calcext:value-type="float">
            <text:p>1,95615</text:p>
          </table:table-cell>
          <table:table-cell office:value-type="float" office:value="0.308397" calcext:value-type="float">
            <text:p>0,308397</text:p>
          </table:table-cell>
          <table:table-cell office:value-type="float" office:value="18.1844" calcext:value-type="float">
            <text:p>18,1844</text:p>
          </table:table-cell>
          <table:table-cell office:value-type="float" office:value="37.0383" calcext:value-type="float">
            <text:p>37,0383</text:p>
          </table:table-cell>
          <table:table-cell office:value-type="float" office:value="0.400726" calcext:value-type="float">
            <text:p>0,400726</text:p>
          </table:table-cell>
          <table:table-cell office:value-type="float" office:value="1" calcext:value-type="float">
            <text:p>1</text:p>
          </table:table-cell>
          <table:table-cell office:value-type="float" office:value="0.993056" calcext:value-type="float">
            <text:p>0,993056</text:p>
          </table:table-cell>
          <table:table-cell office:value-type="float" office:value="-0.343971" calcext:value-type="float">
            <text:p>-0,343971</text:p>
          </table:table-cell>
          <table:table-cell office:value-type="float" office:value="-2.23765" calcext:value-type="float">
            <text:p>-2,23765</text:p>
          </table:table-cell>
          <table:table-cell table:number-columns-repeated="1010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920.744" calcext:value-type="float">
            <text:p>920,744</text:p>
          </table:table-cell>
          <table:table-cell office:value-type="float" office:value="581.062" calcext:value-type="float">
            <text:p>581,062</text:p>
          </table:table-cell>
          <table:table-cell office:value-type="float" office:value="-6.63283" calcext:value-type="float">
            <text:p>-6,63283</text:p>
          </table:table-cell>
          <table:table-cell office:value-type="float" office:value="18.062" calcext:value-type="float">
            <text:p>18,062</text:p>
          </table:table-cell>
          <table:table-cell office:value-type="float" office:value="1.95558" calcext:value-type="float">
            <text:p>1,95558</text:p>
          </table:table-cell>
          <table:table-cell office:value-type="float" office:value="0.30785" calcext:value-type="float">
            <text:p>0,30785</text:p>
          </table:table-cell>
          <table:table-cell office:value-type="float" office:value="18.1647" calcext:value-type="float">
            <text:p>18,1647</text:p>
          </table:table-cell>
          <table:table-cell office:value-type="float" office:value="36.9354" calcext:value-type="float">
            <text:p>36,9354</text:p>
          </table:table-cell>
          <table:table-cell office:value-type="float" office:value="0.400345" calcext:value-type="float">
            <text:p>0,400345</text:p>
          </table:table-cell>
          <table:table-cell office:value-type="float" office:value="1" calcext:value-type="float">
            <text:p>1</text:p>
          </table:table-cell>
          <table:table-cell office:value-type="float" office:value="0.99308" calcext:value-type="float">
            <text:p>0,99308</text:p>
          </table:table-cell>
          <table:table-cell office:value-type="float" office:value="-0.34045" calcext:value-type="float">
            <text:p>-0,34045</text:p>
          </table:table-cell>
          <table:table-cell office:value-type="float" office:value="-2.23406" calcext:value-type="float">
            <text:p>-2,23406</text:p>
          </table:table-cell>
          <table:table-cell table:number-columns-repeated="10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920.745" calcext:value-type="float">
            <text:p>920,745</text:p>
          </table:table-cell>
          <table:table-cell office:value-type="float" office:value="580.966" calcext:value-type="float">
            <text:p>580,966</text:p>
          </table:table-cell>
          <table:table-cell office:value-type="float" office:value="-6.63233" calcext:value-type="float">
            <text:p>-6,63233</text:p>
          </table:table-cell>
          <table:table-cell office:value-type="float" office:value="18.0431" calcext:value-type="float">
            <text:p>18,0431</text:p>
          </table:table-cell>
          <table:table-cell office:value-type="float" office:value="1.95546" calcext:value-type="float">
            <text:p>1,95546</text:p>
          </table:table-cell>
          <table:table-cell office:value-type="float" office:value="0.307309" calcext:value-type="float">
            <text:p>0,307309</text:p>
          </table:table-cell>
          <table:table-cell office:value-type="float" office:value="18.1366" calcext:value-type="float">
            <text:p>18,1366</text:p>
          </table:table-cell>
          <table:table-cell office:value-type="float" office:value="36.844" calcext:value-type="float">
            <text:p>36,844</text:p>
          </table:table-cell>
          <table:table-cell office:value-type="float" office:value="0.399901" calcext:value-type="float">
            <text:p>0,399901</text:p>
          </table:table-cell>
          <table:table-cell office:value-type="float" office:value="1" calcext:value-type="float">
            <text:p>1</text:p>
          </table:table-cell>
          <table:table-cell office:value-type="float" office:value="0.993103" calcext:value-type="float">
            <text:p>0,993103</text:p>
          </table:table-cell>
          <table:table-cell office:value-type="float" office:value="-0.336722" calcext:value-type="float">
            <text:p>-0,336722</text:p>
          </table:table-cell>
          <table:table-cell office:value-type="float" office:value="-2.23026" calcext:value-type="float">
            <text:p>-2,23026</text:p>
          </table:table-cell>
          <table:table-cell table:number-columns-repeated="1010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920.746" calcext:value-type="float">
            <text:p>920,746</text:p>
          </table:table-cell>
          <table:table-cell office:value-type="float" office:value="581.079" calcext:value-type="float">
            <text:p>581,079</text:p>
          </table:table-cell>
          <table:table-cell office:value-type="float" office:value="-6.63064" calcext:value-type="float">
            <text:p>-6,63064</text:p>
          </table:table-cell>
          <table:table-cell office:value-type="float" office:value="18.0282" calcext:value-type="float">
            <text:p>18,0282</text:p>
          </table:table-cell>
          <table:table-cell office:value-type="float" office:value="1.95567" calcext:value-type="float">
            <text:p>1,95567</text:p>
          </table:table-cell>
          <table:table-cell office:value-type="float" office:value="0.307263" calcext:value-type="float">
            <text:p>0,307263</text:p>
          </table:table-cell>
          <table:table-cell office:value-type="float" office:value="18.1225" calcext:value-type="float">
            <text:p>18,1225</text:p>
          </table:table-cell>
          <table:table-cell office:value-type="float" office:value="36.7759" calcext:value-type="float">
            <text:p>36,7759</text:p>
          </table:table-cell>
          <table:table-cell office:value-type="float" office:value="0.399709" calcext:value-type="float">
            <text:p>0,399709</text:p>
          </table:table-cell>
          <table:table-cell office:value-type="float" office:value="1" calcext:value-type="float">
            <text:p>1</text:p>
          </table:table-cell>
          <table:table-cell office:value-type="float" office:value="0.993127" calcext:value-type="float">
            <text:p>0,993127</text:p>
          </table:table-cell>
          <table:table-cell office:value-type="float" office:value="-0.33527" calcext:value-type="float">
            <text:p>-0,33527</text:p>
          </table:table-cell>
          <table:table-cell office:value-type="float" office:value="-2.22877" calcext:value-type="float">
            <text:p>-2,22877</text:p>
          </table:table-cell>
          <table:table-cell table:number-columns-repeated="1010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920.747" calcext:value-type="float">
            <text:p>920,747</text:p>
          </table:table-cell>
          <table:table-cell office:value-type="float" office:value="581.205" calcext:value-type="float">
            <text:p>581,205</text:p>
          </table:table-cell>
          <table:table-cell office:value-type="float" office:value="-6.63024" calcext:value-type="float">
            <text:p>-6,63024</text:p>
          </table:table-cell>
          <table:table-cell office:value-type="float" office:value="18.0215" calcext:value-type="float">
            <text:p>18,0215</text:p>
          </table:table-cell>
          <table:table-cell office:value-type="float" office:value="1.95573" calcext:value-type="float">
            <text:p>1,95573</text:p>
          </table:table-cell>
          <table:table-cell office:value-type="float" office:value="0.306797" calcext:value-type="float">
            <text:p>0,306797</text:p>
          </table:table-cell>
          <table:table-cell office:value-type="float" office:value="18.1735" calcext:value-type="float">
            <text:p>18,1735</text:p>
          </table:table-cell>
          <table:table-cell office:value-type="float" office:value="37.0584" calcext:value-type="float">
            <text:p>37,0584</text:p>
          </table:table-cell>
          <table:table-cell office:value-type="float" office:value="0.401042" calcext:value-type="float">
            <text:p>0,401042</text:p>
          </table:table-cell>
          <table:table-cell office:value-type="float" office:value="1" calcext:value-type="float">
            <text:p>1</text:p>
          </table:table-cell>
          <table:table-cell office:value-type="float" office:value="0.993151" calcext:value-type="float">
            <text:p>0,993151</text:p>
          </table:table-cell>
          <table:table-cell office:value-type="float" office:value="-0.342999" calcext:value-type="float">
            <text:p>-0,342999</text:p>
          </table:table-cell>
          <table:table-cell office:value-type="float" office:value="-2.23666" calcext:value-type="float">
            <text:p>-2,23666</text:p>
          </table:table-cell>
          <table:table-cell table:number-columns-repeated="1010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920.747" calcext:value-type="float">
            <text:p>920,747</text:p>
          </table:table-cell>
          <table:table-cell office:value-type="float" office:value="581.205" calcext:value-type="float">
            <text:p>581,205</text:p>
          </table:table-cell>
          <table:table-cell office:value-type="float" office:value="-6.63022" calcext:value-type="float">
            <text:p>-6,63022</text:p>
          </table:table-cell>
          <table:table-cell office:value-type="float" office:value="18.0282" calcext:value-type="float">
            <text:p>18,0282</text:p>
          </table:table-cell>
          <table:table-cell office:value-type="float" office:value="1.95595" calcext:value-type="float">
            <text:p>1,95595</text:p>
          </table:table-cell>
          <table:table-cell office:value-type="float" office:value="0.306594" calcext:value-type="float">
            <text:p>0,306594</text:p>
          </table:table-cell>
          <table:table-cell office:value-type="float" office:value="18.2069" calcext:value-type="float">
            <text:p>18,2069</text:p>
          </table:table-cell>
          <table:table-cell office:value-type="float" office:value="37.1064" calcext:value-type="float">
            <text:p>37,1064</text:p>
          </table:table-cell>
          <table:table-cell office:value-type="float" office:value="0.401149" calcext:value-type="float">
            <text:p>0,401149</text:p>
          </table:table-cell>
          <table:table-cell office:value-type="float" office:value="1" calcext:value-type="float">
            <text:p>1</text:p>
          </table:table-cell>
          <table:table-cell office:value-type="float" office:value="0.993174" calcext:value-type="float">
            <text:p>0,993174</text:p>
          </table:table-cell>
          <table:table-cell office:value-type="float" office:value="-0.34681" calcext:value-type="float">
            <text:p>-0,34681</text:p>
          </table:table-cell>
          <table:table-cell office:value-type="float" office:value="-2.24054" calcext:value-type="float">
            <text:p>-2,24054</text:p>
          </table:table-cell>
          <table:table-cell table:number-columns-repeated="1010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920.748" calcext:value-type="float">
            <text:p>920,748</text:p>
          </table:table-cell>
          <table:table-cell office:value-type="float" office:value="581.214" calcext:value-type="float">
            <text:p>581,214</text:p>
          </table:table-cell>
          <table:table-cell office:value-type="float" office:value="-6.63126" calcext:value-type="float">
            <text:p>-6,63126</text:p>
          </table:table-cell>
          <table:table-cell office:value-type="float" office:value="18.0489" calcext:value-type="float">
            <text:p>18,0489</text:p>
          </table:table-cell>
          <table:table-cell office:value-type="float" office:value="1.95594" calcext:value-type="float">
            <text:p>1,95594</text:p>
          </table:table-cell>
          <table:table-cell office:value-type="float" office:value="0.306524" calcext:value-type="float">
            <text:p>0,306524</text:p>
          </table:table-cell>
          <table:table-cell office:value-type="float" office:value="18.2185" calcext:value-type="float">
            <text:p>18,2185</text:p>
          </table:table-cell>
          <table:table-cell office:value-type="float" office:value="37.161" calcext:value-type="float">
            <text:p>37,161</text:p>
          </table:table-cell>
          <table:table-cell office:value-type="float" office:value="0.401583" calcext:value-type="float">
            <text:p>0,401583</text:p>
          </table:table-cell>
          <table:table-cell office:value-type="float" office:value="1" calcext:value-type="float">
            <text:p>1</text:p>
          </table:table-cell>
          <table:table-cell office:value-type="float" office:value="0.993197" calcext:value-type="float">
            <text:p>0,993197</text:p>
          </table:table-cell>
          <table:table-cell office:value-type="float" office:value="-0.348002" calcext:value-type="float">
            <text:p>-0,348002</text:p>
          </table:table-cell>
          <table:table-cell office:value-type="float" office:value="-2.24176" calcext:value-type="float">
            <text:p>-2,24176</text:p>
          </table:table-cell>
          <table:table-cell table:number-columns-repeated="1010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920.749" calcext:value-type="float">
            <text:p>920,749</text:p>
          </table:table-cell>
          <table:table-cell office:value-type="float" office:value="581.217" calcext:value-type="float">
            <text:p>581,217</text:p>
          </table:table-cell>
          <table:table-cell office:value-type="float" office:value="-6.63051" calcext:value-type="float">
            <text:p>-6,63051</text:p>
          </table:table-cell>
          <table:table-cell office:value-type="float" office:value="18.126" calcext:value-type="float">
            <text:p>18,126</text:p>
          </table:table-cell>
          <table:table-cell office:value-type="float" office:value="1.95663" calcext:value-type="float">
            <text:p>1,95663</text:p>
          </table:table-cell>
          <table:table-cell office:value-type="float" office:value="0.307567" calcext:value-type="float">
            <text:p>0,307567</text:p>
          </table:table-cell>
          <table:table-cell office:value-type="float" office:value="18.3801" calcext:value-type="float">
            <text:p>18,3801</text:p>
          </table:table-cell>
          <table:table-cell office:value-type="float" office:value="37.9565" calcext:value-type="float">
            <text:p>37,9565</text:p>
          </table:table-cell>
          <table:table-cell office:value-type="float" office:value="0.402476" calcext:value-type="float">
            <text:p>0,402476</text:p>
          </table:table-cell>
          <table:table-cell office:value-type="float" office:value="1" calcext:value-type="float">
            <text:p>1</text:p>
          </table:table-cell>
          <table:table-cell office:value-type="float" office:value="0.99322" calcext:value-type="float">
            <text:p>0,99322</text:p>
          </table:table-cell>
          <table:table-cell office:value-type="float" office:value="-0.370012" calcext:value-type="float">
            <text:p>-0,370012</text:p>
          </table:table-cell>
          <table:table-cell office:value-type="float" office:value="-2.26414" calcext:value-type="float">
            <text:p>-2,26414</text:p>
          </table:table-cell>
          <table:table-cell table:number-columns-repeated="1010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920.75" calcext:value-type="float">
            <text:p>920,75</text:p>
          </table:table-cell>
          <table:table-cell office:value-type="float" office:value="581.125" calcext:value-type="float">
            <text:p>581,125</text:p>
          </table:table-cell>
          <table:table-cell office:value-type="float" office:value="-6.63207" calcext:value-type="float">
            <text:p>-6,63207</text:p>
          </table:table-cell>
          <table:table-cell office:value-type="float" office:value="18.2067" calcext:value-type="float">
            <text:p>18,2067</text:p>
          </table:table-cell>
          <table:table-cell office:value-type="float" office:value="1.95676" calcext:value-type="float">
            <text:p>1,95676</text:p>
          </table:table-cell>
          <table:table-cell office:value-type="float" office:value="0.307339" calcext:value-type="float">
            <text:p>0,307339</text:p>
          </table:table-cell>
          <table:table-cell office:value-type="float" office:value="18.4461" calcext:value-type="float">
            <text:p>18,4461</text:p>
          </table:table-cell>
          <table:table-cell office:value-type="float" office:value="38.3377" calcext:value-type="float">
            <text:p>38,3377</text:p>
          </table:table-cell>
          <table:table-cell office:value-type="float" office:value="0.40374" calcext:value-type="float">
            <text:p>0,40374</text:p>
          </table:table-cell>
          <table:table-cell office:value-type="float" office:value="1" calcext:value-type="float">
            <text:p>1</text:p>
          </table:table-cell>
          <table:table-cell office:value-type="float" office:value="0.993243" calcext:value-type="float">
            <text:p>0,993243</text:p>
          </table:table-cell>
          <table:table-cell office:value-type="float" office:value="-0.378164" calcext:value-type="float">
            <text:p>-0,378164</text:p>
          </table:table-cell>
          <table:table-cell office:value-type="float" office:value="-2.27241" calcext:value-type="float">
            <text:p>-2,27241</text:p>
          </table:table-cell>
          <table:table-cell table:number-columns-repeated="1010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81.013" calcext:value-type="float">
            <text:p>581,013</text:p>
          </table:table-cell>
          <table:table-cell office:value-type="float" office:value="-6.63362" calcext:value-type="float">
            <text:p>-6,63362</text:p>
          </table:table-cell>
          <table:table-cell office:value-type="float" office:value="18.2583" calcext:value-type="float">
            <text:p>18,2583</text:p>
          </table:table-cell>
          <table:table-cell office:value-type="float" office:value="1.95659" calcext:value-type="float">
            <text:p>1,95659</text:p>
          </table:table-cell>
          <table:table-cell office:value-type="float" office:value="0.307254" calcext:value-type="float">
            <text:p>0,307254</text:p>
          </table:table-cell>
          <table:table-cell office:value-type="float" office:value="18.4255" calcext:value-type="float">
            <text:p>18,4255</text:p>
          </table:table-cell>
          <table:table-cell office:value-type="float" office:value="38.2535" calcext:value-type="float">
            <text:p>38,2535</text:p>
          </table:table-cell>
          <table:table-cell office:value-type="float" office:value="0.403475" calcext:value-type="float">
            <text:p>0,403475</text:p>
          </table:table-cell>
          <table:table-cell office:value-type="float" office:value="1" calcext:value-type="float">
            <text:p>1</text:p>
          </table:table-cell>
          <table:table-cell office:value-type="float" office:value="0.993266" calcext:value-type="float">
            <text:p>0,993266</text:p>
          </table:table-cell>
          <table:table-cell office:value-type="float" office:value="-0.374094" calcext:value-type="float">
            <text:p>-0,374094</text:p>
          </table:table-cell>
          <table:table-cell office:value-type="float" office:value="-2.26828" calcext:value-type="float">
            <text:p>-2,26828</text:p>
          </table:table-cell>
          <table:table-cell table:number-columns-repeated="1010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920.752" calcext:value-type="float">
            <text:p>920,752</text:p>
          </table:table-cell>
          <table:table-cell office:value-type="float" office:value="580.919" calcext:value-type="float">
            <text:p>580,919</text:p>
          </table:table-cell>
          <table:table-cell office:value-type="float" office:value="-6.63503" calcext:value-type="float">
            <text:p>-6,63503</text:p>
          </table:table-cell>
          <table:table-cell office:value-type="float" office:value="18.2958" calcext:value-type="float">
            <text:p>18,2958</text:p>
          </table:table-cell>
          <table:table-cell office:value-type="float" office:value="1.95621" calcext:value-type="float">
            <text:p>1,95621</text:p>
          </table:table-cell>
          <table:table-cell office:value-type="float" office:value="0.306547" calcext:value-type="float">
            <text:p>0,306547</text:p>
          </table:table-cell>
          <table:table-cell office:value-type="float" office:value="18.4101" calcext:value-type="float">
            <text:p>18,4101</text:p>
          </table:table-cell>
          <table:table-cell office:value-type="float" office:value="38.1837" calcext:value-type="float">
            <text:p>38,1837</text:p>
          </table:table-cell>
          <table:table-cell office:value-type="float" office:value="0.403037" calcext:value-type="float">
            <text:p>0,403037</text:p>
          </table:table-cell>
          <table:table-cell office:value-type="float" office:value="1" calcext:value-type="float">
            <text:p>1</text:p>
          </table:table-cell>
          <table:table-cell office:value-type="float" office:value="0.993289" calcext:value-type="float">
            <text:p>0,993289</text:p>
          </table:table-cell>
          <table:table-cell office:value-type="float" office:value="-0.370472" calcext:value-type="float">
            <text:p>-0,370472</text:p>
          </table:table-cell>
          <table:table-cell office:value-type="float" office:value="-2.26461" calcext:value-type="float">
            <text:p>-2,26461</text:p>
          </table:table-cell>
          <table:table-cell table:number-columns-repeated="1010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920.753" calcext:value-type="float">
            <text:p>920,753</text:p>
          </table:table-cell>
          <table:table-cell office:value-type="float" office:value="580.92" calcext:value-type="float">
            <text:p>580,92</text:p>
          </table:table-cell>
          <table:table-cell office:value-type="float" office:value="-6.63436" calcext:value-type="float">
            <text:p>-6,63436</text:p>
          </table:table-cell>
          <table:table-cell office:value-type="float" office:value="18.3022" calcext:value-type="float">
            <text:p>18,3022</text:p>
          </table:table-cell>
          <table:table-cell office:value-type="float" office:value="1.9559" calcext:value-type="float">
            <text:p>1,9559</text:p>
          </table:table-cell>
          <table:table-cell office:value-type="float" office:value="0.305913" calcext:value-type="float">
            <text:p>0,305913</text:p>
          </table:table-cell>
          <table:table-cell office:value-type="float" office:value="18.4243" calcext:value-type="float">
            <text:p>18,4243</text:p>
          </table:table-cell>
          <table:table-cell office:value-type="float" office:value="38.2398" calcext:value-type="float">
            <text:p>38,2398</text:p>
          </table:table-cell>
          <table:table-cell office:value-type="float" office:value="0.403711" calcext:value-type="float">
            <text:p>0,403711</text:p>
          </table:table-cell>
          <table:table-cell office:value-type="float" office:value="1" calcext:value-type="float">
            <text:p>1</text:p>
          </table:table-cell>
          <table:table-cell office:value-type="float" office:value="0.993311" calcext:value-type="float">
            <text:p>0,993311</text:p>
          </table:table-cell>
          <table:table-cell office:value-type="float" office:value="-0.37219" calcext:value-type="float">
            <text:p>-0,37219</text:p>
          </table:table-cell>
          <table:table-cell office:value-type="float" office:value="-2.26635" calcext:value-type="float">
            <text:p>-2,26635</text:p>
          </table:table-cell>
          <table:table-cell table:number-columns-repeated="10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20.753" calcext:value-type="float">
            <text:p>920,753</text:p>
          </table:table-cell>
          <table:table-cell office:value-type="float" office:value="580.917" calcext:value-type="float">
            <text:p>580,917</text:p>
          </table:table-cell>
          <table:table-cell office:value-type="float" office:value="-6.63225" calcext:value-type="float">
            <text:p>-6,63225</text:p>
          </table:table-cell>
          <table:table-cell office:value-type="float" office:value="18.2972" calcext:value-type="float">
            <text:p>18,2972</text:p>
          </table:table-cell>
          <table:table-cell office:value-type="float" office:value="1.95584" calcext:value-type="float">
            <text:p>1,95584</text:p>
          </table:table-cell>
          <table:table-cell office:value-type="float" office:value="0.305319" calcext:value-type="float">
            <text:p>0,305319</text:p>
          </table:table-cell>
          <table:table-cell office:value-type="float" office:value="18.4273" calcext:value-type="float">
            <text:p>18,4273</text:p>
          </table:table-cell>
          <table:table-cell office:value-type="float" office:value="38.233" calcext:value-type="float">
            <text:p>38,233</text:p>
          </table:table-cell>
          <table:table-cell office:value-type="float" office:value="0.40372" calcext:value-type="float">
            <text:p>0,40372</text:p>
          </table:table-cell>
          <table:table-cell office:value-type="float" office:value="1" calcext:value-type="float">
            <text:p>1</text:p>
          </table:table-cell>
          <table:table-cell office:value-type="float" office:value="0.993333" calcext:value-type="float">
            <text:p>0,993333</text:p>
          </table:table-cell>
          <table:table-cell office:value-type="float" office:value="-0.372568" calcext:value-type="float">
            <text:p>-0,372568</text:p>
          </table:table-cell>
          <table:table-cell office:value-type="float" office:value="-2.26673" calcext:value-type="float">
            <text:p>-2,26673</text:p>
          </table:table-cell>
          <table:table-cell table:number-columns-repeated="1010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920.754" calcext:value-type="float">
            <text:p>920,754</text:p>
          </table:table-cell>
          <table:table-cell office:value-type="float" office:value="580.9" calcext:value-type="float">
            <text:p>580,9</text:p>
          </table:table-cell>
          <table:table-cell office:value-type="float" office:value="-6.62716" calcext:value-type="float">
            <text:p>-6,62716</text:p>
          </table:table-cell>
          <table:table-cell office:value-type="float" office:value="18.3004" calcext:value-type="float">
            <text:p>18,3004</text:p>
          </table:table-cell>
          <table:table-cell office:value-type="float" office:value="1.95611" calcext:value-type="float">
            <text:p>1,95611</text:p>
          </table:table-cell>
          <table:table-cell office:value-type="float" office:value="0.305564" calcext:value-type="float">
            <text:p>0,305564</text:p>
          </table:table-cell>
          <table:table-cell office:value-type="float" office:value="18.435" calcext:value-type="float">
            <text:p>18,435</text:p>
          </table:table-cell>
          <table:table-cell office:value-type="float" office:value="38.2257" calcext:value-type="float">
            <text:p>38,2257</text:p>
          </table:table-cell>
          <table:table-cell office:value-type="float" office:value="0.403719" calcext:value-type="float">
            <text:p>0,403719</text:p>
          </table:table-cell>
          <table:table-cell office:value-type="float" office:value="1" calcext:value-type="float">
            <text:p>1</text:p>
          </table:table-cell>
          <table:table-cell office:value-type="float" office:value="0.993355" calcext:value-type="float">
            <text:p>0,993355</text:p>
          </table:table-cell>
          <table:table-cell office:value-type="float" office:value="-0.374338" calcext:value-type="float">
            <text:p>-0,374338</text:p>
          </table:table-cell>
          <table:table-cell office:value-type="float" office:value="-2.26853" calcext:value-type="float">
            <text:p>-2,26853</text:p>
          </table:table-cell>
          <table:table-cell table:number-columns-repeated="1010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80.801" calcext:value-type="float">
            <text:p>580,801</text:p>
          </table:table-cell>
          <table:table-cell office:value-type="float" office:value="-6.6246" calcext:value-type="float">
            <text:p>-6,6246</text:p>
          </table:table-cell>
          <table:table-cell office:value-type="float" office:value="18.3231" calcext:value-type="float">
            <text:p>18,3231</text:p>
          </table:table-cell>
          <table:table-cell office:value-type="float" office:value="1.95566" calcext:value-type="float">
            <text:p>1,95566</text:p>
          </table:table-cell>
          <table:table-cell office:value-type="float" office:value="0.305219" calcext:value-type="float">
            <text:p>0,305219</text:p>
          </table:table-cell>
          <table:table-cell office:value-type="float" office:value="18.4696" calcext:value-type="float">
            <text:p>18,4696</text:p>
          </table:table-cell>
          <table:table-cell office:value-type="float" office:value="38.3356" calcext:value-type="float">
            <text:p>38,3356</text:p>
          </table:table-cell>
          <table:table-cell office:value-type="float" office:value="0.405636" calcext:value-type="float">
            <text:p>0,405636</text:p>
          </table:table-cell>
          <table:table-cell office:value-type="float" office:value="1" calcext:value-type="float">
            <text:p>1</text:p>
          </table:table-cell>
          <table:table-cell office:value-type="float" office:value="0.993377" calcext:value-type="float">
            <text:p>0,993377</text:p>
          </table:table-cell>
          <table:table-cell office:value-type="float" office:value="-0.379227" calcext:value-type="float">
            <text:p>-0,379227</text:p>
          </table:table-cell>
          <table:table-cell office:value-type="float" office:value="-2.27348" calcext:value-type="float">
            <text:p>-2,27348</text:p>
          </table:table-cell>
          <table:table-cell table:number-columns-repeated="1010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920.756" calcext:value-type="float">
            <text:p>920,756</text:p>
          </table:table-cell>
          <table:table-cell office:value-type="float" office:value="580.677" calcext:value-type="float">
            <text:p>580,677</text:p>
          </table:table-cell>
          <table:table-cell office:value-type="float" office:value="-6.61957" calcext:value-type="float">
            <text:p>-6,61957</text:p>
          </table:table-cell>
          <table:table-cell office:value-type="float" office:value="18.4018" calcext:value-type="float">
            <text:p>18,4018</text:p>
          </table:table-cell>
          <table:table-cell office:value-type="float" office:value="1.95555" calcext:value-type="float">
            <text:p>1,95555</text:p>
          </table:table-cell>
          <table:table-cell office:value-type="float" office:value="0.304936" calcext:value-type="float">
            <text:p>0,304936</text:p>
          </table:table-cell>
          <table:table-cell office:value-type="float" office:value="18.5983" calcext:value-type="float">
            <text:p>18,5983</text:p>
          </table:table-cell>
          <table:table-cell office:value-type="float" office:value="39.1292" calcext:value-type="float">
            <text:p>39,1292</text:p>
          </table:table-cell>
          <table:table-cell office:value-type="float" office:value="0.406051" calcext:value-type="float">
            <text:p>0,406051</text:p>
          </table:table-cell>
          <table:table-cell office:value-type="float" office:value="1" calcext:value-type="float">
            <text:p>1</text:p>
          </table:table-cell>
          <table:table-cell office:value-type="float" office:value="0.993399" calcext:value-type="float">
            <text:p>0,993399</text:p>
          </table:table-cell>
          <table:table-cell office:value-type="float" office:value="-0.396987" calcext:value-type="float">
            <text:p>-0,396987</text:p>
          </table:table-cell>
          <table:table-cell office:value-type="float" office:value="-2.29145" calcext:value-type="float">
            <text:p>-2,29145</text:p>
          </table:table-cell>
          <table:table-cell table:number-columns-repeated="1010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80.572" calcext:value-type="float">
            <text:p>580,572</text:p>
          </table:table-cell>
          <table:table-cell office:value-type="float" office:value="-6.61675" calcext:value-type="float">
            <text:p>-6,61675</text:p>
          </table:table-cell>
          <table:table-cell office:value-type="float" office:value="18.5239" calcext:value-type="float">
            <text:p>18,5239</text:p>
          </table:table-cell>
          <table:table-cell office:value-type="float" office:value="1.95498" calcext:value-type="float">
            <text:p>1,95498</text:p>
          </table:table-cell>
          <table:table-cell office:value-type="float" office:value="0.304215" calcext:value-type="float">
            <text:p>0,304215</text:p>
          </table:table-cell>
          <table:table-cell office:value-type="float" office:value="18.6548" calcext:value-type="float">
            <text:p>18,6548</text:p>
          </table:table-cell>
          <table:table-cell office:value-type="float" office:value="39.3459" calcext:value-type="float">
            <text:p>39,3459</text:p>
          </table:table-cell>
          <table:table-cell office:value-type="float" office:value="0.408407" calcext:value-type="float">
            <text:p>0,408407</text:p>
          </table:table-cell>
          <table:table-cell office:value-type="float" office:value="1" calcext:value-type="float">
            <text:p>1</text:p>
          </table:table-cell>
          <table:table-cell office:value-type="float" office:value="0.993421" calcext:value-type="float">
            <text:p>0,993421</text:p>
          </table:table-cell>
          <table:table-cell office:value-type="float" office:value="-0.4031" calcext:value-type="float">
            <text:p>-0,4031</text:p>
          </table:table-cell>
          <table:table-cell office:value-type="float" office:value="-2.29762" calcext:value-type="float">
            <text:p>-2,29762</text:p>
          </table:table-cell>
          <table:table-cell table:number-columns-repeated="1010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80.475" calcext:value-type="float">
            <text:p>580,475</text:p>
          </table:table-cell>
          <table:table-cell office:value-type="float" office:value="-6.61458" calcext:value-type="float">
            <text:p>-6,61458</text:p>
          </table:table-cell>
          <table:table-cell office:value-type="float" office:value="18.6221" calcext:value-type="float">
            <text:p>18,6221</text:p>
          </table:table-cell>
          <table:table-cell office:value-type="float" office:value="1.95475" calcext:value-type="float">
            <text:p>1,95475</text:p>
          </table:table-cell>
          <table:table-cell office:value-type="float" office:value="0.303793" calcext:value-type="float">
            <text:p>0,303793</text:p>
          </table:table-cell>
          <table:table-cell office:value-type="float" office:value="18.6399" calcext:value-type="float">
            <text:p>18,6399</text:p>
          </table:table-cell>
          <table:table-cell office:value-type="float" office:value="39.2681" calcext:value-type="float">
            <text:p>39,2681</text:p>
          </table:table-cell>
          <table:table-cell office:value-type="float" office:value="0.40797" calcext:value-type="float">
            <text:p>0,40797</text:p>
          </table:table-cell>
          <table:table-cell office:value-type="float" office:value="1" calcext:value-type="float">
            <text:p>1</text:p>
          </table:table-cell>
          <table:table-cell office:value-type="float" office:value="0.993443" calcext:value-type="float">
            <text:p>0,993443</text:p>
          </table:table-cell>
          <table:table-cell office:value-type="float" office:value="-0.399211" calcext:value-type="float">
            <text:p>-0,399211</text:p>
          </table:table-cell>
          <table:table-cell office:value-type="float" office:value="-2.29369" calcext:value-type="float">
            <text:p>-2,29369</text:p>
          </table:table-cell>
          <table:table-cell table:number-columns-repeated="1010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920.758" calcext:value-type="float">
            <text:p>920,758</text:p>
          </table:table-cell>
          <table:table-cell office:value-type="float" office:value="580.48" calcext:value-type="float">
            <text:p>580,48</text:p>
          </table:table-cell>
          <table:table-cell office:value-type="float" office:value="-6.61235" calcext:value-type="float">
            <text:p>-6,61235</text:p>
          </table:table-cell>
          <table:table-cell office:value-type="float" office:value="18.6798" calcext:value-type="float">
            <text:p>18,6798</text:p>
          </table:table-cell>
          <table:table-cell office:value-type="float" office:value="1.95428" calcext:value-type="float">
            <text:p>1,95428</text:p>
          </table:table-cell>
          <table:table-cell office:value-type="float" office:value="0.303205" calcext:value-type="float">
            <text:p>0,303205</text:p>
          </table:table-cell>
          <table:table-cell office:value-type="float" office:value="18.6246" calcext:value-type="float">
            <text:p>18,6246</text:p>
          </table:table-cell>
          <table:table-cell office:value-type="float" office:value="39.1874" calcext:value-type="float">
            <text:p>39,1874</text:p>
          </table:table-cell>
          <table:table-cell office:value-type="float" office:value="0.40738" calcext:value-type="float">
            <text:p>0,40738</text:p>
          </table:table-cell>
          <table:table-cell office:value-type="float" office:value="1" calcext:value-type="float">
            <text:p>1</text:p>
          </table:table-cell>
          <table:table-cell office:value-type="float" office:value="0.993464" calcext:value-type="float">
            <text:p>0,993464</text:p>
          </table:table-cell>
          <table:table-cell office:value-type="float" office:value="-0.395757" calcext:value-type="float">
            <text:p>-0,395757</text:p>
          </table:table-cell>
          <table:table-cell office:value-type="float" office:value="-2.2902" calcext:value-type="float">
            <text:p>-2,2902</text:p>
          </table:table-cell>
          <table:table-cell table:number-columns-repeated="1010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20.756" calcext:value-type="float">
            <text:p>920,756</text:p>
          </table:table-cell>
          <table:table-cell office:value-type="float" office:value="580.482" calcext:value-type="float">
            <text:p>580,482</text:p>
          </table:table-cell>
          <table:table-cell office:value-type="float" office:value="-6.611" calcext:value-type="float">
            <text:p>-6,611</text:p>
          </table:table-cell>
          <table:table-cell office:value-type="float" office:value="18.681" calcext:value-type="float">
            <text:p>18,681</text:p>
          </table:table-cell>
          <table:table-cell office:value-type="float" office:value="1.9535" calcext:value-type="float">
            <text:p>1,9535</text:p>
          </table:table-cell>
          <table:table-cell office:value-type="float" office:value="0.303178" calcext:value-type="float">
            <text:p>0,303178</text:p>
          </table:table-cell>
          <table:table-cell office:value-type="float" office:value="18.615" calcext:value-type="float">
            <text:p>18,615</text:p>
          </table:table-cell>
          <table:table-cell office:value-type="float" office:value="39.1261" calcext:value-type="float">
            <text:p>39,1261</text:p>
          </table:table-cell>
          <table:table-cell office:value-type="float" office:value="0.406927" calcext:value-type="float">
            <text:p>0,406927</text:p>
          </table:table-cell>
          <table:table-cell office:value-type="float" office:value="1" calcext:value-type="float">
            <text:p>1</text:p>
          </table:table-cell>
          <table:table-cell office:value-type="float" office:value="0.993485" calcext:value-type="float">
            <text:p>0,993485</text:p>
          </table:table-cell>
          <table:table-cell office:value-type="float" office:value="-0.394087" calcext:value-type="float">
            <text:p>-0,394087</text:p>
          </table:table-cell>
          <table:table-cell office:value-type="float" office:value="-2.28852" calcext:value-type="float">
            <text:p>-2,28852</text:p>
          </table:table-cell>
          <table:table-cell table:number-columns-repeated="1010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920.756" calcext:value-type="float">
            <text:p>920,756</text:p>
          </table:table-cell>
          <table:table-cell office:value-type="float" office:value="580.383" calcext:value-type="float">
            <text:p>580,383</text:p>
          </table:table-cell>
          <table:table-cell office:value-type="float" office:value="-6.6066" calcext:value-type="float">
            <text:p>-6,6066</text:p>
          </table:table-cell>
          <table:table-cell office:value-type="float" office:value="18.6685" calcext:value-type="float">
            <text:p>18,6685</text:p>
          </table:table-cell>
          <table:table-cell office:value-type="float" office:value="1.9532" calcext:value-type="float">
            <text:p>1,9532</text:p>
          </table:table-cell>
          <table:table-cell office:value-type="float" office:value="0.304543" calcext:value-type="float">
            <text:p>0,304543</text:p>
          </table:table-cell>
          <table:table-cell office:value-type="float" office:value="18.6166" calcext:value-type="float">
            <text:p>18,6166</text:p>
          </table:table-cell>
          <table:table-cell office:value-type="float" office:value="39.1129" calcext:value-type="float">
            <text:p>39,1129</text:p>
          </table:table-cell>
          <table:table-cell office:value-type="float" office:value="0.406739" calcext:value-type="float">
            <text:p>0,406739</text:p>
          </table:table-cell>
          <table:table-cell office:value-type="float" office:value="1" calcext:value-type="float">
            <text:p>1</text:p>
          </table:table-cell>
          <table:table-cell office:value-type="float" office:value="0.993506" calcext:value-type="float">
            <text:p>0,993506</text:p>
          </table:table-cell>
          <table:table-cell office:value-type="float" office:value="-0.395561" calcext:value-type="float">
            <text:p>-0,395561</text:p>
          </table:table-cell>
          <table:table-cell office:value-type="float" office:value="-2.29001" calcext:value-type="float">
            <text:p>-2,29001</text:p>
          </table:table-cell>
          <table:table-cell table:number-columns-repeated="10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80.291" calcext:value-type="float">
            <text:p>580,291</text:p>
          </table:table-cell>
          <table:table-cell office:value-type="float" office:value="-6.60958" calcext:value-type="float">
            <text:p>-6,60958</text:p>
          </table:table-cell>
          <table:table-cell office:value-type="float" office:value="18.65" calcext:value-type="float">
            <text:p>18,65</text:p>
          </table:table-cell>
          <table:table-cell office:value-type="float" office:value="1.95319" calcext:value-type="float">
            <text:p>1,95319</text:p>
          </table:table-cell>
          <table:table-cell office:value-type="float" office:value="0.304643" calcext:value-type="float">
            <text:p>0,304643</text:p>
          </table:table-cell>
          <table:table-cell office:value-type="float" office:value="18.5724" calcext:value-type="float">
            <text:p>18,5724</text:p>
          </table:table-cell>
          <table:table-cell office:value-type="float" office:value="38.992" calcext:value-type="float">
            <text:p>38,992</text:p>
          </table:table-cell>
          <table:table-cell office:value-type="float" office:value="0.406261" calcext:value-type="float">
            <text:p>0,406261</text:p>
          </table:table-cell>
          <table:table-cell office:value-type="float" office:value="1" calcext:value-type="float">
            <text:p>1</text:p>
          </table:table-cell>
          <table:table-cell office:value-type="float" office:value="0.993528" calcext:value-type="float">
            <text:p>0,993528</text:p>
          </table:table-cell>
          <table:table-cell office:value-type="float" office:value="-0.389785" calcext:value-type="float">
            <text:p>-0,389785</text:p>
          </table:table-cell>
          <table:table-cell office:value-type="float" office:value="-2.28417" calcext:value-type="float">
            <text:p>-2,28417</text:p>
          </table:table-cell>
          <table:table-cell table:number-columns-repeated="10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920.758" calcext:value-type="float">
            <text:p>920,758</text:p>
          </table:table-cell>
          <table:table-cell office:value-type="float" office:value="580.097" calcext:value-type="float">
            <text:p>580,097</text:p>
          </table:table-cell>
          <table:table-cell office:value-type="float" office:value="-6.60932" calcext:value-type="float">
            <text:p>-6,60932</text:p>
          </table:table-cell>
          <table:table-cell office:value-type="float" office:value="18.6329" calcext:value-type="float">
            <text:p>18,6329</text:p>
          </table:table-cell>
          <table:table-cell office:value-type="float" office:value="1.95342" calcext:value-type="float">
            <text:p>1,95342</text:p>
          </table:table-cell>
          <table:table-cell office:value-type="float" office:value="0.304154" calcext:value-type="float">
            <text:p>0,304154</text:p>
          </table:table-cell>
          <table:table-cell office:value-type="float" office:value="18.5599" calcext:value-type="float">
            <text:p>18,5599</text:p>
          </table:table-cell>
          <table:table-cell office:value-type="float" office:value="38.9218" calcext:value-type="float">
            <text:p>38,9218</text:p>
          </table:table-cell>
          <table:table-cell office:value-type="float" office:value="0.405867" calcext:value-type="float">
            <text:p>0,405867</text:p>
          </table:table-cell>
          <table:table-cell office:value-type="float" office:value="1" calcext:value-type="float">
            <text:p>1</text:p>
          </table:table-cell>
          <table:table-cell office:value-type="float" office:value="0.993548" calcext:value-type="float">
            <text:p>0,993548</text:p>
          </table:table-cell>
          <table:table-cell office:value-type="float" office:value="-0.388003" calcext:value-type="float">
            <text:p>-0,388003</text:p>
          </table:table-cell>
          <table:table-cell office:value-type="float" office:value="-2.28237" calcext:value-type="float">
            <text:p>-2,28237</text:p>
          </table:table-cell>
          <table:table-cell table:number-columns-repeated="1010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20.759" calcext:value-type="float">
            <text:p>920,759</text:p>
          </table:table-cell>
          <table:table-cell office:value-type="float" office:value="579.997" calcext:value-type="float">
            <text:p>579,997</text:p>
          </table:table-cell>
          <table:table-cell office:value-type="float" office:value="-6.60828" calcext:value-type="float">
            <text:p>-6,60828</text:p>
          </table:table-cell>
          <table:table-cell office:value-type="float" office:value="18.6168" calcext:value-type="float">
            <text:p>18,6168</text:p>
          </table:table-cell>
          <table:table-cell office:value-type="float" office:value="1.95307" calcext:value-type="float">
            <text:p>1,95307</text:p>
          </table:table-cell>
          <table:table-cell office:value-type="float" office:value="0.305443" calcext:value-type="float">
            <text:p>0,305443</text:p>
          </table:table-cell>
          <table:table-cell office:value-type="float" office:value="18.5527" calcext:value-type="float">
            <text:p>18,5527</text:p>
          </table:table-cell>
          <table:table-cell office:value-type="float" office:value="38.8255" calcext:value-type="float">
            <text:p>38,8255</text:p>
          </table:table-cell>
          <table:table-cell office:value-type="float" office:value="0.405153" calcext:value-type="float">
            <text:p>0,405153</text:p>
          </table:table-cell>
          <table:table-cell office:value-type="float" office:value="1" calcext:value-type="float">
            <text:p>1</text:p>
          </table:table-cell>
          <table:table-cell office:value-type="float" office:value="0.993569" calcext:value-type="float">
            <text:p>0,993569</text:p>
          </table:table-cell>
          <table:table-cell office:value-type="float" office:value="-0.387296" calcext:value-type="float">
            <text:p>-0,387296</text:p>
          </table:table-cell>
          <table:table-cell office:value-type="float" office:value="-2.28165" calcext:value-type="float">
            <text:p>-2,28165</text:p>
          </table:table-cell>
          <table:table-cell table:number-columns-repeated="1010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0.76" calcext:value-type="float">
            <text:p>920,76</text:p>
          </table:table-cell>
          <table:table-cell office:value-type="float" office:value="579.904" calcext:value-type="float">
            <text:p>579,904</text:p>
          </table:table-cell>
          <table:table-cell office:value-type="float" office:value="-6.6051" calcext:value-type="float">
            <text:p>-6,6051</text:p>
          </table:table-cell>
          <table:table-cell office:value-type="float" office:value="18.6007" calcext:value-type="float">
            <text:p>18,6007</text:p>
          </table:table-cell>
          <table:table-cell office:value-type="float" office:value="1.95281" calcext:value-type="float">
            <text:p>1,95281</text:p>
          </table:table-cell>
          <table:table-cell office:value-type="float" office:value="0.305014" calcext:value-type="float">
            <text:p>0,305014</text:p>
          </table:table-cell>
          <table:table-cell office:value-type="float" office:value="18.5537" calcext:value-type="float">
            <text:p>18,5537</text:p>
          </table:table-cell>
          <table:table-cell office:value-type="float" office:value="38.7772" calcext:value-type="float">
            <text:p>38,7772</text:p>
          </table:table-cell>
          <table:table-cell office:value-type="float" office:value="0.405182" calcext:value-type="float">
            <text:p>0,405182</text:p>
          </table:table-cell>
          <table:table-cell office:value-type="float" office:value="1" calcext:value-type="float">
            <text:p>1</text:p>
          </table:table-cell>
          <table:table-cell office:value-type="float" office:value="0.99359" calcext:value-type="float">
            <text:p>0,99359</text:p>
          </table:table-cell>
          <table:table-cell office:value-type="float" office:value="-0.3876" calcext:value-type="float">
            <text:p>-0,3876</text:p>
          </table:table-cell>
          <table:table-cell office:value-type="float" office:value="-2.28196" calcext:value-type="float">
            <text:p>-2,28196</text:p>
          </table:table-cell>
          <table:table-cell table:number-columns-repeated="1010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20.76" calcext:value-type="float">
            <text:p>920,76</text:p>
          </table:table-cell>
          <table:table-cell office:value-type="float" office:value="579.812" calcext:value-type="float">
            <text:p>579,812</text:p>
          </table:table-cell>
          <table:table-cell office:value-type="float" office:value="-6.60064" calcext:value-type="float">
            <text:p>-6,60064</text:p>
          </table:table-cell>
          <table:table-cell office:value-type="float" office:value="18.5951" calcext:value-type="float">
            <text:p>18,5951</text:p>
          </table:table-cell>
          <table:table-cell office:value-type="float" office:value="1.9526" calcext:value-type="float">
            <text:p>1,9526</text:p>
          </table:table-cell>
          <table:table-cell office:value-type="float" office:value="0.304713" calcext:value-type="float">
            <text:p>0,304713</text:p>
          </table:table-cell>
          <table:table-cell office:value-type="float" office:value="18.5531" calcext:value-type="float">
            <text:p>18,5531</text:p>
          </table:table-cell>
          <table:table-cell office:value-type="float" office:value="38.7474" calcext:value-type="float">
            <text:p>38,7474</text:p>
          </table:table-cell>
          <table:table-cell office:value-type="float" office:value="0.405173" calcext:value-type="float">
            <text:p>0,405173</text:p>
          </table:table-cell>
          <table:table-cell office:value-type="float" office:value="1" calcext:value-type="float">
            <text:p>1</text:p>
          </table:table-cell>
          <table:table-cell office:value-type="float" office:value="0.99361" calcext:value-type="float">
            <text:p>0,99361</text:p>
          </table:table-cell>
          <table:table-cell office:value-type="float" office:value="-0.387927" calcext:value-type="float">
            <text:p>-0,387927</text:p>
          </table:table-cell>
          <table:table-cell office:value-type="float" office:value="-2.28229" calcext:value-type="float">
            <text:p>-2,28229</text:p>
          </table:table-cell>
          <table:table-cell table:number-columns-repeated="1010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920.761" calcext:value-type="float">
            <text:p>920,761</text:p>
          </table:table-cell>
          <table:table-cell office:value-type="float" office:value="579.713" calcext:value-type="float">
            <text:p>579,713</text:p>
          </table:table-cell>
          <table:table-cell office:value-type="float" office:value="-6.59658" calcext:value-type="float">
            <text:p>-6,59658</text:p>
          </table:table-cell>
          <table:table-cell office:value-type="float" office:value="18.5986" calcext:value-type="float">
            <text:p>18,5986</text:p>
          </table:table-cell>
          <table:table-cell office:value-type="float" office:value="1.95208" calcext:value-type="float">
            <text:p>1,95208</text:p>
          </table:table-cell>
          <table:table-cell office:value-type="float" office:value="0.30404" calcext:value-type="float">
            <text:p>0,30404</text:p>
          </table:table-cell>
          <table:table-cell office:value-type="float" office:value="18.5697" calcext:value-type="float">
            <text:p>18,5697</text:p>
          </table:table-cell>
          <table:table-cell office:value-type="float" office:value="38.7941" calcext:value-type="float">
            <text:p>38,7941</text:p>
          </table:table-cell>
          <table:table-cell office:value-type="float" office:value="0.40602" calcext:value-type="float">
            <text:p>0,40602</text:p>
          </table:table-cell>
          <table:table-cell office:value-type="float" office:value="1" calcext:value-type="float">
            <text:p>1</text:p>
          </table:table-cell>
          <table:table-cell office:value-type="float" office:value="0.993631" calcext:value-type="float">
            <text:p>0,993631</text:p>
          </table:table-cell>
          <table:table-cell office:value-type="float" office:value="-0.390404" calcext:value-type="float">
            <text:p>-0,390404</text:p>
          </table:table-cell>
          <table:table-cell office:value-type="float" office:value="-2.2848" calcext:value-type="float">
            <text:p>-2,2848</text:p>
          </table:table-cell>
          <table:table-cell table:number-columns-repeated="1010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0.762" calcext:value-type="float">
            <text:p>920,762</text:p>
          </table:table-cell>
          <table:table-cell office:value-type="float" office:value="579.717" calcext:value-type="float">
            <text:p>579,717</text:p>
          </table:table-cell>
          <table:table-cell office:value-type="float" office:value="-6.59338" calcext:value-type="float">
            <text:p>-6,59338</text:p>
          </table:table-cell>
          <table:table-cell office:value-type="float" office:value="18.6136" calcext:value-type="float">
            <text:p>18,6136</text:p>
          </table:table-cell>
          <table:table-cell office:value-type="float" office:value="1.95159" calcext:value-type="float">
            <text:p>1,95159</text:p>
          </table:table-cell>
          <table:table-cell office:value-type="float" office:value="0.304554" calcext:value-type="float">
            <text:p>0,304554</text:p>
          </table:table-cell>
          <table:table-cell office:value-type="float" office:value="18.5898" calcext:value-type="float">
            <text:p>18,5898</text:p>
          </table:table-cell>
          <table:table-cell office:value-type="float" office:value="38.8374" calcext:value-type="float">
            <text:p>38,8374</text:p>
          </table:table-cell>
          <table:table-cell office:value-type="float" office:value="0.405884" calcext:value-type="float">
            <text:p>0,405884</text:p>
          </table:table-cell>
          <table:table-cell office:value-type="float" office:value="1" calcext:value-type="float">
            <text:p>1</text:p>
          </table:table-cell>
          <table:table-cell office:value-type="float" office:value="0.993651" calcext:value-type="float">
            <text:p>0,993651</text:p>
          </table:table-cell>
          <table:table-cell office:value-type="float" office:value="-0.393059" calcext:value-type="float">
            <text:p>-0,393059</text:p>
          </table:table-cell>
          <table:table-cell office:value-type="float" office:value="-2.28748" calcext:value-type="float">
            <text:p>-2,28748</text:p>
          </table:table-cell>
          <table:table-cell table:number-columns-repeated="1010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20.763" calcext:value-type="float">
            <text:p>920,763</text:p>
          </table:table-cell>
          <table:table-cell office:value-type="float" office:value="579.728" calcext:value-type="float">
            <text:p>579,728</text:p>
          </table:table-cell>
          <table:table-cell office:value-type="float" office:value="-6.59362" calcext:value-type="float">
            <text:p>-6,59362</text:p>
          </table:table-cell>
          <table:table-cell office:value-type="float" office:value="18.6184" calcext:value-type="float">
            <text:p>18,6184</text:p>
          </table:table-cell>
          <table:table-cell office:value-type="float" office:value="1.95104" calcext:value-type="float">
            <text:p>1,95104</text:p>
          </table:table-cell>
          <table:table-cell office:value-type="float" office:value="0.304669" calcext:value-type="float">
            <text:p>0,304669</text:p>
          </table:table-cell>
          <table:table-cell office:value-type="float" office:value="18.57" calcext:value-type="float">
            <text:p>18,57</text:p>
          </table:table-cell>
          <table:table-cell office:value-type="float" office:value="38.7805" calcext:value-type="float">
            <text:p>38,7805</text:p>
          </table:table-cell>
          <table:table-cell office:value-type="float" office:value="0.405751" calcext:value-type="float">
            <text:p>0,405751</text:p>
          </table:table-cell>
          <table:table-cell office:value-type="float" office:value="1" calcext:value-type="float">
            <text:p>1</text:p>
          </table:table-cell>
          <table:table-cell office:value-type="float" office:value="0.993671" calcext:value-type="float">
            <text:p>0,993671</text:p>
          </table:table-cell>
          <table:table-cell office:value-type="float" office:value="-0.390297" calcext:value-type="float">
            <text:p>-0,390297</text:p>
          </table:table-cell>
          <table:table-cell office:value-type="float" office:value="-2.28469" calcext:value-type="float">
            <text:p>-2,28469</text:p>
          </table:table-cell>
          <table:table-cell table:number-columns-repeated="1010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79.634" calcext:value-type="float">
            <text:p>579,634</text:p>
          </table:table-cell>
          <table:table-cell office:value-type="float" office:value="-6.59161" calcext:value-type="float">
            <text:p>-6,59161</text:p>
          </table:table-cell>
          <table:table-cell office:value-type="float" office:value="18.6236" calcext:value-type="float">
            <text:p>18,6236</text:p>
          </table:table-cell>
          <table:table-cell office:value-type="float" office:value="1.95038" calcext:value-type="float">
            <text:p>1,95038</text:p>
          </table:table-cell>
          <table:table-cell office:value-type="float" office:value="0.304568" calcext:value-type="float">
            <text:p>0,304568</text:p>
          </table:table-cell>
          <table:table-cell office:value-type="float" office:value="18.5703" calcext:value-type="float">
            <text:p>18,5703</text:p>
          </table:table-cell>
          <table:table-cell office:value-type="float" office:value="38.7295" calcext:value-type="float">
            <text:p>38,7295</text:p>
          </table:table-cell>
          <table:table-cell office:value-type="float" office:value="0.405223" calcext:value-type="float">
            <text:p>0,405223</text:p>
          </table:table-cell>
          <table:table-cell office:value-type="float" office:value="1" calcext:value-type="float">
            <text:p>1</text:p>
          </table:table-cell>
          <table:table-cell office:value-type="float" office:value="0.993691" calcext:value-type="float">
            <text:p>0,993691</text:p>
          </table:table-cell>
          <table:table-cell office:value-type="float" office:value="-0.389743" calcext:value-type="float">
            <text:p>-0,389743</text:p>
          </table:table-cell>
          <table:table-cell office:value-type="float" office:value="-2.28413" calcext:value-type="float">
            <text:p>-2,28413</text:p>
          </table:table-cell>
          <table:table-cell table:number-columns-repeated="1010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920.758" calcext:value-type="float">
            <text:p>920,758</text:p>
          </table:table-cell>
          <table:table-cell office:value-type="float" office:value="579.635" calcext:value-type="float">
            <text:p>579,635</text:p>
          </table:table-cell>
          <table:table-cell office:value-type="float" office:value="-6.58727" calcext:value-type="float">
            <text:p>-6,58727</text:p>
          </table:table-cell>
          <table:table-cell office:value-type="float" office:value="18.6252" calcext:value-type="float">
            <text:p>18,6252</text:p>
          </table:table-cell>
          <table:table-cell office:value-type="float" office:value="1.94985" calcext:value-type="float">
            <text:p>1,94985</text:p>
          </table:table-cell>
          <table:table-cell office:value-type="float" office:value="0.304516" calcext:value-type="float">
            <text:p>0,304516</text:p>
          </table:table-cell>
          <table:table-cell office:value-type="float" office:value="18.5763" calcext:value-type="float">
            <text:p>18,5763</text:p>
          </table:table-cell>
          <table:table-cell office:value-type="float" office:value="38.7062" calcext:value-type="float">
            <text:p>38,7062</text:p>
          </table:table-cell>
          <table:table-cell office:value-type="float" office:value="0.40474" calcext:value-type="float">
            <text:p>0,40474</text:p>
          </table:table-cell>
          <table:table-cell office:value-type="float" office:value="1" calcext:value-type="float">
            <text:p>1</text:p>
          </table:table-cell>
          <table:table-cell office:value-type="float" office:value="0.993711" calcext:value-type="float">
            <text:p>0,993711</text:p>
          </table:table-cell>
          <table:table-cell office:value-type="float" office:value="-0.390481" calcext:value-type="float">
            <text:p>-0,390481</text:p>
          </table:table-cell>
          <table:table-cell office:value-type="float" office:value="-2.28487" calcext:value-type="float">
            <text:p>-2,28487</text:p>
          </table:table-cell>
          <table:table-cell table:number-columns-repeated="1010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920.759" calcext:value-type="float">
            <text:p>920,759</text:p>
          </table:table-cell>
          <table:table-cell office:value-type="float" office:value="579.646" calcext:value-type="float">
            <text:p>579,646</text:p>
          </table:table-cell>
          <table:table-cell office:value-type="float" office:value="-6.58777" calcext:value-type="float">
            <text:p>-6,58777</text:p>
          </table:table-cell>
          <table:table-cell office:value-type="float" office:value="18.6129" calcext:value-type="float">
            <text:p>18,6129</text:p>
          </table:table-cell>
          <table:table-cell office:value-type="float" office:value="1.94944" calcext:value-type="float">
            <text:p>1,94944</text:p>
          </table:table-cell>
          <table:table-cell office:value-type="float" office:value="0.305688" calcext:value-type="float">
            <text:p>0,305688</text:p>
          </table:table-cell>
          <table:table-cell office:value-type="float" office:value="18.5536" calcext:value-type="float">
            <text:p>18,5536</text:p>
          </table:table-cell>
          <table:table-cell office:value-type="float" office:value="38.6192" calcext:value-type="float">
            <text:p>38,6192</text:p>
          </table:table-cell>
          <table:table-cell office:value-type="float" office:value="0.404248" calcext:value-type="float">
            <text:p>0,404248</text:p>
          </table:table-cell>
          <table:table-cell office:value-type="float" office:value="1" calcext:value-type="float">
            <text:p>1</text:p>
          </table:table-cell>
          <table:table-cell office:value-type="float" office:value="0.99373" calcext:value-type="float">
            <text:p>0,99373</text:p>
          </table:table-cell>
          <table:table-cell office:value-type="float" office:value="-0.38789" calcext:value-type="float">
            <text:p>-0,38789</text:p>
          </table:table-cell>
          <table:table-cell office:value-type="float" office:value="-2.28225" calcext:value-type="float">
            <text:p>-2,28225</text:p>
          </table:table-cell>
          <table:table-cell table:number-columns-repeated="10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20.759" calcext:value-type="float">
            <text:p>920,759</text:p>
          </table:table-cell>
          <table:table-cell office:value-type="float" office:value="579.656" calcext:value-type="float">
            <text:p>579,656</text:p>
          </table:table-cell>
          <table:table-cell office:value-type="float" office:value="-6.5887" calcext:value-type="float">
            <text:p>-6,5887</text:p>
          </table:table-cell>
          <table:table-cell office:value-type="float" office:value="18.6022" calcext:value-type="float">
            <text:p>18,6022</text:p>
          </table:table-cell>
          <table:table-cell office:value-type="float" office:value="1.94927" calcext:value-type="float">
            <text:p>1,94927</text:p>
          </table:table-cell>
          <table:table-cell office:value-type="float" office:value="0.305083" calcext:value-type="float">
            <text:p>0,305083</text:p>
          </table:table-cell>
          <table:table-cell office:value-type="float" office:value="18.5363" calcext:value-type="float">
            <text:p>18,5363</text:p>
          </table:table-cell>
          <table:table-cell office:value-type="float" office:value="38.5463" calcext:value-type="float">
            <text:p>38,5463</text:p>
          </table:table-cell>
          <table:table-cell office:value-type="float" office:value="0.40424" calcext:value-type="float">
            <text:p>0,40424</text:p>
          </table:table-cell>
          <table:table-cell office:value-type="float" office:value="1" calcext:value-type="float">
            <text:p>1</text:p>
          </table:table-cell>
          <table:table-cell office:value-type="float" office:value="0.99375" calcext:value-type="float">
            <text:p>0,99375</text:p>
          </table:table-cell>
          <table:table-cell office:value-type="float" office:value="-0.385286" calcext:value-type="float">
            <text:p>-0,385286</text:p>
          </table:table-cell>
          <table:table-cell office:value-type="float" office:value="-2.27962" calcext:value-type="float">
            <text:p>-2,27962</text:p>
          </table:table-cell>
          <table:table-cell table:number-columns-repeated="1010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920.76" calcext:value-type="float">
            <text:p>920,76</text:p>
          </table:table-cell>
          <table:table-cell office:value-type="float" office:value="579.57" calcext:value-type="float">
            <text:p>579,57</text:p>
          </table:table-cell>
          <table:table-cell office:value-type="float" office:value="-6.58769" calcext:value-type="float">
            <text:p>-6,58769</text:p>
          </table:table-cell>
          <table:table-cell office:value-type="float" office:value="18.593" calcext:value-type="float">
            <text:p>18,593</text:p>
          </table:table-cell>
          <table:table-cell office:value-type="float" office:value="1.94902" calcext:value-type="float">
            <text:p>1,94902</text:p>
          </table:table-cell>
          <table:table-cell office:value-type="float" office:value="0.305034" calcext:value-type="float">
            <text:p>0,305034</text:p>
          </table:table-cell>
          <table:table-cell office:value-type="float" office:value="18.5436" calcext:value-type="float">
            <text:p>18,5436</text:p>
          </table:table-cell>
          <table:table-cell office:value-type="float" office:value="38.5164" calcext:value-type="float">
            <text:p>38,5164</text:p>
          </table:table-cell>
          <table:table-cell office:value-type="float" office:value="0.403925" calcext:value-type="float">
            <text:p>0,403925</text:p>
          </table:table-cell>
          <table:table-cell office:value-type="float" office:value="1" calcext:value-type="float">
            <text:p>1</text:p>
          </table:table-cell>
          <table:table-cell office:value-type="float" office:value="0.993769" calcext:value-type="float">
            <text:p>0,993769</text:p>
          </table:table-cell>
          <table:table-cell office:value-type="float" office:value="-0.385938" calcext:value-type="float">
            <text:p>-0,385938</text:p>
          </table:table-cell>
          <table:table-cell office:value-type="float" office:value="-2.28028" calcext:value-type="float">
            <text:p>-2,28028</text:p>
          </table:table-cell>
          <table:table-cell table:number-columns-repeated="1010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920.761" calcext:value-type="float">
            <text:p>920,761</text:p>
          </table:table-cell>
          <table:table-cell office:value-type="float" office:value="579.27" calcext:value-type="float">
            <text:p>579,27</text:p>
          </table:table-cell>
          <table:table-cell office:value-type="float" office:value="-6.58488" calcext:value-type="float">
            <text:p>-6,58488</text:p>
          </table:table-cell>
          <table:table-cell office:value-type="float" office:value="18.5867" calcext:value-type="float">
            <text:p>18,5867</text:p>
          </table:table-cell>
          <table:table-cell office:value-type="float" office:value="1.94889" calcext:value-type="float">
            <text:p>1,94889</text:p>
          </table:table-cell>
          <table:table-cell office:value-type="float" office:value="0.304825" calcext:value-type="float">
            <text:p>0,304825</text:p>
          </table:table-cell>
          <table:table-cell office:value-type="float" office:value="18.5632" calcext:value-type="float">
            <text:p>18,5632</text:p>
          </table:table-cell>
          <table:table-cell office:value-type="float" office:value="38.5279" calcext:value-type="float">
            <text:p>38,5279</text:p>
          </table:table-cell>
          <table:table-cell office:value-type="float" office:value="0.404048" calcext:value-type="float">
            <text:p>0,404048</text:p>
          </table:table-cell>
          <table:table-cell office:value-type="float" office:value="1" calcext:value-type="float">
            <text:p>1</text:p>
          </table:table-cell>
          <table:table-cell office:value-type="float" office:value="0.993789" calcext:value-type="float">
            <text:p>0,993789</text:p>
          </table:table-cell>
          <table:table-cell office:value-type="float" office:value="-0.388493" calcext:value-type="float">
            <text:p>-0,388493</text:p>
          </table:table-cell>
          <table:table-cell office:value-type="float" office:value="-2.28286" calcext:value-type="float">
            <text:p>-2,28286</text:p>
          </table:table-cell>
          <table:table-cell table:number-columns-repeated="1010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20.762" calcext:value-type="float">
            <text:p>920,762</text:p>
          </table:table-cell>
          <table:table-cell office:value-type="float" office:value="578.988" calcext:value-type="float">
            <text:p>578,988</text:p>
          </table:table-cell>
          <table:table-cell office:value-type="float" office:value="-6.58091" calcext:value-type="float">
            <text:p>-6,58091</text:p>
          </table:table-cell>
          <table:table-cell office:value-type="float" office:value="18.5919" calcext:value-type="float">
            <text:p>18,5919</text:p>
          </table:table-cell>
          <table:table-cell office:value-type="float" office:value="1.9487" calcext:value-type="float">
            <text:p>1,9487</text:p>
          </table:table-cell>
          <table:table-cell office:value-type="float" office:value="0.304706" calcext:value-type="float">
            <text:p>0,304706</text:p>
          </table:table-cell>
          <table:table-cell office:value-type="float" office:value="18.5716" calcext:value-type="float">
            <text:p>18,5716</text:p>
          </table:table-cell>
          <table:table-cell office:value-type="float" office:value="38.6019" calcext:value-type="float">
            <text:p>38,6019</text:p>
          </table:table-cell>
          <table:table-cell office:value-type="float" office:value="0.403955" calcext:value-type="float">
            <text:p>0,403955</text:p>
          </table:table-cell>
          <table:table-cell office:value-type="float" office:value="1" calcext:value-type="float">
            <text:p>1</text:p>
          </table:table-cell>
          <table:table-cell office:value-type="float" office:value="0.993808" calcext:value-type="float">
            <text:p>0,993808</text:p>
          </table:table-cell>
          <table:table-cell office:value-type="float" office:value="-0.39013" calcext:value-type="float">
            <text:p>-0,39013</text:p>
          </table:table-cell>
          <table:table-cell office:value-type="float" office:value="-2.28452" calcext:value-type="float">
            <text:p>-2,28452</text:p>
          </table:table-cell>
          <table:table-cell table:number-columns-repeated="1010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920.762" calcext:value-type="float">
            <text:p>920,762</text:p>
          </table:table-cell>
          <table:table-cell office:value-type="float" office:value="579" calcext:value-type="float">
            <text:p>579</text:p>
          </table:table-cell>
          <table:table-cell office:value-type="float" office:value="-6.57807" calcext:value-type="float">
            <text:p>-6,57807</text:p>
          </table:table-cell>
          <table:table-cell office:value-type="float" office:value="18.6202" calcext:value-type="float">
            <text:p>18,6202</text:p>
          </table:table-cell>
          <table:table-cell office:value-type="float" office:value="1.94848" calcext:value-type="float">
            <text:p>1,94848</text:p>
          </table:table-cell>
          <table:table-cell office:value-type="float" office:value="0.303997" calcext:value-type="float">
            <text:p>0,303997</text:p>
          </table:table-cell>
          <table:table-cell office:value-type="float" office:value="18.6117" calcext:value-type="float">
            <text:p>18,6117</text:p>
          </table:table-cell>
          <table:table-cell office:value-type="float" office:value="38.9528" calcext:value-type="float">
            <text:p>38,9528</text:p>
          </table:table-cell>
          <table:table-cell office:value-type="float" office:value="0.405073" calcext:value-type="float">
            <text:p>0,405073</text:p>
          </table:table-cell>
          <table:table-cell office:value-type="float" office:value="1" calcext:value-type="float">
            <text:p>1</text:p>
          </table:table-cell>
          <table:table-cell office:value-type="float" office:value="0.993827" calcext:value-type="float">
            <text:p>0,993827</text:p>
          </table:table-cell>
          <table:table-cell office:value-type="float" office:value="-0.396423" calcext:value-type="float">
            <text:p>-0,396423</text:p>
          </table:table-cell>
          <table:table-cell office:value-type="float" office:value="-2.29088" calcext:value-type="float">
            <text:p>-2,29088</text:p>
          </table:table-cell>
          <table:table-cell table:number-columns-repeated="1010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20.754" calcext:value-type="float">
            <text:p>920,754</text:p>
          </table:table-cell>
          <table:table-cell office:value-type="float" office:value="579.012" calcext:value-type="float">
            <text:p>579,012</text:p>
          </table:table-cell>
          <table:table-cell office:value-type="float" office:value="-6.57648" calcext:value-type="float">
            <text:p>-6,57648</text:p>
          </table:table-cell>
          <table:table-cell office:value-type="float" office:value="18.6613" calcext:value-type="float">
            <text:p>18,6613</text:p>
          </table:table-cell>
          <table:table-cell office:value-type="float" office:value="1.94831" calcext:value-type="float">
            <text:p>1,94831</text:p>
          </table:table-cell>
          <table:table-cell office:value-type="float" office:value="0.305303" calcext:value-type="float">
            <text:p>0,305303</text:p>
          </table:table-cell>
          <table:table-cell office:value-type="float" office:value="18.6428" calcext:value-type="float">
            <text:p>18,6428</text:p>
          </table:table-cell>
          <table:table-cell office:value-type="float" office:value="39.0719" calcext:value-type="float">
            <text:p>39,0719</text:p>
          </table:table-cell>
          <table:table-cell office:value-type="float" office:value="0.405744" calcext:value-type="float">
            <text:p>0,405744</text:p>
          </table:table-cell>
          <table:table-cell office:value-type="float" office:value="1" calcext:value-type="float">
            <text:p>1</text:p>
          </table:table-cell>
          <table:table-cell office:value-type="float" office:value="0.993846" calcext:value-type="float">
            <text:p>0,993846</text:p>
          </table:table-cell>
          <table:table-cell office:value-type="float" office:value="-0.40086" calcext:value-type="float">
            <text:p>-0,40086</text:p>
          </table:table-cell>
          <table:table-cell office:value-type="float" office:value="-2.29536" calcext:value-type="float">
            <text:p>-2,29536</text:p>
          </table:table-cell>
          <table:table-cell table:number-columns-repeated="1010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79.021" calcext:value-type="float">
            <text:p>579,021</text:p>
          </table:table-cell>
          <table:table-cell office:value-type="float" office:value="-6.57727" calcext:value-type="float">
            <text:p>-6,57727</text:p>
          </table:table-cell>
          <table:table-cell office:value-type="float" office:value="18.6831" calcext:value-type="float">
            <text:p>18,6831</text:p>
          </table:table-cell>
          <table:table-cell office:value-type="float" office:value="1.948" calcext:value-type="float">
            <text:p>1,948</text:p>
          </table:table-cell>
          <table:table-cell office:value-type="float" office:value="0.304879" calcext:value-type="float">
            <text:p>0,304879</text:p>
          </table:table-cell>
          <table:table-cell office:value-type="float" office:value="18.6256" calcext:value-type="float">
            <text:p>18,6256</text:p>
          </table:table-cell>
          <table:table-cell office:value-type="float" office:value="38.9742" calcext:value-type="float">
            <text:p>38,9742</text:p>
          </table:table-cell>
          <table:table-cell office:value-type="float" office:value="0.405256" calcext:value-type="float">
            <text:p>0,405256</text:p>
          </table:table-cell>
          <table:table-cell office:value-type="float" office:value="1" calcext:value-type="float">
            <text:p>1</text:p>
          </table:table-cell>
          <table:table-cell office:value-type="float" office:value="0.993865" calcext:value-type="float">
            <text:p>0,993865</text:p>
          </table:table-cell>
          <table:table-cell office:value-type="float" office:value="-0.397416" calcext:value-type="float">
            <text:p>-0,397416</text:p>
          </table:table-cell>
          <table:table-cell office:value-type="float" office:value="-2.29188" calcext:value-type="float">
            <text:p>-2,29188</text:p>
          </table:table-cell>
          <table:table-cell table:number-columns-repeated="1010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79.028" calcext:value-type="float">
            <text:p>579,028</text:p>
          </table:table-cell>
          <table:table-cell office:value-type="float" office:value="-6.57379" calcext:value-type="float">
            <text:p>-6,57379</text:p>
          </table:table-cell>
          <table:table-cell office:value-type="float" office:value="18.7009" calcext:value-type="float">
            <text:p>18,7009</text:p>
          </table:table-cell>
          <table:table-cell office:value-type="float" office:value="1.94804" calcext:value-type="float">
            <text:p>1,94804</text:p>
          </table:table-cell>
          <table:table-cell office:value-type="float" office:value="0.304649" calcext:value-type="float">
            <text:p>0,304649</text:p>
          </table:table-cell>
          <table:table-cell office:value-type="float" office:value="18.6254" calcext:value-type="float">
            <text:p>18,6254</text:p>
          </table:table-cell>
          <table:table-cell office:value-type="float" office:value="38.9205" calcext:value-type="float">
            <text:p>38,9205</text:p>
          </table:table-cell>
          <table:table-cell office:value-type="float" office:value="0.40488" calcext:value-type="float">
            <text:p>0,40488</text:p>
          </table:table-cell>
          <table:table-cell office:value-type="float" office:value="1" calcext:value-type="float">
            <text:p>1</text:p>
          </table:table-cell>
          <table:table-cell office:value-type="float" office:value="0.993884" calcext:value-type="float">
            <text:p>0,993884</text:p>
          </table:table-cell>
          <table:table-cell office:value-type="float" office:value="-0.39707" calcext:value-type="float">
            <text:p>-0,39707</text:p>
          </table:table-cell>
          <table:table-cell office:value-type="float" office:value="-2.29153" calcext:value-type="float">
            <text:p>-2,29153</text:p>
          </table:table-cell>
          <table:table-cell table:number-columns-repeated="1010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920.756" calcext:value-type="float">
            <text:p>920,756</text:p>
          </table:table-cell>
          <table:table-cell office:value-type="float" office:value="579.04" calcext:value-type="float">
            <text:p>579,04</text:p>
          </table:table-cell>
          <table:table-cell office:value-type="float" office:value="-6.57246" calcext:value-type="float">
            <text:p>-6,57246</text:p>
          </table:table-cell>
          <table:table-cell office:value-type="float" office:value="18.7042" calcext:value-type="float">
            <text:p>18,7042</text:p>
          </table:table-cell>
          <table:table-cell office:value-type="float" office:value="1.94783" calcext:value-type="float">
            <text:p>1,94783</text:p>
          </table:table-cell>
          <table:table-cell office:value-type="float" office:value="0.304222" calcext:value-type="float">
            <text:p>0,304222</text:p>
          </table:table-cell>
          <table:table-cell office:value-type="float" office:value="18.6242" calcext:value-type="float">
            <text:p>18,6242</text:p>
          </table:table-cell>
          <table:table-cell office:value-type="float" office:value="38.9011" calcext:value-type="float">
            <text:p>38,9011</text:p>
          </table:table-cell>
          <table:table-cell office:value-type="float" office:value="0.40493" calcext:value-type="float">
            <text:p>0,40493</text:p>
          </table:table-cell>
          <table:table-cell office:value-type="float" office:value="1" calcext:value-type="float">
            <text:p>1</text:p>
          </table:table-cell>
          <table:table-cell office:value-type="float" office:value="0.993902" calcext:value-type="float">
            <text:p>0,993902</text:p>
          </table:table-cell>
          <table:table-cell office:value-type="float" office:value="-0.396715" calcext:value-type="float">
            <text:p>-0,396715</text:p>
          </table:table-cell>
          <table:table-cell office:value-type="float" office:value="-2.29117" calcext:value-type="float">
            <text:p>-2,29117</text:p>
          </table:table-cell>
          <table:table-cell table:number-columns-repeated="1010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20.757" calcext:value-type="float">
            <text:p>920,757</text:p>
          </table:table-cell>
          <table:table-cell office:value-type="float" office:value="579.049" calcext:value-type="float">
            <text:p>579,049</text:p>
          </table:table-cell>
          <table:table-cell office:value-type="float" office:value="-6.57103" calcext:value-type="float">
            <text:p>-6,57103</text:p>
          </table:table-cell>
          <table:table-cell office:value-type="float" office:value="18.7009" calcext:value-type="float">
            <text:p>18,7009</text:p>
          </table:table-cell>
          <table:table-cell office:value-type="float" office:value="1.94731" calcext:value-type="float">
            <text:p>1,94731</text:p>
          </table:table-cell>
          <table:table-cell office:value-type="float" office:value="0.305517" calcext:value-type="float">
            <text:p>0,305517</text:p>
          </table:table-cell>
          <table:table-cell office:value-type="float" office:value="18.6319" calcext:value-type="float">
            <text:p>18,6319</text:p>
          </table:table-cell>
          <table:table-cell office:value-type="float" office:value="38.8576" calcext:value-type="float">
            <text:p>38,8576</text:p>
          </table:table-cell>
          <table:table-cell office:value-type="float" office:value="0.404471" calcext:value-type="float">
            <text:p>0,404471</text:p>
          </table:table-cell>
          <table:table-cell office:value-type="float" office:value="1" calcext:value-type="float">
            <text:p>1</text:p>
          </table:table-cell>
          <table:table-cell office:value-type="float" office:value="0.993921" calcext:value-type="float">
            <text:p>0,993921</text:p>
          </table:table-cell>
          <table:table-cell office:value-type="float" office:value="-0.397812" calcext:value-type="float">
            <text:p>-0,397812</text:p>
          </table:table-cell>
          <table:table-cell office:value-type="float" office:value="-2.29228" calcext:value-type="float">
            <text:p>-2,29228</text:p>
          </table:table-cell>
          <table:table-cell table:number-columns-repeated="10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920.758" calcext:value-type="float">
            <text:p>920,758</text:p>
          </table:table-cell>
          <table:table-cell office:value-type="float" office:value="578.964" calcext:value-type="float">
            <text:p>578,964</text:p>
          </table:table-cell>
          <table:table-cell office:value-type="float" office:value="-6.57332" calcext:value-type="float">
            <text:p>-6,57332</text:p>
          </table:table-cell>
          <table:table-cell office:value-type="float" office:value="18.7036" calcext:value-type="float">
            <text:p>18,7036</text:p>
          </table:table-cell>
          <table:table-cell office:value-type="float" office:value="1.94703" calcext:value-type="float">
            <text:p>1,94703</text:p>
          </table:table-cell>
          <table:table-cell office:value-type="float" office:value="0.306681" calcext:value-type="float">
            <text:p>0,306681</text:p>
          </table:table-cell>
          <table:table-cell office:value-type="float" office:value="18.6333" calcext:value-type="float">
            <text:p>18,6333</text:p>
          </table:table-cell>
          <table:table-cell office:value-type="float" office:value="38.7917" calcext:value-type="float">
            <text:p>38,7917</text:p>
          </table:table-cell>
          <table:table-cell office:value-type="float" office:value="0.40419" calcext:value-type="float">
            <text:p>0,40419</text:p>
          </table:table-cell>
          <table:table-cell office:value-type="float" office:value="1" calcext:value-type="float">
            <text:p>1</text:p>
          </table:table-cell>
          <table:table-cell office:value-type="float" office:value="0.993939" calcext:value-type="float">
            <text:p>0,993939</text:p>
          </table:table-cell>
          <table:table-cell office:value-type="float" office:value="-0.397484" calcext:value-type="float">
            <text:p>-0,397484</text:p>
          </table:table-cell>
          <table:table-cell office:value-type="float" office:value="-2.29195" calcext:value-type="float">
            <text:p>-2,29195</text:p>
          </table:table-cell>
          <table:table-cell table:number-columns-repeated="1010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920.752" calcext:value-type="float">
            <text:p>920,752</text:p>
          </table:table-cell>
          <table:table-cell office:value-type="float" office:value="578.888" calcext:value-type="float">
            <text:p>578,888</text:p>
          </table:table-cell>
          <table:table-cell office:value-type="float" office:value="-6.5752" calcext:value-type="float">
            <text:p>-6,5752</text:p>
          </table:table-cell>
          <table:table-cell office:value-type="float" office:value="18.7012" calcext:value-type="float">
            <text:p>18,7012</text:p>
          </table:table-cell>
          <table:table-cell office:value-type="float" office:value="1.9467" calcext:value-type="float">
            <text:p>1,9467</text:p>
          </table:table-cell>
          <table:table-cell office:value-type="float" office:value="0.307856" calcext:value-type="float">
            <text:p>0,307856</text:p>
          </table:table-cell>
          <table:table-cell office:value-type="float" office:value="18.6175" calcext:value-type="float">
            <text:p>18,6175</text:p>
          </table:table-cell>
          <table:table-cell office:value-type="float" office:value="38.722" calcext:value-type="float">
            <text:p>38,722</text:p>
          </table:table-cell>
          <table:table-cell office:value-type="float" office:value="0.404322" calcext:value-type="float">
            <text:p>0,404322</text:p>
          </table:table-cell>
          <table:table-cell office:value-type="float" office:value="1" calcext:value-type="float">
            <text:p>1</text:p>
          </table:table-cell>
          <table:table-cell office:value-type="float" office:value="0.993958" calcext:value-type="float">
            <text:p>0,993958</text:p>
          </table:table-cell>
          <table:table-cell office:value-type="float" office:value="-0.395654" calcext:value-type="float">
            <text:p>-0,395654</text:p>
          </table:table-cell>
          <table:table-cell office:value-type="float" office:value="-2.2901" calcext:value-type="float">
            <text:p>-2,2901</text:p>
          </table:table-cell>
          <table:table-cell table:number-columns-repeated="1010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920.753" calcext:value-type="float">
            <text:p>920,753</text:p>
          </table:table-cell>
          <table:table-cell office:value-type="float" office:value="578.78" calcext:value-type="float">
            <text:p>578,78</text:p>
          </table:table-cell>
          <table:table-cell office:value-type="float" office:value="-6.57536" calcext:value-type="float">
            <text:p>-6,57536</text:p>
          </table:table-cell>
          <table:table-cell office:value-type="float" office:value="18.7013" calcext:value-type="float">
            <text:p>18,7013</text:p>
          </table:table-cell>
          <table:table-cell office:value-type="float" office:value="1.94648" calcext:value-type="float">
            <text:p>1,94648</text:p>
          </table:table-cell>
          <table:table-cell office:value-type="float" office:value="0.30751" calcext:value-type="float">
            <text:p>0,30751</text:p>
          </table:table-cell>
          <table:table-cell office:value-type="float" office:value="18.6252" calcext:value-type="float">
            <text:p>18,6252</text:p>
          </table:table-cell>
          <table:table-cell office:value-type="float" office:value="38.7198" calcext:value-type="float">
            <text:p>38,7198</text:p>
          </table:table-cell>
          <table:table-cell office:value-type="float" office:value="0.404127" calcext:value-type="float">
            <text:p>0,404127</text:p>
          </table:table-cell>
          <table:table-cell office:value-type="float" office:value="1" calcext:value-type="float">
            <text:p>1</text:p>
          </table:table-cell>
          <table:table-cell office:value-type="float" office:value="0.993976" calcext:value-type="float">
            <text:p>0,993976</text:p>
          </table:table-cell>
          <table:table-cell office:value-type="float" office:value="-0.396052" calcext:value-type="float">
            <text:p>-0,396052</text:p>
          </table:table-cell>
          <table:table-cell office:value-type="float" office:value="-2.2905" calcext:value-type="float">
            <text:p>-2,2905</text:p>
          </table:table-cell>
          <table:table-cell table:number-columns-repeated="1010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78.498" calcext:value-type="float">
            <text:p>578,498</text:p>
          </table:table-cell>
          <table:table-cell office:value-type="float" office:value="-6.57138" calcext:value-type="float">
            <text:p>-6,57138</text:p>
          </table:table-cell>
          <table:table-cell office:value-type="float" office:value="18.7035" calcext:value-type="float">
            <text:p>18,7035</text:p>
          </table:table-cell>
          <table:table-cell office:value-type="float" office:value="1.94639" calcext:value-type="float">
            <text:p>1,94639</text:p>
          </table:table-cell>
          <table:table-cell office:value-type="float" office:value="0.307154" calcext:value-type="float">
            <text:p>0,307154</text:p>
          </table:table-cell>
          <table:table-cell office:value-type="float" office:value="18.6413" calcext:value-type="float">
            <text:p>18,6413</text:p>
          </table:table-cell>
          <table:table-cell office:value-type="float" office:value="38.7171" calcext:value-type="float">
            <text:p>38,7171</text:p>
          </table:table-cell>
          <table:table-cell office:value-type="float" office:value="0.403746" calcext:value-type="float">
            <text:p>0,403746</text:p>
          </table:table-cell>
          <table:table-cell office:value-type="float" office:value="1" calcext:value-type="float">
            <text:p>1</text:p>
          </table:table-cell>
          <table:table-cell office:value-type="float" office:value="0.993994" calcext:value-type="float">
            <text:p>0,993994</text:p>
          </table:table-cell>
          <table:table-cell office:value-type="float" office:value="-0.397904" calcext:value-type="float">
            <text:p>-0,397904</text:p>
          </table:table-cell>
          <table:table-cell office:value-type="float" office:value="-2.29237" calcext:value-type="float">
            <text:p>-2,29237</text:p>
          </table:table-cell>
          <table:table-cell table:number-columns-repeated="1010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78.41" calcext:value-type="float">
            <text:p>578,41</text:p>
          </table:table-cell>
          <table:table-cell office:value-type="float" office:value="-6.56998" calcext:value-type="float">
            <text:p>-6,56998</text:p>
          </table:table-cell>
          <table:table-cell office:value-type="float" office:value="18.7085" calcext:value-type="float">
            <text:p>18,7085</text:p>
          </table:table-cell>
          <table:table-cell office:value-type="float" office:value="1.94593" calcext:value-type="float">
            <text:p>1,94593</text:p>
          </table:table-cell>
          <table:table-cell office:value-type="float" office:value="0.306679" calcext:value-type="float">
            <text:p>0,306679</text:p>
          </table:table-cell>
          <table:table-cell office:value-type="float" office:value="18.651" calcext:value-type="float">
            <text:p>18,651</text:p>
          </table:table-cell>
          <table:table-cell office:value-type="float" office:value="38.747" calcext:value-type="float">
            <text:p>38,747</text:p>
          </table:table-cell>
          <table:table-cell office:value-type="float" office:value="0.403736" calcext:value-type="float">
            <text:p>0,403736</text:p>
          </table:table-cell>
          <table:table-cell office:value-type="float" office:value="1" calcext:value-type="float">
            <text:p>1</text:p>
          </table:table-cell>
          <table:table-cell office:value-type="float" office:value="0.994012" calcext:value-type="float">
            <text:p>0,994012</text:p>
          </table:table-cell>
          <table:table-cell office:value-type="float" office:value="-0.398799" calcext:value-type="float">
            <text:p>-0,398799</text:p>
          </table:table-cell>
          <table:table-cell office:value-type="float" office:value="-2.29328" calcext:value-type="float">
            <text:p>-2,29328</text:p>
          </table:table-cell>
          <table:table-cell table:number-columns-repeated="1010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920.737" calcext:value-type="float">
            <text:p>920,737</text:p>
          </table:table-cell>
          <table:table-cell office:value-type="float" office:value="578.325" calcext:value-type="float">
            <text:p>578,325</text:p>
          </table:table-cell>
          <table:table-cell office:value-type="float" office:value="-6.56651" calcext:value-type="float">
            <text:p>-6,56651</text:p>
          </table:table-cell>
          <table:table-cell office:value-type="float" office:value="18.7171" calcext:value-type="float">
            <text:p>18,7171</text:p>
          </table:table-cell>
          <table:table-cell office:value-type="float" office:value="1.94569" calcext:value-type="float">
            <text:p>1,94569</text:p>
          </table:table-cell>
          <table:table-cell office:value-type="float" office:value="0.306159" calcext:value-type="float">
            <text:p>0,306159</text:p>
          </table:table-cell>
          <table:table-cell office:value-type="float" office:value="18.6458" calcext:value-type="float">
            <text:p>18,6458</text:p>
          </table:table-cell>
          <table:table-cell office:value-type="float" office:value="38.7617" calcext:value-type="float">
            <text:p>38,7617</text:p>
          </table:table-cell>
          <table:table-cell office:value-type="float" office:value="0.403593" calcext:value-type="float">
            <text:p>0,403593</text:p>
          </table:table-cell>
          <table:table-cell office:value-type="float" office:value="1" calcext:value-type="float">
            <text:p>1</text:p>
          </table:table-cell>
          <table:table-cell office:value-type="float" office:value="0.99403" calcext:value-type="float">
            <text:p>0,99403</text:p>
          </table:table-cell>
          <table:table-cell office:value-type="float" office:value="-0.398355" calcext:value-type="float">
            <text:p>-0,398355</text:p>
          </table:table-cell>
          <table:table-cell office:value-type="float" office:value="-2.29283" calcext:value-type="float">
            <text:p>-2,29283</text:p>
          </table:table-cell>
          <table:table-cell table:number-columns-repeated="1010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920.738" calcext:value-type="float">
            <text:p>920,738</text:p>
          </table:table-cell>
          <table:table-cell office:value-type="float" office:value="578.247" calcext:value-type="float">
            <text:p>578,247</text:p>
          </table:table-cell>
          <table:table-cell office:value-type="float" office:value="-6.56708" calcext:value-type="float">
            <text:p>-6,56708</text:p>
          </table:table-cell>
          <table:table-cell office:value-type="float" office:value="18.7203" calcext:value-type="float">
            <text:p>18,7203</text:p>
          </table:table-cell>
          <table:table-cell office:value-type="float" office:value="1.94518" calcext:value-type="float">
            <text:p>1,94518</text:p>
          </table:table-cell>
          <table:table-cell office:value-type="float" office:value="0.306524" calcext:value-type="float">
            <text:p>0,306524</text:p>
          </table:table-cell>
          <table:table-cell office:value-type="float" office:value="18.639" calcext:value-type="float">
            <text:p>18,639</text:p>
          </table:table-cell>
          <table:table-cell office:value-type="float" office:value="38.7089" calcext:value-type="float">
            <text:p>38,7089</text:p>
          </table:table-cell>
          <table:table-cell office:value-type="float" office:value="0.403347" calcext:value-type="float">
            <text:p>0,403347</text:p>
          </table:table-cell>
          <table:table-cell office:value-type="float" office:value="1" calcext:value-type="float">
            <text:p>1</text:p>
          </table:table-cell>
          <table:table-cell office:value-type="float" office:value="0.994048" calcext:value-type="float">
            <text:p>0,994048</text:p>
          </table:table-cell>
          <table:table-cell office:value-type="float" office:value="-0.397041" calcext:value-type="float">
            <text:p>-0,397041</text:p>
          </table:table-cell>
          <table:table-cell office:value-type="float" office:value="-2.2915" calcext:value-type="float">
            <text:p>-2,2915</text:p>
          </table:table-cell>
          <table:table-cell table:number-columns-repeated="1010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78.166" calcext:value-type="float">
            <text:p>578,166</text:p>
          </table:table-cell>
          <table:table-cell office:value-type="float" office:value="-6.56853" calcext:value-type="float">
            <text:p>-6,56853</text:p>
          </table:table-cell>
          <table:table-cell office:value-type="float" office:value="18.7154" calcext:value-type="float">
            <text:p>18,7154</text:p>
          </table:table-cell>
          <table:table-cell office:value-type="float" office:value="1.94474" calcext:value-type="float">
            <text:p>1,94474</text:p>
          </table:table-cell>
          <table:table-cell office:value-type="float" office:value="0.309838" calcext:value-type="float">
            <text:p>0,309838</text:p>
          </table:table-cell>
          <table:table-cell office:value-type="float" office:value="18.6278" calcext:value-type="float">
            <text:p>18,6278</text:p>
          </table:table-cell>
          <table:table-cell office:value-type="float" office:value="38.6423" calcext:value-type="float">
            <text:p>38,6423</text:p>
          </table:table-cell>
          <table:table-cell office:value-type="float" office:value="0.402938" calcext:value-type="float">
            <text:p>0,402938</text:p>
          </table:table-cell>
          <table:table-cell office:value-type="float" office:value="1" calcext:value-type="float">
            <text:p>1</text:p>
          </table:table-cell>
          <table:table-cell office:value-type="float" office:value="0.994065" calcext:value-type="float">
            <text:p>0,994065</text:p>
          </table:table-cell>
          <table:table-cell office:value-type="float" office:value="-0.396581" calcext:value-type="float">
            <text:p>-0,396581</text:p>
          </table:table-cell>
          <table:table-cell office:value-type="float" office:value="-2.29104" calcext:value-type="float">
            <text:p>-2,29104</text:p>
          </table:table-cell>
          <table:table-cell table:number-columns-repeated="1010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920.737" calcext:value-type="float">
            <text:p>920,737</text:p>
          </table:table-cell>
          <table:table-cell office:value-type="float" office:value="578.086" calcext:value-type="float">
            <text:p>578,086</text:p>
          </table:table-cell>
          <table:table-cell office:value-type="float" office:value="-6.56753" calcext:value-type="float">
            <text:p>-6,56753</text:p>
          </table:table-cell>
          <table:table-cell office:value-type="float" office:value="18.7071" calcext:value-type="float">
            <text:p>18,7071</text:p>
          </table:table-cell>
          <table:table-cell office:value-type="float" office:value="1.94422" calcext:value-type="float">
            <text:p>1,94422</text:p>
          </table:table-cell>
          <table:table-cell office:value-type="float" office:value="0.31074" calcext:value-type="float">
            <text:p>0,31074</text:p>
          </table:table-cell>
          <table:table-cell office:value-type="float" office:value="18.625" calcext:value-type="float">
            <text:p>18,625</text:p>
          </table:table-cell>
          <table:table-cell office:value-type="float" office:value="38.6452" calcext:value-type="float">
            <text:p>38,6452</text:p>
          </table:table-cell>
          <table:table-cell office:value-type="float" office:value="0.402594" calcext:value-type="float">
            <text:p>0,402594</text:p>
          </table:table-cell>
          <table:table-cell office:value-type="float" office:value="1" calcext:value-type="float">
            <text:p>1</text:p>
          </table:table-cell>
          <table:table-cell office:value-type="float" office:value="0.994083" calcext:value-type="float">
            <text:p>0,994083</text:p>
          </table:table-cell>
          <table:table-cell office:value-type="float" office:value="-0.39668" calcext:value-type="float">
            <text:p>-0,39668</text:p>
          </table:table-cell>
          <table:table-cell office:value-type="float" office:value="-2.29114" calcext:value-type="float">
            <text:p>-2,29114</text:p>
          </table:table-cell>
          <table:table-cell table:number-columns-repeated="1010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920.737" calcext:value-type="float">
            <text:p>920,737</text:p>
          </table:table-cell>
          <table:table-cell office:value-type="float" office:value="578.003" calcext:value-type="float">
            <text:p>578,003</text:p>
          </table:table-cell>
          <table:table-cell office:value-type="float" office:value="-6.56564" calcext:value-type="float">
            <text:p>-6,56564</text:p>
          </table:table-cell>
          <table:table-cell office:value-type="float" office:value="18.7073" calcext:value-type="float">
            <text:p>18,7073</text:p>
          </table:table-cell>
          <table:table-cell office:value-type="float" office:value="1.94402" calcext:value-type="float">
            <text:p>1,94402</text:p>
          </table:table-cell>
          <table:table-cell office:value-type="float" office:value="0.310665" calcext:value-type="float">
            <text:p>0,310665</text:p>
          </table:table-cell>
          <table:table-cell office:value-type="float" office:value="18.6509" calcext:value-type="float">
            <text:p>18,6509</text:p>
          </table:table-cell>
          <table:table-cell office:value-type="float" office:value="38.7573" calcext:value-type="float">
            <text:p>38,7573</text:p>
          </table:table-cell>
          <table:table-cell office:value-type="float" office:value="0.402395" calcext:value-type="float">
            <text:p>0,402395</text:p>
          </table:table-cell>
          <table:table-cell office:value-type="float" office:value="1" calcext:value-type="float">
            <text:p>1</text:p>
          </table:table-cell>
          <table:table-cell office:value-type="float" office:value="0.9941" calcext:value-type="float">
            <text:p>0,9941</text:p>
          </table:table-cell>
          <table:table-cell office:value-type="float" office:value="-0.40013" calcext:value-type="float">
            <text:p>-0,40013</text:p>
          </table:table-cell>
          <table:table-cell office:value-type="float" office:value="-2.29462" calcext:value-type="float">
            <text:p>-2,29462</text:p>
          </table:table-cell>
          <table:table-cell table:number-columns-repeated="10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920.738" calcext:value-type="float">
            <text:p>920,738</text:p>
          </table:table-cell>
          <table:table-cell office:value-type="float" office:value="577.915" calcext:value-type="float">
            <text:p>577,915</text:p>
          </table:table-cell>
          <table:table-cell office:value-type="float" office:value="-6.5624" calcext:value-type="float">
            <text:p>-6,5624</text:p>
          </table:table-cell>
          <table:table-cell office:value-type="float" office:value="18.7019" calcext:value-type="float">
            <text:p>18,7019</text:p>
          </table:table-cell>
          <table:table-cell office:value-type="float" office:value="1.94389" calcext:value-type="float">
            <text:p>1,94389</text:p>
          </table:table-cell>
          <table:table-cell office:value-type="float" office:value="0.310834" calcext:value-type="float">
            <text:p>0,310834</text:p>
          </table:table-cell>
          <table:table-cell office:value-type="float" office:value="18.6287" calcext:value-type="float">
            <text:p>18,6287</text:p>
          </table:table-cell>
          <table:table-cell office:value-type="float" office:value="38.7541" calcext:value-type="float">
            <text:p>38,7541</text:p>
          </table:table-cell>
          <table:table-cell office:value-type="float" office:value="0.402249" calcext:value-type="float">
            <text:p>0,402249</text:p>
          </table:table-cell>
          <table:table-cell office:value-type="float" office:value="1" calcext:value-type="float">
            <text:p>1</text:p>
          </table:table-cell>
          <table:table-cell office:value-type="float" office:value="0.994118" calcext:value-type="float">
            <text:p>0,994118</text:p>
          </table:table-cell>
          <table:table-cell office:value-type="float" office:value="-0.398305" calcext:value-type="float">
            <text:p>-0,398305</text:p>
          </table:table-cell>
          <table:table-cell office:value-type="float" office:value="-2.29278" calcext:value-type="float">
            <text:p>-2,29278</text:p>
          </table:table-cell>
          <table:table-cell table:number-columns-repeated="1010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920.739" calcext:value-type="float">
            <text:p>920,739</text:p>
          </table:table-cell>
          <table:table-cell office:value-type="float" office:value="577.933" calcext:value-type="float">
            <text:p>577,933</text:p>
          </table:table-cell>
          <table:table-cell office:value-type="float" office:value="-6.56211" calcext:value-type="float">
            <text:p>-6,56211</text:p>
          </table:table-cell>
          <table:table-cell office:value-type="float" office:value="18.6949" calcext:value-type="float">
            <text:p>18,6949</text:p>
          </table:table-cell>
          <table:table-cell office:value-type="float" office:value="1.94375" calcext:value-type="float">
            <text:p>1,94375</text:p>
          </table:table-cell>
          <table:table-cell office:value-type="float" office:value="0.310311" calcext:value-type="float">
            <text:p>0,310311</text:p>
          </table:table-cell>
          <table:table-cell office:value-type="float" office:value="18.6127" calcext:value-type="float">
            <text:p>18,6127</text:p>
          </table:table-cell>
          <table:table-cell office:value-type="float" office:value="38.6901" calcext:value-type="float">
            <text:p>38,6901</text:p>
          </table:table-cell>
          <table:table-cell office:value-type="float" office:value="0.401926" calcext:value-type="float">
            <text:p>0,401926</text:p>
          </table:table-cell>
          <table:table-cell office:value-type="float" office:value="1" calcext:value-type="float">
            <text:p>1</text:p>
          </table:table-cell>
          <table:table-cell office:value-type="float" office:value="0.994135" calcext:value-type="float">
            <text:p>0,994135</text:p>
          </table:table-cell>
          <table:table-cell office:value-type="float" office:value="-0.395946" calcext:value-type="float">
            <text:p>-0,395946</text:p>
          </table:table-cell>
          <table:table-cell office:value-type="float" office:value="-2.2904" calcext:value-type="float">
            <text:p>-2,2904</text:p>
          </table:table-cell>
          <table:table-cell table:number-columns-repeated="1010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920.74" calcext:value-type="float">
            <text:p>920,74</text:p>
          </table:table-cell>
          <table:table-cell office:value-type="float" office:value="577.947" calcext:value-type="float">
            <text:p>577,947</text:p>
          </table:table-cell>
          <table:table-cell office:value-type="float" office:value="-6.56419" calcext:value-type="float">
            <text:p>-6,56419</text:p>
          </table:table-cell>
          <table:table-cell office:value-type="float" office:value="18.6894" calcext:value-type="float">
            <text:p>18,6894</text:p>
          </table:table-cell>
          <table:table-cell office:value-type="float" office:value="1.94316" calcext:value-type="float">
            <text:p>1,94316</text:p>
          </table:table-cell>
          <table:table-cell office:value-type="float" office:value="0.30978" calcext:value-type="float">
            <text:p>0,30978</text:p>
          </table:table-cell>
          <table:table-cell office:value-type="float" office:value="18.6155" calcext:value-type="float">
            <text:p>18,6155</text:p>
          </table:table-cell>
          <table:table-cell office:value-type="float" office:value="38.7148" calcext:value-type="float">
            <text:p>38,7148</text:p>
          </table:table-cell>
          <table:table-cell office:value-type="float" office:value="0.40307" calcext:value-type="float">
            <text:p>0,40307</text:p>
          </table:table-cell>
          <table:table-cell office:value-type="float" office:value="1" calcext:value-type="float">
            <text:p>1</text:p>
          </table:table-cell>
          <table:table-cell office:value-type="float" office:value="0.994152" calcext:value-type="float">
            <text:p>0,994152</text:p>
          </table:table-cell>
          <table:table-cell office:value-type="float" office:value="-0.396183" calcext:value-type="float">
            <text:p>-0,396183</text:p>
          </table:table-cell>
          <table:table-cell office:value-type="float" office:value="-2.29063" calcext:value-type="float">
            <text:p>-2,29063</text:p>
          </table:table-cell>
          <table:table-cell table:number-columns-repeated="1010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20.741" calcext:value-type="float">
            <text:p>920,741</text:p>
          </table:table-cell>
          <table:table-cell office:value-type="float" office:value="577.962" calcext:value-type="float">
            <text:p>577,962</text:p>
          </table:table-cell>
          <table:table-cell office:value-type="float" office:value="-6.56287" calcext:value-type="float">
            <text:p>-6,56287</text:p>
          </table:table-cell>
          <table:table-cell office:value-type="float" office:value="18.6785" calcext:value-type="float">
            <text:p>18,6785</text:p>
          </table:table-cell>
          <table:table-cell office:value-type="float" office:value="1.94269" calcext:value-type="float">
            <text:p>1,94269</text:p>
          </table:table-cell>
          <table:table-cell office:value-type="float" office:value="0.309916" calcext:value-type="float">
            <text:p>0,309916</text:p>
          </table:table-cell>
          <table:table-cell office:value-type="float" office:value="18.6167" calcext:value-type="float">
            <text:p>18,6167</text:p>
          </table:table-cell>
          <table:table-cell office:value-type="float" office:value="38.7244" calcext:value-type="float">
            <text:p>38,7244</text:p>
          </table:table-cell>
          <table:table-cell office:value-type="float" office:value="0.40332" calcext:value-type="float">
            <text:p>0,40332</text:p>
          </table:table-cell>
          <table:table-cell office:value-type="float" office:value="1" calcext:value-type="float">
            <text:p>1</text:p>
          </table:table-cell>
          <table:table-cell office:value-type="float" office:value="0.994169" calcext:value-type="float">
            <text:p>0,994169</text:p>
          </table:table-cell>
          <table:table-cell office:value-type="float" office:value="-0.39676" calcext:value-type="float">
            <text:p>-0,39676</text:p>
          </table:table-cell>
          <table:table-cell office:value-type="float" office:value="-2.29122" calcext:value-type="float">
            <text:p>-2,29122</text:p>
          </table:table-cell>
          <table:table-cell table:number-columns-repeated="1010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920.741" calcext:value-type="float">
            <text:p>920,741</text:p>
          </table:table-cell>
          <table:table-cell office:value-type="float" office:value="577.974" calcext:value-type="float">
            <text:p>577,974</text:p>
          </table:table-cell>
          <table:table-cell office:value-type="float" office:value="-6.56135" calcext:value-type="float">
            <text:p>-6,56135</text:p>
          </table:table-cell>
          <table:table-cell office:value-type="float" office:value="18.6762" calcext:value-type="float">
            <text:p>18,6762</text:p>
          </table:table-cell>
          <table:table-cell office:value-type="float" office:value="1.94246" calcext:value-type="float">
            <text:p>1,94246</text:p>
          </table:table-cell>
          <table:table-cell office:value-type="float" office:value="0.309437" calcext:value-type="float">
            <text:p>0,309437</text:p>
          </table:table-cell>
          <table:table-cell office:value-type="float" office:value="18.6237" calcext:value-type="float">
            <text:p>18,6237</text:p>
          </table:table-cell>
          <table:table-cell office:value-type="float" office:value="38.7139" calcext:value-type="float">
            <text:p>38,7139</text:p>
          </table:table-cell>
          <table:table-cell office:value-type="float" office:value="0.403194" calcext:value-type="float">
            <text:p>0,403194</text:p>
          </table:table-cell>
          <table:table-cell office:value-type="float" office:value="1" calcext:value-type="float">
            <text:p>1</text:p>
          </table:table-cell>
          <table:table-cell office:value-type="float" office:value="0.994186" calcext:value-type="float">
            <text:p>0,994186</text:p>
          </table:table-cell>
          <table:table-cell office:value-type="float" office:value="-0.397344" calcext:value-type="float">
            <text:p>-0,397344</text:p>
          </table:table-cell>
          <table:table-cell office:value-type="float" office:value="-2.29181" calcext:value-type="float">
            <text:p>-2,29181</text:p>
          </table:table-cell>
          <table:table-cell table:number-columns-repeated="1010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920.742" calcext:value-type="float">
            <text:p>920,742</text:p>
          </table:table-cell>
          <table:table-cell office:value-type="float" office:value="577.986" calcext:value-type="float">
            <text:p>577,986</text:p>
          </table:table-cell>
          <table:table-cell office:value-type="float" office:value="-6.56004" calcext:value-type="float">
            <text:p>-6,56004</text:p>
          </table:table-cell>
          <table:table-cell office:value-type="float" office:value="18.6804" calcext:value-type="float">
            <text:p>18,6804</text:p>
          </table:table-cell>
          <table:table-cell office:value-type="float" office:value="1.94218" calcext:value-type="float">
            <text:p>1,94218</text:p>
          </table:table-cell>
          <table:table-cell office:value-type="float" office:value="0.310582" calcext:value-type="float">
            <text:p>0,310582</text:p>
          </table:table-cell>
          <table:table-cell office:value-type="float" office:value="18.6265" calcext:value-type="float">
            <text:p>18,6265</text:p>
          </table:table-cell>
          <table:table-cell office:value-type="float" office:value="38.7451" calcext:value-type="float">
            <text:p>38,7451</text:p>
          </table:table-cell>
          <table:table-cell office:value-type="float" office:value="0.40334" calcext:value-type="float">
            <text:p>0,40334</text:p>
          </table:table-cell>
          <table:table-cell office:value-type="float" office:value="1" calcext:value-type="float">
            <text:p>1</text:p>
          </table:table-cell>
          <table:table-cell office:value-type="float" office:value="0.994203" calcext:value-type="float">
            <text:p>0,994203</text:p>
          </table:table-cell>
          <table:table-cell office:value-type="float" office:value="-0.398483" calcext:value-type="float">
            <text:p>-0,398483</text:p>
          </table:table-cell>
          <table:table-cell office:value-type="float" office:value="-2.29296" calcext:value-type="float">
            <text:p>-2,29296</text:p>
          </table:table-cell>
          <table:table-cell table:number-columns-repeated="1010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920.743" calcext:value-type="float">
            <text:p>920,743</text:p>
          </table:table-cell>
          <table:table-cell office:value-type="float" office:value="578.003" calcext:value-type="float">
            <text:p>578,003</text:p>
          </table:table-cell>
          <table:table-cell office:value-type="float" office:value="-6.56014" calcext:value-type="float">
            <text:p>-6,56014</text:p>
          </table:table-cell>
          <table:table-cell office:value-type="float" office:value="18.679" calcext:value-type="float">
            <text:p>18,679</text:p>
          </table:table-cell>
          <table:table-cell office:value-type="float" office:value="1.94182" calcext:value-type="float">
            <text:p>1,94182</text:p>
          </table:table-cell>
          <table:table-cell office:value-type="float" office:value="0.313271" calcext:value-type="float">
            <text:p>0,313271</text:p>
          </table:table-cell>
          <table:table-cell office:value-type="float" office:value="18.6125" calcext:value-type="float">
            <text:p>18,6125</text:p>
          </table:table-cell>
          <table:table-cell office:value-type="float" office:value="38.6827" calcext:value-type="float">
            <text:p>38,6827</text:p>
          </table:table-cell>
          <table:table-cell office:value-type="float" office:value="0.403132" calcext:value-type="float">
            <text:p>0,403132</text:p>
          </table:table-cell>
          <table:table-cell office:value-type="float" office:value="1" calcext:value-type="float">
            <text:p>1</text:p>
          </table:table-cell>
          <table:table-cell office:value-type="float" office:value="0.99422" calcext:value-type="float">
            <text:p>0,99422</text:p>
          </table:table-cell>
          <table:table-cell office:value-type="float" office:value="-0.397733" calcext:value-type="float">
            <text:p>-0,397733</text:p>
          </table:table-cell>
          <table:table-cell office:value-type="float" office:value="-2.2922" calcext:value-type="float">
            <text:p>-2,2922</text:p>
          </table:table-cell>
          <table:table-cell table:number-columns-repeated="1010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20.744" calcext:value-type="float">
            <text:p>920,744</text:p>
          </table:table-cell>
          <table:table-cell office:value-type="float" office:value="578.017" calcext:value-type="float">
            <text:p>578,017</text:p>
          </table:table-cell>
          <table:table-cell office:value-type="float" office:value="-6.56051" calcext:value-type="float">
            <text:p>-6,56051</text:p>
          </table:table-cell>
          <table:table-cell office:value-type="float" office:value="18.6701" calcext:value-type="float">
            <text:p>18,6701</text:p>
          </table:table-cell>
          <table:table-cell office:value-type="float" office:value="1.94173" calcext:value-type="float">
            <text:p>1,94173</text:p>
          </table:table-cell>
          <table:table-cell office:value-type="float" office:value="0.315041" calcext:value-type="float">
            <text:p>0,315041</text:p>
          </table:table-cell>
          <table:table-cell office:value-type="float" office:value="18.5861" calcext:value-type="float">
            <text:p>18,5861</text:p>
          </table:table-cell>
          <table:table-cell office:value-type="float" office:value="38.5965" calcext:value-type="float">
            <text:p>38,5965</text:p>
          </table:table-cell>
          <table:table-cell office:value-type="float" office:value="0.402973" calcext:value-type="float">
            <text:p>0,402973</text:p>
          </table:table-cell>
          <table:table-cell office:value-type="float" office:value="1" calcext:value-type="float">
            <text:p>1</text:p>
          </table:table-cell>
          <table:table-cell office:value-type="float" office:value="0.994236" calcext:value-type="float">
            <text:p>0,994236</text:p>
          </table:table-cell>
          <table:table-cell office:value-type="float" office:value="-0.395287" calcext:value-type="float">
            <text:p>-0,395287</text:p>
          </table:table-cell>
          <table:table-cell office:value-type="float" office:value="-2.28973" calcext:value-type="float">
            <text:p>-2,28973</text:p>
          </table:table-cell>
          <table:table-cell table:number-columns-repeated="1010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20.744" calcext:value-type="float">
            <text:p>920,744</text:p>
          </table:table-cell>
          <table:table-cell office:value-type="float" office:value="578.037" calcext:value-type="float">
            <text:p>578,037</text:p>
          </table:table-cell>
          <table:table-cell office:value-type="float" office:value="-6.56211" calcext:value-type="float">
            <text:p>-6,56211</text:p>
          </table:table-cell>
          <table:table-cell office:value-type="float" office:value="18.6614" calcext:value-type="float">
            <text:p>18,6614</text:p>
          </table:table-cell>
          <table:table-cell office:value-type="float" office:value="1.94115" calcext:value-type="float">
            <text:p>1,94115</text:p>
          </table:table-cell>
          <table:table-cell office:value-type="float" office:value="0.31733" calcext:value-type="float">
            <text:p>0,31733</text:p>
          </table:table-cell>
          <table:table-cell office:value-type="float" office:value="18.5951" calcext:value-type="float">
            <text:p>18,5951</text:p>
          </table:table-cell>
          <table:table-cell office:value-type="float" office:value="38.5897" calcext:value-type="float">
            <text:p>38,5897</text:p>
          </table:table-cell>
          <table:table-cell office:value-type="float" office:value="0.404288" calcext:value-type="float">
            <text:p>0,404288</text:p>
          </table:table-cell>
          <table:table-cell office:value-type="float" office:value="1" calcext:value-type="float">
            <text:p>1</text:p>
          </table:table-cell>
          <table:table-cell office:value-type="float" office:value="0.994253" calcext:value-type="float">
            <text:p>0,994253</text:p>
          </table:table-cell>
          <table:table-cell office:value-type="float" office:value="-0.397596" calcext:value-type="float">
            <text:p>-0,397596</text:p>
          </table:table-cell>
          <table:table-cell office:value-type="float" office:value="-2.29206" calcext:value-type="float">
            <text:p>-2,29206</text:p>
          </table:table-cell>
          <table:table-cell table:number-columns-repeated="1010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20.745" calcext:value-type="float">
            <text:p>920,745</text:p>
          </table:table-cell>
          <table:table-cell office:value-type="float" office:value="578.046" calcext:value-type="float">
            <text:p>578,046</text:p>
          </table:table-cell>
          <table:table-cell office:value-type="float" office:value="-6.56363" calcext:value-type="float">
            <text:p>-6,56363</text:p>
          </table:table-cell>
          <table:table-cell office:value-type="float" office:value="18.6548" calcext:value-type="float">
            <text:p>18,6548</text:p>
          </table:table-cell>
          <table:table-cell office:value-type="float" office:value="1.94098" calcext:value-type="float">
            <text:p>1,94098</text:p>
          </table:table-cell>
          <table:table-cell office:value-type="float" office:value="0.316925" calcext:value-type="float">
            <text:p>0,316925</text:p>
          </table:table-cell>
          <table:table-cell office:value-type="float" office:value="18.609" calcext:value-type="float">
            <text:p>18,609</text:p>
          </table:table-cell>
          <table:table-cell office:value-type="float" office:value="38.5618" calcext:value-type="float">
            <text:p>38,5618</text:p>
          </table:table-cell>
          <table:table-cell office:value-type="float" office:value="0.403835" calcext:value-type="float">
            <text:p>0,403835</text:p>
          </table:table-cell>
          <table:table-cell office:value-type="float" office:value="1" calcext:value-type="float">
            <text:p>1</text:p>
          </table:table-cell>
          <table:table-cell office:value-type="float" office:value="0.994269" calcext:value-type="float">
            <text:p>0,994269</text:p>
          </table:table-cell>
          <table:table-cell office:value-type="float" office:value="-0.398302" calcext:value-type="float">
            <text:p>-0,398302</text:p>
          </table:table-cell>
          <table:table-cell office:value-type="float" office:value="-2.29277" calcext:value-type="float">
            <text:p>-2,29277</text:p>
          </table:table-cell>
          <table:table-cell table:number-columns-repeated="10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20.746" calcext:value-type="float">
            <text:p>920,746</text:p>
          </table:table-cell>
          <table:table-cell office:value-type="float" office:value="578.06" calcext:value-type="float">
            <text:p>578,06</text:p>
          </table:table-cell>
          <table:table-cell office:value-type="float" office:value="-6.56537" calcext:value-type="float">
            <text:p>-6,56537</text:p>
          </table:table-cell>
          <table:table-cell office:value-type="float" office:value="18.6637" calcext:value-type="float">
            <text:p>18,6637</text:p>
          </table:table-cell>
          <table:table-cell office:value-type="float" office:value="1.94037" calcext:value-type="float">
            <text:p>1,94037</text:p>
          </table:table-cell>
          <table:table-cell office:value-type="float" office:value="0.316715" calcext:value-type="float">
            <text:p>0,316715</text:p>
          </table:table-cell>
          <table:table-cell office:value-type="float" office:value="18.6527" calcext:value-type="float">
            <text:p>18,6527</text:p>
          </table:table-cell>
          <table:table-cell office:value-type="float" office:value="38.6904" calcext:value-type="float">
            <text:p>38,6904</text:p>
          </table:table-cell>
          <table:table-cell office:value-type="float" office:value="0.405061" calcext:value-type="float">
            <text:p>0,405061</text:p>
          </table:table-cell>
          <table:table-cell office:value-type="float" office:value="1" calcext:value-type="float">
            <text:p>1</text:p>
          </table:table-cell>
          <table:table-cell office:value-type="float" office:value="0.994286" calcext:value-type="float">
            <text:p>0,994286</text:p>
          </table:table-cell>
          <table:table-cell office:value-type="float" office:value="-0.403458" calcext:value-type="float">
            <text:p>-0,403458</text:p>
          </table:table-cell>
          <table:table-cell office:value-type="float" office:value="-2.29798" calcext:value-type="float">
            <text:p>-2,29798</text:p>
          </table:table-cell>
          <table:table-cell table:number-columns-repeated="10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20.746" calcext:value-type="float">
            <text:p>920,746</text:p>
          </table:table-cell>
          <table:table-cell office:value-type="float" office:value="578.074" calcext:value-type="float">
            <text:p>578,074</text:p>
          </table:table-cell>
          <table:table-cell office:value-type="float" office:value="-6.56573" calcext:value-type="float">
            <text:p>-6,56573</text:p>
          </table:table-cell>
          <table:table-cell office:value-type="float" office:value="18.6721" calcext:value-type="float">
            <text:p>18,6721</text:p>
          </table:table-cell>
          <table:table-cell office:value-type="float" office:value="1.9402" calcext:value-type="float">
            <text:p>1,9402</text:p>
          </table:table-cell>
          <table:table-cell office:value-type="float" office:value="0.317321" calcext:value-type="float">
            <text:p>0,317321</text:p>
          </table:table-cell>
          <table:table-cell office:value-type="float" office:value="18.624" calcext:value-type="float">
            <text:p>18,624</text:p>
          </table:table-cell>
          <table:table-cell office:value-type="float" office:value="38.5927" calcext:value-type="float">
            <text:p>38,5927</text:p>
          </table:table-cell>
          <table:table-cell office:value-type="float" office:value="0.404608" calcext:value-type="float">
            <text:p>0,404608</text:p>
          </table:table-cell>
          <table:table-cell office:value-type="float" office:value="1" calcext:value-type="float">
            <text:p>1</text:p>
          </table:table-cell>
          <table:table-cell office:value-type="float" office:value="0.994302" calcext:value-type="float">
            <text:p>0,994302</text:p>
          </table:table-cell>
          <table:table-cell office:value-type="float" office:value="-0.399672" calcext:value-type="float">
            <text:p>-0,399672</text:p>
          </table:table-cell>
          <table:table-cell office:value-type="float" office:value="-2.29416" calcext:value-type="float">
            <text:p>-2,29416</text:p>
          </table:table-cell>
          <table:table-cell table:number-columns-repeated="1010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20.747" calcext:value-type="float">
            <text:p>920,747</text:p>
          </table:table-cell>
          <table:table-cell office:value-type="float" office:value="578.099" calcext:value-type="float">
            <text:p>578,099</text:p>
          </table:table-cell>
          <table:table-cell office:value-type="float" office:value="-6.56952" calcext:value-type="float">
            <text:p>-6,56952</text:p>
          </table:table-cell>
          <table:table-cell office:value-type="float" office:value="18.6699" calcext:value-type="float">
            <text:p>18,6699</text:p>
          </table:table-cell>
          <table:table-cell office:value-type="float" office:value="1.9399" calcext:value-type="float">
            <text:p>1,9399</text:p>
          </table:table-cell>
          <table:table-cell office:value-type="float" office:value="0.316847" calcext:value-type="float">
            <text:p>0,316847</text:p>
          </table:table-cell>
          <table:table-cell office:value-type="float" office:value="18.5932" calcext:value-type="float">
            <text:p>18,5932</text:p>
          </table:table-cell>
          <table:table-cell office:value-type="float" office:value="38.4909" calcext:value-type="float">
            <text:p>38,4909</text:p>
          </table:table-cell>
          <table:table-cell office:value-type="float" office:value="0.405197" calcext:value-type="float">
            <text:p>0,405197</text:p>
          </table:table-cell>
          <table:table-cell office:value-type="float" office:value="1" calcext:value-type="float">
            <text:p>1</text:p>
          </table:table-cell>
          <table:table-cell office:value-type="float" office:value="0.994318" calcext:value-type="float">
            <text:p>0,994318</text:p>
          </table:table-cell>
          <table:table-cell office:value-type="float" office:value="-0.395169" calcext:value-type="float">
            <text:p>-0,395169</text:p>
          </table:table-cell>
          <table:table-cell office:value-type="float" office:value="-2.28961" calcext:value-type="float">
            <text:p>-2,28961</text:p>
          </table:table-cell>
          <table:table-cell table:number-columns-repeated="1010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20.748" calcext:value-type="float">
            <text:p>920,748</text:p>
          </table:table-cell>
          <table:table-cell office:value-type="float" office:value="578.122" calcext:value-type="float">
            <text:p>578,122</text:p>
          </table:table-cell>
          <table:table-cell office:value-type="float" office:value="-6.57258" calcext:value-type="float">
            <text:p>-6,57258</text:p>
          </table:table-cell>
          <table:table-cell office:value-type="float" office:value="18.6726" calcext:value-type="float">
            <text:p>18,6726</text:p>
          </table:table-cell>
          <table:table-cell office:value-type="float" office:value="1.93996" calcext:value-type="float">
            <text:p>1,93996</text:p>
          </table:table-cell>
          <table:table-cell office:value-type="float" office:value="0.316699" calcext:value-type="float">
            <text:p>0,316699</text:p>
          </table:table-cell>
          <table:table-cell office:value-type="float" office:value="18.6375" calcext:value-type="float">
            <text:p>18,6375</text:p>
          </table:table-cell>
          <table:table-cell office:value-type="float" office:value="38.6105" calcext:value-type="float">
            <text:p>38,6105</text:p>
          </table:table-cell>
          <table:table-cell office:value-type="float" office:value="0.40568" calcext:value-type="float">
            <text:p>0,40568</text:p>
          </table:table-cell>
          <table:table-cell office:value-type="float" office:value="1" calcext:value-type="float">
            <text:p>1</text:p>
          </table:table-cell>
          <table:table-cell office:value-type="float" office:value="0.994334" calcext:value-type="float">
            <text:p>0,994334</text:p>
          </table:table-cell>
          <table:table-cell office:value-type="float" office:value="-0.400166" calcext:value-type="float">
            <text:p>-0,400166</text:p>
          </table:table-cell>
          <table:table-cell office:value-type="float" office:value="-2.29466" calcext:value-type="float">
            <text:p>-2,29466</text:p>
          </table:table-cell>
          <table:table-cell table:number-columns-repeated="1010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20.749" calcext:value-type="float">
            <text:p>920,749</text:p>
          </table:table-cell>
          <table:table-cell office:value-type="float" office:value="578.059" calcext:value-type="float">
            <text:p>578,059</text:p>
          </table:table-cell>
          <table:table-cell office:value-type="float" office:value="-6.57176" calcext:value-type="float">
            <text:p>-6,57176</text:p>
          </table:table-cell>
          <table:table-cell office:value-type="float" office:value="18.6734" calcext:value-type="float">
            <text:p>18,6734</text:p>
          </table:table-cell>
          <table:table-cell office:value-type="float" office:value="1.94017" calcext:value-type="float">
            <text:p>1,94017</text:p>
          </table:table-cell>
          <table:table-cell office:value-type="float" office:value="0.317677" calcext:value-type="float">
            <text:p>0,317677</text:p>
          </table:table-cell>
          <table:table-cell office:value-type="float" office:value="18.683" calcext:value-type="float">
            <text:p>18,683</text:p>
          </table:table-cell>
          <table:table-cell office:value-type="float" office:value="38.6956" calcext:value-type="float">
            <text:p>38,6956</text:p>
          </table:table-cell>
          <table:table-cell office:value-type="float" office:value="0.405594" calcext:value-type="float">
            <text:p>0,405594</text:p>
          </table:table-cell>
          <table:table-cell office:value-type="float" office:value="1" calcext:value-type="float">
            <text:p>1</text:p>
          </table:table-cell>
          <table:table-cell office:value-type="float" office:value="0.99435" calcext:value-type="float">
            <text:p>0,99435</text:p>
          </table:table-cell>
          <table:table-cell office:value-type="float" office:value="-0.40608" calcext:value-type="float">
            <text:p>-0,40608</text:p>
          </table:table-cell>
          <table:table-cell office:value-type="float" office:value="-2.30062" calcext:value-type="float">
            <text:p>-2,30062</text:p>
          </table:table-cell>
          <table:table-cell table:number-columns-repeated="1010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20.749" calcext:value-type="float">
            <text:p>920,749</text:p>
          </table:table-cell>
          <table:table-cell office:value-type="float" office:value="577.997" calcext:value-type="float">
            <text:p>577,997</text:p>
          </table:table-cell>
          <table:table-cell office:value-type="float" office:value="-6.5702" calcext:value-type="float">
            <text:p>-6,5702</text:p>
          </table:table-cell>
          <table:table-cell office:value-type="float" office:value="18.6837" calcext:value-type="float">
            <text:p>18,6837</text:p>
          </table:table-cell>
          <table:table-cell office:value-type="float" office:value="1.94037" calcext:value-type="float">
            <text:p>1,94037</text:p>
          </table:table-cell>
          <table:table-cell office:value-type="float" office:value="0.318442" calcext:value-type="float">
            <text:p>0,318442</text:p>
          </table:table-cell>
          <table:table-cell office:value-type="float" office:value="18.6821" calcext:value-type="float">
            <text:p>18,6821</text:p>
          </table:table-cell>
          <table:table-cell office:value-type="float" office:value="38.6298" calcext:value-type="float">
            <text:p>38,6298</text:p>
          </table:table-cell>
          <table:table-cell office:value-type="float" office:value="0.405043" calcext:value-type="float">
            <text:p>0,405043</text:p>
          </table:table-cell>
          <table:table-cell office:value-type="float" office:value="1" calcext:value-type="float">
            <text:p>1</text:p>
          </table:table-cell>
          <table:table-cell office:value-type="float" office:value="0.994366" calcext:value-type="float">
            <text:p>0,994366</text:p>
          </table:table-cell>
          <table:table-cell office:value-type="float" office:value="-0.405854" calcext:value-type="float">
            <text:p>-0,405854</text:p>
          </table:table-cell>
          <table:table-cell office:value-type="float" office:value="-2.30039" calcext:value-type="float">
            <text:p>-2,30039</text:p>
          </table:table-cell>
          <table:table-cell table:number-columns-repeated="1010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20.75" calcext:value-type="float">
            <text:p>920,75</text:p>
          </table:table-cell>
          <table:table-cell office:value-type="float" office:value="578" calcext:value-type="float">
            <text:p>578</text:p>
          </table:table-cell>
          <table:table-cell office:value-type="float" office:value="-6.56888" calcext:value-type="float">
            <text:p>-6,56888</text:p>
          </table:table-cell>
          <table:table-cell office:value-type="float" office:value="18.7007" calcext:value-type="float">
            <text:p>18,7007</text:p>
          </table:table-cell>
          <table:table-cell office:value-type="float" office:value="1.9406" calcext:value-type="float">
            <text:p>1,9406</text:p>
          </table:table-cell>
          <table:table-cell office:value-type="float" office:value="0.319683" calcext:value-type="float">
            <text:p>0,319683</text:p>
          </table:table-cell>
          <table:table-cell office:value-type="float" office:value="18.6737" calcext:value-type="float">
            <text:p>18,6737</text:p>
          </table:table-cell>
          <table:table-cell office:value-type="float" office:value="38.5825" calcext:value-type="float">
            <text:p>38,5825</text:p>
          </table:table-cell>
          <table:table-cell office:value-type="float" office:value="0.404621" calcext:value-type="float">
            <text:p>0,404621</text:p>
          </table:table-cell>
          <table:table-cell office:value-type="float" office:value="1" calcext:value-type="float">
            <text:p>1</text:p>
          </table:table-cell>
          <table:table-cell office:value-type="float" office:value="0.994382" calcext:value-type="float">
            <text:p>0,994382</text:p>
          </table:table-cell>
          <table:table-cell office:value-type="float" office:value="-0.405096" calcext:value-type="float">
            <text:p>-0,405096</text:p>
          </table:table-cell>
          <table:table-cell office:value-type="float" office:value="-2.29963" calcext:value-type="float">
            <text:p>-2,29963</text:p>
          </table:table-cell>
          <table:table-cell table:number-columns-repeated="1010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78.014" calcext:value-type="float">
            <text:p>578,014</text:p>
          </table:table-cell>
          <table:table-cell office:value-type="float" office:value="-6.57129" calcext:value-type="float">
            <text:p>-6,57129</text:p>
          </table:table-cell>
          <table:table-cell office:value-type="float" office:value="18.7079" calcext:value-type="float">
            <text:p>18,7079</text:p>
          </table:table-cell>
          <table:table-cell office:value-type="float" office:value="1.93986" calcext:value-type="float">
            <text:p>1,93986</text:p>
          </table:table-cell>
          <table:table-cell office:value-type="float" office:value="0.319663" calcext:value-type="float">
            <text:p>0,319663</text:p>
          </table:table-cell>
          <table:table-cell office:value-type="float" office:value="18.6759" calcext:value-type="float">
            <text:p>18,6759</text:p>
          </table:table-cell>
          <table:table-cell office:value-type="float" office:value="38.5273" calcext:value-type="float">
            <text:p>38,5273</text:p>
          </table:table-cell>
          <table:table-cell office:value-type="float" office:value="0.404201" calcext:value-type="float">
            <text:p>0,404201</text:p>
          </table:table-cell>
          <table:table-cell office:value-type="float" office:value="1" calcext:value-type="float">
            <text:p>1</text:p>
          </table:table-cell>
          <table:table-cell office:value-type="float" office:value="0.994398" calcext:value-type="float">
            <text:p>0,994398</text:p>
          </table:table-cell>
          <table:table-cell office:value-type="float" office:value="-0.404029" calcext:value-type="float">
            <text:p>-0,404029</text:p>
          </table:table-cell>
          <table:table-cell office:value-type="float" office:value="-2.29855" calcext:value-type="float">
            <text:p>-2,29855</text:p>
          </table:table-cell>
          <table:table-cell table:number-columns-repeated="1010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20.749" calcext:value-type="float">
            <text:p>920,749</text:p>
          </table:table-cell>
          <table:table-cell office:value-type="float" office:value="578.028" calcext:value-type="float">
            <text:p>578,028</text:p>
          </table:table-cell>
          <table:table-cell office:value-type="float" office:value="-6.57103" calcext:value-type="float">
            <text:p>-6,57103</text:p>
          </table:table-cell>
          <table:table-cell office:value-type="float" office:value="18.7024" calcext:value-type="float">
            <text:p>18,7024</text:p>
          </table:table-cell>
          <table:table-cell office:value-type="float" office:value="1.9395" calcext:value-type="float">
            <text:p>1,9395</text:p>
          </table:table-cell>
          <table:table-cell office:value-type="float" office:value="0.319194" calcext:value-type="float">
            <text:p>0,319194</text:p>
          </table:table-cell>
          <table:table-cell office:value-type="float" office:value="18.6646" calcext:value-type="float">
            <text:p>18,6646</text:p>
          </table:table-cell>
          <table:table-cell office:value-type="float" office:value="38.4758" calcext:value-type="float">
            <text:p>38,4758</text:p>
          </table:table-cell>
          <table:table-cell office:value-type="float" office:value="0.404139" calcext:value-type="float">
            <text:p>0,404139</text:p>
          </table:table-cell>
          <table:table-cell office:value-type="float" office:value="1" calcext:value-type="float">
            <text:p>1</text:p>
          </table:table-cell>
          <table:table-cell office:value-type="float" office:value="0.994413" calcext:value-type="float">
            <text:p>0,994413</text:p>
          </table:table-cell>
          <table:table-cell office:value-type="float" office:value="-0.402293" calcext:value-type="float">
            <text:p>-0,402293</text:p>
          </table:table-cell>
          <table:table-cell office:value-type="float" office:value="-2.2968" calcext:value-type="float">
            <text:p>-2,2968</text:p>
          </table:table-cell>
          <table:table-cell table:number-columns-repeated="1010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20.749" calcext:value-type="float">
            <text:p>920,749</text:p>
          </table:table-cell>
          <table:table-cell office:value-type="float" office:value="578.042" calcext:value-type="float">
            <text:p>578,042</text:p>
          </table:table-cell>
          <table:table-cell office:value-type="float" office:value="-6.57058" calcext:value-type="float">
            <text:p>-6,57058</text:p>
          </table:table-cell>
          <table:table-cell office:value-type="float" office:value="18.7037" calcext:value-type="float">
            <text:p>18,7037</text:p>
          </table:table-cell>
          <table:table-cell office:value-type="float" office:value="1.93884" calcext:value-type="float">
            <text:p>1,93884</text:p>
          </table:table-cell>
          <table:table-cell office:value-type="float" office:value="0.318842" calcext:value-type="float">
            <text:p>0,318842</text:p>
          </table:table-cell>
          <table:table-cell office:value-type="float" office:value="18.6894" calcext:value-type="float">
            <text:p>18,6894</text:p>
          </table:table-cell>
          <table:table-cell office:value-type="float" office:value="38.5514" calcext:value-type="float">
            <text:p>38,5514</text:p>
          </table:table-cell>
          <table:table-cell office:value-type="float" office:value="0.404688" calcext:value-type="float">
            <text:p>0,404688</text:p>
          </table:table-cell>
          <table:table-cell office:value-type="float" office:value="1" calcext:value-type="float">
            <text:p>1</text:p>
          </table:table-cell>
          <table:table-cell office:value-type="float" office:value="0.994429" calcext:value-type="float">
            <text:p>0,994429</text:p>
          </table:table-cell>
          <table:table-cell office:value-type="float" office:value="-0.405226" calcext:value-type="float">
            <text:p>-0,405226</text:p>
          </table:table-cell>
          <table:table-cell office:value-type="float" office:value="-2.29976" calcext:value-type="float">
            <text:p>-2,29976</text:p>
          </table:table-cell>
          <table:table-cell table:number-columns-repeated="10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20.75" calcext:value-type="float">
            <text:p>920,75</text:p>
          </table:table-cell>
          <table:table-cell office:value-type="float" office:value="578.058" calcext:value-type="float">
            <text:p>578,058</text:p>
          </table:table-cell>
          <table:table-cell office:value-type="float" office:value="-6.57126" calcext:value-type="float">
            <text:p>-6,57126</text:p>
          </table:table-cell>
          <table:table-cell office:value-type="float" office:value="18.7037" calcext:value-type="float">
            <text:p>18,7037</text:p>
          </table:table-cell>
          <table:table-cell office:value-type="float" office:value="1.93819" calcext:value-type="float">
            <text:p>1,93819</text:p>
          </table:table-cell>
          <table:table-cell office:value-type="float" office:value="0.318459" calcext:value-type="float">
            <text:p>0,318459</text:p>
          </table:table-cell>
          <table:table-cell office:value-type="float" office:value="18.6787" calcext:value-type="float">
            <text:p>18,6787</text:p>
          </table:table-cell>
          <table:table-cell office:value-type="float" office:value="38.5086" calcext:value-type="float">
            <text:p>38,5086</text:p>
          </table:table-cell>
          <table:table-cell office:value-type="float" office:value="0.404366" calcext:value-type="float">
            <text:p>0,404366</text:p>
          </table:table-cell>
          <table:table-cell office:value-type="float" office:value="1" calcext:value-type="float">
            <text:p>1</text:p>
          </table:table-cell>
          <table:table-cell office:value-type="float" office:value="0.994444" calcext:value-type="float">
            <text:p>0,994444</text:p>
          </table:table-cell>
          <table:table-cell office:value-type="float" office:value="-0.403157" calcext:value-type="float">
            <text:p>-0,403157</text:p>
          </table:table-cell>
          <table:table-cell office:value-type="float" office:value="-2.29767" calcext:value-type="float">
            <text:p>-2,29767</text:p>
          </table:table-cell>
          <table:table-cell table:number-columns-repeated="1010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78.072" calcext:value-type="float">
            <text:p>578,072</text:p>
          </table:table-cell>
          <table:table-cell office:value-type="float" office:value="-6.56944" calcext:value-type="float">
            <text:p>-6,56944</text:p>
          </table:table-cell>
          <table:table-cell office:value-type="float" office:value="18.7035" calcext:value-type="float">
            <text:p>18,7035</text:p>
          </table:table-cell>
          <table:table-cell office:value-type="float" office:value="1.9376" calcext:value-type="float">
            <text:p>1,9376</text:p>
          </table:table-cell>
          <table:table-cell office:value-type="float" office:value="0.318141" calcext:value-type="float">
            <text:p>0,318141</text:p>
          </table:table-cell>
          <table:table-cell office:value-type="float" office:value="18.6802" calcext:value-type="float">
            <text:p>18,6802</text:p>
          </table:table-cell>
          <table:table-cell office:value-type="float" office:value="38.4847" calcext:value-type="float">
            <text:p>38,4847</text:p>
          </table:table-cell>
          <table:table-cell office:value-type="float" office:value="0.404251" calcext:value-type="float">
            <text:p>0,404251</text:p>
          </table:table-cell>
          <table:table-cell office:value-type="float" office:value="1" calcext:value-type="float">
            <text:p>1</text:p>
          </table:table-cell>
          <table:table-cell office:value-type="float" office:value="0.99446" calcext:value-type="float">
            <text:p>0,99446</text:p>
          </table:table-cell>
          <table:table-cell office:value-type="float" office:value="-0.403051" calcext:value-type="float">
            <text:p>-0,403051</text:p>
          </table:table-cell>
          <table:table-cell office:value-type="float" office:value="-2.29757" calcext:value-type="float">
            <text:p>-2,29757</text:p>
          </table:table-cell>
          <table:table-cell table:number-columns-repeated="1010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20.751" calcext:value-type="float">
            <text:p>920,751</text:p>
          </table:table-cell>
          <table:table-cell office:value-type="float" office:value="578.086" calcext:value-type="float">
            <text:p>578,086</text:p>
          </table:table-cell>
          <table:table-cell office:value-type="float" office:value="-6.56835" calcext:value-type="float">
            <text:p>-6,56835</text:p>
          </table:table-cell>
          <table:table-cell office:value-type="float" office:value="18.6983" calcext:value-type="float">
            <text:p>18,6983</text:p>
          </table:table-cell>
          <table:table-cell office:value-type="float" office:value="1.93728" calcext:value-type="float">
            <text:p>1,93728</text:p>
          </table:table-cell>
          <table:table-cell office:value-type="float" office:value="0.317442" calcext:value-type="float">
            <text:p>0,317442</text:p>
          </table:table-cell>
          <table:table-cell office:value-type="float" office:value="18.6549" calcext:value-type="float">
            <text:p>18,6549</text:p>
          </table:table-cell>
          <table:table-cell office:value-type="float" office:value="38.4049" calcext:value-type="float">
            <text:p>38,4049</text:p>
          </table:table-cell>
          <table:table-cell office:value-type="float" office:value="0.403929" calcext:value-type="float">
            <text:p>0,403929</text:p>
          </table:table-cell>
          <table:table-cell office:value-type="float" office:value="1" calcext:value-type="float">
            <text:p>1</text:p>
          </table:table-cell>
          <table:table-cell office:value-type="float" office:value="0.994475" calcext:value-type="float">
            <text:p>0,994475</text:p>
          </table:table-cell>
          <table:table-cell office:value-type="float" office:value="-0.399577" calcext:value-type="float">
            <text:p>-0,399577</text:p>
          </table:table-cell>
          <table:table-cell office:value-type="float" office:value="-2.29406" calcext:value-type="float">
            <text:p>-2,29406</text:p>
          </table:table-cell>
          <table:table-cell table:number-columns-repeated="1010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20.752" calcext:value-type="float">
            <text:p>920,752</text:p>
          </table:table-cell>
          <table:table-cell office:value-type="float" office:value="578.017" calcext:value-type="float">
            <text:p>578,017</text:p>
          </table:table-cell>
          <table:table-cell office:value-type="float" office:value="-6.56777" calcext:value-type="float">
            <text:p>-6,56777</text:p>
          </table:table-cell>
          <table:table-cell office:value-type="float" office:value="18.6839" calcext:value-type="float">
            <text:p>18,6839</text:p>
          </table:table-cell>
          <table:table-cell office:value-type="float" office:value="1.93773" calcext:value-type="float">
            <text:p>1,93773</text:p>
          </table:table-cell>
          <table:table-cell office:value-type="float" office:value="0.316989" calcext:value-type="float">
            <text:p>0,316989</text:p>
          </table:table-cell>
          <table:table-cell office:value-type="float" office:value="18.6329" calcext:value-type="float">
            <text:p>18,6329</text:p>
          </table:table-cell>
          <table:table-cell office:value-type="float" office:value="38.3103" calcext:value-type="float">
            <text:p>38,3103</text:p>
          </table:table-cell>
          <table:table-cell office:value-type="float" office:value="0.403592" calcext:value-type="float">
            <text:p>0,403592</text:p>
          </table:table-cell>
          <table:table-cell office:value-type="float" office:value="1" calcext:value-type="float">
            <text:p>1</text:p>
          </table:table-cell>
          <table:table-cell office:value-type="float" office:value="0.99449" calcext:value-type="float">
            <text:p>0,99449</text:p>
          </table:table-cell>
          <table:table-cell office:value-type="float" office:value="-0.396814" calcext:value-type="float">
            <text:p>-0,396814</text:p>
          </table:table-cell>
          <table:table-cell office:value-type="float" office:value="-2.29127" calcext:value-type="float">
            <text:p>-2,29127</text:p>
          </table:table-cell>
          <table:table-cell table:number-columns-repeated="1010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20.753" calcext:value-type="float">
            <text:p>920,753</text:p>
          </table:table-cell>
          <table:table-cell office:value-type="float" office:value="578.038" calcext:value-type="float">
            <text:p>578,038</text:p>
          </table:table-cell>
          <table:table-cell office:value-type="float" office:value="-6.5677" calcext:value-type="float">
            <text:p>-6,5677</text:p>
          </table:table-cell>
          <table:table-cell office:value-type="float" office:value="18.6688" calcext:value-type="float">
            <text:p>18,6688</text:p>
          </table:table-cell>
          <table:table-cell office:value-type="float" office:value="1.93807" calcext:value-type="float">
            <text:p>1,93807</text:p>
          </table:table-cell>
          <table:table-cell office:value-type="float" office:value="0.317529" calcext:value-type="float">
            <text:p>0,317529</text:p>
          </table:table-cell>
          <table:table-cell office:value-type="float" office:value="18.6112" calcext:value-type="float">
            <text:p>18,6112</text:p>
          </table:table-cell>
          <table:table-cell office:value-type="float" office:value="38.2454" calcext:value-type="float">
            <text:p>38,2454</text:p>
          </table:table-cell>
          <table:table-cell office:value-type="float" office:value="0.403396" calcext:value-type="float">
            <text:p>0,403396</text:p>
          </table:table-cell>
          <table:table-cell office:value-type="float" office:value="1" calcext:value-type="float">
            <text:p>1</text:p>
          </table:table-cell>
          <table:table-cell office:value-type="float" office:value="0.994505" calcext:value-type="float">
            <text:p>0,994505</text:p>
          </table:table-cell>
          <table:table-cell office:value-type="float" office:value="-0.394703" calcext:value-type="float">
            <text:p>-0,394703</text:p>
          </table:table-cell>
          <table:table-cell office:value-type="float" office:value="-2.28914" calcext:value-type="float">
            <text:p>-2,28914</text:p>
          </table:table-cell>
          <table:table-cell table:number-columns-repeated="1010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20.753" calcext:value-type="float">
            <text:p>920,753</text:p>
          </table:table-cell>
          <table:table-cell office:value-type="float" office:value="578.055" calcext:value-type="float">
            <text:p>578,055</text:p>
          </table:table-cell>
          <table:table-cell office:value-type="float" office:value="-6.56874" calcext:value-type="float">
            <text:p>-6,56874</text:p>
          </table:table-cell>
          <table:table-cell office:value-type="float" office:value="18.654" calcext:value-type="float">
            <text:p>18,654</text:p>
          </table:table-cell>
          <table:table-cell office:value-type="float" office:value="1.93816" calcext:value-type="float">
            <text:p>1,93816</text:p>
          </table:table-cell>
          <table:table-cell office:value-type="float" office:value="0.318367" calcext:value-type="float">
            <text:p>0,318367</text:p>
          </table:table-cell>
          <table:table-cell office:value-type="float" office:value="18.6151" calcext:value-type="float">
            <text:p>18,6151</text:p>
          </table:table-cell>
          <table:table-cell office:value-type="float" office:value="38.4009" calcext:value-type="float">
            <text:p>38,4009</text:p>
          </table:table-cell>
          <table:table-cell office:value-type="float" office:value="0.403644" calcext:value-type="float">
            <text:p>0,403644</text:p>
          </table:table-cell>
          <table:table-cell office:value-type="float" office:value="1" calcext:value-type="float">
            <text:p>1</text:p>
          </table:table-cell>
          <table:table-cell office:value-type="float" office:value="0.994521" calcext:value-type="float">
            <text:p>0,994521</text:p>
          </table:table-cell>
          <table:table-cell office:value-type="float" office:value="-0.396626" calcext:value-type="float">
            <text:p>-0,396626</text:p>
          </table:table-cell>
          <table:table-cell office:value-type="float" office:value="-2.29108" calcext:value-type="float">
            <text:p>-2,29108</text:p>
          </table:table-cell>
          <table:table-cell table:number-columns-repeated="1010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20.754" calcext:value-type="float">
            <text:p>920,754</text:p>
          </table:table-cell>
          <table:table-cell office:value-type="float" office:value="578.074" calcext:value-type="float">
            <text:p>578,074</text:p>
          </table:table-cell>
          <table:table-cell office:value-type="float" office:value="-6.57046" calcext:value-type="float">
            <text:p>-6,57046</text:p>
          </table:table-cell>
          <table:table-cell office:value-type="float" office:value="18.6451" calcext:value-type="float">
            <text:p>18,6451</text:p>
          </table:table-cell>
          <table:table-cell office:value-type="float" office:value="1.93849" calcext:value-type="float">
            <text:p>1,93849</text:p>
          </table:table-cell>
          <table:table-cell office:value-type="float" office:value="0.318663" calcext:value-type="float">
            <text:p>0,318663</text:p>
          </table:table-cell>
          <table:table-cell office:value-type="float" office:value="18.6158" calcext:value-type="float">
            <text:p>18,6158</text:p>
          </table:table-cell>
          <table:table-cell office:value-type="float" office:value="38.4688" calcext:value-type="float">
            <text:p>38,4688</text:p>
          </table:table-cell>
          <table:table-cell office:value-type="float" office:value="0.403872" calcext:value-type="float">
            <text:p>0,403872</text:p>
          </table:table-cell>
          <table:table-cell office:value-type="float" office:value="1" calcext:value-type="float">
            <text:p>1</text:p>
          </table:table-cell>
          <table:table-cell office:value-type="float" office:value="0.994536" calcext:value-type="float">
            <text:p>0,994536</text:p>
          </table:table-cell>
          <table:table-cell office:value-type="float" office:value="-0.397314" calcext:value-type="float">
            <text:p>-0,397314</text:p>
          </table:table-cell>
          <table:table-cell office:value-type="float" office:value="-2.29178" calcext:value-type="float">
            <text:p>-2,29178</text:p>
          </table:table-cell>
          <table:table-cell table:number-columns-repeated="1010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78.093" calcext:value-type="float">
            <text:p>578,093</text:p>
          </table:table-cell>
          <table:table-cell office:value-type="float" office:value="-6.57173" calcext:value-type="float">
            <text:p>-6,57173</text:p>
          </table:table-cell>
          <table:table-cell office:value-type="float" office:value="18.6414" calcext:value-type="float">
            <text:p>18,6414</text:p>
          </table:table-cell>
          <table:table-cell office:value-type="float" office:value="1.93805" calcext:value-type="float">
            <text:p>1,93805</text:p>
          </table:table-cell>
          <table:table-cell office:value-type="float" office:value="0.318968" calcext:value-type="float">
            <text:p>0,318968</text:p>
          </table:table-cell>
          <table:table-cell office:value-type="float" office:value="18.6178" calcext:value-type="float">
            <text:p>18,6178</text:p>
          </table:table-cell>
          <table:table-cell office:value-type="float" office:value="38.426" calcext:value-type="float">
            <text:p>38,426</text:p>
          </table:table-cell>
          <table:table-cell office:value-type="float" office:value="0.403721" calcext:value-type="float">
            <text:p>0,403721</text:p>
          </table:table-cell>
          <table:table-cell office:value-type="float" office:value="1" calcext:value-type="float">
            <text:p>1</text:p>
          </table:table-cell>
          <table:table-cell office:value-type="float" office:value="0.99455" calcext:value-type="float">
            <text:p>0,99455</text:p>
          </table:table-cell>
          <table:table-cell office:value-type="float" office:value="-0.397059" calcext:value-type="float">
            <text:p>-0,397059</text:p>
          </table:table-cell>
          <table:table-cell office:value-type="float" office:value="-2.29152" calcext:value-type="float">
            <text:p>-2,29152</text:p>
          </table:table-cell>
          <table:table-cell table:number-columns-repeated="1010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78.109" calcext:value-type="float">
            <text:p>578,109</text:p>
          </table:table-cell>
          <table:table-cell office:value-type="float" office:value="-6.57101" calcext:value-type="float">
            <text:p>-6,57101</text:p>
          </table:table-cell>
          <table:table-cell office:value-type="float" office:value="18.6365" calcext:value-type="float">
            <text:p>18,6365</text:p>
          </table:table-cell>
          <table:table-cell office:value-type="float" office:value="1.93774" calcext:value-type="float">
            <text:p>1,93774</text:p>
          </table:table-cell>
          <table:table-cell office:value-type="float" office:value="0.31963" calcext:value-type="float">
            <text:p>0,31963</text:p>
          </table:table-cell>
          <table:table-cell office:value-type="float" office:value="18.5941" calcext:value-type="float">
            <text:p>18,5941</text:p>
          </table:table-cell>
          <table:table-cell office:value-type="float" office:value="38.3462" calcext:value-type="float">
            <text:p>38,3462</text:p>
          </table:table-cell>
          <table:table-cell office:value-type="float" office:value="0.403245" calcext:value-type="float">
            <text:p>0,403245</text:p>
          </table:table-cell>
          <table:table-cell office:value-type="float" office:value="1" calcext:value-type="float">
            <text:p>1</text:p>
          </table:table-cell>
          <table:table-cell office:value-type="float" office:value="0.994565" calcext:value-type="float">
            <text:p>0,994565</text:p>
          </table:table-cell>
          <table:table-cell office:value-type="float" office:value="-0.394283" calcext:value-type="float">
            <text:p>-0,394283</text:p>
          </table:table-cell>
          <table:table-cell office:value-type="float" office:value="-2.28872" calcext:value-type="float">
            <text:p>-2,28872</text:p>
          </table:table-cell>
          <table:table-cell table:number-columns-repeated="1010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20.756" calcext:value-type="float">
            <text:p>920,756</text:p>
          </table:table-cell>
          <table:table-cell office:value-type="float" office:value="578.038" calcext:value-type="float">
            <text:p>578,038</text:p>
          </table:table-cell>
          <table:table-cell office:value-type="float" office:value="-6.57212" calcext:value-type="float">
            <text:p>-6,57212</text:p>
          </table:table-cell>
          <table:table-cell office:value-type="float" office:value="18.6282" calcext:value-type="float">
            <text:p>18,6282</text:p>
          </table:table-cell>
          <table:table-cell office:value-type="float" office:value="1.93742" calcext:value-type="float">
            <text:p>1,93742</text:p>
          </table:table-cell>
          <table:table-cell office:value-type="float" office:value="0.31921" calcext:value-type="float">
            <text:p>0,31921</text:p>
          </table:table-cell>
          <table:table-cell office:value-type="float" office:value="18.5827" calcext:value-type="float">
            <text:p>18,5827</text:p>
          </table:table-cell>
          <table:table-cell office:value-type="float" office:value="38.2794" calcext:value-type="float">
            <text:p>38,2794</text:p>
          </table:table-cell>
          <table:table-cell office:value-type="float" office:value="0.402907" calcext:value-type="float">
            <text:p>0,402907</text:p>
          </table:table-cell>
          <table:table-cell office:value-type="float" office:value="1" calcext:value-type="float">
            <text:p>1</text:p>
          </table:table-cell>
          <table:table-cell office:value-type="float" office:value="0.99458" calcext:value-type="float">
            <text:p>0,99458</text:p>
          </table:table-cell>
          <table:table-cell office:value-type="float" office:value="-0.39214" calcext:value-type="float">
            <text:p>-0,39214</text:p>
          </table:table-cell>
          <table:table-cell office:value-type="float" office:value="-2.28655" calcext:value-type="float">
            <text:p>-2,28655</text:p>
          </table:table-cell>
          <table:table-cell table:number-columns-repeated="1010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20.754" calcext:value-type="float">
            <text:p>920,754</text:p>
          </table:table-cell>
          <table:table-cell office:value-type="float" office:value="578.049" calcext:value-type="float">
            <text:p>578,049</text:p>
          </table:table-cell>
          <table:table-cell office:value-type="float" office:value="-6.57292" calcext:value-type="float">
            <text:p>-6,57292</text:p>
          </table:table-cell>
          <table:table-cell office:value-type="float" office:value="18.6205" calcext:value-type="float">
            <text:p>18,6205</text:p>
          </table:table-cell>
          <table:table-cell office:value-type="float" office:value="1.9371" calcext:value-type="float">
            <text:p>1,9371</text:p>
          </table:table-cell>
          <table:table-cell office:value-type="float" office:value="0.319285" calcext:value-type="float">
            <text:p>0,319285</text:p>
          </table:table-cell>
          <table:table-cell office:value-type="float" office:value="18.5851" calcext:value-type="float">
            <text:p>18,5851</text:p>
          </table:table-cell>
          <table:table-cell office:value-type="float" office:value="38.2245" calcext:value-type="float">
            <text:p>38,2245</text:p>
          </table:table-cell>
          <table:table-cell office:value-type="float" office:value="0.402455" calcext:value-type="float">
            <text:p>0,402455</text:p>
          </table:table-cell>
          <table:table-cell office:value-type="float" office:value="1" calcext:value-type="float">
            <text:p>1</text:p>
          </table:table-cell>
          <table:table-cell office:value-type="float" office:value="0.994595" calcext:value-type="float">
            <text:p>0,994595</text:p>
          </table:table-cell>
          <table:table-cell office:value-type="float" office:value="-0.391804" calcext:value-type="float">
            <text:p>-0,391804</text:p>
          </table:table-cell>
          <table:table-cell office:value-type="float" office:value="-2.28621" calcext:value-type="float">
            <text:p>-2,28621</text:p>
          </table:table-cell>
          <table:table-cell table:number-columns-repeated="1010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78.07" calcext:value-type="float">
            <text:p>578,07</text:p>
          </table:table-cell>
          <table:table-cell office:value-type="float" office:value="-6.57476" calcext:value-type="float">
            <text:p>-6,57476</text:p>
          </table:table-cell>
          <table:table-cell office:value-type="float" office:value="18.609" calcext:value-type="float">
            <text:p>18,609</text:p>
          </table:table-cell>
          <table:table-cell office:value-type="float" office:value="1.93698" calcext:value-type="float">
            <text:p>1,93698</text:p>
          </table:table-cell>
          <table:table-cell office:value-type="float" office:value="0.319219" calcext:value-type="float">
            <text:p>0,319219</text:p>
          </table:table-cell>
          <table:table-cell office:value-type="float" office:value="18.5674" calcext:value-type="float">
            <text:p>18,5674</text:p>
          </table:table-cell>
          <table:table-cell office:value-type="float" office:value="38.1671" calcext:value-type="float">
            <text:p>38,1671</text:p>
          </table:table-cell>
          <table:table-cell office:value-type="float" office:value="0.402276" calcext:value-type="float">
            <text:p>0,402276</text:p>
          </table:table-cell>
          <table:table-cell office:value-type="float" office:value="1" calcext:value-type="float">
            <text:p>1</text:p>
          </table:table-cell>
          <table:table-cell office:value-type="float" office:value="0.994609" calcext:value-type="float">
            <text:p>0,994609</text:p>
          </table:table-cell>
          <table:table-cell office:value-type="float" office:value="-0.38934" calcext:value-type="float">
            <text:p>-0,38934</text:p>
          </table:table-cell>
          <table:table-cell office:value-type="float" office:value="-2.28372" calcext:value-type="float">
            <text:p>-2,28372</text:p>
          </table:table-cell>
          <table:table-cell table:number-columns-repeated="10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20.755" calcext:value-type="float">
            <text:p>920,755</text:p>
          </table:table-cell>
          <table:table-cell office:value-type="float" office:value="578.083" calcext:value-type="float">
            <text:p>578,083</text:p>
          </table:table-cell>
          <table:table-cell office:value-type="float" office:value="-6.57771" calcext:value-type="float">
            <text:p>-6,57771</text:p>
          </table:table-cell>
          <table:table-cell office:value-type="float" office:value="18.5975" calcext:value-type="float">
            <text:p>18,5975</text:p>
          </table:table-cell>
          <table:table-cell office:value-type="float" office:value="1.93675" calcext:value-type="float">
            <text:p>1,93675</text:p>
          </table:table-cell>
          <table:table-cell office:value-type="float" office:value="0.3194" calcext:value-type="float">
            <text:p>0,3194</text:p>
          </table:table-cell>
          <table:table-cell office:value-type="float" office:value="18.5404" calcext:value-type="float">
            <text:p>18,5404</text:p>
          </table:table-cell>
          <table:table-cell office:value-type="float" office:value="38.0598" calcext:value-type="float">
            <text:p>38,0598</text:p>
          </table:table-cell>
          <table:table-cell office:value-type="float" office:value="0.401976" calcext:value-type="float">
            <text:p>0,401976</text:p>
          </table:table-cell>
          <table:table-cell office:value-type="float" office:value="1" calcext:value-type="float">
            <text:p>1</text:p>
          </table:table-cell>
          <table:table-cell office:value-type="float" office:value="0.994624" calcext:value-type="float">
            <text:p>0,994624</text:p>
          </table:table-cell>
          <table:table-cell office:value-type="float" office:value="-0.385434" calcext:value-type="float">
            <text:p>-0,385434</text:p>
          </table:table-cell>
          <table:table-cell office:value-type="float" office:value="-2.27977" calcext:value-type="float">
            <text:p>-2,27977</text:p>
          </table:table-cell>
          <table:table-cell table:number-columns-repeated="1010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20.756" calcext:value-type="float">
            <text:p>920,756</text:p>
          </table:table-cell>
          <table:table-cell office:value-type="float" office:value="578.11" calcext:value-type="float">
            <text:p>578,11</text:p>
          </table:table-cell>
          <table:table-cell office:value-type="float" office:value="-6.57975" calcext:value-type="float">
            <text:p>-6,57975</text:p>
          </table:table-cell>
          <table:table-cell office:value-type="float" office:value="18.5856" calcext:value-type="float">
            <text:p>18,5856</text:p>
          </table:table-cell>
          <table:table-cell office:value-type="float" office:value="1.93697" calcext:value-type="float">
            <text:p>1,93697</text:p>
          </table:table-cell>
          <table:table-cell office:value-type="float" office:value="0.319325" calcext:value-type="float">
            <text:p>0,319325</text:p>
          </table:table-cell>
          <table:table-cell office:value-type="float" office:value="18.5232" calcext:value-type="float">
            <text:p>18,5232</text:p>
          </table:table-cell>
          <table:table-cell office:value-type="float" office:value="37.9749" calcext:value-type="float">
            <text:p>37,9749</text:p>
          </table:table-cell>
          <table:table-cell office:value-type="float" office:value="0.401732" calcext:value-type="float">
            <text:p>0,401732</text:p>
          </table:table-cell>
          <table:table-cell office:value-type="float" office:value="1" calcext:value-type="float">
            <text:p>1</text:p>
          </table:table-cell>
          <table:table-cell office:value-type="float" office:value="0.994638" calcext:value-type="float">
            <text:p>0,994638</text:p>
          </table:table-cell>
          <table:table-cell office:value-type="float" office:value="-0.382924" calcext:value-type="float">
            <text:p>-0,382924</text:p>
          </table:table-cell>
          <table:table-cell office:value-type="float" office:value="-2.27723" calcext:value-type="float">
            <text:p>-2,27723</text:p>
          </table:table-cell>
          <table:table-cell table:number-columns-repeated="1010"/>
        </table:table-row>
        <table:table-row table:style-name="ro1">
          <table:table-cell table:style-name="ce1" table:number-columns-repeated="12"/>
          <table:table-cell table:style-name="ce1" table:formula="of:=AVERAGE([.M2:.M373])" office:value-type="float" office:value="-0.173343963521505" calcext:value-type="float">
            <text:p>-0,173343963521505</text:p>
          </table:table-cell>
          <table:table-cell table:style-name="ce1"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6-29T16:20:07.630444214</dc:date>
    <dc:creator>Michele Maione</dc:creator>
    <meta:editing-duration>PT2M40S</meta:editing-duration>
    <meta:editing-cycles>1</meta:editing-cycles>
    <meta:document-statistic meta:table-count="1" meta:cell-count="5237" meta:object-count="0"/>
    <meta:generator>LibreOffice/7.1.4.2$Linux_X86_64 LibreOffice_project/10$Build-2</meta:generator>
  </office:meta>
</office:document-meta>
</file>